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6cm"/>
    </style:style>
    <style:style style:name="co2" style:family="table-column">
      <style:table-column-properties fo:break-before="auto" style:column-width="1.351cm"/>
    </style:style>
    <style:style style:name="co3" style:family="table-column">
      <style:table-column-properties fo:break-before="auto" style:column-width="1.7cm"/>
    </style:style>
    <style:style style:name="co4" style:family="table-column">
      <style:table-column-properties fo:break-before="auto" style:column-width="2.103cm"/>
    </style:style>
    <style:style style:name="co5" style:family="table-column">
      <style:table-column-properties fo:break-before="auto" style:column-width="1.773cm"/>
    </style:style>
    <style:style style:name="ro1" style:family="table-row">
      <style:table-row-properties style:row-height="2.884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PageStyle_5f_error_20_codes">
      <style:table-properties table:display="true" style:writing-mode="lr-tb"/>
    </style:style>
    <style:style style:name="ce1" style:family="table-cell" style:parent-style-name="Excel_20_Built-in_20_Normal" style:data-style-name="N0">
      <style:table-cell-properties fo:background-color="#3399ff" style:text-align-source="fix" style:repeat-content="false" fo:wrap-option="no-wrap" style:direction="ltr" style:rotation-angle="90" style:rotation-align="none" style:shrink-to-fit="false" style:vertical-align="middle"/>
      <style:paragraph-properties fo:text-align="justify" fo:margin-left="0cm" style:writing-mode="page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Excel_20_Built-in_20_Normal">
      <style:table-cell-properties fo:background-color="#cc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ackground-color="#3399ff" style:text-align-source="fix" style:repeat-content="false" fo:wrap-option="no-wrap" style:direction="ltr" style:rotation-angle="90" style:rotation-align="none" style:shrink-to-fit="false" style:vertical-align="middle"/>
      <style:paragraph-properties fo:text-align="justify" fo:margin-left="0cm" style:writing-mode="page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Excel_20_Built-in_20_Normal">
      <style:table-cell-properties fo:background-color="#cc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map style:condition="cell-content()=&quot;x&quot;" style:apply-style-name="bit_5f_set" style:base-cell-address="'Groupobject 12 (Fehlercode)'.H65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map style:condition="cell-content()=&quot;x&quot;" style:apply-style-name="bit_5f_set" style:base-cell-address="'Groupobject 12 (Fehlercode)'.H65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90" style:rotation-align="none" style:shrink-to-fit="false" style:vertical-align="middle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roupobject 12 (Fehlercode)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3" table:number-columns-repeated="6" table:default-cell-style-name="Excel_20_Built-in_20_Normal"/>
        <table:table-column table:style-name="co4" table:number-columns-repeated="8" table:default-cell-style-name="Excel_20_Built-in_20_Normal"/>
        <table:table-column table:style-name="co5" table:default-cell-style-name="ce3"/>
        <table:table-column table:style-name="co4" table:number-columns-repeated="1001" table:default-cell-style-name="Excel_20_Built-in_20_Normal"/>
        <table:table-column table:style-name="co4" table:number-columns-repeated="4" table:default-cell-style-name="Default"/>
        <table:table-row table:style-name="ro1">
          <table:table-cell table:style-name="ce1" office:value-type="string">
            <text:p>hex</text:p>
          </table:table-cell>
          <table:table-cell table:style-name="ce4" office:value-type="string">
            <text:p>dec</text:p>
          </table:table-cell>
          <table:table-cell table:style-name="ce4" office:value-type="string">
            <text:p>Cover plate</text:p>
            <text:p>not attached</text:p>
          </table:table-cell>
          <table:table-cell table:style-name="ce4" office:value-type="string">
            <text:p>12V supply</text:p>
            <text:p>Off</text:p>
          </table:table-cell>
          <table:table-cell table:style-name="ce4" office:value-type="string">
            <text:p>Unknown</text:p>
            <text:p>fault</text:p>
          </table:table-cell>
          <table:table-cell table:style-name="ce4" office:value-type="string">
            <text:p>Smoke box</text:p>
            <text:p>fault</text:p>
          </table:table-cell>
          <table:table-cell table:style-name="ce4" office:value-type="string">
            <text:p>Temperature</text:p>
            <text:p>Sensor 2</text:p>
            <text:p>fault</text:p>
          </table:table-cell>
          <table:table-cell table:style-name="ce4" office:value-type="string">
            <text:p>Temperature</text:p>
            <text:p>Sensor 1</text:p>
            <text:p>fault</text:p>
          </table:table-cell>
          <table:table-cell table:style-name="ce4" office:value-type="string">
            <text:p>RS232</text:p>
            <text:p>timeout</text:p>
          </table:table-cell>
          <table:table-cell table:style-name="ce4" office:value-type="string">
            <text:p>Battery</text:p>
            <text:p>low</text:p>
          </table:table-cell>
          <table:table-cell table:number-columns-repeated="8"/>
          <table:table-cell table:style-name="ce8" office:value-type="string">
            <text:p>binary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2];2)" office:value-type="string" office:string-value="0x00">
            <text:p>0x00</text:p>
          </table:table-cell>
          <table:table-cell table:style-name="ce2" office:value-type="float" office:value="0">
            <text:p>0</text:p>
          </table:table-cell>
          <table:table-cell table:style-name="ce5" table:formula="of:=IF(MID([.$S2];1;1)=&quot;1&quot;;&quot;x&quot;;&quot;&quot;)">
            <text:p/>
          </table:table-cell>
          <table:table-cell table:style-name="ce5" table:formula="of:=IF(MID([.$S2];2;1)=&quot;1&quot;;&quot;x&quot;;&quot;&quot;)">
            <text:p/>
          </table:table-cell>
          <table:table-cell table:style-name="ce5" table:formula="of:=IF(MID([.$S2];3;1)=&quot;1&quot;;&quot;x&quot;;&quot;&quot;)">
            <text:p/>
          </table:table-cell>
          <table:table-cell table:style-name="ce5" table:formula="of:=IF(MID([.$S2];4;1)=&quot;1&quot;;&quot;x&quot;;&quot;&quot;)">
            <text:p/>
          </table:table-cell>
          <table:table-cell table:style-name="ce5" table:formula="of:=IF(MID([.$S2];5;1)=&quot;1&quot;;&quot;x&quot;;&quot;&quot;)">
            <text:p/>
          </table:table-cell>
          <table:table-cell table:style-name="ce5" table:formula="of:=IF(MID([.$S2];6;1)=&quot;1&quot;;&quot;x&quot;;&quot;&quot;)">
            <text:p/>
          </table:table-cell>
          <table:table-cell table:style-name="ce5" table:formula="of:=IF(MID([.$S2];7;1)=&quot;1&quot;;&quot;x&quot;;&quot;&quot;)">
            <text:p/>
          </table:table-cell>
          <table:table-cell table:style-name="ce5" table:formula="of:=IF(MID([.$S2];8;1)=&quot;1&quot;;&quot;x&quot;;&quot;&quot;)">
            <text:p/>
          </table:table-cell>
          <table:table-cell/>
          <table:table-cell office:value-type="string">
            <text:p>Use an online converter to create .md file</text:p>
          </table:table-cell>
          <table:table-cell table:number-columns-repeated="6"/>
          <table:table-cell table:formula="of:=DEC2BIN([.B2];8)" office:value-type="string" office:string-value="00000000">
            <text:p>00000000</text:p>
          </table:table-cell>
          <table:table-cell table:number-columns-repeated="1005"/>
        </table:table-row>
        <table:table-row table:style-name="ro3">
          <table:table-cell table:formula="of:=&quot;0x&quot;&amp;DEC2HEX([.B3];2)" office:value-type="string" office:string-value="0x01">
            <text:p>0x01</text:p>
          </table:table-cell>
          <table:table-cell office:value-type="float" office:value="1">
            <text:p>1</text:p>
          </table:table-cell>
          <table:table-cell table:style-name="ce6" table:formula="of:=IF(MID([.$S3];1;1)=&quot;1&quot;;&quot;x&quot;;&quot;&quot;)">
            <text:p/>
          </table:table-cell>
          <table:table-cell table:style-name="ce6" table:formula="of:=IF(MID([.$S3];2;1)=&quot;1&quot;;&quot;x&quot;;&quot;&quot;)">
            <text:p/>
          </table:table-cell>
          <table:table-cell table:style-name="ce6" table:formula="of:=IF(MID([.$S3];3;1)=&quot;1&quot;;&quot;x&quot;;&quot;&quot;)">
            <text:p/>
          </table:table-cell>
          <table:table-cell table:style-name="ce6" table:formula="of:=IF(MID([.$S3];4;1)=&quot;1&quot;;&quot;x&quot;;&quot;&quot;)">
            <text:p/>
          </table:table-cell>
          <table:table-cell table:style-name="ce6" table:formula="of:=IF(MID([.$S3];5;1)=&quot;1&quot;;&quot;x&quot;;&quot;&quot;)">
            <text:p/>
          </table:table-cell>
          <table:table-cell table:style-name="ce6" table:formula="of:=IF(MID([.$S3];6;1)=&quot;1&quot;;&quot;x&quot;;&quot;&quot;)">
            <text:p/>
          </table:table-cell>
          <table:table-cell table:style-name="ce6" table:formula="of:=IF(MID([.$S3];7;1)=&quot;1&quot;;&quot;x&quot;;&quot;&quot;)">
            <text:p/>
          </table:table-cell>
          <table:table-cell table:style-name="ce6" table:formula="of:=IF(MID([.$S3];8;1)=&quot;1&quot;;&quot;x&quot;;&quot;&quot;)" office:value-type="string" office:string-value="x">
            <text:p>x</text:p>
          </table:table-cell>
          <table:table-cell/>
          <table:table-cell table:style-name="ce7" office:value-type="string">
            <text:p><text:a xlink:href="https:/www.tablesgenerator.com/markdown_tables">https://www.tablesgenerator.com/markdown_tables</text:a></text:p>
          </table:table-cell>
          <table:table-cell table:number-columns-repeated="6"/>
          <table:table-cell table:formula="of:=DEC2BIN([.B3];8)" office:value-type="string" office:string-value="00000001">
            <text:p>000000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4];2)" office:value-type="string" office:string-value="0x02">
            <text:p>0x02</text:p>
          </table:table-cell>
          <table:table-cell table:style-name="ce2" office:value-type="float" office:value="2">
            <text:p>2</text:p>
          </table:table-cell>
          <table:table-cell table:style-name="ce5" table:formula="of:=IF(MID([.$S4];1;1)=&quot;1&quot;;&quot;x&quot;;&quot;&quot;)">
            <text:p/>
          </table:table-cell>
          <table:table-cell table:style-name="ce5" table:formula="of:=IF(MID([.$S4];2;1)=&quot;1&quot;;&quot;x&quot;;&quot;&quot;)">
            <text:p/>
          </table:table-cell>
          <table:table-cell table:style-name="ce5" table:formula="of:=IF(MID([.$S4];3;1)=&quot;1&quot;;&quot;x&quot;;&quot;&quot;)">
            <text:p/>
          </table:table-cell>
          <table:table-cell table:style-name="ce5" table:formula="of:=IF(MID([.$S4];4;1)=&quot;1&quot;;&quot;x&quot;;&quot;&quot;)">
            <text:p/>
          </table:table-cell>
          <table:table-cell table:style-name="ce5" table:formula="of:=IF(MID([.$S4];5;1)=&quot;1&quot;;&quot;x&quot;;&quot;&quot;)">
            <text:p/>
          </table:table-cell>
          <table:table-cell table:style-name="ce5" table:formula="of:=IF(MID([.$S4];6;1)=&quot;1&quot;;&quot;x&quot;;&quot;&quot;)">
            <text:p/>
          </table:table-cell>
          <table:table-cell table:style-name="ce5" table:formula="of:=IF(MID([.$S4];7;1)=&quot;1&quot;;&quot;x&quot;;&quot;&quot;)" office:value-type="string" office:string-value="x">
            <text:p>x</text:p>
          </table:table-cell>
          <table:table-cell table:style-name="ce5" table:formula="of:=IF(MID([.$S4];8;1)=&quot;1&quot;;&quot;x&quot;;&quot;&quot;)">
            <text:p/>
          </table:table-cell>
          <table:table-cell table:number-columns-repeated="8"/>
          <table:table-cell table:formula="of:=DEC2BIN([.B4];8)" office:value-type="string" office:string-value="00000010">
            <text:p>00000010</text:p>
          </table:table-cell>
          <table:table-cell table:number-columns-repeated="1005"/>
        </table:table-row>
        <table:table-row table:style-name="ro3">
          <table:table-cell table:formula="of:=&quot;0x&quot;&amp;DEC2HEX([.B5];2)" office:value-type="string" office:string-value="0x03">
            <text:p>0x03</text:p>
          </table:table-cell>
          <table:table-cell office:value-type="float" office:value="3">
            <text:p>3</text:p>
          </table:table-cell>
          <table:table-cell table:style-name="ce6" table:formula="of:=IF(MID([.$S5];1;1)=&quot;1&quot;;&quot;x&quot;;&quot;&quot;)">
            <text:p/>
          </table:table-cell>
          <table:table-cell table:style-name="ce6" table:formula="of:=IF(MID([.$S5];2;1)=&quot;1&quot;;&quot;x&quot;;&quot;&quot;)">
            <text:p/>
          </table:table-cell>
          <table:table-cell table:style-name="ce6" table:formula="of:=IF(MID([.$S5];3;1)=&quot;1&quot;;&quot;x&quot;;&quot;&quot;)">
            <text:p/>
          </table:table-cell>
          <table:table-cell table:style-name="ce6" table:formula="of:=IF(MID([.$S5];4;1)=&quot;1&quot;;&quot;x&quot;;&quot;&quot;)">
            <text:p/>
          </table:table-cell>
          <table:table-cell table:style-name="ce6" table:formula="of:=IF(MID([.$S5];5;1)=&quot;1&quot;;&quot;x&quot;;&quot;&quot;)">
            <text:p/>
          </table:table-cell>
          <table:table-cell table:style-name="ce6" table:formula="of:=IF(MID([.$S5];6;1)=&quot;1&quot;;&quot;x&quot;;&quot;&quot;)">
            <text:p/>
          </table:table-cell>
          <table:table-cell table:style-name="ce6" table:formula="of:=IF(MID([.$S5];7;1)=&quot;1&quot;;&quot;x&quot;;&quot;&quot;)" office:value-type="string" office:string-value="x">
            <text:p>x</text:p>
          </table:table-cell>
          <table:table-cell table:style-name="ce6" table:formula="of:=IF(MID([.$S5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5];8)" office:value-type="string" office:string-value="00000011">
            <text:p>000000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6];2)" office:value-type="string" office:string-value="0x04">
            <text:p>0x04</text:p>
          </table:table-cell>
          <table:table-cell table:style-name="ce2" office:value-type="float" office:value="4">
            <text:p>4</text:p>
          </table:table-cell>
          <table:table-cell table:style-name="ce5" table:formula="of:=IF(MID([.$S6];1;1)=&quot;1&quot;;&quot;x&quot;;&quot;&quot;)">
            <text:p/>
          </table:table-cell>
          <table:table-cell table:style-name="ce5" table:formula="of:=IF(MID([.$S6];2;1)=&quot;1&quot;;&quot;x&quot;;&quot;&quot;)">
            <text:p/>
          </table:table-cell>
          <table:table-cell table:style-name="ce5" table:formula="of:=IF(MID([.$S6];3;1)=&quot;1&quot;;&quot;x&quot;;&quot;&quot;)">
            <text:p/>
          </table:table-cell>
          <table:table-cell table:style-name="ce5" table:formula="of:=IF(MID([.$S6];4;1)=&quot;1&quot;;&quot;x&quot;;&quot;&quot;)">
            <text:p/>
          </table:table-cell>
          <table:table-cell table:style-name="ce5" table:formula="of:=IF(MID([.$S6];5;1)=&quot;1&quot;;&quot;x&quot;;&quot;&quot;)">
            <text:p/>
          </table:table-cell>
          <table:table-cell table:style-name="ce5" table:formula="of:=IF(MID([.$S6];6;1)=&quot;1&quot;;&quot;x&quot;;&quot;&quot;)" office:value-type="string" office:string-value="x">
            <text:p>x</text:p>
          </table:table-cell>
          <table:table-cell table:style-name="ce5" table:formula="of:=IF(MID([.$S6];7;1)=&quot;1&quot;;&quot;x&quot;;&quot;&quot;)">
            <text:p/>
          </table:table-cell>
          <table:table-cell table:style-name="ce5" table:formula="of:=IF(MID([.$S6];8;1)=&quot;1&quot;;&quot;x&quot;;&quot;&quot;)">
            <text:p/>
          </table:table-cell>
          <table:table-cell table:number-columns-repeated="8"/>
          <table:table-cell table:formula="of:=DEC2BIN([.B6];8)" office:value-type="string" office:string-value="00000100">
            <text:p>00000100</text:p>
          </table:table-cell>
          <table:table-cell table:number-columns-repeated="1005"/>
        </table:table-row>
        <table:table-row table:style-name="ro3">
          <table:table-cell table:formula="of:=&quot;0x&quot;&amp;DEC2HEX([.B7];2)" office:value-type="string" office:string-value="0x05">
            <text:p>0x05</text:p>
          </table:table-cell>
          <table:table-cell office:value-type="float" office:value="5">
            <text:p>5</text:p>
          </table:table-cell>
          <table:table-cell table:style-name="ce6" table:formula="of:=IF(MID([.$S7];1;1)=&quot;1&quot;;&quot;x&quot;;&quot;&quot;)">
            <text:p/>
          </table:table-cell>
          <table:table-cell table:style-name="ce6" table:formula="of:=IF(MID([.$S7];2;1)=&quot;1&quot;;&quot;x&quot;;&quot;&quot;)">
            <text:p/>
          </table:table-cell>
          <table:table-cell table:style-name="ce6" table:formula="of:=IF(MID([.$S7];3;1)=&quot;1&quot;;&quot;x&quot;;&quot;&quot;)">
            <text:p/>
          </table:table-cell>
          <table:table-cell table:style-name="ce6" table:formula="of:=IF(MID([.$S7];4;1)=&quot;1&quot;;&quot;x&quot;;&quot;&quot;)">
            <text:p/>
          </table:table-cell>
          <table:table-cell table:style-name="ce6" table:formula="of:=IF(MID([.$S7];5;1)=&quot;1&quot;;&quot;x&quot;;&quot;&quot;)">
            <text:p/>
          </table:table-cell>
          <table:table-cell table:style-name="ce6" table:formula="of:=IF(MID([.$S7];6;1)=&quot;1&quot;;&quot;x&quot;;&quot;&quot;)" office:value-type="string" office:string-value="x">
            <text:p>x</text:p>
          </table:table-cell>
          <table:table-cell table:style-name="ce6" table:formula="of:=IF(MID([.$S7];7;1)=&quot;1&quot;;&quot;x&quot;;&quot;&quot;)">
            <text:p/>
          </table:table-cell>
          <table:table-cell table:style-name="ce6" table:formula="of:=IF(MID([.$S7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7];8)" office:value-type="string" office:string-value="00000101">
            <text:p>000001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8];2)" office:value-type="string" office:string-value="0x06">
            <text:p>0x06</text:p>
          </table:table-cell>
          <table:table-cell table:style-name="ce2" office:value-type="float" office:value="6">
            <text:p>6</text:p>
          </table:table-cell>
          <table:table-cell table:style-name="ce5" table:formula="of:=IF(MID([.$S8];1;1)=&quot;1&quot;;&quot;x&quot;;&quot;&quot;)">
            <text:p/>
          </table:table-cell>
          <table:table-cell table:style-name="ce5" table:formula="of:=IF(MID([.$S8];2;1)=&quot;1&quot;;&quot;x&quot;;&quot;&quot;)">
            <text:p/>
          </table:table-cell>
          <table:table-cell table:style-name="ce5" table:formula="of:=IF(MID([.$S8];3;1)=&quot;1&quot;;&quot;x&quot;;&quot;&quot;)">
            <text:p/>
          </table:table-cell>
          <table:table-cell table:style-name="ce5" table:formula="of:=IF(MID([.$S8];4;1)=&quot;1&quot;;&quot;x&quot;;&quot;&quot;)">
            <text:p/>
          </table:table-cell>
          <table:table-cell table:style-name="ce5" table:formula="of:=IF(MID([.$S8];5;1)=&quot;1&quot;;&quot;x&quot;;&quot;&quot;)">
            <text:p/>
          </table:table-cell>
          <table:table-cell table:style-name="ce5" table:formula="of:=IF(MID([.$S8];6;1)=&quot;1&quot;;&quot;x&quot;;&quot;&quot;)" office:value-type="string" office:string-value="x">
            <text:p>x</text:p>
          </table:table-cell>
          <table:table-cell table:style-name="ce5" table:formula="of:=IF(MID([.$S8];7;1)=&quot;1&quot;;&quot;x&quot;;&quot;&quot;)" office:value-type="string" office:string-value="x">
            <text:p>x</text:p>
          </table:table-cell>
          <table:table-cell table:style-name="ce5" table:formula="of:=IF(MID([.$S8];8;1)=&quot;1&quot;;&quot;x&quot;;&quot;&quot;)">
            <text:p/>
          </table:table-cell>
          <table:table-cell table:number-columns-repeated="8"/>
          <table:table-cell table:formula="of:=DEC2BIN([.B8];8)" office:value-type="string" office:string-value="00000110">
            <text:p>00000110</text:p>
          </table:table-cell>
          <table:table-cell table:number-columns-repeated="1005"/>
        </table:table-row>
        <table:table-row table:style-name="ro3">
          <table:table-cell table:formula="of:=&quot;0x&quot;&amp;DEC2HEX([.B9];2)" office:value-type="string" office:string-value="0x07">
            <text:p>0x07</text:p>
          </table:table-cell>
          <table:table-cell office:value-type="float" office:value="7">
            <text:p>7</text:p>
          </table:table-cell>
          <table:table-cell table:style-name="ce6" table:formula="of:=IF(MID([.$S9];1;1)=&quot;1&quot;;&quot;x&quot;;&quot;&quot;)">
            <text:p/>
          </table:table-cell>
          <table:table-cell table:style-name="ce6" table:formula="of:=IF(MID([.$S9];2;1)=&quot;1&quot;;&quot;x&quot;;&quot;&quot;)">
            <text:p/>
          </table:table-cell>
          <table:table-cell table:style-name="ce6" table:formula="of:=IF(MID([.$S9];3;1)=&quot;1&quot;;&quot;x&quot;;&quot;&quot;)">
            <text:p/>
          </table:table-cell>
          <table:table-cell table:style-name="ce6" table:formula="of:=IF(MID([.$S9];4;1)=&quot;1&quot;;&quot;x&quot;;&quot;&quot;)">
            <text:p/>
          </table:table-cell>
          <table:table-cell table:style-name="ce6" table:formula="of:=IF(MID([.$S9];5;1)=&quot;1&quot;;&quot;x&quot;;&quot;&quot;)">
            <text:p/>
          </table:table-cell>
          <table:table-cell table:style-name="ce6" table:formula="of:=IF(MID([.$S9];6;1)=&quot;1&quot;;&quot;x&quot;;&quot;&quot;)" office:value-type="string" office:string-value="x">
            <text:p>x</text:p>
          </table:table-cell>
          <table:table-cell table:style-name="ce6" table:formula="of:=IF(MID([.$S9];7;1)=&quot;1&quot;;&quot;x&quot;;&quot;&quot;)" office:value-type="string" office:string-value="x">
            <text:p>x</text:p>
          </table:table-cell>
          <table:table-cell table:style-name="ce6" table:formula="of:=IF(MID([.$S9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9];8)" office:value-type="string" office:string-value="00000111">
            <text:p>000001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0];2)" office:value-type="string" office:string-value="0x08">
            <text:p>0x08</text:p>
          </table:table-cell>
          <table:table-cell table:style-name="ce2" office:value-type="float" office:value="8">
            <text:p>8</text:p>
          </table:table-cell>
          <table:table-cell table:style-name="ce5" table:formula="of:=IF(MID([.$S10];1;1)=&quot;1&quot;;&quot;x&quot;;&quot;&quot;)">
            <text:p/>
          </table:table-cell>
          <table:table-cell table:style-name="ce5" table:formula="of:=IF(MID([.$S10];2;1)=&quot;1&quot;;&quot;x&quot;;&quot;&quot;)">
            <text:p/>
          </table:table-cell>
          <table:table-cell table:style-name="ce5" table:formula="of:=IF(MID([.$S10];3;1)=&quot;1&quot;;&quot;x&quot;;&quot;&quot;)">
            <text:p/>
          </table:table-cell>
          <table:table-cell table:style-name="ce5" table:formula="of:=IF(MID([.$S10];4;1)=&quot;1&quot;;&quot;x&quot;;&quot;&quot;)">
            <text:p/>
          </table:table-cell>
          <table:table-cell table:style-name="ce5" table:formula="of:=IF(MID([.$S10];5;1)=&quot;1&quot;;&quot;x&quot;;&quot;&quot;)" office:value-type="string" office:string-value="x">
            <text:p>x</text:p>
          </table:table-cell>
          <table:table-cell table:style-name="ce5" table:formula="of:=IF(MID([.$S10];6;1)=&quot;1&quot;;&quot;x&quot;;&quot;&quot;)">
            <text:p/>
          </table:table-cell>
          <table:table-cell table:style-name="ce5" table:formula="of:=IF(MID([.$S10];7;1)=&quot;1&quot;;&quot;x&quot;;&quot;&quot;)">
            <text:p/>
          </table:table-cell>
          <table:table-cell table:style-name="ce5" table:formula="of:=IF(MID([.$S10];8;1)=&quot;1&quot;;&quot;x&quot;;&quot;&quot;)">
            <text:p/>
          </table:table-cell>
          <table:table-cell table:number-columns-repeated="8"/>
          <table:table-cell table:formula="of:=DEC2BIN([.B10];8)" office:value-type="string" office:string-value="00001000">
            <text:p>00001000</text:p>
          </table:table-cell>
          <table:table-cell table:number-columns-repeated="1005"/>
        </table:table-row>
        <table:table-row table:style-name="ro3">
          <table:table-cell table:formula="of:=&quot;0x&quot;&amp;DEC2HEX([.B11];2)" office:value-type="string" office:string-value="0x09">
            <text:p>0x09</text:p>
          </table:table-cell>
          <table:table-cell office:value-type="float" office:value="9">
            <text:p>9</text:p>
          </table:table-cell>
          <table:table-cell table:style-name="ce6" table:formula="of:=IF(MID([.$S11];1;1)=&quot;1&quot;;&quot;x&quot;;&quot;&quot;)">
            <text:p/>
          </table:table-cell>
          <table:table-cell table:style-name="ce6" table:formula="of:=IF(MID([.$S11];2;1)=&quot;1&quot;;&quot;x&quot;;&quot;&quot;)">
            <text:p/>
          </table:table-cell>
          <table:table-cell table:style-name="ce6" table:formula="of:=IF(MID([.$S11];3;1)=&quot;1&quot;;&quot;x&quot;;&quot;&quot;)">
            <text:p/>
          </table:table-cell>
          <table:table-cell table:style-name="ce6" table:formula="of:=IF(MID([.$S11];4;1)=&quot;1&quot;;&quot;x&quot;;&quot;&quot;)">
            <text:p/>
          </table:table-cell>
          <table:table-cell table:style-name="ce6" table:formula="of:=IF(MID([.$S11];5;1)=&quot;1&quot;;&quot;x&quot;;&quot;&quot;)" office:value-type="string" office:string-value="x">
            <text:p>x</text:p>
          </table:table-cell>
          <table:table-cell table:style-name="ce6" table:formula="of:=IF(MID([.$S11];6;1)=&quot;1&quot;;&quot;x&quot;;&quot;&quot;)">
            <text:p/>
          </table:table-cell>
          <table:table-cell table:style-name="ce6" table:formula="of:=IF(MID([.$S11];7;1)=&quot;1&quot;;&quot;x&quot;;&quot;&quot;)">
            <text:p/>
          </table:table-cell>
          <table:table-cell table:style-name="ce6" table:formula="of:=IF(MID([.$S11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1];8)" office:value-type="string" office:string-value="00001001">
            <text:p>000010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2];2)" office:value-type="string" office:string-value="0x0A">
            <text:p>0x0A</text:p>
          </table:table-cell>
          <table:table-cell table:style-name="ce2" office:value-type="float" office:value="10">
            <text:p>10</text:p>
          </table:table-cell>
          <table:table-cell table:style-name="ce5" table:formula="of:=IF(MID([.$S12];1;1)=&quot;1&quot;;&quot;x&quot;;&quot;&quot;)">
            <text:p/>
          </table:table-cell>
          <table:table-cell table:style-name="ce5" table:formula="of:=IF(MID([.$S12];2;1)=&quot;1&quot;;&quot;x&quot;;&quot;&quot;)">
            <text:p/>
          </table:table-cell>
          <table:table-cell table:style-name="ce5" table:formula="of:=IF(MID([.$S12];3;1)=&quot;1&quot;;&quot;x&quot;;&quot;&quot;)">
            <text:p/>
          </table:table-cell>
          <table:table-cell table:style-name="ce5" table:formula="of:=IF(MID([.$S12];4;1)=&quot;1&quot;;&quot;x&quot;;&quot;&quot;)">
            <text:p/>
          </table:table-cell>
          <table:table-cell table:style-name="ce5" table:formula="of:=IF(MID([.$S12];5;1)=&quot;1&quot;;&quot;x&quot;;&quot;&quot;)" office:value-type="string" office:string-value="x">
            <text:p>x</text:p>
          </table:table-cell>
          <table:table-cell table:style-name="ce5" table:formula="of:=IF(MID([.$S12];6;1)=&quot;1&quot;;&quot;x&quot;;&quot;&quot;)">
            <text:p/>
          </table:table-cell>
          <table:table-cell table:style-name="ce5" table:formula="of:=IF(MID([.$S12];7;1)=&quot;1&quot;;&quot;x&quot;;&quot;&quot;)" office:value-type="string" office:string-value="x">
            <text:p>x</text:p>
          </table:table-cell>
          <table:table-cell table:style-name="ce5" table:formula="of:=IF(MID([.$S12];8;1)=&quot;1&quot;;&quot;x&quot;;&quot;&quot;)">
            <text:p/>
          </table:table-cell>
          <table:table-cell table:number-columns-repeated="8"/>
          <table:table-cell table:formula="of:=DEC2BIN([.B12];8)" office:value-type="string" office:string-value="00001010">
            <text:p>00001010</text:p>
          </table:table-cell>
          <table:table-cell table:number-columns-repeated="1005"/>
        </table:table-row>
        <table:table-row table:style-name="ro3">
          <table:table-cell table:formula="of:=&quot;0x&quot;&amp;DEC2HEX([.B13];2)" office:value-type="string" office:string-value="0x0B">
            <text:p>0x0B</text:p>
          </table:table-cell>
          <table:table-cell office:value-type="float" office:value="11">
            <text:p>11</text:p>
          </table:table-cell>
          <table:table-cell table:style-name="ce6" table:formula="of:=IF(MID([.$S13];1;1)=&quot;1&quot;;&quot;x&quot;;&quot;&quot;)">
            <text:p/>
          </table:table-cell>
          <table:table-cell table:style-name="ce6" table:formula="of:=IF(MID([.$S13];2;1)=&quot;1&quot;;&quot;x&quot;;&quot;&quot;)">
            <text:p/>
          </table:table-cell>
          <table:table-cell table:style-name="ce6" table:formula="of:=IF(MID([.$S13];3;1)=&quot;1&quot;;&quot;x&quot;;&quot;&quot;)">
            <text:p/>
          </table:table-cell>
          <table:table-cell table:style-name="ce6" table:formula="of:=IF(MID([.$S13];4;1)=&quot;1&quot;;&quot;x&quot;;&quot;&quot;)">
            <text:p/>
          </table:table-cell>
          <table:table-cell table:style-name="ce6" table:formula="of:=IF(MID([.$S13];5;1)=&quot;1&quot;;&quot;x&quot;;&quot;&quot;)" office:value-type="string" office:string-value="x">
            <text:p>x</text:p>
          </table:table-cell>
          <table:table-cell table:style-name="ce6" table:formula="of:=IF(MID([.$S13];6;1)=&quot;1&quot;;&quot;x&quot;;&quot;&quot;)">
            <text:p/>
          </table:table-cell>
          <table:table-cell table:style-name="ce6" table:formula="of:=IF(MID([.$S13];7;1)=&quot;1&quot;;&quot;x&quot;;&quot;&quot;)" office:value-type="string" office:string-value="x">
            <text:p>x</text:p>
          </table:table-cell>
          <table:table-cell table:style-name="ce6" table:formula="of:=IF(MID([.$S13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3];8)" office:value-type="string" office:string-value="00001011">
            <text:p>000010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4];2)" office:value-type="string" office:string-value="0x0C">
            <text:p>0x0C</text:p>
          </table:table-cell>
          <table:table-cell table:style-name="ce2" office:value-type="float" office:value="12">
            <text:p>12</text:p>
          </table:table-cell>
          <table:table-cell table:style-name="ce5" table:formula="of:=IF(MID([.$S14];1;1)=&quot;1&quot;;&quot;x&quot;;&quot;&quot;)">
            <text:p/>
          </table:table-cell>
          <table:table-cell table:style-name="ce5" table:formula="of:=IF(MID([.$S14];2;1)=&quot;1&quot;;&quot;x&quot;;&quot;&quot;)">
            <text:p/>
          </table:table-cell>
          <table:table-cell table:style-name="ce5" table:formula="of:=IF(MID([.$S14];3;1)=&quot;1&quot;;&quot;x&quot;;&quot;&quot;)">
            <text:p/>
          </table:table-cell>
          <table:table-cell table:style-name="ce5" table:formula="of:=IF(MID([.$S14];4;1)=&quot;1&quot;;&quot;x&quot;;&quot;&quot;)">
            <text:p/>
          </table:table-cell>
          <table:table-cell table:style-name="ce5" table:formula="of:=IF(MID([.$S14];5;1)=&quot;1&quot;;&quot;x&quot;;&quot;&quot;)" office:value-type="string" office:string-value="x">
            <text:p>x</text:p>
          </table:table-cell>
          <table:table-cell table:style-name="ce5" table:formula="of:=IF(MID([.$S14];6;1)=&quot;1&quot;;&quot;x&quot;;&quot;&quot;)" office:value-type="string" office:string-value="x">
            <text:p>x</text:p>
          </table:table-cell>
          <table:table-cell table:style-name="ce5" table:formula="of:=IF(MID([.$S14];7;1)=&quot;1&quot;;&quot;x&quot;;&quot;&quot;)">
            <text:p/>
          </table:table-cell>
          <table:table-cell table:style-name="ce5" table:formula="of:=IF(MID([.$S14];8;1)=&quot;1&quot;;&quot;x&quot;;&quot;&quot;)">
            <text:p/>
          </table:table-cell>
          <table:table-cell table:number-columns-repeated="8"/>
          <table:table-cell table:formula="of:=DEC2BIN([.B14];8)" office:value-type="string" office:string-value="00001100">
            <text:p>00001100</text:p>
          </table:table-cell>
          <table:table-cell table:number-columns-repeated="1005"/>
        </table:table-row>
        <table:table-row table:style-name="ro3">
          <table:table-cell table:formula="of:=&quot;0x&quot;&amp;DEC2HEX([.B15];2)" office:value-type="string" office:string-value="0x0D">
            <text:p>0x0D</text:p>
          </table:table-cell>
          <table:table-cell office:value-type="float" office:value="13">
            <text:p>13</text:p>
          </table:table-cell>
          <table:table-cell table:style-name="ce6" table:formula="of:=IF(MID([.$S15];1;1)=&quot;1&quot;;&quot;x&quot;;&quot;&quot;)">
            <text:p/>
          </table:table-cell>
          <table:table-cell table:style-name="ce6" table:formula="of:=IF(MID([.$S15];2;1)=&quot;1&quot;;&quot;x&quot;;&quot;&quot;)">
            <text:p/>
          </table:table-cell>
          <table:table-cell table:style-name="ce6" table:formula="of:=IF(MID([.$S15];3;1)=&quot;1&quot;;&quot;x&quot;;&quot;&quot;)">
            <text:p/>
          </table:table-cell>
          <table:table-cell table:style-name="ce6" table:formula="of:=IF(MID([.$S15];4;1)=&quot;1&quot;;&quot;x&quot;;&quot;&quot;)">
            <text:p/>
          </table:table-cell>
          <table:table-cell table:style-name="ce6" table:formula="of:=IF(MID([.$S15];5;1)=&quot;1&quot;;&quot;x&quot;;&quot;&quot;)" office:value-type="string" office:string-value="x">
            <text:p>x</text:p>
          </table:table-cell>
          <table:table-cell table:style-name="ce6" table:formula="of:=IF(MID([.$S15];6;1)=&quot;1&quot;;&quot;x&quot;;&quot;&quot;)" office:value-type="string" office:string-value="x">
            <text:p>x</text:p>
          </table:table-cell>
          <table:table-cell table:style-name="ce6" table:formula="of:=IF(MID([.$S15];7;1)=&quot;1&quot;;&quot;x&quot;;&quot;&quot;)">
            <text:p/>
          </table:table-cell>
          <table:table-cell table:style-name="ce6" table:formula="of:=IF(MID([.$S15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5];8)" office:value-type="string" office:string-value="00001101">
            <text:p>000011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6];2)" office:value-type="string" office:string-value="0x0E">
            <text:p>0x0E</text:p>
          </table:table-cell>
          <table:table-cell table:style-name="ce2" office:value-type="float" office:value="14">
            <text:p>14</text:p>
          </table:table-cell>
          <table:table-cell table:style-name="ce5" table:formula="of:=IF(MID([.$S16];1;1)=&quot;1&quot;;&quot;x&quot;;&quot;&quot;)">
            <text:p/>
          </table:table-cell>
          <table:table-cell table:style-name="ce5" table:formula="of:=IF(MID([.$S16];2;1)=&quot;1&quot;;&quot;x&quot;;&quot;&quot;)">
            <text:p/>
          </table:table-cell>
          <table:table-cell table:style-name="ce5" table:formula="of:=IF(MID([.$S16];3;1)=&quot;1&quot;;&quot;x&quot;;&quot;&quot;)">
            <text:p/>
          </table:table-cell>
          <table:table-cell table:style-name="ce5" table:formula="of:=IF(MID([.$S16];4;1)=&quot;1&quot;;&quot;x&quot;;&quot;&quot;)">
            <text:p/>
          </table:table-cell>
          <table:table-cell table:style-name="ce5" table:formula="of:=IF(MID([.$S16];5;1)=&quot;1&quot;;&quot;x&quot;;&quot;&quot;)" office:value-type="string" office:string-value="x">
            <text:p>x</text:p>
          </table:table-cell>
          <table:table-cell table:style-name="ce5" table:formula="of:=IF(MID([.$S16];6;1)=&quot;1&quot;;&quot;x&quot;;&quot;&quot;)" office:value-type="string" office:string-value="x">
            <text:p>x</text:p>
          </table:table-cell>
          <table:table-cell table:style-name="ce5" table:formula="of:=IF(MID([.$S16];7;1)=&quot;1&quot;;&quot;x&quot;;&quot;&quot;)" office:value-type="string" office:string-value="x">
            <text:p>x</text:p>
          </table:table-cell>
          <table:table-cell table:style-name="ce5" table:formula="of:=IF(MID([.$S16];8;1)=&quot;1&quot;;&quot;x&quot;;&quot;&quot;)">
            <text:p/>
          </table:table-cell>
          <table:table-cell table:number-columns-repeated="8"/>
          <table:table-cell table:formula="of:=DEC2BIN([.B16];8)" office:value-type="string" office:string-value="00001110">
            <text:p>00001110</text:p>
          </table:table-cell>
          <table:table-cell table:number-columns-repeated="1005"/>
        </table:table-row>
        <table:table-row table:style-name="ro3">
          <table:table-cell table:formula="of:=&quot;0x&quot;&amp;DEC2HEX([.B17];2)" office:value-type="string" office:string-value="0x0F">
            <text:p>0x0F</text:p>
          </table:table-cell>
          <table:table-cell office:value-type="float" office:value="15">
            <text:p>15</text:p>
          </table:table-cell>
          <table:table-cell table:style-name="ce6" table:formula="of:=IF(MID([.$S17];1;1)=&quot;1&quot;;&quot;x&quot;;&quot;&quot;)">
            <text:p/>
          </table:table-cell>
          <table:table-cell table:style-name="ce6" table:formula="of:=IF(MID([.$S17];2;1)=&quot;1&quot;;&quot;x&quot;;&quot;&quot;)">
            <text:p/>
          </table:table-cell>
          <table:table-cell table:style-name="ce6" table:formula="of:=IF(MID([.$S17];3;1)=&quot;1&quot;;&quot;x&quot;;&quot;&quot;)">
            <text:p/>
          </table:table-cell>
          <table:table-cell table:style-name="ce6" table:formula="of:=IF(MID([.$S17];4;1)=&quot;1&quot;;&quot;x&quot;;&quot;&quot;)">
            <text:p/>
          </table:table-cell>
          <table:table-cell table:style-name="ce6" table:formula="of:=IF(MID([.$S17];5;1)=&quot;1&quot;;&quot;x&quot;;&quot;&quot;)" office:value-type="string" office:string-value="x">
            <text:p>x</text:p>
          </table:table-cell>
          <table:table-cell table:style-name="ce6" table:formula="of:=IF(MID([.$S17];6;1)=&quot;1&quot;;&quot;x&quot;;&quot;&quot;)" office:value-type="string" office:string-value="x">
            <text:p>x</text:p>
          </table:table-cell>
          <table:table-cell table:style-name="ce6" table:formula="of:=IF(MID([.$S17];7;1)=&quot;1&quot;;&quot;x&quot;;&quot;&quot;)" office:value-type="string" office:string-value="x">
            <text:p>x</text:p>
          </table:table-cell>
          <table:table-cell table:style-name="ce6" table:formula="of:=IF(MID([.$S17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7];8)" office:value-type="string" office:string-value="00001111">
            <text:p>000011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8];2)" office:value-type="string" office:string-value="0x10">
            <text:p>0x10</text:p>
          </table:table-cell>
          <table:table-cell table:style-name="ce2" office:value-type="float" office:value="16">
            <text:p>16</text:p>
          </table:table-cell>
          <table:table-cell table:style-name="ce5" table:formula="of:=IF(MID([.$S18];1;1)=&quot;1&quot;;&quot;x&quot;;&quot;&quot;)">
            <text:p/>
          </table:table-cell>
          <table:table-cell table:style-name="ce5" table:formula="of:=IF(MID([.$S18];2;1)=&quot;1&quot;;&quot;x&quot;;&quot;&quot;)">
            <text:p/>
          </table:table-cell>
          <table:table-cell table:style-name="ce5" table:formula="of:=IF(MID([.$S18];3;1)=&quot;1&quot;;&quot;x&quot;;&quot;&quot;)">
            <text:p/>
          </table:table-cell>
          <table:table-cell table:style-name="ce5" table:formula="of:=IF(MID([.$S18];4;1)=&quot;1&quot;;&quot;x&quot;;&quot;&quot;)" office:value-type="string" office:string-value="x">
            <text:p>x</text:p>
          </table:table-cell>
          <table:table-cell table:style-name="ce5" table:formula="of:=IF(MID([.$S18];5;1)=&quot;1&quot;;&quot;x&quot;;&quot;&quot;)">
            <text:p/>
          </table:table-cell>
          <table:table-cell table:style-name="ce5" table:formula="of:=IF(MID([.$S18];6;1)=&quot;1&quot;;&quot;x&quot;;&quot;&quot;)">
            <text:p/>
          </table:table-cell>
          <table:table-cell table:style-name="ce5" table:formula="of:=IF(MID([.$S18];7;1)=&quot;1&quot;;&quot;x&quot;;&quot;&quot;)">
            <text:p/>
          </table:table-cell>
          <table:table-cell table:style-name="ce5" table:formula="of:=IF(MID([.$S18];8;1)=&quot;1&quot;;&quot;x&quot;;&quot;&quot;)">
            <text:p/>
          </table:table-cell>
          <table:table-cell table:number-columns-repeated="8"/>
          <table:table-cell table:formula="of:=DEC2BIN([.B18];8)" office:value-type="string" office:string-value="00010000">
            <text:p>00010000</text:p>
          </table:table-cell>
          <table:table-cell table:number-columns-repeated="1005"/>
        </table:table-row>
        <table:table-row table:style-name="ro3">
          <table:table-cell table:formula="of:=&quot;0x&quot;&amp;DEC2HEX([.B19];2)" office:value-type="string" office:string-value="0x11">
            <text:p>0x11</text:p>
          </table:table-cell>
          <table:table-cell office:value-type="float" office:value="17">
            <text:p>17</text:p>
          </table:table-cell>
          <table:table-cell table:style-name="ce6" table:formula="of:=IF(MID([.$S19];1;1)=&quot;1&quot;;&quot;x&quot;;&quot;&quot;)">
            <text:p/>
          </table:table-cell>
          <table:table-cell table:style-name="ce6" table:formula="of:=IF(MID([.$S19];2;1)=&quot;1&quot;;&quot;x&quot;;&quot;&quot;)">
            <text:p/>
          </table:table-cell>
          <table:table-cell table:style-name="ce6" table:formula="of:=IF(MID([.$S19];3;1)=&quot;1&quot;;&quot;x&quot;;&quot;&quot;)">
            <text:p/>
          </table:table-cell>
          <table:table-cell table:style-name="ce6" table:formula="of:=IF(MID([.$S19];4;1)=&quot;1&quot;;&quot;x&quot;;&quot;&quot;)" office:value-type="string" office:string-value="x">
            <text:p>x</text:p>
          </table:table-cell>
          <table:table-cell table:style-name="ce6" table:formula="of:=IF(MID([.$S19];5;1)=&quot;1&quot;;&quot;x&quot;;&quot;&quot;)">
            <text:p/>
          </table:table-cell>
          <table:table-cell table:style-name="ce6" table:formula="of:=IF(MID([.$S19];6;1)=&quot;1&quot;;&quot;x&quot;;&quot;&quot;)">
            <text:p/>
          </table:table-cell>
          <table:table-cell table:style-name="ce6" table:formula="of:=IF(MID([.$S19];7;1)=&quot;1&quot;;&quot;x&quot;;&quot;&quot;)">
            <text:p/>
          </table:table-cell>
          <table:table-cell table:style-name="ce6" table:formula="of:=IF(MID([.$S19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9];8)" office:value-type="string" office:string-value="00010001">
            <text:p>000100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20];2)" office:value-type="string" office:string-value="0x12">
            <text:p>0x12</text:p>
          </table:table-cell>
          <table:table-cell table:style-name="ce2" office:value-type="float" office:value="18">
            <text:p>18</text:p>
          </table:table-cell>
          <table:table-cell table:style-name="ce5" table:formula="of:=IF(MID([.$S20];1;1)=&quot;1&quot;;&quot;x&quot;;&quot;&quot;)">
            <text:p/>
          </table:table-cell>
          <table:table-cell table:style-name="ce5" table:formula="of:=IF(MID([.$S20];2;1)=&quot;1&quot;;&quot;x&quot;;&quot;&quot;)">
            <text:p/>
          </table:table-cell>
          <table:table-cell table:style-name="ce5" table:formula="of:=IF(MID([.$S20];3;1)=&quot;1&quot;;&quot;x&quot;;&quot;&quot;)">
            <text:p/>
          </table:table-cell>
          <table:table-cell table:style-name="ce5" table:formula="of:=IF(MID([.$S20];4;1)=&quot;1&quot;;&quot;x&quot;;&quot;&quot;)" office:value-type="string" office:string-value="x">
            <text:p>x</text:p>
          </table:table-cell>
          <table:table-cell table:style-name="ce5" table:formula="of:=IF(MID([.$S20];5;1)=&quot;1&quot;;&quot;x&quot;;&quot;&quot;)">
            <text:p/>
          </table:table-cell>
          <table:table-cell table:style-name="ce5" table:formula="of:=IF(MID([.$S20];6;1)=&quot;1&quot;;&quot;x&quot;;&quot;&quot;)">
            <text:p/>
          </table:table-cell>
          <table:table-cell table:style-name="ce5" table:formula="of:=IF(MID([.$S20];7;1)=&quot;1&quot;;&quot;x&quot;;&quot;&quot;)" office:value-type="string" office:string-value="x">
            <text:p>x</text:p>
          </table:table-cell>
          <table:table-cell table:style-name="ce5" table:formula="of:=IF(MID([.$S20];8;1)=&quot;1&quot;;&quot;x&quot;;&quot;&quot;)">
            <text:p/>
          </table:table-cell>
          <table:table-cell table:number-columns-repeated="8"/>
          <table:table-cell table:formula="of:=DEC2BIN([.B20];8)" office:value-type="string" office:string-value="00010010">
            <text:p>00010010</text:p>
          </table:table-cell>
          <table:table-cell table:number-columns-repeated="1005"/>
        </table:table-row>
        <table:table-row table:style-name="ro3">
          <table:table-cell table:formula="of:=&quot;0x&quot;&amp;DEC2HEX([.B21];2)" office:value-type="string" office:string-value="0x13">
            <text:p>0x13</text:p>
          </table:table-cell>
          <table:table-cell office:value-type="float" office:value="19">
            <text:p>19</text:p>
          </table:table-cell>
          <table:table-cell table:style-name="ce6" table:formula="of:=IF(MID([.$S21];1;1)=&quot;1&quot;;&quot;x&quot;;&quot;&quot;)">
            <text:p/>
          </table:table-cell>
          <table:table-cell table:style-name="ce6" table:formula="of:=IF(MID([.$S21];2;1)=&quot;1&quot;;&quot;x&quot;;&quot;&quot;)">
            <text:p/>
          </table:table-cell>
          <table:table-cell table:style-name="ce6" table:formula="of:=IF(MID([.$S21];3;1)=&quot;1&quot;;&quot;x&quot;;&quot;&quot;)">
            <text:p/>
          </table:table-cell>
          <table:table-cell table:style-name="ce6" table:formula="of:=IF(MID([.$S21];4;1)=&quot;1&quot;;&quot;x&quot;;&quot;&quot;)" office:value-type="string" office:string-value="x">
            <text:p>x</text:p>
          </table:table-cell>
          <table:table-cell table:style-name="ce6" table:formula="of:=IF(MID([.$S21];5;1)=&quot;1&quot;;&quot;x&quot;;&quot;&quot;)">
            <text:p/>
          </table:table-cell>
          <table:table-cell table:style-name="ce6" table:formula="of:=IF(MID([.$S21];6;1)=&quot;1&quot;;&quot;x&quot;;&quot;&quot;)">
            <text:p/>
          </table:table-cell>
          <table:table-cell table:style-name="ce6" table:formula="of:=IF(MID([.$S21];7;1)=&quot;1&quot;;&quot;x&quot;;&quot;&quot;)" office:value-type="string" office:string-value="x">
            <text:p>x</text:p>
          </table:table-cell>
          <table:table-cell table:style-name="ce6" table:formula="of:=IF(MID([.$S21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21];8)" office:value-type="string" office:string-value="00010011">
            <text:p>000100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22];2)" office:value-type="string" office:string-value="0x14">
            <text:p>0x14</text:p>
          </table:table-cell>
          <table:table-cell table:style-name="ce2" office:value-type="float" office:value="20">
            <text:p>20</text:p>
          </table:table-cell>
          <table:table-cell table:style-name="ce5" table:formula="of:=IF(MID([.$S22];1;1)=&quot;1&quot;;&quot;x&quot;;&quot;&quot;)">
            <text:p/>
          </table:table-cell>
          <table:table-cell table:style-name="ce5" table:formula="of:=IF(MID([.$S22];2;1)=&quot;1&quot;;&quot;x&quot;;&quot;&quot;)">
            <text:p/>
          </table:table-cell>
          <table:table-cell table:style-name="ce5" table:formula="of:=IF(MID([.$S22];3;1)=&quot;1&quot;;&quot;x&quot;;&quot;&quot;)">
            <text:p/>
          </table:table-cell>
          <table:table-cell table:style-name="ce5" table:formula="of:=IF(MID([.$S22];4;1)=&quot;1&quot;;&quot;x&quot;;&quot;&quot;)" office:value-type="string" office:string-value="x">
            <text:p>x</text:p>
          </table:table-cell>
          <table:table-cell table:style-name="ce5" table:formula="of:=IF(MID([.$S22];5;1)=&quot;1&quot;;&quot;x&quot;;&quot;&quot;)">
            <text:p/>
          </table:table-cell>
          <table:table-cell table:style-name="ce5" table:formula="of:=IF(MID([.$S22];6;1)=&quot;1&quot;;&quot;x&quot;;&quot;&quot;)" office:value-type="string" office:string-value="x">
            <text:p>x</text:p>
          </table:table-cell>
          <table:table-cell table:style-name="ce5" table:formula="of:=IF(MID([.$S22];7;1)=&quot;1&quot;;&quot;x&quot;;&quot;&quot;)">
            <text:p/>
          </table:table-cell>
          <table:table-cell table:style-name="ce5" table:formula="of:=IF(MID([.$S22];8;1)=&quot;1&quot;;&quot;x&quot;;&quot;&quot;)">
            <text:p/>
          </table:table-cell>
          <table:table-cell table:number-columns-repeated="8"/>
          <table:table-cell table:formula="of:=DEC2BIN([.B22];8)" office:value-type="string" office:string-value="00010100">
            <text:p>00010100</text:p>
          </table:table-cell>
          <table:table-cell table:number-columns-repeated="1005"/>
        </table:table-row>
        <table:table-row table:style-name="ro3">
          <table:table-cell table:formula="of:=&quot;0x&quot;&amp;DEC2HEX([.B23];2)" office:value-type="string" office:string-value="0x15">
            <text:p>0x15</text:p>
          </table:table-cell>
          <table:table-cell office:value-type="float" office:value="21">
            <text:p>21</text:p>
          </table:table-cell>
          <table:table-cell table:style-name="ce6" table:formula="of:=IF(MID([.$S23];1;1)=&quot;1&quot;;&quot;x&quot;;&quot;&quot;)">
            <text:p/>
          </table:table-cell>
          <table:table-cell table:style-name="ce6" table:formula="of:=IF(MID([.$S23];2;1)=&quot;1&quot;;&quot;x&quot;;&quot;&quot;)">
            <text:p/>
          </table:table-cell>
          <table:table-cell table:style-name="ce6" table:formula="of:=IF(MID([.$S23];3;1)=&quot;1&quot;;&quot;x&quot;;&quot;&quot;)">
            <text:p/>
          </table:table-cell>
          <table:table-cell table:style-name="ce6" table:formula="of:=IF(MID([.$S23];4;1)=&quot;1&quot;;&quot;x&quot;;&quot;&quot;)" office:value-type="string" office:string-value="x">
            <text:p>x</text:p>
          </table:table-cell>
          <table:table-cell table:style-name="ce6" table:formula="of:=IF(MID([.$S23];5;1)=&quot;1&quot;;&quot;x&quot;;&quot;&quot;)">
            <text:p/>
          </table:table-cell>
          <table:table-cell table:style-name="ce6" table:formula="of:=IF(MID([.$S23];6;1)=&quot;1&quot;;&quot;x&quot;;&quot;&quot;)" office:value-type="string" office:string-value="x">
            <text:p>x</text:p>
          </table:table-cell>
          <table:table-cell table:style-name="ce6" table:formula="of:=IF(MID([.$S23];7;1)=&quot;1&quot;;&quot;x&quot;;&quot;&quot;)">
            <text:p/>
          </table:table-cell>
          <table:table-cell table:style-name="ce6" table:formula="of:=IF(MID([.$S23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23];8)" office:value-type="string" office:string-value="00010101">
            <text:p>000101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24];2)" office:value-type="string" office:string-value="0x16">
            <text:p>0x16</text:p>
          </table:table-cell>
          <table:table-cell table:style-name="ce2" office:value-type="float" office:value="22">
            <text:p>22</text:p>
          </table:table-cell>
          <table:table-cell table:style-name="ce5" table:formula="of:=IF(MID([.$S24];1;1)=&quot;1&quot;;&quot;x&quot;;&quot;&quot;)">
            <text:p/>
          </table:table-cell>
          <table:table-cell table:style-name="ce5" table:formula="of:=IF(MID([.$S24];2;1)=&quot;1&quot;;&quot;x&quot;;&quot;&quot;)">
            <text:p/>
          </table:table-cell>
          <table:table-cell table:style-name="ce5" table:formula="of:=IF(MID([.$S24];3;1)=&quot;1&quot;;&quot;x&quot;;&quot;&quot;)">
            <text:p/>
          </table:table-cell>
          <table:table-cell table:style-name="ce5" table:formula="of:=IF(MID([.$S24];4;1)=&quot;1&quot;;&quot;x&quot;;&quot;&quot;)" office:value-type="string" office:string-value="x">
            <text:p>x</text:p>
          </table:table-cell>
          <table:table-cell table:style-name="ce5" table:formula="of:=IF(MID([.$S24];5;1)=&quot;1&quot;;&quot;x&quot;;&quot;&quot;)">
            <text:p/>
          </table:table-cell>
          <table:table-cell table:style-name="ce5" table:formula="of:=IF(MID([.$S24];6;1)=&quot;1&quot;;&quot;x&quot;;&quot;&quot;)" office:value-type="string" office:string-value="x">
            <text:p>x</text:p>
          </table:table-cell>
          <table:table-cell table:style-name="ce5" table:formula="of:=IF(MID([.$S24];7;1)=&quot;1&quot;;&quot;x&quot;;&quot;&quot;)" office:value-type="string" office:string-value="x">
            <text:p>x</text:p>
          </table:table-cell>
          <table:table-cell table:style-name="ce5" table:formula="of:=IF(MID([.$S24];8;1)=&quot;1&quot;;&quot;x&quot;;&quot;&quot;)">
            <text:p/>
          </table:table-cell>
          <table:table-cell table:number-columns-repeated="8"/>
          <table:table-cell table:formula="of:=DEC2BIN([.B24];8)" office:value-type="string" office:string-value="00010110">
            <text:p>00010110</text:p>
          </table:table-cell>
          <table:table-cell table:number-columns-repeated="1005"/>
        </table:table-row>
        <table:table-row table:style-name="ro3">
          <table:table-cell table:formula="of:=&quot;0x&quot;&amp;DEC2HEX([.B25];2)" office:value-type="string" office:string-value="0x17">
            <text:p>0x17</text:p>
          </table:table-cell>
          <table:table-cell office:value-type="float" office:value="23">
            <text:p>23</text:p>
          </table:table-cell>
          <table:table-cell table:style-name="ce6" table:formula="of:=IF(MID([.$S25];1;1)=&quot;1&quot;;&quot;x&quot;;&quot;&quot;)">
            <text:p/>
          </table:table-cell>
          <table:table-cell table:style-name="ce6" table:formula="of:=IF(MID([.$S25];2;1)=&quot;1&quot;;&quot;x&quot;;&quot;&quot;)">
            <text:p/>
          </table:table-cell>
          <table:table-cell table:style-name="ce6" table:formula="of:=IF(MID([.$S25];3;1)=&quot;1&quot;;&quot;x&quot;;&quot;&quot;)">
            <text:p/>
          </table:table-cell>
          <table:table-cell table:style-name="ce6" table:formula="of:=IF(MID([.$S25];4;1)=&quot;1&quot;;&quot;x&quot;;&quot;&quot;)" office:value-type="string" office:string-value="x">
            <text:p>x</text:p>
          </table:table-cell>
          <table:table-cell table:style-name="ce6" table:formula="of:=IF(MID([.$S25];5;1)=&quot;1&quot;;&quot;x&quot;;&quot;&quot;)">
            <text:p/>
          </table:table-cell>
          <table:table-cell table:style-name="ce6" table:formula="of:=IF(MID([.$S25];6;1)=&quot;1&quot;;&quot;x&quot;;&quot;&quot;)" office:value-type="string" office:string-value="x">
            <text:p>x</text:p>
          </table:table-cell>
          <table:table-cell table:style-name="ce6" table:formula="of:=IF(MID([.$S25];7;1)=&quot;1&quot;;&quot;x&quot;;&quot;&quot;)" office:value-type="string" office:string-value="x">
            <text:p>x</text:p>
          </table:table-cell>
          <table:table-cell table:style-name="ce6" table:formula="of:=IF(MID([.$S25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25];8)" office:value-type="string" office:string-value="00010111">
            <text:p>000101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26];2)" office:value-type="string" office:string-value="0x18">
            <text:p>0x18</text:p>
          </table:table-cell>
          <table:table-cell table:style-name="ce2" office:value-type="float" office:value="24">
            <text:p>24</text:p>
          </table:table-cell>
          <table:table-cell table:style-name="ce5" table:formula="of:=IF(MID([.$S26];1;1)=&quot;1&quot;;&quot;x&quot;;&quot;&quot;)">
            <text:p/>
          </table:table-cell>
          <table:table-cell table:style-name="ce5" table:formula="of:=IF(MID([.$S26];2;1)=&quot;1&quot;;&quot;x&quot;;&quot;&quot;)">
            <text:p/>
          </table:table-cell>
          <table:table-cell table:style-name="ce5" table:formula="of:=IF(MID([.$S26];3;1)=&quot;1&quot;;&quot;x&quot;;&quot;&quot;)">
            <text:p/>
          </table:table-cell>
          <table:table-cell table:style-name="ce5" table:formula="of:=IF(MID([.$S26];4;1)=&quot;1&quot;;&quot;x&quot;;&quot;&quot;)" office:value-type="string" office:string-value="x">
            <text:p>x</text:p>
          </table:table-cell>
          <table:table-cell table:style-name="ce5" table:formula="of:=IF(MID([.$S26];5;1)=&quot;1&quot;;&quot;x&quot;;&quot;&quot;)" office:value-type="string" office:string-value="x">
            <text:p>x</text:p>
          </table:table-cell>
          <table:table-cell table:style-name="ce5" table:formula="of:=IF(MID([.$S26];6;1)=&quot;1&quot;;&quot;x&quot;;&quot;&quot;)">
            <text:p/>
          </table:table-cell>
          <table:table-cell table:style-name="ce5" table:formula="of:=IF(MID([.$S26];7;1)=&quot;1&quot;;&quot;x&quot;;&quot;&quot;)">
            <text:p/>
          </table:table-cell>
          <table:table-cell table:style-name="ce5" table:formula="of:=IF(MID([.$S26];8;1)=&quot;1&quot;;&quot;x&quot;;&quot;&quot;)">
            <text:p/>
          </table:table-cell>
          <table:table-cell table:number-columns-repeated="8"/>
          <table:table-cell table:formula="of:=DEC2BIN([.B26];8)" office:value-type="string" office:string-value="00011000">
            <text:p>00011000</text:p>
          </table:table-cell>
          <table:table-cell table:number-columns-repeated="1005"/>
        </table:table-row>
        <table:table-row table:style-name="ro3">
          <table:table-cell table:formula="of:=&quot;0x&quot;&amp;DEC2HEX([.B27];2)" office:value-type="string" office:string-value="0x19">
            <text:p>0x19</text:p>
          </table:table-cell>
          <table:table-cell office:value-type="float" office:value="25">
            <text:p>25</text:p>
          </table:table-cell>
          <table:table-cell table:style-name="ce6" table:formula="of:=IF(MID([.$S27];1;1)=&quot;1&quot;;&quot;x&quot;;&quot;&quot;)">
            <text:p/>
          </table:table-cell>
          <table:table-cell table:style-name="ce6" table:formula="of:=IF(MID([.$S27];2;1)=&quot;1&quot;;&quot;x&quot;;&quot;&quot;)">
            <text:p/>
          </table:table-cell>
          <table:table-cell table:style-name="ce6" table:formula="of:=IF(MID([.$S27];3;1)=&quot;1&quot;;&quot;x&quot;;&quot;&quot;)">
            <text:p/>
          </table:table-cell>
          <table:table-cell table:style-name="ce6" table:formula="of:=IF(MID([.$S27];4;1)=&quot;1&quot;;&quot;x&quot;;&quot;&quot;)" office:value-type="string" office:string-value="x">
            <text:p>x</text:p>
          </table:table-cell>
          <table:table-cell table:style-name="ce6" table:formula="of:=IF(MID([.$S27];5;1)=&quot;1&quot;;&quot;x&quot;;&quot;&quot;)" office:value-type="string" office:string-value="x">
            <text:p>x</text:p>
          </table:table-cell>
          <table:table-cell table:style-name="ce6" table:formula="of:=IF(MID([.$S27];6;1)=&quot;1&quot;;&quot;x&quot;;&quot;&quot;)">
            <text:p/>
          </table:table-cell>
          <table:table-cell table:style-name="ce6" table:formula="of:=IF(MID([.$S27];7;1)=&quot;1&quot;;&quot;x&quot;;&quot;&quot;)">
            <text:p/>
          </table:table-cell>
          <table:table-cell table:style-name="ce6" table:formula="of:=IF(MID([.$S27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27];8)" office:value-type="string" office:string-value="00011001">
            <text:p>000110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28];2)" office:value-type="string" office:string-value="0x1A">
            <text:p>0x1A</text:p>
          </table:table-cell>
          <table:table-cell table:style-name="ce2" office:value-type="float" office:value="26">
            <text:p>26</text:p>
          </table:table-cell>
          <table:table-cell table:style-name="ce5" table:formula="of:=IF(MID([.$S28];1;1)=&quot;1&quot;;&quot;x&quot;;&quot;&quot;)">
            <text:p/>
          </table:table-cell>
          <table:table-cell table:style-name="ce5" table:formula="of:=IF(MID([.$S28];2;1)=&quot;1&quot;;&quot;x&quot;;&quot;&quot;)">
            <text:p/>
          </table:table-cell>
          <table:table-cell table:style-name="ce5" table:formula="of:=IF(MID([.$S28];3;1)=&quot;1&quot;;&quot;x&quot;;&quot;&quot;)">
            <text:p/>
          </table:table-cell>
          <table:table-cell table:style-name="ce5" table:formula="of:=IF(MID([.$S28];4;1)=&quot;1&quot;;&quot;x&quot;;&quot;&quot;)" office:value-type="string" office:string-value="x">
            <text:p>x</text:p>
          </table:table-cell>
          <table:table-cell table:style-name="ce5" table:formula="of:=IF(MID([.$S28];5;1)=&quot;1&quot;;&quot;x&quot;;&quot;&quot;)" office:value-type="string" office:string-value="x">
            <text:p>x</text:p>
          </table:table-cell>
          <table:table-cell table:style-name="ce5" table:formula="of:=IF(MID([.$S28];6;1)=&quot;1&quot;;&quot;x&quot;;&quot;&quot;)">
            <text:p/>
          </table:table-cell>
          <table:table-cell table:style-name="ce5" table:formula="of:=IF(MID([.$S28];7;1)=&quot;1&quot;;&quot;x&quot;;&quot;&quot;)" office:value-type="string" office:string-value="x">
            <text:p>x</text:p>
          </table:table-cell>
          <table:table-cell table:style-name="ce5" table:formula="of:=IF(MID([.$S28];8;1)=&quot;1&quot;;&quot;x&quot;;&quot;&quot;)">
            <text:p/>
          </table:table-cell>
          <table:table-cell table:number-columns-repeated="8"/>
          <table:table-cell table:formula="of:=DEC2BIN([.B28];8)" office:value-type="string" office:string-value="00011010">
            <text:p>00011010</text:p>
          </table:table-cell>
          <table:table-cell table:number-columns-repeated="1005"/>
        </table:table-row>
        <table:table-row table:style-name="ro3">
          <table:table-cell table:formula="of:=&quot;0x&quot;&amp;DEC2HEX([.B29];2)" office:value-type="string" office:string-value="0x1B">
            <text:p>0x1B</text:p>
          </table:table-cell>
          <table:table-cell office:value-type="float" office:value="27">
            <text:p>27</text:p>
          </table:table-cell>
          <table:table-cell table:style-name="ce6" table:formula="of:=IF(MID([.$S29];1;1)=&quot;1&quot;;&quot;x&quot;;&quot;&quot;)">
            <text:p/>
          </table:table-cell>
          <table:table-cell table:style-name="ce6" table:formula="of:=IF(MID([.$S29];2;1)=&quot;1&quot;;&quot;x&quot;;&quot;&quot;)">
            <text:p/>
          </table:table-cell>
          <table:table-cell table:style-name="ce6" table:formula="of:=IF(MID([.$S29];3;1)=&quot;1&quot;;&quot;x&quot;;&quot;&quot;)">
            <text:p/>
          </table:table-cell>
          <table:table-cell table:style-name="ce6" table:formula="of:=IF(MID([.$S29];4;1)=&quot;1&quot;;&quot;x&quot;;&quot;&quot;)" office:value-type="string" office:string-value="x">
            <text:p>x</text:p>
          </table:table-cell>
          <table:table-cell table:style-name="ce6" table:formula="of:=IF(MID([.$S29];5;1)=&quot;1&quot;;&quot;x&quot;;&quot;&quot;)" office:value-type="string" office:string-value="x">
            <text:p>x</text:p>
          </table:table-cell>
          <table:table-cell table:style-name="ce6" table:formula="of:=IF(MID([.$S29];6;1)=&quot;1&quot;;&quot;x&quot;;&quot;&quot;)">
            <text:p/>
          </table:table-cell>
          <table:table-cell table:style-name="ce6" table:formula="of:=IF(MID([.$S29];7;1)=&quot;1&quot;;&quot;x&quot;;&quot;&quot;)" office:value-type="string" office:string-value="x">
            <text:p>x</text:p>
          </table:table-cell>
          <table:table-cell table:style-name="ce6" table:formula="of:=IF(MID([.$S29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29];8)" office:value-type="string" office:string-value="00011011">
            <text:p>000110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30];2)" office:value-type="string" office:string-value="0x1C">
            <text:p>0x1C</text:p>
          </table:table-cell>
          <table:table-cell table:style-name="ce2" office:value-type="float" office:value="28">
            <text:p>28</text:p>
          </table:table-cell>
          <table:table-cell table:style-name="ce5" table:formula="of:=IF(MID([.$S30];1;1)=&quot;1&quot;;&quot;x&quot;;&quot;&quot;)">
            <text:p/>
          </table:table-cell>
          <table:table-cell table:style-name="ce5" table:formula="of:=IF(MID([.$S30];2;1)=&quot;1&quot;;&quot;x&quot;;&quot;&quot;)">
            <text:p/>
          </table:table-cell>
          <table:table-cell table:style-name="ce5" table:formula="of:=IF(MID([.$S30];3;1)=&quot;1&quot;;&quot;x&quot;;&quot;&quot;)">
            <text:p/>
          </table:table-cell>
          <table:table-cell table:style-name="ce5" table:formula="of:=IF(MID([.$S30];4;1)=&quot;1&quot;;&quot;x&quot;;&quot;&quot;)" office:value-type="string" office:string-value="x">
            <text:p>x</text:p>
          </table:table-cell>
          <table:table-cell table:style-name="ce5" table:formula="of:=IF(MID([.$S30];5;1)=&quot;1&quot;;&quot;x&quot;;&quot;&quot;)" office:value-type="string" office:string-value="x">
            <text:p>x</text:p>
          </table:table-cell>
          <table:table-cell table:style-name="ce5" table:formula="of:=IF(MID([.$S30];6;1)=&quot;1&quot;;&quot;x&quot;;&quot;&quot;)" office:value-type="string" office:string-value="x">
            <text:p>x</text:p>
          </table:table-cell>
          <table:table-cell table:style-name="ce5" table:formula="of:=IF(MID([.$S30];7;1)=&quot;1&quot;;&quot;x&quot;;&quot;&quot;)">
            <text:p/>
          </table:table-cell>
          <table:table-cell table:style-name="ce5" table:formula="of:=IF(MID([.$S30];8;1)=&quot;1&quot;;&quot;x&quot;;&quot;&quot;)">
            <text:p/>
          </table:table-cell>
          <table:table-cell table:number-columns-repeated="8"/>
          <table:table-cell table:formula="of:=DEC2BIN([.B30];8)" office:value-type="string" office:string-value="00011100">
            <text:p>00011100</text:p>
          </table:table-cell>
          <table:table-cell table:number-columns-repeated="1005"/>
        </table:table-row>
        <table:table-row table:style-name="ro3">
          <table:table-cell table:formula="of:=&quot;0x&quot;&amp;DEC2HEX([.B31];2)" office:value-type="string" office:string-value="0x1D">
            <text:p>0x1D</text:p>
          </table:table-cell>
          <table:table-cell office:value-type="float" office:value="29">
            <text:p>29</text:p>
          </table:table-cell>
          <table:table-cell table:style-name="ce6" table:formula="of:=IF(MID([.$S31];1;1)=&quot;1&quot;;&quot;x&quot;;&quot;&quot;)">
            <text:p/>
          </table:table-cell>
          <table:table-cell table:style-name="ce6" table:formula="of:=IF(MID([.$S31];2;1)=&quot;1&quot;;&quot;x&quot;;&quot;&quot;)">
            <text:p/>
          </table:table-cell>
          <table:table-cell table:style-name="ce6" table:formula="of:=IF(MID([.$S31];3;1)=&quot;1&quot;;&quot;x&quot;;&quot;&quot;)">
            <text:p/>
          </table:table-cell>
          <table:table-cell table:style-name="ce6" table:formula="of:=IF(MID([.$S31];4;1)=&quot;1&quot;;&quot;x&quot;;&quot;&quot;)" office:value-type="string" office:string-value="x">
            <text:p>x</text:p>
          </table:table-cell>
          <table:table-cell table:style-name="ce6" table:formula="of:=IF(MID([.$S31];5;1)=&quot;1&quot;;&quot;x&quot;;&quot;&quot;)" office:value-type="string" office:string-value="x">
            <text:p>x</text:p>
          </table:table-cell>
          <table:table-cell table:style-name="ce6" table:formula="of:=IF(MID([.$S31];6;1)=&quot;1&quot;;&quot;x&quot;;&quot;&quot;)" office:value-type="string" office:string-value="x">
            <text:p>x</text:p>
          </table:table-cell>
          <table:table-cell table:style-name="ce6" table:formula="of:=IF(MID([.$S31];7;1)=&quot;1&quot;;&quot;x&quot;;&quot;&quot;)">
            <text:p/>
          </table:table-cell>
          <table:table-cell table:style-name="ce6" table:formula="of:=IF(MID([.$S31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31];8)" office:value-type="string" office:string-value="00011101">
            <text:p>000111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32];2)" office:value-type="string" office:string-value="0x1E">
            <text:p>0x1E</text:p>
          </table:table-cell>
          <table:table-cell table:style-name="ce2" office:value-type="float" office:value="30">
            <text:p>30</text:p>
          </table:table-cell>
          <table:table-cell table:style-name="ce5" table:formula="of:=IF(MID([.$S32];1;1)=&quot;1&quot;;&quot;x&quot;;&quot;&quot;)">
            <text:p/>
          </table:table-cell>
          <table:table-cell table:style-name="ce5" table:formula="of:=IF(MID([.$S32];2;1)=&quot;1&quot;;&quot;x&quot;;&quot;&quot;)">
            <text:p/>
          </table:table-cell>
          <table:table-cell table:style-name="ce5" table:formula="of:=IF(MID([.$S32];3;1)=&quot;1&quot;;&quot;x&quot;;&quot;&quot;)">
            <text:p/>
          </table:table-cell>
          <table:table-cell table:style-name="ce5" table:formula="of:=IF(MID([.$S32];4;1)=&quot;1&quot;;&quot;x&quot;;&quot;&quot;)" office:value-type="string" office:string-value="x">
            <text:p>x</text:p>
          </table:table-cell>
          <table:table-cell table:style-name="ce5" table:formula="of:=IF(MID([.$S32];5;1)=&quot;1&quot;;&quot;x&quot;;&quot;&quot;)" office:value-type="string" office:string-value="x">
            <text:p>x</text:p>
          </table:table-cell>
          <table:table-cell table:style-name="ce5" table:formula="of:=IF(MID([.$S32];6;1)=&quot;1&quot;;&quot;x&quot;;&quot;&quot;)" office:value-type="string" office:string-value="x">
            <text:p>x</text:p>
          </table:table-cell>
          <table:table-cell table:style-name="ce5" table:formula="of:=IF(MID([.$S32];7;1)=&quot;1&quot;;&quot;x&quot;;&quot;&quot;)" office:value-type="string" office:string-value="x">
            <text:p>x</text:p>
          </table:table-cell>
          <table:table-cell table:style-name="ce5" table:formula="of:=IF(MID([.$S32];8;1)=&quot;1&quot;;&quot;x&quot;;&quot;&quot;)">
            <text:p/>
          </table:table-cell>
          <table:table-cell table:number-columns-repeated="8"/>
          <table:table-cell table:formula="of:=DEC2BIN([.B32];8)" office:value-type="string" office:string-value="00011110">
            <text:p>00011110</text:p>
          </table:table-cell>
          <table:table-cell table:number-columns-repeated="1005"/>
        </table:table-row>
        <table:table-row table:style-name="ro3">
          <table:table-cell table:formula="of:=&quot;0x&quot;&amp;DEC2HEX([.B33];2)" office:value-type="string" office:string-value="0x1F">
            <text:p>0x1F</text:p>
          </table:table-cell>
          <table:table-cell office:value-type="float" office:value="31">
            <text:p>31</text:p>
          </table:table-cell>
          <table:table-cell table:style-name="ce6" table:formula="of:=IF(MID([.$S33];1;1)=&quot;1&quot;;&quot;x&quot;;&quot;&quot;)">
            <text:p/>
          </table:table-cell>
          <table:table-cell table:style-name="ce6" table:formula="of:=IF(MID([.$S33];2;1)=&quot;1&quot;;&quot;x&quot;;&quot;&quot;)">
            <text:p/>
          </table:table-cell>
          <table:table-cell table:style-name="ce6" table:formula="of:=IF(MID([.$S33];3;1)=&quot;1&quot;;&quot;x&quot;;&quot;&quot;)">
            <text:p/>
          </table:table-cell>
          <table:table-cell table:style-name="ce6" table:formula="of:=IF(MID([.$S33];4;1)=&quot;1&quot;;&quot;x&quot;;&quot;&quot;)" office:value-type="string" office:string-value="x">
            <text:p>x</text:p>
          </table:table-cell>
          <table:table-cell table:style-name="ce6" table:formula="of:=IF(MID([.$S33];5;1)=&quot;1&quot;;&quot;x&quot;;&quot;&quot;)" office:value-type="string" office:string-value="x">
            <text:p>x</text:p>
          </table:table-cell>
          <table:table-cell table:style-name="ce6" table:formula="of:=IF(MID([.$S33];6;1)=&quot;1&quot;;&quot;x&quot;;&quot;&quot;)" office:value-type="string" office:string-value="x">
            <text:p>x</text:p>
          </table:table-cell>
          <table:table-cell table:style-name="ce6" table:formula="of:=IF(MID([.$S33];7;1)=&quot;1&quot;;&quot;x&quot;;&quot;&quot;)" office:value-type="string" office:string-value="x">
            <text:p>x</text:p>
          </table:table-cell>
          <table:table-cell table:style-name="ce6" table:formula="of:=IF(MID([.$S33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33];8)" office:value-type="string" office:string-value="00011111">
            <text:p>000111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34];2)" office:value-type="string" office:string-value="0x20">
            <text:p>0x20</text:p>
          </table:table-cell>
          <table:table-cell table:style-name="ce2" office:value-type="float" office:value="32">
            <text:p>32</text:p>
          </table:table-cell>
          <table:table-cell table:style-name="ce5" table:formula="of:=IF(MID([.$S34];1;1)=&quot;1&quot;;&quot;x&quot;;&quot;&quot;)">
            <text:p/>
          </table:table-cell>
          <table:table-cell table:style-name="ce5" table:formula="of:=IF(MID([.$S34];2;1)=&quot;1&quot;;&quot;x&quot;;&quot;&quot;)">
            <text:p/>
          </table:table-cell>
          <table:table-cell table:style-name="ce5" table:formula="of:=IF(MID([.$S34];3;1)=&quot;1&quot;;&quot;x&quot;;&quot;&quot;)" office:value-type="string" office:string-value="x">
            <text:p>x</text:p>
          </table:table-cell>
          <table:table-cell table:style-name="ce5" table:formula="of:=IF(MID([.$S34];4;1)=&quot;1&quot;;&quot;x&quot;;&quot;&quot;)">
            <text:p/>
          </table:table-cell>
          <table:table-cell table:style-name="ce5" table:formula="of:=IF(MID([.$S34];5;1)=&quot;1&quot;;&quot;x&quot;;&quot;&quot;)">
            <text:p/>
          </table:table-cell>
          <table:table-cell table:style-name="ce5" table:formula="of:=IF(MID([.$S34];6;1)=&quot;1&quot;;&quot;x&quot;;&quot;&quot;)">
            <text:p/>
          </table:table-cell>
          <table:table-cell table:style-name="ce5" table:formula="of:=IF(MID([.$S34];7;1)=&quot;1&quot;;&quot;x&quot;;&quot;&quot;)">
            <text:p/>
          </table:table-cell>
          <table:table-cell table:style-name="ce5" table:formula="of:=IF(MID([.$S34];8;1)=&quot;1&quot;;&quot;x&quot;;&quot;&quot;)">
            <text:p/>
          </table:table-cell>
          <table:table-cell table:number-columns-repeated="8"/>
          <table:table-cell table:formula="of:=DEC2BIN([.B34];8)" office:value-type="string" office:string-value="00100000">
            <text:p>00100000</text:p>
          </table:table-cell>
          <table:table-cell table:number-columns-repeated="1005"/>
        </table:table-row>
        <table:table-row table:style-name="ro3">
          <table:table-cell table:formula="of:=&quot;0x&quot;&amp;DEC2HEX([.B35];2)" office:value-type="string" office:string-value="0x21">
            <text:p>0x21</text:p>
          </table:table-cell>
          <table:table-cell office:value-type="float" office:value="33">
            <text:p>33</text:p>
          </table:table-cell>
          <table:table-cell table:style-name="ce6" table:formula="of:=IF(MID([.$S35];1;1)=&quot;1&quot;;&quot;x&quot;;&quot;&quot;)">
            <text:p/>
          </table:table-cell>
          <table:table-cell table:style-name="ce6" table:formula="of:=IF(MID([.$S35];2;1)=&quot;1&quot;;&quot;x&quot;;&quot;&quot;)">
            <text:p/>
          </table:table-cell>
          <table:table-cell table:style-name="ce6" table:formula="of:=IF(MID([.$S35];3;1)=&quot;1&quot;;&quot;x&quot;;&quot;&quot;)" office:value-type="string" office:string-value="x">
            <text:p>x</text:p>
          </table:table-cell>
          <table:table-cell table:style-name="ce6" table:formula="of:=IF(MID([.$S35];4;1)=&quot;1&quot;;&quot;x&quot;;&quot;&quot;)">
            <text:p/>
          </table:table-cell>
          <table:table-cell table:style-name="ce6" table:formula="of:=IF(MID([.$S35];5;1)=&quot;1&quot;;&quot;x&quot;;&quot;&quot;)">
            <text:p/>
          </table:table-cell>
          <table:table-cell table:style-name="ce6" table:formula="of:=IF(MID([.$S35];6;1)=&quot;1&quot;;&quot;x&quot;;&quot;&quot;)">
            <text:p/>
          </table:table-cell>
          <table:table-cell table:style-name="ce6" table:formula="of:=IF(MID([.$S35];7;1)=&quot;1&quot;;&quot;x&quot;;&quot;&quot;)">
            <text:p/>
          </table:table-cell>
          <table:table-cell table:style-name="ce6" table:formula="of:=IF(MID([.$S35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35];8)" office:value-type="string" office:string-value="00100001">
            <text:p>001000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36];2)" office:value-type="string" office:string-value="0x22">
            <text:p>0x22</text:p>
          </table:table-cell>
          <table:table-cell table:style-name="ce2" office:value-type="float" office:value="34">
            <text:p>34</text:p>
          </table:table-cell>
          <table:table-cell table:style-name="ce5" table:formula="of:=IF(MID([.$S36];1;1)=&quot;1&quot;;&quot;x&quot;;&quot;&quot;)">
            <text:p/>
          </table:table-cell>
          <table:table-cell table:style-name="ce5" table:formula="of:=IF(MID([.$S36];2;1)=&quot;1&quot;;&quot;x&quot;;&quot;&quot;)">
            <text:p/>
          </table:table-cell>
          <table:table-cell table:style-name="ce5" table:formula="of:=IF(MID([.$S36];3;1)=&quot;1&quot;;&quot;x&quot;;&quot;&quot;)" office:value-type="string" office:string-value="x">
            <text:p>x</text:p>
          </table:table-cell>
          <table:table-cell table:style-name="ce5" table:formula="of:=IF(MID([.$S36];4;1)=&quot;1&quot;;&quot;x&quot;;&quot;&quot;)">
            <text:p/>
          </table:table-cell>
          <table:table-cell table:style-name="ce5" table:formula="of:=IF(MID([.$S36];5;1)=&quot;1&quot;;&quot;x&quot;;&quot;&quot;)">
            <text:p/>
          </table:table-cell>
          <table:table-cell table:style-name="ce5" table:formula="of:=IF(MID([.$S36];6;1)=&quot;1&quot;;&quot;x&quot;;&quot;&quot;)">
            <text:p/>
          </table:table-cell>
          <table:table-cell table:style-name="ce5" table:formula="of:=IF(MID([.$S36];7;1)=&quot;1&quot;;&quot;x&quot;;&quot;&quot;)" office:value-type="string" office:string-value="x">
            <text:p>x</text:p>
          </table:table-cell>
          <table:table-cell table:style-name="ce5" table:formula="of:=IF(MID([.$S36];8;1)=&quot;1&quot;;&quot;x&quot;;&quot;&quot;)">
            <text:p/>
          </table:table-cell>
          <table:table-cell table:number-columns-repeated="8"/>
          <table:table-cell table:formula="of:=DEC2BIN([.B36];8)" office:value-type="string" office:string-value="00100010">
            <text:p>00100010</text:p>
          </table:table-cell>
          <table:table-cell table:number-columns-repeated="1005"/>
        </table:table-row>
        <table:table-row table:style-name="ro3">
          <table:table-cell table:formula="of:=&quot;0x&quot;&amp;DEC2HEX([.B37];2)" office:value-type="string" office:string-value="0x23">
            <text:p>0x23</text:p>
          </table:table-cell>
          <table:table-cell office:value-type="float" office:value="35">
            <text:p>35</text:p>
          </table:table-cell>
          <table:table-cell table:style-name="ce6" table:formula="of:=IF(MID([.$S37];1;1)=&quot;1&quot;;&quot;x&quot;;&quot;&quot;)">
            <text:p/>
          </table:table-cell>
          <table:table-cell table:style-name="ce6" table:formula="of:=IF(MID([.$S37];2;1)=&quot;1&quot;;&quot;x&quot;;&quot;&quot;)">
            <text:p/>
          </table:table-cell>
          <table:table-cell table:style-name="ce6" table:formula="of:=IF(MID([.$S37];3;1)=&quot;1&quot;;&quot;x&quot;;&quot;&quot;)" office:value-type="string" office:string-value="x">
            <text:p>x</text:p>
          </table:table-cell>
          <table:table-cell table:style-name="ce6" table:formula="of:=IF(MID([.$S37];4;1)=&quot;1&quot;;&quot;x&quot;;&quot;&quot;)">
            <text:p/>
          </table:table-cell>
          <table:table-cell table:style-name="ce6" table:formula="of:=IF(MID([.$S37];5;1)=&quot;1&quot;;&quot;x&quot;;&quot;&quot;)">
            <text:p/>
          </table:table-cell>
          <table:table-cell table:style-name="ce6" table:formula="of:=IF(MID([.$S37];6;1)=&quot;1&quot;;&quot;x&quot;;&quot;&quot;)">
            <text:p/>
          </table:table-cell>
          <table:table-cell table:style-name="ce6" table:formula="of:=IF(MID([.$S37];7;1)=&quot;1&quot;;&quot;x&quot;;&quot;&quot;)" office:value-type="string" office:string-value="x">
            <text:p>x</text:p>
          </table:table-cell>
          <table:table-cell table:style-name="ce6" table:formula="of:=IF(MID([.$S37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37];8)" office:value-type="string" office:string-value="00100011">
            <text:p>001000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38];2)" office:value-type="string" office:string-value="0x24">
            <text:p>0x24</text:p>
          </table:table-cell>
          <table:table-cell table:style-name="ce2" office:value-type="float" office:value="36">
            <text:p>36</text:p>
          </table:table-cell>
          <table:table-cell table:style-name="ce5" table:formula="of:=IF(MID([.$S38];1;1)=&quot;1&quot;;&quot;x&quot;;&quot;&quot;)">
            <text:p/>
          </table:table-cell>
          <table:table-cell table:style-name="ce5" table:formula="of:=IF(MID([.$S38];2;1)=&quot;1&quot;;&quot;x&quot;;&quot;&quot;)">
            <text:p/>
          </table:table-cell>
          <table:table-cell table:style-name="ce5" table:formula="of:=IF(MID([.$S38];3;1)=&quot;1&quot;;&quot;x&quot;;&quot;&quot;)" office:value-type="string" office:string-value="x">
            <text:p>x</text:p>
          </table:table-cell>
          <table:table-cell table:style-name="ce5" table:formula="of:=IF(MID([.$S38];4;1)=&quot;1&quot;;&quot;x&quot;;&quot;&quot;)">
            <text:p/>
          </table:table-cell>
          <table:table-cell table:style-name="ce5" table:formula="of:=IF(MID([.$S38];5;1)=&quot;1&quot;;&quot;x&quot;;&quot;&quot;)">
            <text:p/>
          </table:table-cell>
          <table:table-cell table:style-name="ce5" table:formula="of:=IF(MID([.$S38];6;1)=&quot;1&quot;;&quot;x&quot;;&quot;&quot;)" office:value-type="string" office:string-value="x">
            <text:p>x</text:p>
          </table:table-cell>
          <table:table-cell table:style-name="ce5" table:formula="of:=IF(MID([.$S38];7;1)=&quot;1&quot;;&quot;x&quot;;&quot;&quot;)">
            <text:p/>
          </table:table-cell>
          <table:table-cell table:style-name="ce5" table:formula="of:=IF(MID([.$S38];8;1)=&quot;1&quot;;&quot;x&quot;;&quot;&quot;)">
            <text:p/>
          </table:table-cell>
          <table:table-cell table:number-columns-repeated="8"/>
          <table:table-cell table:formula="of:=DEC2BIN([.B38];8)" office:value-type="string" office:string-value="00100100">
            <text:p>00100100</text:p>
          </table:table-cell>
          <table:table-cell table:number-columns-repeated="1005"/>
        </table:table-row>
        <table:table-row table:style-name="ro3">
          <table:table-cell table:formula="of:=&quot;0x&quot;&amp;DEC2HEX([.B39];2)" office:value-type="string" office:string-value="0x25">
            <text:p>0x25</text:p>
          </table:table-cell>
          <table:table-cell office:value-type="float" office:value="37">
            <text:p>37</text:p>
          </table:table-cell>
          <table:table-cell table:style-name="ce6" table:formula="of:=IF(MID([.$S39];1;1)=&quot;1&quot;;&quot;x&quot;;&quot;&quot;)">
            <text:p/>
          </table:table-cell>
          <table:table-cell table:style-name="ce6" table:formula="of:=IF(MID([.$S39];2;1)=&quot;1&quot;;&quot;x&quot;;&quot;&quot;)">
            <text:p/>
          </table:table-cell>
          <table:table-cell table:style-name="ce6" table:formula="of:=IF(MID([.$S39];3;1)=&quot;1&quot;;&quot;x&quot;;&quot;&quot;)" office:value-type="string" office:string-value="x">
            <text:p>x</text:p>
          </table:table-cell>
          <table:table-cell table:style-name="ce6" table:formula="of:=IF(MID([.$S39];4;1)=&quot;1&quot;;&quot;x&quot;;&quot;&quot;)">
            <text:p/>
          </table:table-cell>
          <table:table-cell table:style-name="ce6" table:formula="of:=IF(MID([.$S39];5;1)=&quot;1&quot;;&quot;x&quot;;&quot;&quot;)">
            <text:p/>
          </table:table-cell>
          <table:table-cell table:style-name="ce6" table:formula="of:=IF(MID([.$S39];6;1)=&quot;1&quot;;&quot;x&quot;;&quot;&quot;)" office:value-type="string" office:string-value="x">
            <text:p>x</text:p>
          </table:table-cell>
          <table:table-cell table:style-name="ce6" table:formula="of:=IF(MID([.$S39];7;1)=&quot;1&quot;;&quot;x&quot;;&quot;&quot;)">
            <text:p/>
          </table:table-cell>
          <table:table-cell table:style-name="ce6" table:formula="of:=IF(MID([.$S39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39];8)" office:value-type="string" office:string-value="00100101">
            <text:p>001001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40];2)" office:value-type="string" office:string-value="0x26">
            <text:p>0x26</text:p>
          </table:table-cell>
          <table:table-cell table:style-name="ce2" office:value-type="float" office:value="38">
            <text:p>38</text:p>
          </table:table-cell>
          <table:table-cell table:style-name="ce5" table:formula="of:=IF(MID([.$S40];1;1)=&quot;1&quot;;&quot;x&quot;;&quot;&quot;)">
            <text:p/>
          </table:table-cell>
          <table:table-cell table:style-name="ce5" table:formula="of:=IF(MID([.$S40];2;1)=&quot;1&quot;;&quot;x&quot;;&quot;&quot;)">
            <text:p/>
          </table:table-cell>
          <table:table-cell table:style-name="ce5" table:formula="of:=IF(MID([.$S40];3;1)=&quot;1&quot;;&quot;x&quot;;&quot;&quot;)" office:value-type="string" office:string-value="x">
            <text:p>x</text:p>
          </table:table-cell>
          <table:table-cell table:style-name="ce5" table:formula="of:=IF(MID([.$S40];4;1)=&quot;1&quot;;&quot;x&quot;;&quot;&quot;)">
            <text:p/>
          </table:table-cell>
          <table:table-cell table:style-name="ce5" table:formula="of:=IF(MID([.$S40];5;1)=&quot;1&quot;;&quot;x&quot;;&quot;&quot;)">
            <text:p/>
          </table:table-cell>
          <table:table-cell table:style-name="ce5" table:formula="of:=IF(MID([.$S40];6;1)=&quot;1&quot;;&quot;x&quot;;&quot;&quot;)" office:value-type="string" office:string-value="x">
            <text:p>x</text:p>
          </table:table-cell>
          <table:table-cell table:style-name="ce5" table:formula="of:=IF(MID([.$S40];7;1)=&quot;1&quot;;&quot;x&quot;;&quot;&quot;)" office:value-type="string" office:string-value="x">
            <text:p>x</text:p>
          </table:table-cell>
          <table:table-cell table:style-name="ce5" table:formula="of:=IF(MID([.$S40];8;1)=&quot;1&quot;;&quot;x&quot;;&quot;&quot;)">
            <text:p/>
          </table:table-cell>
          <table:table-cell table:number-columns-repeated="8"/>
          <table:table-cell table:formula="of:=DEC2BIN([.B40];8)" office:value-type="string" office:string-value="00100110">
            <text:p>00100110</text:p>
          </table:table-cell>
          <table:table-cell table:number-columns-repeated="1005"/>
        </table:table-row>
        <table:table-row table:style-name="ro3">
          <table:table-cell table:formula="of:=&quot;0x&quot;&amp;DEC2HEX([.B41];2)" office:value-type="string" office:string-value="0x27">
            <text:p>0x27</text:p>
          </table:table-cell>
          <table:table-cell office:value-type="float" office:value="39">
            <text:p>39</text:p>
          </table:table-cell>
          <table:table-cell table:style-name="ce6" table:formula="of:=IF(MID([.$S41];1;1)=&quot;1&quot;;&quot;x&quot;;&quot;&quot;)">
            <text:p/>
          </table:table-cell>
          <table:table-cell table:style-name="ce6" table:formula="of:=IF(MID([.$S41];2;1)=&quot;1&quot;;&quot;x&quot;;&quot;&quot;)">
            <text:p/>
          </table:table-cell>
          <table:table-cell table:style-name="ce6" table:formula="of:=IF(MID([.$S41];3;1)=&quot;1&quot;;&quot;x&quot;;&quot;&quot;)" office:value-type="string" office:string-value="x">
            <text:p>x</text:p>
          </table:table-cell>
          <table:table-cell table:style-name="ce6" table:formula="of:=IF(MID([.$S41];4;1)=&quot;1&quot;;&quot;x&quot;;&quot;&quot;)">
            <text:p/>
          </table:table-cell>
          <table:table-cell table:style-name="ce6" table:formula="of:=IF(MID([.$S41];5;1)=&quot;1&quot;;&quot;x&quot;;&quot;&quot;)">
            <text:p/>
          </table:table-cell>
          <table:table-cell table:style-name="ce6" table:formula="of:=IF(MID([.$S41];6;1)=&quot;1&quot;;&quot;x&quot;;&quot;&quot;)" office:value-type="string" office:string-value="x">
            <text:p>x</text:p>
          </table:table-cell>
          <table:table-cell table:style-name="ce6" table:formula="of:=IF(MID([.$S41];7;1)=&quot;1&quot;;&quot;x&quot;;&quot;&quot;)" office:value-type="string" office:string-value="x">
            <text:p>x</text:p>
          </table:table-cell>
          <table:table-cell table:style-name="ce6" table:formula="of:=IF(MID([.$S41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41];8)" office:value-type="string" office:string-value="00100111">
            <text:p>001001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42];2)" office:value-type="string" office:string-value="0x28">
            <text:p>0x28</text:p>
          </table:table-cell>
          <table:table-cell table:style-name="ce2" office:value-type="float" office:value="40">
            <text:p>40</text:p>
          </table:table-cell>
          <table:table-cell table:style-name="ce5" table:formula="of:=IF(MID([.$S42];1;1)=&quot;1&quot;;&quot;x&quot;;&quot;&quot;)">
            <text:p/>
          </table:table-cell>
          <table:table-cell table:style-name="ce5" table:formula="of:=IF(MID([.$S42];2;1)=&quot;1&quot;;&quot;x&quot;;&quot;&quot;)">
            <text:p/>
          </table:table-cell>
          <table:table-cell table:style-name="ce5" table:formula="of:=IF(MID([.$S42];3;1)=&quot;1&quot;;&quot;x&quot;;&quot;&quot;)" office:value-type="string" office:string-value="x">
            <text:p>x</text:p>
          </table:table-cell>
          <table:table-cell table:style-name="ce5" table:formula="of:=IF(MID([.$S42];4;1)=&quot;1&quot;;&quot;x&quot;;&quot;&quot;)">
            <text:p/>
          </table:table-cell>
          <table:table-cell table:style-name="ce5" table:formula="of:=IF(MID([.$S42];5;1)=&quot;1&quot;;&quot;x&quot;;&quot;&quot;)" office:value-type="string" office:string-value="x">
            <text:p>x</text:p>
          </table:table-cell>
          <table:table-cell table:style-name="ce5" table:formula="of:=IF(MID([.$S42];6;1)=&quot;1&quot;;&quot;x&quot;;&quot;&quot;)">
            <text:p/>
          </table:table-cell>
          <table:table-cell table:style-name="ce5" table:formula="of:=IF(MID([.$S42];7;1)=&quot;1&quot;;&quot;x&quot;;&quot;&quot;)">
            <text:p/>
          </table:table-cell>
          <table:table-cell table:style-name="ce5" table:formula="of:=IF(MID([.$S42];8;1)=&quot;1&quot;;&quot;x&quot;;&quot;&quot;)">
            <text:p/>
          </table:table-cell>
          <table:table-cell table:number-columns-repeated="8"/>
          <table:table-cell table:formula="of:=DEC2BIN([.B42];8)" office:value-type="string" office:string-value="00101000">
            <text:p>00101000</text:p>
          </table:table-cell>
          <table:table-cell table:number-columns-repeated="1005"/>
        </table:table-row>
        <table:table-row table:style-name="ro3">
          <table:table-cell table:formula="of:=&quot;0x&quot;&amp;DEC2HEX([.B43];2)" office:value-type="string" office:string-value="0x29">
            <text:p>0x29</text:p>
          </table:table-cell>
          <table:table-cell office:value-type="float" office:value="41">
            <text:p>41</text:p>
          </table:table-cell>
          <table:table-cell table:style-name="ce6" table:formula="of:=IF(MID([.$S43];1;1)=&quot;1&quot;;&quot;x&quot;;&quot;&quot;)">
            <text:p/>
          </table:table-cell>
          <table:table-cell table:style-name="ce6" table:formula="of:=IF(MID([.$S43];2;1)=&quot;1&quot;;&quot;x&quot;;&quot;&quot;)">
            <text:p/>
          </table:table-cell>
          <table:table-cell table:style-name="ce6" table:formula="of:=IF(MID([.$S43];3;1)=&quot;1&quot;;&quot;x&quot;;&quot;&quot;)" office:value-type="string" office:string-value="x">
            <text:p>x</text:p>
          </table:table-cell>
          <table:table-cell table:style-name="ce6" table:formula="of:=IF(MID([.$S43];4;1)=&quot;1&quot;;&quot;x&quot;;&quot;&quot;)">
            <text:p/>
          </table:table-cell>
          <table:table-cell table:style-name="ce6" table:formula="of:=IF(MID([.$S43];5;1)=&quot;1&quot;;&quot;x&quot;;&quot;&quot;)" office:value-type="string" office:string-value="x">
            <text:p>x</text:p>
          </table:table-cell>
          <table:table-cell table:style-name="ce6" table:formula="of:=IF(MID([.$S43];6;1)=&quot;1&quot;;&quot;x&quot;;&quot;&quot;)">
            <text:p/>
          </table:table-cell>
          <table:table-cell table:style-name="ce6" table:formula="of:=IF(MID([.$S43];7;1)=&quot;1&quot;;&quot;x&quot;;&quot;&quot;)">
            <text:p/>
          </table:table-cell>
          <table:table-cell table:style-name="ce6" table:formula="of:=IF(MID([.$S43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43];8)" office:value-type="string" office:string-value="00101001">
            <text:p>001010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44];2)" office:value-type="string" office:string-value="0x2A">
            <text:p>0x2A</text:p>
          </table:table-cell>
          <table:table-cell table:style-name="ce2" office:value-type="float" office:value="42">
            <text:p>42</text:p>
          </table:table-cell>
          <table:table-cell table:style-name="ce5" table:formula="of:=IF(MID([.$S44];1;1)=&quot;1&quot;;&quot;x&quot;;&quot;&quot;)">
            <text:p/>
          </table:table-cell>
          <table:table-cell table:style-name="ce5" table:formula="of:=IF(MID([.$S44];2;1)=&quot;1&quot;;&quot;x&quot;;&quot;&quot;)">
            <text:p/>
          </table:table-cell>
          <table:table-cell table:style-name="ce5" table:formula="of:=IF(MID([.$S44];3;1)=&quot;1&quot;;&quot;x&quot;;&quot;&quot;)" office:value-type="string" office:string-value="x">
            <text:p>x</text:p>
          </table:table-cell>
          <table:table-cell table:style-name="ce5" table:formula="of:=IF(MID([.$S44];4;1)=&quot;1&quot;;&quot;x&quot;;&quot;&quot;)">
            <text:p/>
          </table:table-cell>
          <table:table-cell table:style-name="ce5" table:formula="of:=IF(MID([.$S44];5;1)=&quot;1&quot;;&quot;x&quot;;&quot;&quot;)" office:value-type="string" office:string-value="x">
            <text:p>x</text:p>
          </table:table-cell>
          <table:table-cell table:style-name="ce5" table:formula="of:=IF(MID([.$S44];6;1)=&quot;1&quot;;&quot;x&quot;;&quot;&quot;)">
            <text:p/>
          </table:table-cell>
          <table:table-cell table:style-name="ce5" table:formula="of:=IF(MID([.$S44];7;1)=&quot;1&quot;;&quot;x&quot;;&quot;&quot;)" office:value-type="string" office:string-value="x">
            <text:p>x</text:p>
          </table:table-cell>
          <table:table-cell table:style-name="ce5" table:formula="of:=IF(MID([.$S44];8;1)=&quot;1&quot;;&quot;x&quot;;&quot;&quot;)">
            <text:p/>
          </table:table-cell>
          <table:table-cell table:number-columns-repeated="8"/>
          <table:table-cell table:formula="of:=DEC2BIN([.B44];8)" office:value-type="string" office:string-value="00101010">
            <text:p>00101010</text:p>
          </table:table-cell>
          <table:table-cell table:number-columns-repeated="1005"/>
        </table:table-row>
        <table:table-row table:style-name="ro3">
          <table:table-cell table:formula="of:=&quot;0x&quot;&amp;DEC2HEX([.B45];2)" office:value-type="string" office:string-value="0x2B">
            <text:p>0x2B</text:p>
          </table:table-cell>
          <table:table-cell office:value-type="float" office:value="43">
            <text:p>43</text:p>
          </table:table-cell>
          <table:table-cell table:style-name="ce6" table:formula="of:=IF(MID([.$S45];1;1)=&quot;1&quot;;&quot;x&quot;;&quot;&quot;)">
            <text:p/>
          </table:table-cell>
          <table:table-cell table:style-name="ce6" table:formula="of:=IF(MID([.$S45];2;1)=&quot;1&quot;;&quot;x&quot;;&quot;&quot;)">
            <text:p/>
          </table:table-cell>
          <table:table-cell table:style-name="ce6" table:formula="of:=IF(MID([.$S45];3;1)=&quot;1&quot;;&quot;x&quot;;&quot;&quot;)" office:value-type="string" office:string-value="x">
            <text:p>x</text:p>
          </table:table-cell>
          <table:table-cell table:style-name="ce6" table:formula="of:=IF(MID([.$S45];4;1)=&quot;1&quot;;&quot;x&quot;;&quot;&quot;)">
            <text:p/>
          </table:table-cell>
          <table:table-cell table:style-name="ce6" table:formula="of:=IF(MID([.$S45];5;1)=&quot;1&quot;;&quot;x&quot;;&quot;&quot;)" office:value-type="string" office:string-value="x">
            <text:p>x</text:p>
          </table:table-cell>
          <table:table-cell table:style-name="ce6" table:formula="of:=IF(MID([.$S45];6;1)=&quot;1&quot;;&quot;x&quot;;&quot;&quot;)">
            <text:p/>
          </table:table-cell>
          <table:table-cell table:style-name="ce6" table:formula="of:=IF(MID([.$S45];7;1)=&quot;1&quot;;&quot;x&quot;;&quot;&quot;)" office:value-type="string" office:string-value="x">
            <text:p>x</text:p>
          </table:table-cell>
          <table:table-cell table:style-name="ce6" table:formula="of:=IF(MID([.$S45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45];8)" office:value-type="string" office:string-value="00101011">
            <text:p>001010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46];2)" office:value-type="string" office:string-value="0x2C">
            <text:p>0x2C</text:p>
          </table:table-cell>
          <table:table-cell table:style-name="ce2" office:value-type="float" office:value="44">
            <text:p>44</text:p>
          </table:table-cell>
          <table:table-cell table:style-name="ce5" table:formula="of:=IF(MID([.$S46];1;1)=&quot;1&quot;;&quot;x&quot;;&quot;&quot;)">
            <text:p/>
          </table:table-cell>
          <table:table-cell table:style-name="ce5" table:formula="of:=IF(MID([.$S46];2;1)=&quot;1&quot;;&quot;x&quot;;&quot;&quot;)">
            <text:p/>
          </table:table-cell>
          <table:table-cell table:style-name="ce5" table:formula="of:=IF(MID([.$S46];3;1)=&quot;1&quot;;&quot;x&quot;;&quot;&quot;)" office:value-type="string" office:string-value="x">
            <text:p>x</text:p>
          </table:table-cell>
          <table:table-cell table:style-name="ce5" table:formula="of:=IF(MID([.$S46];4;1)=&quot;1&quot;;&quot;x&quot;;&quot;&quot;)">
            <text:p/>
          </table:table-cell>
          <table:table-cell table:style-name="ce5" table:formula="of:=IF(MID([.$S46];5;1)=&quot;1&quot;;&quot;x&quot;;&quot;&quot;)" office:value-type="string" office:string-value="x">
            <text:p>x</text:p>
          </table:table-cell>
          <table:table-cell table:style-name="ce5" table:formula="of:=IF(MID([.$S46];6;1)=&quot;1&quot;;&quot;x&quot;;&quot;&quot;)" office:value-type="string" office:string-value="x">
            <text:p>x</text:p>
          </table:table-cell>
          <table:table-cell table:style-name="ce5" table:formula="of:=IF(MID([.$S46];7;1)=&quot;1&quot;;&quot;x&quot;;&quot;&quot;)">
            <text:p/>
          </table:table-cell>
          <table:table-cell table:style-name="ce5" table:formula="of:=IF(MID([.$S46];8;1)=&quot;1&quot;;&quot;x&quot;;&quot;&quot;)">
            <text:p/>
          </table:table-cell>
          <table:table-cell table:number-columns-repeated="8"/>
          <table:table-cell table:formula="of:=DEC2BIN([.B46];8)" office:value-type="string" office:string-value="00101100">
            <text:p>00101100</text:p>
          </table:table-cell>
          <table:table-cell table:number-columns-repeated="1005"/>
        </table:table-row>
        <table:table-row table:style-name="ro3">
          <table:table-cell table:formula="of:=&quot;0x&quot;&amp;DEC2HEX([.B47];2)" office:value-type="string" office:string-value="0x2D">
            <text:p>0x2D</text:p>
          </table:table-cell>
          <table:table-cell office:value-type="float" office:value="45">
            <text:p>45</text:p>
          </table:table-cell>
          <table:table-cell table:style-name="ce6" table:formula="of:=IF(MID([.$S47];1;1)=&quot;1&quot;;&quot;x&quot;;&quot;&quot;)">
            <text:p/>
          </table:table-cell>
          <table:table-cell table:style-name="ce6" table:formula="of:=IF(MID([.$S47];2;1)=&quot;1&quot;;&quot;x&quot;;&quot;&quot;)">
            <text:p/>
          </table:table-cell>
          <table:table-cell table:style-name="ce6" table:formula="of:=IF(MID([.$S47];3;1)=&quot;1&quot;;&quot;x&quot;;&quot;&quot;)" office:value-type="string" office:string-value="x">
            <text:p>x</text:p>
          </table:table-cell>
          <table:table-cell table:style-name="ce6" table:formula="of:=IF(MID([.$S47];4;1)=&quot;1&quot;;&quot;x&quot;;&quot;&quot;)">
            <text:p/>
          </table:table-cell>
          <table:table-cell table:style-name="ce6" table:formula="of:=IF(MID([.$S47];5;1)=&quot;1&quot;;&quot;x&quot;;&quot;&quot;)" office:value-type="string" office:string-value="x">
            <text:p>x</text:p>
          </table:table-cell>
          <table:table-cell table:style-name="ce6" table:formula="of:=IF(MID([.$S47];6;1)=&quot;1&quot;;&quot;x&quot;;&quot;&quot;)" office:value-type="string" office:string-value="x">
            <text:p>x</text:p>
          </table:table-cell>
          <table:table-cell table:style-name="ce6" table:formula="of:=IF(MID([.$S47];7;1)=&quot;1&quot;;&quot;x&quot;;&quot;&quot;)">
            <text:p/>
          </table:table-cell>
          <table:table-cell table:style-name="ce6" table:formula="of:=IF(MID([.$S47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47];8)" office:value-type="string" office:string-value="00101101">
            <text:p>001011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48];2)" office:value-type="string" office:string-value="0x2E">
            <text:p>0x2E</text:p>
          </table:table-cell>
          <table:table-cell table:style-name="ce2" office:value-type="float" office:value="46">
            <text:p>46</text:p>
          </table:table-cell>
          <table:table-cell table:style-name="ce5" table:formula="of:=IF(MID([.$S48];1;1)=&quot;1&quot;;&quot;x&quot;;&quot;&quot;)">
            <text:p/>
          </table:table-cell>
          <table:table-cell table:style-name="ce5" table:formula="of:=IF(MID([.$S48];2;1)=&quot;1&quot;;&quot;x&quot;;&quot;&quot;)">
            <text:p/>
          </table:table-cell>
          <table:table-cell table:style-name="ce5" table:formula="of:=IF(MID([.$S48];3;1)=&quot;1&quot;;&quot;x&quot;;&quot;&quot;)" office:value-type="string" office:string-value="x">
            <text:p>x</text:p>
          </table:table-cell>
          <table:table-cell table:style-name="ce5" table:formula="of:=IF(MID([.$S48];4;1)=&quot;1&quot;;&quot;x&quot;;&quot;&quot;)">
            <text:p/>
          </table:table-cell>
          <table:table-cell table:style-name="ce5" table:formula="of:=IF(MID([.$S48];5;1)=&quot;1&quot;;&quot;x&quot;;&quot;&quot;)" office:value-type="string" office:string-value="x">
            <text:p>x</text:p>
          </table:table-cell>
          <table:table-cell table:style-name="ce5" table:formula="of:=IF(MID([.$S48];6;1)=&quot;1&quot;;&quot;x&quot;;&quot;&quot;)" office:value-type="string" office:string-value="x">
            <text:p>x</text:p>
          </table:table-cell>
          <table:table-cell table:style-name="ce5" table:formula="of:=IF(MID([.$S48];7;1)=&quot;1&quot;;&quot;x&quot;;&quot;&quot;)" office:value-type="string" office:string-value="x">
            <text:p>x</text:p>
          </table:table-cell>
          <table:table-cell table:style-name="ce5" table:formula="of:=IF(MID([.$S48];8;1)=&quot;1&quot;;&quot;x&quot;;&quot;&quot;)">
            <text:p/>
          </table:table-cell>
          <table:table-cell table:number-columns-repeated="8"/>
          <table:table-cell table:formula="of:=DEC2BIN([.B48];8)" office:value-type="string" office:string-value="00101110">
            <text:p>00101110</text:p>
          </table:table-cell>
          <table:table-cell table:number-columns-repeated="1005"/>
        </table:table-row>
        <table:table-row table:style-name="ro3">
          <table:table-cell table:formula="of:=&quot;0x&quot;&amp;DEC2HEX([.B49];2)" office:value-type="string" office:string-value="0x2F">
            <text:p>0x2F</text:p>
          </table:table-cell>
          <table:table-cell office:value-type="float" office:value="47">
            <text:p>47</text:p>
          </table:table-cell>
          <table:table-cell table:style-name="ce6" table:formula="of:=IF(MID([.$S49];1;1)=&quot;1&quot;;&quot;x&quot;;&quot;&quot;)">
            <text:p/>
          </table:table-cell>
          <table:table-cell table:style-name="ce6" table:formula="of:=IF(MID([.$S49];2;1)=&quot;1&quot;;&quot;x&quot;;&quot;&quot;)">
            <text:p/>
          </table:table-cell>
          <table:table-cell table:style-name="ce6" table:formula="of:=IF(MID([.$S49];3;1)=&quot;1&quot;;&quot;x&quot;;&quot;&quot;)" office:value-type="string" office:string-value="x">
            <text:p>x</text:p>
          </table:table-cell>
          <table:table-cell table:style-name="ce6" table:formula="of:=IF(MID([.$S49];4;1)=&quot;1&quot;;&quot;x&quot;;&quot;&quot;)">
            <text:p/>
          </table:table-cell>
          <table:table-cell table:style-name="ce6" table:formula="of:=IF(MID([.$S49];5;1)=&quot;1&quot;;&quot;x&quot;;&quot;&quot;)" office:value-type="string" office:string-value="x">
            <text:p>x</text:p>
          </table:table-cell>
          <table:table-cell table:style-name="ce6" table:formula="of:=IF(MID([.$S49];6;1)=&quot;1&quot;;&quot;x&quot;;&quot;&quot;)" office:value-type="string" office:string-value="x">
            <text:p>x</text:p>
          </table:table-cell>
          <table:table-cell table:style-name="ce6" table:formula="of:=IF(MID([.$S49];7;1)=&quot;1&quot;;&quot;x&quot;;&quot;&quot;)" office:value-type="string" office:string-value="x">
            <text:p>x</text:p>
          </table:table-cell>
          <table:table-cell table:style-name="ce6" table:formula="of:=IF(MID([.$S49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49];8)" office:value-type="string" office:string-value="00101111">
            <text:p>001011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50];2)" office:value-type="string" office:string-value="0x30">
            <text:p>0x30</text:p>
          </table:table-cell>
          <table:table-cell table:style-name="ce2" office:value-type="float" office:value="48">
            <text:p>48</text:p>
          </table:table-cell>
          <table:table-cell table:style-name="ce5" table:formula="of:=IF(MID([.$S50];1;1)=&quot;1&quot;;&quot;x&quot;;&quot;&quot;)">
            <text:p/>
          </table:table-cell>
          <table:table-cell table:style-name="ce5" table:formula="of:=IF(MID([.$S50];2;1)=&quot;1&quot;;&quot;x&quot;;&quot;&quot;)">
            <text:p/>
          </table:table-cell>
          <table:table-cell table:style-name="ce5" table:formula="of:=IF(MID([.$S50];3;1)=&quot;1&quot;;&quot;x&quot;;&quot;&quot;)" office:value-type="string" office:string-value="x">
            <text:p>x</text:p>
          </table:table-cell>
          <table:table-cell table:style-name="ce5" table:formula="of:=IF(MID([.$S50];4;1)=&quot;1&quot;;&quot;x&quot;;&quot;&quot;)" office:value-type="string" office:string-value="x">
            <text:p>x</text:p>
          </table:table-cell>
          <table:table-cell table:style-name="ce5" table:formula="of:=IF(MID([.$S50];5;1)=&quot;1&quot;;&quot;x&quot;;&quot;&quot;)">
            <text:p/>
          </table:table-cell>
          <table:table-cell table:style-name="ce5" table:formula="of:=IF(MID([.$S50];6;1)=&quot;1&quot;;&quot;x&quot;;&quot;&quot;)">
            <text:p/>
          </table:table-cell>
          <table:table-cell table:style-name="ce5" table:formula="of:=IF(MID([.$S50];7;1)=&quot;1&quot;;&quot;x&quot;;&quot;&quot;)">
            <text:p/>
          </table:table-cell>
          <table:table-cell table:style-name="ce5" table:formula="of:=IF(MID([.$S50];8;1)=&quot;1&quot;;&quot;x&quot;;&quot;&quot;)">
            <text:p/>
          </table:table-cell>
          <table:table-cell table:number-columns-repeated="8"/>
          <table:table-cell table:formula="of:=DEC2BIN([.B50];8)" office:value-type="string" office:string-value="00110000">
            <text:p>00110000</text:p>
          </table:table-cell>
          <table:table-cell table:number-columns-repeated="1005"/>
        </table:table-row>
        <table:table-row table:style-name="ro3">
          <table:table-cell table:formula="of:=&quot;0x&quot;&amp;DEC2HEX([.B51];2)" office:value-type="string" office:string-value="0x31">
            <text:p>0x31</text:p>
          </table:table-cell>
          <table:table-cell office:value-type="float" office:value="49">
            <text:p>49</text:p>
          </table:table-cell>
          <table:table-cell table:style-name="ce6" table:formula="of:=IF(MID([.$S51];1;1)=&quot;1&quot;;&quot;x&quot;;&quot;&quot;)">
            <text:p/>
          </table:table-cell>
          <table:table-cell table:style-name="ce6" table:formula="of:=IF(MID([.$S51];2;1)=&quot;1&quot;;&quot;x&quot;;&quot;&quot;)">
            <text:p/>
          </table:table-cell>
          <table:table-cell table:style-name="ce6" table:formula="of:=IF(MID([.$S51];3;1)=&quot;1&quot;;&quot;x&quot;;&quot;&quot;)" office:value-type="string" office:string-value="x">
            <text:p>x</text:p>
          </table:table-cell>
          <table:table-cell table:style-name="ce6" table:formula="of:=IF(MID([.$S51];4;1)=&quot;1&quot;;&quot;x&quot;;&quot;&quot;)" office:value-type="string" office:string-value="x">
            <text:p>x</text:p>
          </table:table-cell>
          <table:table-cell table:style-name="ce6" table:formula="of:=IF(MID([.$S51];5;1)=&quot;1&quot;;&quot;x&quot;;&quot;&quot;)">
            <text:p/>
          </table:table-cell>
          <table:table-cell table:style-name="ce6" table:formula="of:=IF(MID([.$S51];6;1)=&quot;1&quot;;&quot;x&quot;;&quot;&quot;)">
            <text:p/>
          </table:table-cell>
          <table:table-cell table:style-name="ce6" table:formula="of:=IF(MID([.$S51];7;1)=&quot;1&quot;;&quot;x&quot;;&quot;&quot;)">
            <text:p/>
          </table:table-cell>
          <table:table-cell table:style-name="ce6" table:formula="of:=IF(MID([.$S51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51];8)" office:value-type="string" office:string-value="00110001">
            <text:p>001100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52];2)" office:value-type="string" office:string-value="0x32">
            <text:p>0x32</text:p>
          </table:table-cell>
          <table:table-cell table:style-name="ce2" office:value-type="float" office:value="50">
            <text:p>50</text:p>
          </table:table-cell>
          <table:table-cell table:style-name="ce5" table:formula="of:=IF(MID([.$S52];1;1)=&quot;1&quot;;&quot;x&quot;;&quot;&quot;)">
            <text:p/>
          </table:table-cell>
          <table:table-cell table:style-name="ce5" table:formula="of:=IF(MID([.$S52];2;1)=&quot;1&quot;;&quot;x&quot;;&quot;&quot;)">
            <text:p/>
          </table:table-cell>
          <table:table-cell table:style-name="ce5" table:formula="of:=IF(MID([.$S52];3;1)=&quot;1&quot;;&quot;x&quot;;&quot;&quot;)" office:value-type="string" office:string-value="x">
            <text:p>x</text:p>
          </table:table-cell>
          <table:table-cell table:style-name="ce5" table:formula="of:=IF(MID([.$S52];4;1)=&quot;1&quot;;&quot;x&quot;;&quot;&quot;)" office:value-type="string" office:string-value="x">
            <text:p>x</text:p>
          </table:table-cell>
          <table:table-cell table:style-name="ce5" table:formula="of:=IF(MID([.$S52];5;1)=&quot;1&quot;;&quot;x&quot;;&quot;&quot;)">
            <text:p/>
          </table:table-cell>
          <table:table-cell table:style-name="ce5" table:formula="of:=IF(MID([.$S52];6;1)=&quot;1&quot;;&quot;x&quot;;&quot;&quot;)">
            <text:p/>
          </table:table-cell>
          <table:table-cell table:style-name="ce5" table:formula="of:=IF(MID([.$S52];7;1)=&quot;1&quot;;&quot;x&quot;;&quot;&quot;)" office:value-type="string" office:string-value="x">
            <text:p>x</text:p>
          </table:table-cell>
          <table:table-cell table:style-name="ce5" table:formula="of:=IF(MID([.$S52];8;1)=&quot;1&quot;;&quot;x&quot;;&quot;&quot;)">
            <text:p/>
          </table:table-cell>
          <table:table-cell table:number-columns-repeated="8"/>
          <table:table-cell table:formula="of:=DEC2BIN([.B52];8)" office:value-type="string" office:string-value="00110010">
            <text:p>00110010</text:p>
          </table:table-cell>
          <table:table-cell table:number-columns-repeated="1005"/>
        </table:table-row>
        <table:table-row table:style-name="ro3">
          <table:table-cell table:formula="of:=&quot;0x&quot;&amp;DEC2HEX([.B53];2)" office:value-type="string" office:string-value="0x33">
            <text:p>0x33</text:p>
          </table:table-cell>
          <table:table-cell office:value-type="float" office:value="51">
            <text:p>51</text:p>
          </table:table-cell>
          <table:table-cell table:style-name="ce6" table:formula="of:=IF(MID([.$S53];1;1)=&quot;1&quot;;&quot;x&quot;;&quot;&quot;)">
            <text:p/>
          </table:table-cell>
          <table:table-cell table:style-name="ce6" table:formula="of:=IF(MID([.$S53];2;1)=&quot;1&quot;;&quot;x&quot;;&quot;&quot;)">
            <text:p/>
          </table:table-cell>
          <table:table-cell table:style-name="ce6" table:formula="of:=IF(MID([.$S53];3;1)=&quot;1&quot;;&quot;x&quot;;&quot;&quot;)" office:value-type="string" office:string-value="x">
            <text:p>x</text:p>
          </table:table-cell>
          <table:table-cell table:style-name="ce6" table:formula="of:=IF(MID([.$S53];4;1)=&quot;1&quot;;&quot;x&quot;;&quot;&quot;)" office:value-type="string" office:string-value="x">
            <text:p>x</text:p>
          </table:table-cell>
          <table:table-cell table:style-name="ce6" table:formula="of:=IF(MID([.$S53];5;1)=&quot;1&quot;;&quot;x&quot;;&quot;&quot;)">
            <text:p/>
          </table:table-cell>
          <table:table-cell table:style-name="ce6" table:formula="of:=IF(MID([.$S53];6;1)=&quot;1&quot;;&quot;x&quot;;&quot;&quot;)">
            <text:p/>
          </table:table-cell>
          <table:table-cell table:style-name="ce6" table:formula="of:=IF(MID([.$S53];7;1)=&quot;1&quot;;&quot;x&quot;;&quot;&quot;)" office:value-type="string" office:string-value="x">
            <text:p>x</text:p>
          </table:table-cell>
          <table:table-cell table:style-name="ce6" table:formula="of:=IF(MID([.$S53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53];8)" office:value-type="string" office:string-value="00110011">
            <text:p>001100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54];2)" office:value-type="string" office:string-value="0x34">
            <text:p>0x34</text:p>
          </table:table-cell>
          <table:table-cell table:style-name="ce2" office:value-type="float" office:value="52">
            <text:p>52</text:p>
          </table:table-cell>
          <table:table-cell table:style-name="ce5" table:formula="of:=IF(MID([.$S54];1;1)=&quot;1&quot;;&quot;x&quot;;&quot;&quot;)">
            <text:p/>
          </table:table-cell>
          <table:table-cell table:style-name="ce5" table:formula="of:=IF(MID([.$S54];2;1)=&quot;1&quot;;&quot;x&quot;;&quot;&quot;)">
            <text:p/>
          </table:table-cell>
          <table:table-cell table:style-name="ce5" table:formula="of:=IF(MID([.$S54];3;1)=&quot;1&quot;;&quot;x&quot;;&quot;&quot;)" office:value-type="string" office:string-value="x">
            <text:p>x</text:p>
          </table:table-cell>
          <table:table-cell table:style-name="ce5" table:formula="of:=IF(MID([.$S54];4;1)=&quot;1&quot;;&quot;x&quot;;&quot;&quot;)" office:value-type="string" office:string-value="x">
            <text:p>x</text:p>
          </table:table-cell>
          <table:table-cell table:style-name="ce5" table:formula="of:=IF(MID([.$S54];5;1)=&quot;1&quot;;&quot;x&quot;;&quot;&quot;)">
            <text:p/>
          </table:table-cell>
          <table:table-cell table:style-name="ce5" table:formula="of:=IF(MID([.$S54];6;1)=&quot;1&quot;;&quot;x&quot;;&quot;&quot;)" office:value-type="string" office:string-value="x">
            <text:p>x</text:p>
          </table:table-cell>
          <table:table-cell table:style-name="ce5" table:formula="of:=IF(MID([.$S54];7;1)=&quot;1&quot;;&quot;x&quot;;&quot;&quot;)">
            <text:p/>
          </table:table-cell>
          <table:table-cell table:style-name="ce5" table:formula="of:=IF(MID([.$S54];8;1)=&quot;1&quot;;&quot;x&quot;;&quot;&quot;)">
            <text:p/>
          </table:table-cell>
          <table:table-cell table:number-columns-repeated="8"/>
          <table:table-cell table:formula="of:=DEC2BIN([.B54];8)" office:value-type="string" office:string-value="00110100">
            <text:p>00110100</text:p>
          </table:table-cell>
          <table:table-cell table:number-columns-repeated="1005"/>
        </table:table-row>
        <table:table-row table:style-name="ro3">
          <table:table-cell table:formula="of:=&quot;0x&quot;&amp;DEC2HEX([.B55];2)" office:value-type="string" office:string-value="0x35">
            <text:p>0x35</text:p>
          </table:table-cell>
          <table:table-cell office:value-type="float" office:value="53">
            <text:p>53</text:p>
          </table:table-cell>
          <table:table-cell table:style-name="ce6" table:formula="of:=IF(MID([.$S55];1;1)=&quot;1&quot;;&quot;x&quot;;&quot;&quot;)">
            <text:p/>
          </table:table-cell>
          <table:table-cell table:style-name="ce6" table:formula="of:=IF(MID([.$S55];2;1)=&quot;1&quot;;&quot;x&quot;;&quot;&quot;)">
            <text:p/>
          </table:table-cell>
          <table:table-cell table:style-name="ce6" table:formula="of:=IF(MID([.$S55];3;1)=&quot;1&quot;;&quot;x&quot;;&quot;&quot;)" office:value-type="string" office:string-value="x">
            <text:p>x</text:p>
          </table:table-cell>
          <table:table-cell table:style-name="ce6" table:formula="of:=IF(MID([.$S55];4;1)=&quot;1&quot;;&quot;x&quot;;&quot;&quot;)" office:value-type="string" office:string-value="x">
            <text:p>x</text:p>
          </table:table-cell>
          <table:table-cell table:style-name="ce6" table:formula="of:=IF(MID([.$S55];5;1)=&quot;1&quot;;&quot;x&quot;;&quot;&quot;)">
            <text:p/>
          </table:table-cell>
          <table:table-cell table:style-name="ce6" table:formula="of:=IF(MID([.$S55];6;1)=&quot;1&quot;;&quot;x&quot;;&quot;&quot;)" office:value-type="string" office:string-value="x">
            <text:p>x</text:p>
          </table:table-cell>
          <table:table-cell table:style-name="ce6" table:formula="of:=IF(MID([.$S55];7;1)=&quot;1&quot;;&quot;x&quot;;&quot;&quot;)">
            <text:p/>
          </table:table-cell>
          <table:table-cell table:style-name="ce6" table:formula="of:=IF(MID([.$S55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55];8)" office:value-type="string" office:string-value="00110101">
            <text:p>001101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56];2)" office:value-type="string" office:string-value="0x36">
            <text:p>0x36</text:p>
          </table:table-cell>
          <table:table-cell table:style-name="ce2" office:value-type="float" office:value="54">
            <text:p>54</text:p>
          </table:table-cell>
          <table:table-cell table:style-name="ce5" table:formula="of:=IF(MID([.$S56];1;1)=&quot;1&quot;;&quot;x&quot;;&quot;&quot;)">
            <text:p/>
          </table:table-cell>
          <table:table-cell table:style-name="ce5" table:formula="of:=IF(MID([.$S56];2;1)=&quot;1&quot;;&quot;x&quot;;&quot;&quot;)">
            <text:p/>
          </table:table-cell>
          <table:table-cell table:style-name="ce5" table:formula="of:=IF(MID([.$S56];3;1)=&quot;1&quot;;&quot;x&quot;;&quot;&quot;)" office:value-type="string" office:string-value="x">
            <text:p>x</text:p>
          </table:table-cell>
          <table:table-cell table:style-name="ce5" table:formula="of:=IF(MID([.$S56];4;1)=&quot;1&quot;;&quot;x&quot;;&quot;&quot;)" office:value-type="string" office:string-value="x">
            <text:p>x</text:p>
          </table:table-cell>
          <table:table-cell table:style-name="ce5" table:formula="of:=IF(MID([.$S56];5;1)=&quot;1&quot;;&quot;x&quot;;&quot;&quot;)">
            <text:p/>
          </table:table-cell>
          <table:table-cell table:style-name="ce5" table:formula="of:=IF(MID([.$S56];6;1)=&quot;1&quot;;&quot;x&quot;;&quot;&quot;)" office:value-type="string" office:string-value="x">
            <text:p>x</text:p>
          </table:table-cell>
          <table:table-cell table:style-name="ce5" table:formula="of:=IF(MID([.$S56];7;1)=&quot;1&quot;;&quot;x&quot;;&quot;&quot;)" office:value-type="string" office:string-value="x">
            <text:p>x</text:p>
          </table:table-cell>
          <table:table-cell table:style-name="ce5" table:formula="of:=IF(MID([.$S56];8;1)=&quot;1&quot;;&quot;x&quot;;&quot;&quot;)">
            <text:p/>
          </table:table-cell>
          <table:table-cell table:number-columns-repeated="8"/>
          <table:table-cell table:formula="of:=DEC2BIN([.B56];8)" office:value-type="string" office:string-value="00110110">
            <text:p>00110110</text:p>
          </table:table-cell>
          <table:table-cell table:number-columns-repeated="1005"/>
        </table:table-row>
        <table:table-row table:style-name="ro3">
          <table:table-cell table:formula="of:=&quot;0x&quot;&amp;DEC2HEX([.B57];2)" office:value-type="string" office:string-value="0x37">
            <text:p>0x37</text:p>
          </table:table-cell>
          <table:table-cell office:value-type="float" office:value="55">
            <text:p>55</text:p>
          </table:table-cell>
          <table:table-cell table:style-name="ce6" table:formula="of:=IF(MID([.$S57];1;1)=&quot;1&quot;;&quot;x&quot;;&quot;&quot;)">
            <text:p/>
          </table:table-cell>
          <table:table-cell table:style-name="ce6" table:formula="of:=IF(MID([.$S57];2;1)=&quot;1&quot;;&quot;x&quot;;&quot;&quot;)">
            <text:p/>
          </table:table-cell>
          <table:table-cell table:style-name="ce6" table:formula="of:=IF(MID([.$S57];3;1)=&quot;1&quot;;&quot;x&quot;;&quot;&quot;)" office:value-type="string" office:string-value="x">
            <text:p>x</text:p>
          </table:table-cell>
          <table:table-cell table:style-name="ce6" table:formula="of:=IF(MID([.$S57];4;1)=&quot;1&quot;;&quot;x&quot;;&quot;&quot;)" office:value-type="string" office:string-value="x">
            <text:p>x</text:p>
          </table:table-cell>
          <table:table-cell table:style-name="ce6" table:formula="of:=IF(MID([.$S57];5;1)=&quot;1&quot;;&quot;x&quot;;&quot;&quot;)">
            <text:p/>
          </table:table-cell>
          <table:table-cell table:style-name="ce6" table:formula="of:=IF(MID([.$S57];6;1)=&quot;1&quot;;&quot;x&quot;;&quot;&quot;)" office:value-type="string" office:string-value="x">
            <text:p>x</text:p>
          </table:table-cell>
          <table:table-cell table:style-name="ce6" table:formula="of:=IF(MID([.$S57];7;1)=&quot;1&quot;;&quot;x&quot;;&quot;&quot;)" office:value-type="string" office:string-value="x">
            <text:p>x</text:p>
          </table:table-cell>
          <table:table-cell table:style-name="ce6" table:formula="of:=IF(MID([.$S57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57];8)" office:value-type="string" office:string-value="00110111">
            <text:p>001101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58];2)" office:value-type="string" office:string-value="0x38">
            <text:p>0x38</text:p>
          </table:table-cell>
          <table:table-cell table:style-name="ce2" office:value-type="float" office:value="56">
            <text:p>56</text:p>
          </table:table-cell>
          <table:table-cell table:style-name="ce5" table:formula="of:=IF(MID([.$S58];1;1)=&quot;1&quot;;&quot;x&quot;;&quot;&quot;)">
            <text:p/>
          </table:table-cell>
          <table:table-cell table:style-name="ce5" table:formula="of:=IF(MID([.$S58];2;1)=&quot;1&quot;;&quot;x&quot;;&quot;&quot;)">
            <text:p/>
          </table:table-cell>
          <table:table-cell table:style-name="ce5" table:formula="of:=IF(MID([.$S58];3;1)=&quot;1&quot;;&quot;x&quot;;&quot;&quot;)" office:value-type="string" office:string-value="x">
            <text:p>x</text:p>
          </table:table-cell>
          <table:table-cell table:style-name="ce5" table:formula="of:=IF(MID([.$S58];4;1)=&quot;1&quot;;&quot;x&quot;;&quot;&quot;)" office:value-type="string" office:string-value="x">
            <text:p>x</text:p>
          </table:table-cell>
          <table:table-cell table:style-name="ce5" table:formula="of:=IF(MID([.$S58];5;1)=&quot;1&quot;;&quot;x&quot;;&quot;&quot;)" office:value-type="string" office:string-value="x">
            <text:p>x</text:p>
          </table:table-cell>
          <table:table-cell table:style-name="ce5" table:formula="of:=IF(MID([.$S58];6;1)=&quot;1&quot;;&quot;x&quot;;&quot;&quot;)">
            <text:p/>
          </table:table-cell>
          <table:table-cell table:style-name="ce5" table:formula="of:=IF(MID([.$S58];7;1)=&quot;1&quot;;&quot;x&quot;;&quot;&quot;)">
            <text:p/>
          </table:table-cell>
          <table:table-cell table:style-name="ce5" table:formula="of:=IF(MID([.$S58];8;1)=&quot;1&quot;;&quot;x&quot;;&quot;&quot;)">
            <text:p/>
          </table:table-cell>
          <table:table-cell table:number-columns-repeated="8"/>
          <table:table-cell table:formula="of:=DEC2BIN([.B58];8)" office:value-type="string" office:string-value="00111000">
            <text:p>00111000</text:p>
          </table:table-cell>
          <table:table-cell table:number-columns-repeated="1005"/>
        </table:table-row>
        <table:table-row table:style-name="ro3">
          <table:table-cell table:formula="of:=&quot;0x&quot;&amp;DEC2HEX([.B59];2)" office:value-type="string" office:string-value="0x39">
            <text:p>0x39</text:p>
          </table:table-cell>
          <table:table-cell office:value-type="float" office:value="57">
            <text:p>57</text:p>
          </table:table-cell>
          <table:table-cell table:style-name="ce6" table:formula="of:=IF(MID([.$S59];1;1)=&quot;1&quot;;&quot;x&quot;;&quot;&quot;)">
            <text:p/>
          </table:table-cell>
          <table:table-cell table:style-name="ce6" table:formula="of:=IF(MID([.$S59];2;1)=&quot;1&quot;;&quot;x&quot;;&quot;&quot;)">
            <text:p/>
          </table:table-cell>
          <table:table-cell table:style-name="ce6" table:formula="of:=IF(MID([.$S59];3;1)=&quot;1&quot;;&quot;x&quot;;&quot;&quot;)" office:value-type="string" office:string-value="x">
            <text:p>x</text:p>
          </table:table-cell>
          <table:table-cell table:style-name="ce6" table:formula="of:=IF(MID([.$S59];4;1)=&quot;1&quot;;&quot;x&quot;;&quot;&quot;)" office:value-type="string" office:string-value="x">
            <text:p>x</text:p>
          </table:table-cell>
          <table:table-cell table:style-name="ce6" table:formula="of:=IF(MID([.$S59];5;1)=&quot;1&quot;;&quot;x&quot;;&quot;&quot;)" office:value-type="string" office:string-value="x">
            <text:p>x</text:p>
          </table:table-cell>
          <table:table-cell table:style-name="ce6" table:formula="of:=IF(MID([.$S59];6;1)=&quot;1&quot;;&quot;x&quot;;&quot;&quot;)">
            <text:p/>
          </table:table-cell>
          <table:table-cell table:style-name="ce6" table:formula="of:=IF(MID([.$S59];7;1)=&quot;1&quot;;&quot;x&quot;;&quot;&quot;)">
            <text:p/>
          </table:table-cell>
          <table:table-cell table:style-name="ce6" table:formula="of:=IF(MID([.$S59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59];8)" office:value-type="string" office:string-value="00111001">
            <text:p>001110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60];2)" office:value-type="string" office:string-value="0x3A">
            <text:p>0x3A</text:p>
          </table:table-cell>
          <table:table-cell table:style-name="ce2" office:value-type="float" office:value="58">
            <text:p>58</text:p>
          </table:table-cell>
          <table:table-cell table:style-name="ce5" table:formula="of:=IF(MID([.$S60];1;1)=&quot;1&quot;;&quot;x&quot;;&quot;&quot;)">
            <text:p/>
          </table:table-cell>
          <table:table-cell table:style-name="ce5" table:formula="of:=IF(MID([.$S60];2;1)=&quot;1&quot;;&quot;x&quot;;&quot;&quot;)">
            <text:p/>
          </table:table-cell>
          <table:table-cell table:style-name="ce5" table:formula="of:=IF(MID([.$S60];3;1)=&quot;1&quot;;&quot;x&quot;;&quot;&quot;)" office:value-type="string" office:string-value="x">
            <text:p>x</text:p>
          </table:table-cell>
          <table:table-cell table:style-name="ce5" table:formula="of:=IF(MID([.$S60];4;1)=&quot;1&quot;;&quot;x&quot;;&quot;&quot;)" office:value-type="string" office:string-value="x">
            <text:p>x</text:p>
          </table:table-cell>
          <table:table-cell table:style-name="ce5" table:formula="of:=IF(MID([.$S60];5;1)=&quot;1&quot;;&quot;x&quot;;&quot;&quot;)" office:value-type="string" office:string-value="x">
            <text:p>x</text:p>
          </table:table-cell>
          <table:table-cell table:style-name="ce5" table:formula="of:=IF(MID([.$S60];6;1)=&quot;1&quot;;&quot;x&quot;;&quot;&quot;)">
            <text:p/>
          </table:table-cell>
          <table:table-cell table:style-name="ce5" table:formula="of:=IF(MID([.$S60];7;1)=&quot;1&quot;;&quot;x&quot;;&quot;&quot;)" office:value-type="string" office:string-value="x">
            <text:p>x</text:p>
          </table:table-cell>
          <table:table-cell table:style-name="ce5" table:formula="of:=IF(MID([.$S60];8;1)=&quot;1&quot;;&quot;x&quot;;&quot;&quot;)">
            <text:p/>
          </table:table-cell>
          <table:table-cell table:number-columns-repeated="8"/>
          <table:table-cell table:formula="of:=DEC2BIN([.B60];8)" office:value-type="string" office:string-value="00111010">
            <text:p>00111010</text:p>
          </table:table-cell>
          <table:table-cell table:number-columns-repeated="1005"/>
        </table:table-row>
        <table:table-row table:style-name="ro3">
          <table:table-cell table:formula="of:=&quot;0x&quot;&amp;DEC2HEX([.B61];2)" office:value-type="string" office:string-value="0x3B">
            <text:p>0x3B</text:p>
          </table:table-cell>
          <table:table-cell office:value-type="float" office:value="59">
            <text:p>59</text:p>
          </table:table-cell>
          <table:table-cell table:style-name="ce6" table:formula="of:=IF(MID([.$S61];1;1)=&quot;1&quot;;&quot;x&quot;;&quot;&quot;)">
            <text:p/>
          </table:table-cell>
          <table:table-cell table:style-name="ce6" table:formula="of:=IF(MID([.$S61];2;1)=&quot;1&quot;;&quot;x&quot;;&quot;&quot;)">
            <text:p/>
          </table:table-cell>
          <table:table-cell table:style-name="ce6" table:formula="of:=IF(MID([.$S61];3;1)=&quot;1&quot;;&quot;x&quot;;&quot;&quot;)" office:value-type="string" office:string-value="x">
            <text:p>x</text:p>
          </table:table-cell>
          <table:table-cell table:style-name="ce6" table:formula="of:=IF(MID([.$S61];4;1)=&quot;1&quot;;&quot;x&quot;;&quot;&quot;)" office:value-type="string" office:string-value="x">
            <text:p>x</text:p>
          </table:table-cell>
          <table:table-cell table:style-name="ce6" table:formula="of:=IF(MID([.$S61];5;1)=&quot;1&quot;;&quot;x&quot;;&quot;&quot;)" office:value-type="string" office:string-value="x">
            <text:p>x</text:p>
          </table:table-cell>
          <table:table-cell table:style-name="ce6" table:formula="of:=IF(MID([.$S61];6;1)=&quot;1&quot;;&quot;x&quot;;&quot;&quot;)">
            <text:p/>
          </table:table-cell>
          <table:table-cell table:style-name="ce6" table:formula="of:=IF(MID([.$S61];7;1)=&quot;1&quot;;&quot;x&quot;;&quot;&quot;)" office:value-type="string" office:string-value="x">
            <text:p>x</text:p>
          </table:table-cell>
          <table:table-cell table:style-name="ce6" table:formula="of:=IF(MID([.$S61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61];8)" office:value-type="string" office:string-value="00111011">
            <text:p>001110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62];2)" office:value-type="string" office:string-value="0x3C">
            <text:p>0x3C</text:p>
          </table:table-cell>
          <table:table-cell table:style-name="ce2" office:value-type="float" office:value="60">
            <text:p>60</text:p>
          </table:table-cell>
          <table:table-cell table:style-name="ce5" table:formula="of:=IF(MID([.$S62];1;1)=&quot;1&quot;;&quot;x&quot;;&quot;&quot;)">
            <text:p/>
          </table:table-cell>
          <table:table-cell table:style-name="ce5" table:formula="of:=IF(MID([.$S62];2;1)=&quot;1&quot;;&quot;x&quot;;&quot;&quot;)">
            <text:p/>
          </table:table-cell>
          <table:table-cell table:style-name="ce5" table:formula="of:=IF(MID([.$S62];3;1)=&quot;1&quot;;&quot;x&quot;;&quot;&quot;)" office:value-type="string" office:string-value="x">
            <text:p>x</text:p>
          </table:table-cell>
          <table:table-cell table:style-name="ce5" table:formula="of:=IF(MID([.$S62];4;1)=&quot;1&quot;;&quot;x&quot;;&quot;&quot;)" office:value-type="string" office:string-value="x">
            <text:p>x</text:p>
          </table:table-cell>
          <table:table-cell table:style-name="ce5" table:formula="of:=IF(MID([.$S62];5;1)=&quot;1&quot;;&quot;x&quot;;&quot;&quot;)" office:value-type="string" office:string-value="x">
            <text:p>x</text:p>
          </table:table-cell>
          <table:table-cell table:style-name="ce5" table:formula="of:=IF(MID([.$S62];6;1)=&quot;1&quot;;&quot;x&quot;;&quot;&quot;)" office:value-type="string" office:string-value="x">
            <text:p>x</text:p>
          </table:table-cell>
          <table:table-cell table:style-name="ce5" table:formula="of:=IF(MID([.$S62];7;1)=&quot;1&quot;;&quot;x&quot;;&quot;&quot;)">
            <text:p/>
          </table:table-cell>
          <table:table-cell table:style-name="ce5" table:formula="of:=IF(MID([.$S62];8;1)=&quot;1&quot;;&quot;x&quot;;&quot;&quot;)">
            <text:p/>
          </table:table-cell>
          <table:table-cell table:number-columns-repeated="8"/>
          <table:table-cell table:formula="of:=DEC2BIN([.B62];8)" office:value-type="string" office:string-value="00111100">
            <text:p>00111100</text:p>
          </table:table-cell>
          <table:table-cell table:number-columns-repeated="1005"/>
        </table:table-row>
        <table:table-row table:style-name="ro3">
          <table:table-cell table:formula="of:=&quot;0x&quot;&amp;DEC2HEX([.B63];2)" office:value-type="string" office:string-value="0x3D">
            <text:p>0x3D</text:p>
          </table:table-cell>
          <table:table-cell office:value-type="float" office:value="61">
            <text:p>61</text:p>
          </table:table-cell>
          <table:table-cell table:style-name="ce6" table:formula="of:=IF(MID([.$S63];1;1)=&quot;1&quot;;&quot;x&quot;;&quot;&quot;)">
            <text:p/>
          </table:table-cell>
          <table:table-cell table:style-name="ce6" table:formula="of:=IF(MID([.$S63];2;1)=&quot;1&quot;;&quot;x&quot;;&quot;&quot;)">
            <text:p/>
          </table:table-cell>
          <table:table-cell table:style-name="ce6" table:formula="of:=IF(MID([.$S63];3;1)=&quot;1&quot;;&quot;x&quot;;&quot;&quot;)" office:value-type="string" office:string-value="x">
            <text:p>x</text:p>
          </table:table-cell>
          <table:table-cell table:style-name="ce6" table:formula="of:=IF(MID([.$S63];4;1)=&quot;1&quot;;&quot;x&quot;;&quot;&quot;)" office:value-type="string" office:string-value="x">
            <text:p>x</text:p>
          </table:table-cell>
          <table:table-cell table:style-name="ce6" table:formula="of:=IF(MID([.$S63];5;1)=&quot;1&quot;;&quot;x&quot;;&quot;&quot;)" office:value-type="string" office:string-value="x">
            <text:p>x</text:p>
          </table:table-cell>
          <table:table-cell table:style-name="ce6" table:formula="of:=IF(MID([.$S63];6;1)=&quot;1&quot;;&quot;x&quot;;&quot;&quot;)" office:value-type="string" office:string-value="x">
            <text:p>x</text:p>
          </table:table-cell>
          <table:table-cell table:style-name="ce6" table:formula="of:=IF(MID([.$S63];7;1)=&quot;1&quot;;&quot;x&quot;;&quot;&quot;)">
            <text:p/>
          </table:table-cell>
          <table:table-cell table:style-name="ce6" table:formula="of:=IF(MID([.$S63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63];8)" office:value-type="string" office:string-value="00111101">
            <text:p>001111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64];2)" office:value-type="string" office:string-value="0x3E">
            <text:p>0x3E</text:p>
          </table:table-cell>
          <table:table-cell table:style-name="ce2" office:value-type="float" office:value="62">
            <text:p>62</text:p>
          </table:table-cell>
          <table:table-cell table:style-name="ce5" table:formula="of:=IF(MID([.$S64];1;1)=&quot;1&quot;;&quot;x&quot;;&quot;&quot;)">
            <text:p/>
          </table:table-cell>
          <table:table-cell table:style-name="ce5" table:formula="of:=IF(MID([.$S64];2;1)=&quot;1&quot;;&quot;x&quot;;&quot;&quot;)">
            <text:p/>
          </table:table-cell>
          <table:table-cell table:style-name="ce5" table:formula="of:=IF(MID([.$S64];3;1)=&quot;1&quot;;&quot;x&quot;;&quot;&quot;)" office:value-type="string" office:string-value="x">
            <text:p>x</text:p>
          </table:table-cell>
          <table:table-cell table:style-name="ce5" table:formula="of:=IF(MID([.$S64];4;1)=&quot;1&quot;;&quot;x&quot;;&quot;&quot;)" office:value-type="string" office:string-value="x">
            <text:p>x</text:p>
          </table:table-cell>
          <table:table-cell table:style-name="ce5" table:formula="of:=IF(MID([.$S64];5;1)=&quot;1&quot;;&quot;x&quot;;&quot;&quot;)" office:value-type="string" office:string-value="x">
            <text:p>x</text:p>
          </table:table-cell>
          <table:table-cell table:style-name="ce5" table:formula="of:=IF(MID([.$S64];6;1)=&quot;1&quot;;&quot;x&quot;;&quot;&quot;)" office:value-type="string" office:string-value="x">
            <text:p>x</text:p>
          </table:table-cell>
          <table:table-cell table:style-name="ce5" table:formula="of:=IF(MID([.$S64];7;1)=&quot;1&quot;;&quot;x&quot;;&quot;&quot;)" office:value-type="string" office:string-value="x">
            <text:p>x</text:p>
          </table:table-cell>
          <table:table-cell table:style-name="ce5" table:formula="of:=IF(MID([.$S64];8;1)=&quot;1&quot;;&quot;x&quot;;&quot;&quot;)">
            <text:p/>
          </table:table-cell>
          <table:table-cell table:number-columns-repeated="8"/>
          <table:table-cell table:formula="of:=DEC2BIN([.B64];8)" office:value-type="string" office:string-value="00111110">
            <text:p>00111110</text:p>
          </table:table-cell>
          <table:table-cell table:number-columns-repeated="1005"/>
        </table:table-row>
        <table:table-row table:style-name="ro3">
          <table:table-cell table:formula="of:=&quot;0x&quot;&amp;DEC2HEX([.B65];2)" office:value-type="string" office:string-value="0x3F">
            <text:p>0x3F</text:p>
          </table:table-cell>
          <table:table-cell office:value-type="float" office:value="63">
            <text:p>63</text:p>
          </table:table-cell>
          <table:table-cell table:style-name="ce6" table:formula="of:=IF(MID([.$S65];1;1)=&quot;1&quot;;&quot;x&quot;;&quot;&quot;)">
            <text:p/>
          </table:table-cell>
          <table:table-cell table:style-name="ce6" table:formula="of:=IF(MID([.$S65];2;1)=&quot;1&quot;;&quot;x&quot;;&quot;&quot;)">
            <text:p/>
          </table:table-cell>
          <table:table-cell table:style-name="ce6" table:formula="of:=IF(MID([.$S65];3;1)=&quot;1&quot;;&quot;x&quot;;&quot;&quot;)" office:value-type="string" office:string-value="x">
            <text:p>x</text:p>
          </table:table-cell>
          <table:table-cell table:style-name="ce6" table:formula="of:=IF(MID([.$S65];4;1)=&quot;1&quot;;&quot;x&quot;;&quot;&quot;)" office:value-type="string" office:string-value="x">
            <text:p>x</text:p>
          </table:table-cell>
          <table:table-cell table:style-name="ce6" table:formula="of:=IF(MID([.$S65];5;1)=&quot;1&quot;;&quot;x&quot;;&quot;&quot;)" office:value-type="string" office:string-value="x">
            <text:p>x</text:p>
          </table:table-cell>
          <table:table-cell table:style-name="ce6" table:formula="of:=IF(MID([.$S65];6;1)=&quot;1&quot;;&quot;x&quot;;&quot;&quot;)" office:value-type="string" office:string-value="x">
            <text:p>x</text:p>
          </table:table-cell>
          <table:table-cell table:style-name="ce6" table:formula="of:=IF(MID([.$S65];7;1)=&quot;1&quot;;&quot;x&quot;;&quot;&quot;)" office:value-type="string" office:string-value="x">
            <text:p>x</text:p>
          </table:table-cell>
          <table:table-cell table:style-name="ce6" table:formula="of:=IF(MID([.$S65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65];8)" office:value-type="string" office:string-value="00111111">
            <text:p>001111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66];2)" office:value-type="string" office:string-value="0x40">
            <text:p>0x40</text:p>
          </table:table-cell>
          <table:table-cell table:style-name="ce2" office:value-type="float" office:value="64">
            <text:p>64</text:p>
          </table:table-cell>
          <table:table-cell table:style-name="ce5" table:formula="of:=IF(MID([.$S66];1;1)=&quot;1&quot;;&quot;x&quot;;&quot;&quot;)">
            <text:p/>
          </table:table-cell>
          <table:table-cell table:style-name="ce5" table:formula="of:=IF(MID([.$S66];2;1)=&quot;1&quot;;&quot;x&quot;;&quot;&quot;)" office:value-type="string" office:string-value="x">
            <text:p>x</text:p>
          </table:table-cell>
          <table:table-cell table:style-name="ce5" table:formula="of:=IF(MID([.$S66];3;1)=&quot;1&quot;;&quot;x&quot;;&quot;&quot;)">
            <text:p/>
          </table:table-cell>
          <table:table-cell table:style-name="ce5" table:formula="of:=IF(MID([.$S66];4;1)=&quot;1&quot;;&quot;x&quot;;&quot;&quot;)">
            <text:p/>
          </table:table-cell>
          <table:table-cell table:style-name="ce5" table:formula="of:=IF(MID([.$S66];5;1)=&quot;1&quot;;&quot;x&quot;;&quot;&quot;)">
            <text:p/>
          </table:table-cell>
          <table:table-cell table:style-name="ce5" table:formula="of:=IF(MID([.$S66];6;1)=&quot;1&quot;;&quot;x&quot;;&quot;&quot;)">
            <text:p/>
          </table:table-cell>
          <table:table-cell table:style-name="ce5" table:formula="of:=IF(MID([.$S66];7;1)=&quot;1&quot;;&quot;x&quot;;&quot;&quot;)">
            <text:p/>
          </table:table-cell>
          <table:table-cell table:style-name="ce5" table:formula="of:=IF(MID([.$S66];8;1)=&quot;1&quot;;&quot;x&quot;;&quot;&quot;)">
            <text:p/>
          </table:table-cell>
          <table:table-cell table:number-columns-repeated="8"/>
          <table:table-cell table:formula="of:=DEC2BIN([.B66];8)" office:value-type="string" office:string-value="01000000">
            <text:p>01000000</text:p>
          </table:table-cell>
          <table:table-cell table:number-columns-repeated="1005"/>
        </table:table-row>
        <table:table-row table:style-name="ro3">
          <table:table-cell table:formula="of:=&quot;0x&quot;&amp;DEC2HEX([.B67];2)" office:value-type="string" office:string-value="0x41">
            <text:p>0x41</text:p>
          </table:table-cell>
          <table:table-cell office:value-type="float" office:value="65">
            <text:p>65</text:p>
          </table:table-cell>
          <table:table-cell table:style-name="ce6" table:formula="of:=IF(MID([.$S67];1;1)=&quot;1&quot;;&quot;x&quot;;&quot;&quot;)">
            <text:p/>
          </table:table-cell>
          <table:table-cell table:style-name="ce6" table:formula="of:=IF(MID([.$S67];2;1)=&quot;1&quot;;&quot;x&quot;;&quot;&quot;)" office:value-type="string" office:string-value="x">
            <text:p>x</text:p>
          </table:table-cell>
          <table:table-cell table:style-name="ce6" table:formula="of:=IF(MID([.$S67];3;1)=&quot;1&quot;;&quot;x&quot;;&quot;&quot;)">
            <text:p/>
          </table:table-cell>
          <table:table-cell table:style-name="ce6" table:formula="of:=IF(MID([.$S67];4;1)=&quot;1&quot;;&quot;x&quot;;&quot;&quot;)">
            <text:p/>
          </table:table-cell>
          <table:table-cell table:style-name="ce6" table:formula="of:=IF(MID([.$S67];5;1)=&quot;1&quot;;&quot;x&quot;;&quot;&quot;)">
            <text:p/>
          </table:table-cell>
          <table:table-cell table:style-name="ce6" table:formula="of:=IF(MID([.$S67];6;1)=&quot;1&quot;;&quot;x&quot;;&quot;&quot;)">
            <text:p/>
          </table:table-cell>
          <table:table-cell table:style-name="ce6" table:formula="of:=IF(MID([.$S67];7;1)=&quot;1&quot;;&quot;x&quot;;&quot;&quot;)">
            <text:p/>
          </table:table-cell>
          <table:table-cell table:style-name="ce6" table:formula="of:=IF(MID([.$S67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67];8)" office:value-type="string" office:string-value="01000001">
            <text:p>010000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68];2)" office:value-type="string" office:string-value="0x42">
            <text:p>0x42</text:p>
          </table:table-cell>
          <table:table-cell table:style-name="ce2" office:value-type="float" office:value="66">
            <text:p>66</text:p>
          </table:table-cell>
          <table:table-cell table:style-name="ce5" table:formula="of:=IF(MID([.$S68];1;1)=&quot;1&quot;;&quot;x&quot;;&quot;&quot;)">
            <text:p/>
          </table:table-cell>
          <table:table-cell table:style-name="ce5" table:formula="of:=IF(MID([.$S68];2;1)=&quot;1&quot;;&quot;x&quot;;&quot;&quot;)" office:value-type="string" office:string-value="x">
            <text:p>x</text:p>
          </table:table-cell>
          <table:table-cell table:style-name="ce5" table:formula="of:=IF(MID([.$S68];3;1)=&quot;1&quot;;&quot;x&quot;;&quot;&quot;)">
            <text:p/>
          </table:table-cell>
          <table:table-cell table:style-name="ce5" table:formula="of:=IF(MID([.$S68];4;1)=&quot;1&quot;;&quot;x&quot;;&quot;&quot;)">
            <text:p/>
          </table:table-cell>
          <table:table-cell table:style-name="ce5" table:formula="of:=IF(MID([.$S68];5;1)=&quot;1&quot;;&quot;x&quot;;&quot;&quot;)">
            <text:p/>
          </table:table-cell>
          <table:table-cell table:style-name="ce5" table:formula="of:=IF(MID([.$S68];6;1)=&quot;1&quot;;&quot;x&quot;;&quot;&quot;)">
            <text:p/>
          </table:table-cell>
          <table:table-cell table:style-name="ce5" table:formula="of:=IF(MID([.$S68];7;1)=&quot;1&quot;;&quot;x&quot;;&quot;&quot;)" office:value-type="string" office:string-value="x">
            <text:p>x</text:p>
          </table:table-cell>
          <table:table-cell table:style-name="ce5" table:formula="of:=IF(MID([.$S68];8;1)=&quot;1&quot;;&quot;x&quot;;&quot;&quot;)">
            <text:p/>
          </table:table-cell>
          <table:table-cell table:number-columns-repeated="8"/>
          <table:table-cell table:formula="of:=DEC2BIN([.B68];8)" office:value-type="string" office:string-value="01000010">
            <text:p>01000010</text:p>
          </table:table-cell>
          <table:table-cell table:number-columns-repeated="1005"/>
        </table:table-row>
        <table:table-row table:style-name="ro3">
          <table:table-cell table:formula="of:=&quot;0x&quot;&amp;DEC2HEX([.B69];2)" office:value-type="string" office:string-value="0x43">
            <text:p>0x43</text:p>
          </table:table-cell>
          <table:table-cell office:value-type="float" office:value="67">
            <text:p>67</text:p>
          </table:table-cell>
          <table:table-cell table:style-name="ce6" table:formula="of:=IF(MID([.$S69];1;1)=&quot;1&quot;;&quot;x&quot;;&quot;&quot;)">
            <text:p/>
          </table:table-cell>
          <table:table-cell table:style-name="ce6" table:formula="of:=IF(MID([.$S69];2;1)=&quot;1&quot;;&quot;x&quot;;&quot;&quot;)" office:value-type="string" office:string-value="x">
            <text:p>x</text:p>
          </table:table-cell>
          <table:table-cell table:style-name="ce6" table:formula="of:=IF(MID([.$S69];3;1)=&quot;1&quot;;&quot;x&quot;;&quot;&quot;)">
            <text:p/>
          </table:table-cell>
          <table:table-cell table:style-name="ce6" table:formula="of:=IF(MID([.$S69];4;1)=&quot;1&quot;;&quot;x&quot;;&quot;&quot;)">
            <text:p/>
          </table:table-cell>
          <table:table-cell table:style-name="ce6" table:formula="of:=IF(MID([.$S69];5;1)=&quot;1&quot;;&quot;x&quot;;&quot;&quot;)">
            <text:p/>
          </table:table-cell>
          <table:table-cell table:style-name="ce6" table:formula="of:=IF(MID([.$S69];6;1)=&quot;1&quot;;&quot;x&quot;;&quot;&quot;)">
            <text:p/>
          </table:table-cell>
          <table:table-cell table:style-name="ce6" table:formula="of:=IF(MID([.$S69];7;1)=&quot;1&quot;;&quot;x&quot;;&quot;&quot;)" office:value-type="string" office:string-value="x">
            <text:p>x</text:p>
          </table:table-cell>
          <table:table-cell table:style-name="ce6" table:formula="of:=IF(MID([.$S69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69];8)" office:value-type="string" office:string-value="01000011">
            <text:p>010000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70];2)" office:value-type="string" office:string-value="0x44">
            <text:p>0x44</text:p>
          </table:table-cell>
          <table:table-cell table:style-name="ce2" office:value-type="float" office:value="68">
            <text:p>68</text:p>
          </table:table-cell>
          <table:table-cell table:style-name="ce5" table:formula="of:=IF(MID([.$S70];1;1)=&quot;1&quot;;&quot;x&quot;;&quot;&quot;)">
            <text:p/>
          </table:table-cell>
          <table:table-cell table:style-name="ce5" table:formula="of:=IF(MID([.$S70];2;1)=&quot;1&quot;;&quot;x&quot;;&quot;&quot;)" office:value-type="string" office:string-value="x">
            <text:p>x</text:p>
          </table:table-cell>
          <table:table-cell table:style-name="ce5" table:formula="of:=IF(MID([.$S70];3;1)=&quot;1&quot;;&quot;x&quot;;&quot;&quot;)">
            <text:p/>
          </table:table-cell>
          <table:table-cell table:style-name="ce5" table:formula="of:=IF(MID([.$S70];4;1)=&quot;1&quot;;&quot;x&quot;;&quot;&quot;)">
            <text:p/>
          </table:table-cell>
          <table:table-cell table:style-name="ce5" table:formula="of:=IF(MID([.$S70];5;1)=&quot;1&quot;;&quot;x&quot;;&quot;&quot;)">
            <text:p/>
          </table:table-cell>
          <table:table-cell table:style-name="ce5" table:formula="of:=IF(MID([.$S70];6;1)=&quot;1&quot;;&quot;x&quot;;&quot;&quot;)" office:value-type="string" office:string-value="x">
            <text:p>x</text:p>
          </table:table-cell>
          <table:table-cell table:style-name="ce5" table:formula="of:=IF(MID([.$S70];7;1)=&quot;1&quot;;&quot;x&quot;;&quot;&quot;)">
            <text:p/>
          </table:table-cell>
          <table:table-cell table:style-name="ce5" table:formula="of:=IF(MID([.$S70];8;1)=&quot;1&quot;;&quot;x&quot;;&quot;&quot;)">
            <text:p/>
          </table:table-cell>
          <table:table-cell table:number-columns-repeated="8"/>
          <table:table-cell table:formula="of:=DEC2BIN([.B70];8)" office:value-type="string" office:string-value="01000100">
            <text:p>01000100</text:p>
          </table:table-cell>
          <table:table-cell table:number-columns-repeated="1005"/>
        </table:table-row>
        <table:table-row table:style-name="ro3">
          <table:table-cell table:formula="of:=&quot;0x&quot;&amp;DEC2HEX([.B71];2)" office:value-type="string" office:string-value="0x45">
            <text:p>0x45</text:p>
          </table:table-cell>
          <table:table-cell office:value-type="float" office:value="69">
            <text:p>69</text:p>
          </table:table-cell>
          <table:table-cell table:style-name="ce6" table:formula="of:=IF(MID([.$S71];1;1)=&quot;1&quot;;&quot;x&quot;;&quot;&quot;)">
            <text:p/>
          </table:table-cell>
          <table:table-cell table:style-name="ce6" table:formula="of:=IF(MID([.$S71];2;1)=&quot;1&quot;;&quot;x&quot;;&quot;&quot;)" office:value-type="string" office:string-value="x">
            <text:p>x</text:p>
          </table:table-cell>
          <table:table-cell table:style-name="ce6" table:formula="of:=IF(MID([.$S71];3;1)=&quot;1&quot;;&quot;x&quot;;&quot;&quot;)">
            <text:p/>
          </table:table-cell>
          <table:table-cell table:style-name="ce6" table:formula="of:=IF(MID([.$S71];4;1)=&quot;1&quot;;&quot;x&quot;;&quot;&quot;)">
            <text:p/>
          </table:table-cell>
          <table:table-cell table:style-name="ce6" table:formula="of:=IF(MID([.$S71];5;1)=&quot;1&quot;;&quot;x&quot;;&quot;&quot;)">
            <text:p/>
          </table:table-cell>
          <table:table-cell table:style-name="ce6" table:formula="of:=IF(MID([.$S71];6;1)=&quot;1&quot;;&quot;x&quot;;&quot;&quot;)" office:value-type="string" office:string-value="x">
            <text:p>x</text:p>
          </table:table-cell>
          <table:table-cell table:style-name="ce6" table:formula="of:=IF(MID([.$S71];7;1)=&quot;1&quot;;&quot;x&quot;;&quot;&quot;)">
            <text:p/>
          </table:table-cell>
          <table:table-cell table:style-name="ce6" table:formula="of:=IF(MID([.$S71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71];8)" office:value-type="string" office:string-value="01000101">
            <text:p>010001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72];2)" office:value-type="string" office:string-value="0x46">
            <text:p>0x46</text:p>
          </table:table-cell>
          <table:table-cell table:style-name="ce2" office:value-type="float" office:value="70">
            <text:p>70</text:p>
          </table:table-cell>
          <table:table-cell table:style-name="ce5" table:formula="of:=IF(MID([.$S72];1;1)=&quot;1&quot;;&quot;x&quot;;&quot;&quot;)">
            <text:p/>
          </table:table-cell>
          <table:table-cell table:style-name="ce5" table:formula="of:=IF(MID([.$S72];2;1)=&quot;1&quot;;&quot;x&quot;;&quot;&quot;)" office:value-type="string" office:string-value="x">
            <text:p>x</text:p>
          </table:table-cell>
          <table:table-cell table:style-name="ce5" table:formula="of:=IF(MID([.$S72];3;1)=&quot;1&quot;;&quot;x&quot;;&quot;&quot;)">
            <text:p/>
          </table:table-cell>
          <table:table-cell table:style-name="ce5" table:formula="of:=IF(MID([.$S72];4;1)=&quot;1&quot;;&quot;x&quot;;&quot;&quot;)">
            <text:p/>
          </table:table-cell>
          <table:table-cell table:style-name="ce5" table:formula="of:=IF(MID([.$S72];5;1)=&quot;1&quot;;&quot;x&quot;;&quot;&quot;)">
            <text:p/>
          </table:table-cell>
          <table:table-cell table:style-name="ce5" table:formula="of:=IF(MID([.$S72];6;1)=&quot;1&quot;;&quot;x&quot;;&quot;&quot;)" office:value-type="string" office:string-value="x">
            <text:p>x</text:p>
          </table:table-cell>
          <table:table-cell table:style-name="ce5" table:formula="of:=IF(MID([.$S72];7;1)=&quot;1&quot;;&quot;x&quot;;&quot;&quot;)" office:value-type="string" office:string-value="x">
            <text:p>x</text:p>
          </table:table-cell>
          <table:table-cell table:style-name="ce5" table:formula="of:=IF(MID([.$S72];8;1)=&quot;1&quot;;&quot;x&quot;;&quot;&quot;)">
            <text:p/>
          </table:table-cell>
          <table:table-cell table:number-columns-repeated="8"/>
          <table:table-cell table:formula="of:=DEC2BIN([.B72];8)" office:value-type="string" office:string-value="01000110">
            <text:p>01000110</text:p>
          </table:table-cell>
          <table:table-cell table:number-columns-repeated="1005"/>
        </table:table-row>
        <table:table-row table:style-name="ro3">
          <table:table-cell table:formula="of:=&quot;0x&quot;&amp;DEC2HEX([.B73];2)" office:value-type="string" office:string-value="0x47">
            <text:p>0x47</text:p>
          </table:table-cell>
          <table:table-cell office:value-type="float" office:value="71">
            <text:p>71</text:p>
          </table:table-cell>
          <table:table-cell table:style-name="ce6" table:formula="of:=IF(MID([.$S73];1;1)=&quot;1&quot;;&quot;x&quot;;&quot;&quot;)">
            <text:p/>
          </table:table-cell>
          <table:table-cell table:style-name="ce6" table:formula="of:=IF(MID([.$S73];2;1)=&quot;1&quot;;&quot;x&quot;;&quot;&quot;)" office:value-type="string" office:string-value="x">
            <text:p>x</text:p>
          </table:table-cell>
          <table:table-cell table:style-name="ce6" table:formula="of:=IF(MID([.$S73];3;1)=&quot;1&quot;;&quot;x&quot;;&quot;&quot;)">
            <text:p/>
          </table:table-cell>
          <table:table-cell table:style-name="ce6" table:formula="of:=IF(MID([.$S73];4;1)=&quot;1&quot;;&quot;x&quot;;&quot;&quot;)">
            <text:p/>
          </table:table-cell>
          <table:table-cell table:style-name="ce6" table:formula="of:=IF(MID([.$S73];5;1)=&quot;1&quot;;&quot;x&quot;;&quot;&quot;)">
            <text:p/>
          </table:table-cell>
          <table:table-cell table:style-name="ce6" table:formula="of:=IF(MID([.$S73];6;1)=&quot;1&quot;;&quot;x&quot;;&quot;&quot;)" office:value-type="string" office:string-value="x">
            <text:p>x</text:p>
          </table:table-cell>
          <table:table-cell table:style-name="ce6" table:formula="of:=IF(MID([.$S73];7;1)=&quot;1&quot;;&quot;x&quot;;&quot;&quot;)" office:value-type="string" office:string-value="x">
            <text:p>x</text:p>
          </table:table-cell>
          <table:table-cell table:style-name="ce6" table:formula="of:=IF(MID([.$S73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73];8)" office:value-type="string" office:string-value="01000111">
            <text:p>010001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74];2)" office:value-type="string" office:string-value="0x48">
            <text:p>0x48</text:p>
          </table:table-cell>
          <table:table-cell table:style-name="ce2" office:value-type="float" office:value="72">
            <text:p>72</text:p>
          </table:table-cell>
          <table:table-cell table:style-name="ce5" table:formula="of:=IF(MID([.$S74];1;1)=&quot;1&quot;;&quot;x&quot;;&quot;&quot;)">
            <text:p/>
          </table:table-cell>
          <table:table-cell table:style-name="ce5" table:formula="of:=IF(MID([.$S74];2;1)=&quot;1&quot;;&quot;x&quot;;&quot;&quot;)" office:value-type="string" office:string-value="x">
            <text:p>x</text:p>
          </table:table-cell>
          <table:table-cell table:style-name="ce5" table:formula="of:=IF(MID([.$S74];3;1)=&quot;1&quot;;&quot;x&quot;;&quot;&quot;)">
            <text:p/>
          </table:table-cell>
          <table:table-cell table:style-name="ce5" table:formula="of:=IF(MID([.$S74];4;1)=&quot;1&quot;;&quot;x&quot;;&quot;&quot;)">
            <text:p/>
          </table:table-cell>
          <table:table-cell table:style-name="ce5" table:formula="of:=IF(MID([.$S74];5;1)=&quot;1&quot;;&quot;x&quot;;&quot;&quot;)" office:value-type="string" office:string-value="x">
            <text:p>x</text:p>
          </table:table-cell>
          <table:table-cell table:style-name="ce5" table:formula="of:=IF(MID([.$S74];6;1)=&quot;1&quot;;&quot;x&quot;;&quot;&quot;)">
            <text:p/>
          </table:table-cell>
          <table:table-cell table:style-name="ce5" table:formula="of:=IF(MID([.$S74];7;1)=&quot;1&quot;;&quot;x&quot;;&quot;&quot;)">
            <text:p/>
          </table:table-cell>
          <table:table-cell table:style-name="ce5" table:formula="of:=IF(MID([.$S74];8;1)=&quot;1&quot;;&quot;x&quot;;&quot;&quot;)">
            <text:p/>
          </table:table-cell>
          <table:table-cell table:number-columns-repeated="8"/>
          <table:table-cell table:formula="of:=DEC2BIN([.B74];8)" office:value-type="string" office:string-value="01001000">
            <text:p>01001000</text:p>
          </table:table-cell>
          <table:table-cell table:number-columns-repeated="1005"/>
        </table:table-row>
        <table:table-row table:style-name="ro3">
          <table:table-cell table:formula="of:=&quot;0x&quot;&amp;DEC2HEX([.B75];2)" office:value-type="string" office:string-value="0x49">
            <text:p>0x49</text:p>
          </table:table-cell>
          <table:table-cell office:value-type="float" office:value="73">
            <text:p>73</text:p>
          </table:table-cell>
          <table:table-cell table:style-name="ce6" table:formula="of:=IF(MID([.$S75];1;1)=&quot;1&quot;;&quot;x&quot;;&quot;&quot;)">
            <text:p/>
          </table:table-cell>
          <table:table-cell table:style-name="ce6" table:formula="of:=IF(MID([.$S75];2;1)=&quot;1&quot;;&quot;x&quot;;&quot;&quot;)" office:value-type="string" office:string-value="x">
            <text:p>x</text:p>
          </table:table-cell>
          <table:table-cell table:style-name="ce6" table:formula="of:=IF(MID([.$S75];3;1)=&quot;1&quot;;&quot;x&quot;;&quot;&quot;)">
            <text:p/>
          </table:table-cell>
          <table:table-cell table:style-name="ce6" table:formula="of:=IF(MID([.$S75];4;1)=&quot;1&quot;;&quot;x&quot;;&quot;&quot;)">
            <text:p/>
          </table:table-cell>
          <table:table-cell table:style-name="ce6" table:formula="of:=IF(MID([.$S75];5;1)=&quot;1&quot;;&quot;x&quot;;&quot;&quot;)" office:value-type="string" office:string-value="x">
            <text:p>x</text:p>
          </table:table-cell>
          <table:table-cell table:style-name="ce6" table:formula="of:=IF(MID([.$S75];6;1)=&quot;1&quot;;&quot;x&quot;;&quot;&quot;)">
            <text:p/>
          </table:table-cell>
          <table:table-cell table:style-name="ce6" table:formula="of:=IF(MID([.$S75];7;1)=&quot;1&quot;;&quot;x&quot;;&quot;&quot;)">
            <text:p/>
          </table:table-cell>
          <table:table-cell table:style-name="ce6" table:formula="of:=IF(MID([.$S75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75];8)" office:value-type="string" office:string-value="01001001">
            <text:p>010010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76];2)" office:value-type="string" office:string-value="0x4A">
            <text:p>0x4A</text:p>
          </table:table-cell>
          <table:table-cell table:style-name="ce2" office:value-type="float" office:value="74">
            <text:p>74</text:p>
          </table:table-cell>
          <table:table-cell table:style-name="ce5" table:formula="of:=IF(MID([.$S76];1;1)=&quot;1&quot;;&quot;x&quot;;&quot;&quot;)">
            <text:p/>
          </table:table-cell>
          <table:table-cell table:style-name="ce5" table:formula="of:=IF(MID([.$S76];2;1)=&quot;1&quot;;&quot;x&quot;;&quot;&quot;)" office:value-type="string" office:string-value="x">
            <text:p>x</text:p>
          </table:table-cell>
          <table:table-cell table:style-name="ce5" table:formula="of:=IF(MID([.$S76];3;1)=&quot;1&quot;;&quot;x&quot;;&quot;&quot;)">
            <text:p/>
          </table:table-cell>
          <table:table-cell table:style-name="ce5" table:formula="of:=IF(MID([.$S76];4;1)=&quot;1&quot;;&quot;x&quot;;&quot;&quot;)">
            <text:p/>
          </table:table-cell>
          <table:table-cell table:style-name="ce5" table:formula="of:=IF(MID([.$S76];5;1)=&quot;1&quot;;&quot;x&quot;;&quot;&quot;)" office:value-type="string" office:string-value="x">
            <text:p>x</text:p>
          </table:table-cell>
          <table:table-cell table:style-name="ce5" table:formula="of:=IF(MID([.$S76];6;1)=&quot;1&quot;;&quot;x&quot;;&quot;&quot;)">
            <text:p/>
          </table:table-cell>
          <table:table-cell table:style-name="ce5" table:formula="of:=IF(MID([.$S76];7;1)=&quot;1&quot;;&quot;x&quot;;&quot;&quot;)" office:value-type="string" office:string-value="x">
            <text:p>x</text:p>
          </table:table-cell>
          <table:table-cell table:style-name="ce5" table:formula="of:=IF(MID([.$S76];8;1)=&quot;1&quot;;&quot;x&quot;;&quot;&quot;)">
            <text:p/>
          </table:table-cell>
          <table:table-cell table:number-columns-repeated="8"/>
          <table:table-cell table:formula="of:=DEC2BIN([.B76];8)" office:value-type="string" office:string-value="01001010">
            <text:p>01001010</text:p>
          </table:table-cell>
          <table:table-cell table:number-columns-repeated="1005"/>
        </table:table-row>
        <table:table-row table:style-name="ro3">
          <table:table-cell table:formula="of:=&quot;0x&quot;&amp;DEC2HEX([.B77];2)" office:value-type="string" office:string-value="0x4B">
            <text:p>0x4B</text:p>
          </table:table-cell>
          <table:table-cell office:value-type="float" office:value="75">
            <text:p>75</text:p>
          </table:table-cell>
          <table:table-cell table:style-name="ce6" table:formula="of:=IF(MID([.$S77];1;1)=&quot;1&quot;;&quot;x&quot;;&quot;&quot;)">
            <text:p/>
          </table:table-cell>
          <table:table-cell table:style-name="ce6" table:formula="of:=IF(MID([.$S77];2;1)=&quot;1&quot;;&quot;x&quot;;&quot;&quot;)" office:value-type="string" office:string-value="x">
            <text:p>x</text:p>
          </table:table-cell>
          <table:table-cell table:style-name="ce6" table:formula="of:=IF(MID([.$S77];3;1)=&quot;1&quot;;&quot;x&quot;;&quot;&quot;)">
            <text:p/>
          </table:table-cell>
          <table:table-cell table:style-name="ce6" table:formula="of:=IF(MID([.$S77];4;1)=&quot;1&quot;;&quot;x&quot;;&quot;&quot;)">
            <text:p/>
          </table:table-cell>
          <table:table-cell table:style-name="ce6" table:formula="of:=IF(MID([.$S77];5;1)=&quot;1&quot;;&quot;x&quot;;&quot;&quot;)" office:value-type="string" office:string-value="x">
            <text:p>x</text:p>
          </table:table-cell>
          <table:table-cell table:style-name="ce6" table:formula="of:=IF(MID([.$S77];6;1)=&quot;1&quot;;&quot;x&quot;;&quot;&quot;)">
            <text:p/>
          </table:table-cell>
          <table:table-cell table:style-name="ce6" table:formula="of:=IF(MID([.$S77];7;1)=&quot;1&quot;;&quot;x&quot;;&quot;&quot;)" office:value-type="string" office:string-value="x">
            <text:p>x</text:p>
          </table:table-cell>
          <table:table-cell table:style-name="ce6" table:formula="of:=IF(MID([.$S77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77];8)" office:value-type="string" office:string-value="01001011">
            <text:p>010010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78];2)" office:value-type="string" office:string-value="0x4C">
            <text:p>0x4C</text:p>
          </table:table-cell>
          <table:table-cell table:style-name="ce2" office:value-type="float" office:value="76">
            <text:p>76</text:p>
          </table:table-cell>
          <table:table-cell table:style-name="ce5" table:formula="of:=IF(MID([.$S78];1;1)=&quot;1&quot;;&quot;x&quot;;&quot;&quot;)">
            <text:p/>
          </table:table-cell>
          <table:table-cell table:style-name="ce5" table:formula="of:=IF(MID([.$S78];2;1)=&quot;1&quot;;&quot;x&quot;;&quot;&quot;)" office:value-type="string" office:string-value="x">
            <text:p>x</text:p>
          </table:table-cell>
          <table:table-cell table:style-name="ce5" table:formula="of:=IF(MID([.$S78];3;1)=&quot;1&quot;;&quot;x&quot;;&quot;&quot;)">
            <text:p/>
          </table:table-cell>
          <table:table-cell table:style-name="ce5" table:formula="of:=IF(MID([.$S78];4;1)=&quot;1&quot;;&quot;x&quot;;&quot;&quot;)">
            <text:p/>
          </table:table-cell>
          <table:table-cell table:style-name="ce5" table:formula="of:=IF(MID([.$S78];5;1)=&quot;1&quot;;&quot;x&quot;;&quot;&quot;)" office:value-type="string" office:string-value="x">
            <text:p>x</text:p>
          </table:table-cell>
          <table:table-cell table:style-name="ce5" table:formula="of:=IF(MID([.$S78];6;1)=&quot;1&quot;;&quot;x&quot;;&quot;&quot;)" office:value-type="string" office:string-value="x">
            <text:p>x</text:p>
          </table:table-cell>
          <table:table-cell table:style-name="ce5" table:formula="of:=IF(MID([.$S78];7;1)=&quot;1&quot;;&quot;x&quot;;&quot;&quot;)">
            <text:p/>
          </table:table-cell>
          <table:table-cell table:style-name="ce5" table:formula="of:=IF(MID([.$S78];8;1)=&quot;1&quot;;&quot;x&quot;;&quot;&quot;)">
            <text:p/>
          </table:table-cell>
          <table:table-cell table:number-columns-repeated="8"/>
          <table:table-cell table:formula="of:=DEC2BIN([.B78];8)" office:value-type="string" office:string-value="01001100">
            <text:p>01001100</text:p>
          </table:table-cell>
          <table:table-cell table:number-columns-repeated="1005"/>
        </table:table-row>
        <table:table-row table:style-name="ro3">
          <table:table-cell table:formula="of:=&quot;0x&quot;&amp;DEC2HEX([.B79];2)" office:value-type="string" office:string-value="0x4D">
            <text:p>0x4D</text:p>
          </table:table-cell>
          <table:table-cell office:value-type="float" office:value="77">
            <text:p>77</text:p>
          </table:table-cell>
          <table:table-cell table:style-name="ce6" table:formula="of:=IF(MID([.$S79];1;1)=&quot;1&quot;;&quot;x&quot;;&quot;&quot;)">
            <text:p/>
          </table:table-cell>
          <table:table-cell table:style-name="ce6" table:formula="of:=IF(MID([.$S79];2;1)=&quot;1&quot;;&quot;x&quot;;&quot;&quot;)" office:value-type="string" office:string-value="x">
            <text:p>x</text:p>
          </table:table-cell>
          <table:table-cell table:style-name="ce6" table:formula="of:=IF(MID([.$S79];3;1)=&quot;1&quot;;&quot;x&quot;;&quot;&quot;)">
            <text:p/>
          </table:table-cell>
          <table:table-cell table:style-name="ce6" table:formula="of:=IF(MID([.$S79];4;1)=&quot;1&quot;;&quot;x&quot;;&quot;&quot;)">
            <text:p/>
          </table:table-cell>
          <table:table-cell table:style-name="ce6" table:formula="of:=IF(MID([.$S79];5;1)=&quot;1&quot;;&quot;x&quot;;&quot;&quot;)" office:value-type="string" office:string-value="x">
            <text:p>x</text:p>
          </table:table-cell>
          <table:table-cell table:style-name="ce6" table:formula="of:=IF(MID([.$S79];6;1)=&quot;1&quot;;&quot;x&quot;;&quot;&quot;)" office:value-type="string" office:string-value="x">
            <text:p>x</text:p>
          </table:table-cell>
          <table:table-cell table:style-name="ce6" table:formula="of:=IF(MID([.$S79];7;1)=&quot;1&quot;;&quot;x&quot;;&quot;&quot;)">
            <text:p/>
          </table:table-cell>
          <table:table-cell table:style-name="ce6" table:formula="of:=IF(MID([.$S79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79];8)" office:value-type="string" office:string-value="01001101">
            <text:p>010011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80];2)" office:value-type="string" office:string-value="0x4E">
            <text:p>0x4E</text:p>
          </table:table-cell>
          <table:table-cell table:style-name="ce2" office:value-type="float" office:value="78">
            <text:p>78</text:p>
          </table:table-cell>
          <table:table-cell table:style-name="ce5" table:formula="of:=IF(MID([.$S80];1;1)=&quot;1&quot;;&quot;x&quot;;&quot;&quot;)">
            <text:p/>
          </table:table-cell>
          <table:table-cell table:style-name="ce5" table:formula="of:=IF(MID([.$S80];2;1)=&quot;1&quot;;&quot;x&quot;;&quot;&quot;)" office:value-type="string" office:string-value="x">
            <text:p>x</text:p>
          </table:table-cell>
          <table:table-cell table:style-name="ce5" table:formula="of:=IF(MID([.$S80];3;1)=&quot;1&quot;;&quot;x&quot;;&quot;&quot;)">
            <text:p/>
          </table:table-cell>
          <table:table-cell table:style-name="ce5" table:formula="of:=IF(MID([.$S80];4;1)=&quot;1&quot;;&quot;x&quot;;&quot;&quot;)">
            <text:p/>
          </table:table-cell>
          <table:table-cell table:style-name="ce5" table:formula="of:=IF(MID([.$S80];5;1)=&quot;1&quot;;&quot;x&quot;;&quot;&quot;)" office:value-type="string" office:string-value="x">
            <text:p>x</text:p>
          </table:table-cell>
          <table:table-cell table:style-name="ce5" table:formula="of:=IF(MID([.$S80];6;1)=&quot;1&quot;;&quot;x&quot;;&quot;&quot;)" office:value-type="string" office:string-value="x">
            <text:p>x</text:p>
          </table:table-cell>
          <table:table-cell table:style-name="ce5" table:formula="of:=IF(MID([.$S80];7;1)=&quot;1&quot;;&quot;x&quot;;&quot;&quot;)" office:value-type="string" office:string-value="x">
            <text:p>x</text:p>
          </table:table-cell>
          <table:table-cell table:style-name="ce5" table:formula="of:=IF(MID([.$S80];8;1)=&quot;1&quot;;&quot;x&quot;;&quot;&quot;)">
            <text:p/>
          </table:table-cell>
          <table:table-cell table:number-columns-repeated="8"/>
          <table:table-cell table:formula="of:=DEC2BIN([.B80];8)" office:value-type="string" office:string-value="01001110">
            <text:p>01001110</text:p>
          </table:table-cell>
          <table:table-cell table:number-columns-repeated="1005"/>
        </table:table-row>
        <table:table-row table:style-name="ro3">
          <table:table-cell table:formula="of:=&quot;0x&quot;&amp;DEC2HEX([.B81];2)" office:value-type="string" office:string-value="0x4F">
            <text:p>0x4F</text:p>
          </table:table-cell>
          <table:table-cell office:value-type="float" office:value="79">
            <text:p>79</text:p>
          </table:table-cell>
          <table:table-cell table:style-name="ce6" table:formula="of:=IF(MID([.$S81];1;1)=&quot;1&quot;;&quot;x&quot;;&quot;&quot;)">
            <text:p/>
          </table:table-cell>
          <table:table-cell table:style-name="ce6" table:formula="of:=IF(MID([.$S81];2;1)=&quot;1&quot;;&quot;x&quot;;&quot;&quot;)" office:value-type="string" office:string-value="x">
            <text:p>x</text:p>
          </table:table-cell>
          <table:table-cell table:style-name="ce6" table:formula="of:=IF(MID([.$S81];3;1)=&quot;1&quot;;&quot;x&quot;;&quot;&quot;)">
            <text:p/>
          </table:table-cell>
          <table:table-cell table:style-name="ce6" table:formula="of:=IF(MID([.$S81];4;1)=&quot;1&quot;;&quot;x&quot;;&quot;&quot;)">
            <text:p/>
          </table:table-cell>
          <table:table-cell table:style-name="ce6" table:formula="of:=IF(MID([.$S81];5;1)=&quot;1&quot;;&quot;x&quot;;&quot;&quot;)" office:value-type="string" office:string-value="x">
            <text:p>x</text:p>
          </table:table-cell>
          <table:table-cell table:style-name="ce6" table:formula="of:=IF(MID([.$S81];6;1)=&quot;1&quot;;&quot;x&quot;;&quot;&quot;)" office:value-type="string" office:string-value="x">
            <text:p>x</text:p>
          </table:table-cell>
          <table:table-cell table:style-name="ce6" table:formula="of:=IF(MID([.$S81];7;1)=&quot;1&quot;;&quot;x&quot;;&quot;&quot;)" office:value-type="string" office:string-value="x">
            <text:p>x</text:p>
          </table:table-cell>
          <table:table-cell table:style-name="ce6" table:formula="of:=IF(MID([.$S81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81];8)" office:value-type="string" office:string-value="01001111">
            <text:p>010011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82];2)" office:value-type="string" office:string-value="0x50">
            <text:p>0x50</text:p>
          </table:table-cell>
          <table:table-cell table:style-name="ce2" office:value-type="float" office:value="80">
            <text:p>80</text:p>
          </table:table-cell>
          <table:table-cell table:style-name="ce5" table:formula="of:=IF(MID([.$S82];1;1)=&quot;1&quot;;&quot;x&quot;;&quot;&quot;)">
            <text:p/>
          </table:table-cell>
          <table:table-cell table:style-name="ce5" table:formula="of:=IF(MID([.$S82];2;1)=&quot;1&quot;;&quot;x&quot;;&quot;&quot;)" office:value-type="string" office:string-value="x">
            <text:p>x</text:p>
          </table:table-cell>
          <table:table-cell table:style-name="ce5" table:formula="of:=IF(MID([.$S82];3;1)=&quot;1&quot;;&quot;x&quot;;&quot;&quot;)">
            <text:p/>
          </table:table-cell>
          <table:table-cell table:style-name="ce5" table:formula="of:=IF(MID([.$S82];4;1)=&quot;1&quot;;&quot;x&quot;;&quot;&quot;)" office:value-type="string" office:string-value="x">
            <text:p>x</text:p>
          </table:table-cell>
          <table:table-cell table:style-name="ce5" table:formula="of:=IF(MID([.$S82];5;1)=&quot;1&quot;;&quot;x&quot;;&quot;&quot;)">
            <text:p/>
          </table:table-cell>
          <table:table-cell table:style-name="ce5" table:formula="of:=IF(MID([.$S82];6;1)=&quot;1&quot;;&quot;x&quot;;&quot;&quot;)">
            <text:p/>
          </table:table-cell>
          <table:table-cell table:style-name="ce5" table:formula="of:=IF(MID([.$S82];7;1)=&quot;1&quot;;&quot;x&quot;;&quot;&quot;)">
            <text:p/>
          </table:table-cell>
          <table:table-cell table:style-name="ce5" table:formula="of:=IF(MID([.$S82];8;1)=&quot;1&quot;;&quot;x&quot;;&quot;&quot;)">
            <text:p/>
          </table:table-cell>
          <table:table-cell table:number-columns-repeated="8"/>
          <table:table-cell table:formula="of:=DEC2BIN([.B82];8)" office:value-type="string" office:string-value="01010000">
            <text:p>01010000</text:p>
          </table:table-cell>
          <table:table-cell table:number-columns-repeated="1005"/>
        </table:table-row>
        <table:table-row table:style-name="ro3">
          <table:table-cell table:formula="of:=&quot;0x&quot;&amp;DEC2HEX([.B83];2)" office:value-type="string" office:string-value="0x51">
            <text:p>0x51</text:p>
          </table:table-cell>
          <table:table-cell office:value-type="float" office:value="81">
            <text:p>81</text:p>
          </table:table-cell>
          <table:table-cell table:style-name="ce6" table:formula="of:=IF(MID([.$S83];1;1)=&quot;1&quot;;&quot;x&quot;;&quot;&quot;)">
            <text:p/>
          </table:table-cell>
          <table:table-cell table:style-name="ce6" table:formula="of:=IF(MID([.$S83];2;1)=&quot;1&quot;;&quot;x&quot;;&quot;&quot;)" office:value-type="string" office:string-value="x">
            <text:p>x</text:p>
          </table:table-cell>
          <table:table-cell table:style-name="ce6" table:formula="of:=IF(MID([.$S83];3;1)=&quot;1&quot;;&quot;x&quot;;&quot;&quot;)">
            <text:p/>
          </table:table-cell>
          <table:table-cell table:style-name="ce6" table:formula="of:=IF(MID([.$S83];4;1)=&quot;1&quot;;&quot;x&quot;;&quot;&quot;)" office:value-type="string" office:string-value="x">
            <text:p>x</text:p>
          </table:table-cell>
          <table:table-cell table:style-name="ce6" table:formula="of:=IF(MID([.$S83];5;1)=&quot;1&quot;;&quot;x&quot;;&quot;&quot;)">
            <text:p/>
          </table:table-cell>
          <table:table-cell table:style-name="ce6" table:formula="of:=IF(MID([.$S83];6;1)=&quot;1&quot;;&quot;x&quot;;&quot;&quot;)">
            <text:p/>
          </table:table-cell>
          <table:table-cell table:style-name="ce6" table:formula="of:=IF(MID([.$S83];7;1)=&quot;1&quot;;&quot;x&quot;;&quot;&quot;)">
            <text:p/>
          </table:table-cell>
          <table:table-cell table:style-name="ce6" table:formula="of:=IF(MID([.$S83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83];8)" office:value-type="string" office:string-value="01010001">
            <text:p>010100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84];2)" office:value-type="string" office:string-value="0x52">
            <text:p>0x52</text:p>
          </table:table-cell>
          <table:table-cell table:style-name="ce2" office:value-type="float" office:value="82">
            <text:p>82</text:p>
          </table:table-cell>
          <table:table-cell table:style-name="ce5" table:formula="of:=IF(MID([.$S84];1;1)=&quot;1&quot;;&quot;x&quot;;&quot;&quot;)">
            <text:p/>
          </table:table-cell>
          <table:table-cell table:style-name="ce5" table:formula="of:=IF(MID([.$S84];2;1)=&quot;1&quot;;&quot;x&quot;;&quot;&quot;)" office:value-type="string" office:string-value="x">
            <text:p>x</text:p>
          </table:table-cell>
          <table:table-cell table:style-name="ce5" table:formula="of:=IF(MID([.$S84];3;1)=&quot;1&quot;;&quot;x&quot;;&quot;&quot;)">
            <text:p/>
          </table:table-cell>
          <table:table-cell table:style-name="ce5" table:formula="of:=IF(MID([.$S84];4;1)=&quot;1&quot;;&quot;x&quot;;&quot;&quot;)" office:value-type="string" office:string-value="x">
            <text:p>x</text:p>
          </table:table-cell>
          <table:table-cell table:style-name="ce5" table:formula="of:=IF(MID([.$S84];5;1)=&quot;1&quot;;&quot;x&quot;;&quot;&quot;)">
            <text:p/>
          </table:table-cell>
          <table:table-cell table:style-name="ce5" table:formula="of:=IF(MID([.$S84];6;1)=&quot;1&quot;;&quot;x&quot;;&quot;&quot;)">
            <text:p/>
          </table:table-cell>
          <table:table-cell table:style-name="ce5" table:formula="of:=IF(MID([.$S84];7;1)=&quot;1&quot;;&quot;x&quot;;&quot;&quot;)" office:value-type="string" office:string-value="x">
            <text:p>x</text:p>
          </table:table-cell>
          <table:table-cell table:style-name="ce5" table:formula="of:=IF(MID([.$S84];8;1)=&quot;1&quot;;&quot;x&quot;;&quot;&quot;)">
            <text:p/>
          </table:table-cell>
          <table:table-cell table:number-columns-repeated="8"/>
          <table:table-cell table:formula="of:=DEC2BIN([.B84];8)" office:value-type="string" office:string-value="01010010">
            <text:p>01010010</text:p>
          </table:table-cell>
          <table:table-cell table:number-columns-repeated="1005"/>
        </table:table-row>
        <table:table-row table:style-name="ro3">
          <table:table-cell table:formula="of:=&quot;0x&quot;&amp;DEC2HEX([.B85];2)" office:value-type="string" office:string-value="0x53">
            <text:p>0x53</text:p>
          </table:table-cell>
          <table:table-cell office:value-type="float" office:value="83">
            <text:p>83</text:p>
          </table:table-cell>
          <table:table-cell table:style-name="ce6" table:formula="of:=IF(MID([.$S85];1;1)=&quot;1&quot;;&quot;x&quot;;&quot;&quot;)">
            <text:p/>
          </table:table-cell>
          <table:table-cell table:style-name="ce6" table:formula="of:=IF(MID([.$S85];2;1)=&quot;1&quot;;&quot;x&quot;;&quot;&quot;)" office:value-type="string" office:string-value="x">
            <text:p>x</text:p>
          </table:table-cell>
          <table:table-cell table:style-name="ce6" table:formula="of:=IF(MID([.$S85];3;1)=&quot;1&quot;;&quot;x&quot;;&quot;&quot;)">
            <text:p/>
          </table:table-cell>
          <table:table-cell table:style-name="ce6" table:formula="of:=IF(MID([.$S85];4;1)=&quot;1&quot;;&quot;x&quot;;&quot;&quot;)" office:value-type="string" office:string-value="x">
            <text:p>x</text:p>
          </table:table-cell>
          <table:table-cell table:style-name="ce6" table:formula="of:=IF(MID([.$S85];5;1)=&quot;1&quot;;&quot;x&quot;;&quot;&quot;)">
            <text:p/>
          </table:table-cell>
          <table:table-cell table:style-name="ce6" table:formula="of:=IF(MID([.$S85];6;1)=&quot;1&quot;;&quot;x&quot;;&quot;&quot;)">
            <text:p/>
          </table:table-cell>
          <table:table-cell table:style-name="ce6" table:formula="of:=IF(MID([.$S85];7;1)=&quot;1&quot;;&quot;x&quot;;&quot;&quot;)" office:value-type="string" office:string-value="x">
            <text:p>x</text:p>
          </table:table-cell>
          <table:table-cell table:style-name="ce6" table:formula="of:=IF(MID([.$S85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85];8)" office:value-type="string" office:string-value="01010011">
            <text:p>010100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86];2)" office:value-type="string" office:string-value="0x54">
            <text:p>0x54</text:p>
          </table:table-cell>
          <table:table-cell table:style-name="ce2" office:value-type="float" office:value="84">
            <text:p>84</text:p>
          </table:table-cell>
          <table:table-cell table:style-name="ce5" table:formula="of:=IF(MID([.$S86];1;1)=&quot;1&quot;;&quot;x&quot;;&quot;&quot;)">
            <text:p/>
          </table:table-cell>
          <table:table-cell table:style-name="ce5" table:formula="of:=IF(MID([.$S86];2;1)=&quot;1&quot;;&quot;x&quot;;&quot;&quot;)" office:value-type="string" office:string-value="x">
            <text:p>x</text:p>
          </table:table-cell>
          <table:table-cell table:style-name="ce5" table:formula="of:=IF(MID([.$S86];3;1)=&quot;1&quot;;&quot;x&quot;;&quot;&quot;)">
            <text:p/>
          </table:table-cell>
          <table:table-cell table:style-name="ce5" table:formula="of:=IF(MID([.$S86];4;1)=&quot;1&quot;;&quot;x&quot;;&quot;&quot;)" office:value-type="string" office:string-value="x">
            <text:p>x</text:p>
          </table:table-cell>
          <table:table-cell table:style-name="ce5" table:formula="of:=IF(MID([.$S86];5;1)=&quot;1&quot;;&quot;x&quot;;&quot;&quot;)">
            <text:p/>
          </table:table-cell>
          <table:table-cell table:style-name="ce5" table:formula="of:=IF(MID([.$S86];6;1)=&quot;1&quot;;&quot;x&quot;;&quot;&quot;)" office:value-type="string" office:string-value="x">
            <text:p>x</text:p>
          </table:table-cell>
          <table:table-cell table:style-name="ce5" table:formula="of:=IF(MID([.$S86];7;1)=&quot;1&quot;;&quot;x&quot;;&quot;&quot;)">
            <text:p/>
          </table:table-cell>
          <table:table-cell table:style-name="ce5" table:formula="of:=IF(MID([.$S86];8;1)=&quot;1&quot;;&quot;x&quot;;&quot;&quot;)">
            <text:p/>
          </table:table-cell>
          <table:table-cell table:number-columns-repeated="8"/>
          <table:table-cell table:formula="of:=DEC2BIN([.B86];8)" office:value-type="string" office:string-value="01010100">
            <text:p>01010100</text:p>
          </table:table-cell>
          <table:table-cell table:number-columns-repeated="1005"/>
        </table:table-row>
        <table:table-row table:style-name="ro3">
          <table:table-cell table:formula="of:=&quot;0x&quot;&amp;DEC2HEX([.B87];2)" office:value-type="string" office:string-value="0x55">
            <text:p>0x55</text:p>
          </table:table-cell>
          <table:table-cell office:value-type="float" office:value="85">
            <text:p>85</text:p>
          </table:table-cell>
          <table:table-cell table:style-name="ce6" table:formula="of:=IF(MID([.$S87];1;1)=&quot;1&quot;;&quot;x&quot;;&quot;&quot;)">
            <text:p/>
          </table:table-cell>
          <table:table-cell table:style-name="ce6" table:formula="of:=IF(MID([.$S87];2;1)=&quot;1&quot;;&quot;x&quot;;&quot;&quot;)" office:value-type="string" office:string-value="x">
            <text:p>x</text:p>
          </table:table-cell>
          <table:table-cell table:style-name="ce6" table:formula="of:=IF(MID([.$S87];3;1)=&quot;1&quot;;&quot;x&quot;;&quot;&quot;)">
            <text:p/>
          </table:table-cell>
          <table:table-cell table:style-name="ce6" table:formula="of:=IF(MID([.$S87];4;1)=&quot;1&quot;;&quot;x&quot;;&quot;&quot;)" office:value-type="string" office:string-value="x">
            <text:p>x</text:p>
          </table:table-cell>
          <table:table-cell table:style-name="ce6" table:formula="of:=IF(MID([.$S87];5;1)=&quot;1&quot;;&quot;x&quot;;&quot;&quot;)">
            <text:p/>
          </table:table-cell>
          <table:table-cell table:style-name="ce6" table:formula="of:=IF(MID([.$S87];6;1)=&quot;1&quot;;&quot;x&quot;;&quot;&quot;)" office:value-type="string" office:string-value="x">
            <text:p>x</text:p>
          </table:table-cell>
          <table:table-cell table:style-name="ce6" table:formula="of:=IF(MID([.$S87];7;1)=&quot;1&quot;;&quot;x&quot;;&quot;&quot;)">
            <text:p/>
          </table:table-cell>
          <table:table-cell table:style-name="ce6" table:formula="of:=IF(MID([.$S87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87];8)" office:value-type="string" office:string-value="01010101">
            <text:p>010101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88];2)" office:value-type="string" office:string-value="0x56">
            <text:p>0x56</text:p>
          </table:table-cell>
          <table:table-cell table:style-name="ce2" office:value-type="float" office:value="86">
            <text:p>86</text:p>
          </table:table-cell>
          <table:table-cell table:style-name="ce5" table:formula="of:=IF(MID([.$S88];1;1)=&quot;1&quot;;&quot;x&quot;;&quot;&quot;)">
            <text:p/>
          </table:table-cell>
          <table:table-cell table:style-name="ce5" table:formula="of:=IF(MID([.$S88];2;1)=&quot;1&quot;;&quot;x&quot;;&quot;&quot;)" office:value-type="string" office:string-value="x">
            <text:p>x</text:p>
          </table:table-cell>
          <table:table-cell table:style-name="ce5" table:formula="of:=IF(MID([.$S88];3;1)=&quot;1&quot;;&quot;x&quot;;&quot;&quot;)">
            <text:p/>
          </table:table-cell>
          <table:table-cell table:style-name="ce5" table:formula="of:=IF(MID([.$S88];4;1)=&quot;1&quot;;&quot;x&quot;;&quot;&quot;)" office:value-type="string" office:string-value="x">
            <text:p>x</text:p>
          </table:table-cell>
          <table:table-cell table:style-name="ce5" table:formula="of:=IF(MID([.$S88];5;1)=&quot;1&quot;;&quot;x&quot;;&quot;&quot;)">
            <text:p/>
          </table:table-cell>
          <table:table-cell table:style-name="ce5" table:formula="of:=IF(MID([.$S88];6;1)=&quot;1&quot;;&quot;x&quot;;&quot;&quot;)" office:value-type="string" office:string-value="x">
            <text:p>x</text:p>
          </table:table-cell>
          <table:table-cell table:style-name="ce5" table:formula="of:=IF(MID([.$S88];7;1)=&quot;1&quot;;&quot;x&quot;;&quot;&quot;)" office:value-type="string" office:string-value="x">
            <text:p>x</text:p>
          </table:table-cell>
          <table:table-cell table:style-name="ce5" table:formula="of:=IF(MID([.$S88];8;1)=&quot;1&quot;;&quot;x&quot;;&quot;&quot;)">
            <text:p/>
          </table:table-cell>
          <table:table-cell table:number-columns-repeated="8"/>
          <table:table-cell table:formula="of:=DEC2BIN([.B88];8)" office:value-type="string" office:string-value="01010110">
            <text:p>01010110</text:p>
          </table:table-cell>
          <table:table-cell table:number-columns-repeated="1005"/>
        </table:table-row>
        <table:table-row table:style-name="ro3">
          <table:table-cell table:formula="of:=&quot;0x&quot;&amp;DEC2HEX([.B89];2)" office:value-type="string" office:string-value="0x57">
            <text:p>0x57</text:p>
          </table:table-cell>
          <table:table-cell office:value-type="float" office:value="87">
            <text:p>87</text:p>
          </table:table-cell>
          <table:table-cell table:style-name="ce6" table:formula="of:=IF(MID([.$S89];1;1)=&quot;1&quot;;&quot;x&quot;;&quot;&quot;)">
            <text:p/>
          </table:table-cell>
          <table:table-cell table:style-name="ce6" table:formula="of:=IF(MID([.$S89];2;1)=&quot;1&quot;;&quot;x&quot;;&quot;&quot;)" office:value-type="string" office:string-value="x">
            <text:p>x</text:p>
          </table:table-cell>
          <table:table-cell table:style-name="ce6" table:formula="of:=IF(MID([.$S89];3;1)=&quot;1&quot;;&quot;x&quot;;&quot;&quot;)">
            <text:p/>
          </table:table-cell>
          <table:table-cell table:style-name="ce6" table:formula="of:=IF(MID([.$S89];4;1)=&quot;1&quot;;&quot;x&quot;;&quot;&quot;)" office:value-type="string" office:string-value="x">
            <text:p>x</text:p>
          </table:table-cell>
          <table:table-cell table:style-name="ce6" table:formula="of:=IF(MID([.$S89];5;1)=&quot;1&quot;;&quot;x&quot;;&quot;&quot;)">
            <text:p/>
          </table:table-cell>
          <table:table-cell table:style-name="ce6" table:formula="of:=IF(MID([.$S89];6;1)=&quot;1&quot;;&quot;x&quot;;&quot;&quot;)" office:value-type="string" office:string-value="x">
            <text:p>x</text:p>
          </table:table-cell>
          <table:table-cell table:style-name="ce6" table:formula="of:=IF(MID([.$S89];7;1)=&quot;1&quot;;&quot;x&quot;;&quot;&quot;)" office:value-type="string" office:string-value="x">
            <text:p>x</text:p>
          </table:table-cell>
          <table:table-cell table:style-name="ce6" table:formula="of:=IF(MID([.$S89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89];8)" office:value-type="string" office:string-value="01010111">
            <text:p>010101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90];2)" office:value-type="string" office:string-value="0x58">
            <text:p>0x58</text:p>
          </table:table-cell>
          <table:table-cell table:style-name="ce2" office:value-type="float" office:value="88">
            <text:p>88</text:p>
          </table:table-cell>
          <table:table-cell table:style-name="ce5" table:formula="of:=IF(MID([.$S90];1;1)=&quot;1&quot;;&quot;x&quot;;&quot;&quot;)">
            <text:p/>
          </table:table-cell>
          <table:table-cell table:style-name="ce5" table:formula="of:=IF(MID([.$S90];2;1)=&quot;1&quot;;&quot;x&quot;;&quot;&quot;)" office:value-type="string" office:string-value="x">
            <text:p>x</text:p>
          </table:table-cell>
          <table:table-cell table:style-name="ce5" table:formula="of:=IF(MID([.$S90];3;1)=&quot;1&quot;;&quot;x&quot;;&quot;&quot;)">
            <text:p/>
          </table:table-cell>
          <table:table-cell table:style-name="ce5" table:formula="of:=IF(MID([.$S90];4;1)=&quot;1&quot;;&quot;x&quot;;&quot;&quot;)" office:value-type="string" office:string-value="x">
            <text:p>x</text:p>
          </table:table-cell>
          <table:table-cell table:style-name="ce5" table:formula="of:=IF(MID([.$S90];5;1)=&quot;1&quot;;&quot;x&quot;;&quot;&quot;)" office:value-type="string" office:string-value="x">
            <text:p>x</text:p>
          </table:table-cell>
          <table:table-cell table:style-name="ce5" table:formula="of:=IF(MID([.$S90];6;1)=&quot;1&quot;;&quot;x&quot;;&quot;&quot;)">
            <text:p/>
          </table:table-cell>
          <table:table-cell table:style-name="ce5" table:formula="of:=IF(MID([.$S90];7;1)=&quot;1&quot;;&quot;x&quot;;&quot;&quot;)">
            <text:p/>
          </table:table-cell>
          <table:table-cell table:style-name="ce5" table:formula="of:=IF(MID([.$S90];8;1)=&quot;1&quot;;&quot;x&quot;;&quot;&quot;)">
            <text:p/>
          </table:table-cell>
          <table:table-cell table:number-columns-repeated="8"/>
          <table:table-cell table:formula="of:=DEC2BIN([.B90];8)" office:value-type="string" office:string-value="01011000">
            <text:p>01011000</text:p>
          </table:table-cell>
          <table:table-cell table:number-columns-repeated="1005"/>
        </table:table-row>
        <table:table-row table:style-name="ro3">
          <table:table-cell table:formula="of:=&quot;0x&quot;&amp;DEC2HEX([.B91];2)" office:value-type="string" office:string-value="0x59">
            <text:p>0x59</text:p>
          </table:table-cell>
          <table:table-cell office:value-type="float" office:value="89">
            <text:p>89</text:p>
          </table:table-cell>
          <table:table-cell table:style-name="ce6" table:formula="of:=IF(MID([.$S91];1;1)=&quot;1&quot;;&quot;x&quot;;&quot;&quot;)">
            <text:p/>
          </table:table-cell>
          <table:table-cell table:style-name="ce6" table:formula="of:=IF(MID([.$S91];2;1)=&quot;1&quot;;&quot;x&quot;;&quot;&quot;)" office:value-type="string" office:string-value="x">
            <text:p>x</text:p>
          </table:table-cell>
          <table:table-cell table:style-name="ce6" table:formula="of:=IF(MID([.$S91];3;1)=&quot;1&quot;;&quot;x&quot;;&quot;&quot;)">
            <text:p/>
          </table:table-cell>
          <table:table-cell table:style-name="ce6" table:formula="of:=IF(MID([.$S91];4;1)=&quot;1&quot;;&quot;x&quot;;&quot;&quot;)" office:value-type="string" office:string-value="x">
            <text:p>x</text:p>
          </table:table-cell>
          <table:table-cell table:style-name="ce6" table:formula="of:=IF(MID([.$S91];5;1)=&quot;1&quot;;&quot;x&quot;;&quot;&quot;)" office:value-type="string" office:string-value="x">
            <text:p>x</text:p>
          </table:table-cell>
          <table:table-cell table:style-name="ce6" table:formula="of:=IF(MID([.$S91];6;1)=&quot;1&quot;;&quot;x&quot;;&quot;&quot;)">
            <text:p/>
          </table:table-cell>
          <table:table-cell table:style-name="ce6" table:formula="of:=IF(MID([.$S91];7;1)=&quot;1&quot;;&quot;x&quot;;&quot;&quot;)">
            <text:p/>
          </table:table-cell>
          <table:table-cell table:style-name="ce6" table:formula="of:=IF(MID([.$S91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91];8)" office:value-type="string" office:string-value="01011001">
            <text:p>010110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92];2)" office:value-type="string" office:string-value="0x5A">
            <text:p>0x5A</text:p>
          </table:table-cell>
          <table:table-cell table:style-name="ce2" office:value-type="float" office:value="90">
            <text:p>90</text:p>
          </table:table-cell>
          <table:table-cell table:style-name="ce5" table:formula="of:=IF(MID([.$S92];1;1)=&quot;1&quot;;&quot;x&quot;;&quot;&quot;)">
            <text:p/>
          </table:table-cell>
          <table:table-cell table:style-name="ce5" table:formula="of:=IF(MID([.$S92];2;1)=&quot;1&quot;;&quot;x&quot;;&quot;&quot;)" office:value-type="string" office:string-value="x">
            <text:p>x</text:p>
          </table:table-cell>
          <table:table-cell table:style-name="ce5" table:formula="of:=IF(MID([.$S92];3;1)=&quot;1&quot;;&quot;x&quot;;&quot;&quot;)">
            <text:p/>
          </table:table-cell>
          <table:table-cell table:style-name="ce5" table:formula="of:=IF(MID([.$S92];4;1)=&quot;1&quot;;&quot;x&quot;;&quot;&quot;)" office:value-type="string" office:string-value="x">
            <text:p>x</text:p>
          </table:table-cell>
          <table:table-cell table:style-name="ce5" table:formula="of:=IF(MID([.$S92];5;1)=&quot;1&quot;;&quot;x&quot;;&quot;&quot;)" office:value-type="string" office:string-value="x">
            <text:p>x</text:p>
          </table:table-cell>
          <table:table-cell table:style-name="ce5" table:formula="of:=IF(MID([.$S92];6;1)=&quot;1&quot;;&quot;x&quot;;&quot;&quot;)">
            <text:p/>
          </table:table-cell>
          <table:table-cell table:style-name="ce5" table:formula="of:=IF(MID([.$S92];7;1)=&quot;1&quot;;&quot;x&quot;;&quot;&quot;)" office:value-type="string" office:string-value="x">
            <text:p>x</text:p>
          </table:table-cell>
          <table:table-cell table:style-name="ce5" table:formula="of:=IF(MID([.$S92];8;1)=&quot;1&quot;;&quot;x&quot;;&quot;&quot;)">
            <text:p/>
          </table:table-cell>
          <table:table-cell table:number-columns-repeated="8"/>
          <table:table-cell table:formula="of:=DEC2BIN([.B92];8)" office:value-type="string" office:string-value="01011010">
            <text:p>01011010</text:p>
          </table:table-cell>
          <table:table-cell table:number-columns-repeated="1005"/>
        </table:table-row>
        <table:table-row table:style-name="ro3">
          <table:table-cell table:formula="of:=&quot;0x&quot;&amp;DEC2HEX([.B93];2)" office:value-type="string" office:string-value="0x5B">
            <text:p>0x5B</text:p>
          </table:table-cell>
          <table:table-cell office:value-type="float" office:value="91">
            <text:p>91</text:p>
          </table:table-cell>
          <table:table-cell table:style-name="ce6" table:formula="of:=IF(MID([.$S93];1;1)=&quot;1&quot;;&quot;x&quot;;&quot;&quot;)">
            <text:p/>
          </table:table-cell>
          <table:table-cell table:style-name="ce6" table:formula="of:=IF(MID([.$S93];2;1)=&quot;1&quot;;&quot;x&quot;;&quot;&quot;)" office:value-type="string" office:string-value="x">
            <text:p>x</text:p>
          </table:table-cell>
          <table:table-cell table:style-name="ce6" table:formula="of:=IF(MID([.$S93];3;1)=&quot;1&quot;;&quot;x&quot;;&quot;&quot;)">
            <text:p/>
          </table:table-cell>
          <table:table-cell table:style-name="ce6" table:formula="of:=IF(MID([.$S93];4;1)=&quot;1&quot;;&quot;x&quot;;&quot;&quot;)" office:value-type="string" office:string-value="x">
            <text:p>x</text:p>
          </table:table-cell>
          <table:table-cell table:style-name="ce6" table:formula="of:=IF(MID([.$S93];5;1)=&quot;1&quot;;&quot;x&quot;;&quot;&quot;)" office:value-type="string" office:string-value="x">
            <text:p>x</text:p>
          </table:table-cell>
          <table:table-cell table:style-name="ce6" table:formula="of:=IF(MID([.$S93];6;1)=&quot;1&quot;;&quot;x&quot;;&quot;&quot;)">
            <text:p/>
          </table:table-cell>
          <table:table-cell table:style-name="ce6" table:formula="of:=IF(MID([.$S93];7;1)=&quot;1&quot;;&quot;x&quot;;&quot;&quot;)" office:value-type="string" office:string-value="x">
            <text:p>x</text:p>
          </table:table-cell>
          <table:table-cell table:style-name="ce6" table:formula="of:=IF(MID([.$S93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93];8)" office:value-type="string" office:string-value="01011011">
            <text:p>010110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94];2)" office:value-type="string" office:string-value="0x5C">
            <text:p>0x5C</text:p>
          </table:table-cell>
          <table:table-cell table:style-name="ce2" office:value-type="float" office:value="92">
            <text:p>92</text:p>
          </table:table-cell>
          <table:table-cell table:style-name="ce5" table:formula="of:=IF(MID([.$S94];1;1)=&quot;1&quot;;&quot;x&quot;;&quot;&quot;)">
            <text:p/>
          </table:table-cell>
          <table:table-cell table:style-name="ce5" table:formula="of:=IF(MID([.$S94];2;1)=&quot;1&quot;;&quot;x&quot;;&quot;&quot;)" office:value-type="string" office:string-value="x">
            <text:p>x</text:p>
          </table:table-cell>
          <table:table-cell table:style-name="ce5" table:formula="of:=IF(MID([.$S94];3;1)=&quot;1&quot;;&quot;x&quot;;&quot;&quot;)">
            <text:p/>
          </table:table-cell>
          <table:table-cell table:style-name="ce5" table:formula="of:=IF(MID([.$S94];4;1)=&quot;1&quot;;&quot;x&quot;;&quot;&quot;)" office:value-type="string" office:string-value="x">
            <text:p>x</text:p>
          </table:table-cell>
          <table:table-cell table:style-name="ce5" table:formula="of:=IF(MID([.$S94];5;1)=&quot;1&quot;;&quot;x&quot;;&quot;&quot;)" office:value-type="string" office:string-value="x">
            <text:p>x</text:p>
          </table:table-cell>
          <table:table-cell table:style-name="ce5" table:formula="of:=IF(MID([.$S94];6;1)=&quot;1&quot;;&quot;x&quot;;&quot;&quot;)" office:value-type="string" office:string-value="x">
            <text:p>x</text:p>
          </table:table-cell>
          <table:table-cell table:style-name="ce5" table:formula="of:=IF(MID([.$S94];7;1)=&quot;1&quot;;&quot;x&quot;;&quot;&quot;)">
            <text:p/>
          </table:table-cell>
          <table:table-cell table:style-name="ce5" table:formula="of:=IF(MID([.$S94];8;1)=&quot;1&quot;;&quot;x&quot;;&quot;&quot;)">
            <text:p/>
          </table:table-cell>
          <table:table-cell table:number-columns-repeated="8"/>
          <table:table-cell table:formula="of:=DEC2BIN([.B94];8)" office:value-type="string" office:string-value="01011100">
            <text:p>01011100</text:p>
          </table:table-cell>
          <table:table-cell table:number-columns-repeated="1005"/>
        </table:table-row>
        <table:table-row table:style-name="ro3">
          <table:table-cell table:formula="of:=&quot;0x&quot;&amp;DEC2HEX([.B95];2)" office:value-type="string" office:string-value="0x5D">
            <text:p>0x5D</text:p>
          </table:table-cell>
          <table:table-cell office:value-type="float" office:value="93">
            <text:p>93</text:p>
          </table:table-cell>
          <table:table-cell table:style-name="ce6" table:formula="of:=IF(MID([.$S95];1;1)=&quot;1&quot;;&quot;x&quot;;&quot;&quot;)">
            <text:p/>
          </table:table-cell>
          <table:table-cell table:style-name="ce6" table:formula="of:=IF(MID([.$S95];2;1)=&quot;1&quot;;&quot;x&quot;;&quot;&quot;)" office:value-type="string" office:string-value="x">
            <text:p>x</text:p>
          </table:table-cell>
          <table:table-cell table:style-name="ce6" table:formula="of:=IF(MID([.$S95];3;1)=&quot;1&quot;;&quot;x&quot;;&quot;&quot;)">
            <text:p/>
          </table:table-cell>
          <table:table-cell table:style-name="ce6" table:formula="of:=IF(MID([.$S95];4;1)=&quot;1&quot;;&quot;x&quot;;&quot;&quot;)" office:value-type="string" office:string-value="x">
            <text:p>x</text:p>
          </table:table-cell>
          <table:table-cell table:style-name="ce6" table:formula="of:=IF(MID([.$S95];5;1)=&quot;1&quot;;&quot;x&quot;;&quot;&quot;)" office:value-type="string" office:string-value="x">
            <text:p>x</text:p>
          </table:table-cell>
          <table:table-cell table:style-name="ce6" table:formula="of:=IF(MID([.$S95];6;1)=&quot;1&quot;;&quot;x&quot;;&quot;&quot;)" office:value-type="string" office:string-value="x">
            <text:p>x</text:p>
          </table:table-cell>
          <table:table-cell table:style-name="ce6" table:formula="of:=IF(MID([.$S95];7;1)=&quot;1&quot;;&quot;x&quot;;&quot;&quot;)">
            <text:p/>
          </table:table-cell>
          <table:table-cell table:style-name="ce6" table:formula="of:=IF(MID([.$S95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95];8)" office:value-type="string" office:string-value="01011101">
            <text:p>010111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96];2)" office:value-type="string" office:string-value="0x5E">
            <text:p>0x5E</text:p>
          </table:table-cell>
          <table:table-cell table:style-name="ce2" office:value-type="float" office:value="94">
            <text:p>94</text:p>
          </table:table-cell>
          <table:table-cell table:style-name="ce5" table:formula="of:=IF(MID([.$S96];1;1)=&quot;1&quot;;&quot;x&quot;;&quot;&quot;)">
            <text:p/>
          </table:table-cell>
          <table:table-cell table:style-name="ce5" table:formula="of:=IF(MID([.$S96];2;1)=&quot;1&quot;;&quot;x&quot;;&quot;&quot;)" office:value-type="string" office:string-value="x">
            <text:p>x</text:p>
          </table:table-cell>
          <table:table-cell table:style-name="ce5" table:formula="of:=IF(MID([.$S96];3;1)=&quot;1&quot;;&quot;x&quot;;&quot;&quot;)">
            <text:p/>
          </table:table-cell>
          <table:table-cell table:style-name="ce5" table:formula="of:=IF(MID([.$S96];4;1)=&quot;1&quot;;&quot;x&quot;;&quot;&quot;)" office:value-type="string" office:string-value="x">
            <text:p>x</text:p>
          </table:table-cell>
          <table:table-cell table:style-name="ce5" table:formula="of:=IF(MID([.$S96];5;1)=&quot;1&quot;;&quot;x&quot;;&quot;&quot;)" office:value-type="string" office:string-value="x">
            <text:p>x</text:p>
          </table:table-cell>
          <table:table-cell table:style-name="ce5" table:formula="of:=IF(MID([.$S96];6;1)=&quot;1&quot;;&quot;x&quot;;&quot;&quot;)" office:value-type="string" office:string-value="x">
            <text:p>x</text:p>
          </table:table-cell>
          <table:table-cell table:style-name="ce5" table:formula="of:=IF(MID([.$S96];7;1)=&quot;1&quot;;&quot;x&quot;;&quot;&quot;)" office:value-type="string" office:string-value="x">
            <text:p>x</text:p>
          </table:table-cell>
          <table:table-cell table:style-name="ce5" table:formula="of:=IF(MID([.$S96];8;1)=&quot;1&quot;;&quot;x&quot;;&quot;&quot;)">
            <text:p/>
          </table:table-cell>
          <table:table-cell table:number-columns-repeated="8"/>
          <table:table-cell table:formula="of:=DEC2BIN([.B96];8)" office:value-type="string" office:string-value="01011110">
            <text:p>01011110</text:p>
          </table:table-cell>
          <table:table-cell table:number-columns-repeated="1005"/>
        </table:table-row>
        <table:table-row table:style-name="ro3">
          <table:table-cell table:formula="of:=&quot;0x&quot;&amp;DEC2HEX([.B97];2)" office:value-type="string" office:string-value="0x5F">
            <text:p>0x5F</text:p>
          </table:table-cell>
          <table:table-cell office:value-type="float" office:value="95">
            <text:p>95</text:p>
          </table:table-cell>
          <table:table-cell table:style-name="ce6" table:formula="of:=IF(MID([.$S97];1;1)=&quot;1&quot;;&quot;x&quot;;&quot;&quot;)">
            <text:p/>
          </table:table-cell>
          <table:table-cell table:style-name="ce6" table:formula="of:=IF(MID([.$S97];2;1)=&quot;1&quot;;&quot;x&quot;;&quot;&quot;)" office:value-type="string" office:string-value="x">
            <text:p>x</text:p>
          </table:table-cell>
          <table:table-cell table:style-name="ce6" table:formula="of:=IF(MID([.$S97];3;1)=&quot;1&quot;;&quot;x&quot;;&quot;&quot;)">
            <text:p/>
          </table:table-cell>
          <table:table-cell table:style-name="ce6" table:formula="of:=IF(MID([.$S97];4;1)=&quot;1&quot;;&quot;x&quot;;&quot;&quot;)" office:value-type="string" office:string-value="x">
            <text:p>x</text:p>
          </table:table-cell>
          <table:table-cell table:style-name="ce6" table:formula="of:=IF(MID([.$S97];5;1)=&quot;1&quot;;&quot;x&quot;;&quot;&quot;)" office:value-type="string" office:string-value="x">
            <text:p>x</text:p>
          </table:table-cell>
          <table:table-cell table:style-name="ce6" table:formula="of:=IF(MID([.$S97];6;1)=&quot;1&quot;;&quot;x&quot;;&quot;&quot;)" office:value-type="string" office:string-value="x">
            <text:p>x</text:p>
          </table:table-cell>
          <table:table-cell table:style-name="ce6" table:formula="of:=IF(MID([.$S97];7;1)=&quot;1&quot;;&quot;x&quot;;&quot;&quot;)" office:value-type="string" office:string-value="x">
            <text:p>x</text:p>
          </table:table-cell>
          <table:table-cell table:style-name="ce6" table:formula="of:=IF(MID([.$S97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97];8)" office:value-type="string" office:string-value="01011111">
            <text:p>010111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98];2)" office:value-type="string" office:string-value="0x60">
            <text:p>0x60</text:p>
          </table:table-cell>
          <table:table-cell table:style-name="ce2" office:value-type="float" office:value="96">
            <text:p>96</text:p>
          </table:table-cell>
          <table:table-cell table:style-name="ce5" table:formula="of:=IF(MID([.$S98];1;1)=&quot;1&quot;;&quot;x&quot;;&quot;&quot;)">
            <text:p/>
          </table:table-cell>
          <table:table-cell table:style-name="ce5" table:formula="of:=IF(MID([.$S98];2;1)=&quot;1&quot;;&quot;x&quot;;&quot;&quot;)" office:value-type="string" office:string-value="x">
            <text:p>x</text:p>
          </table:table-cell>
          <table:table-cell table:style-name="ce5" table:formula="of:=IF(MID([.$S98];3;1)=&quot;1&quot;;&quot;x&quot;;&quot;&quot;)" office:value-type="string" office:string-value="x">
            <text:p>x</text:p>
          </table:table-cell>
          <table:table-cell table:style-name="ce5" table:formula="of:=IF(MID([.$S98];4;1)=&quot;1&quot;;&quot;x&quot;;&quot;&quot;)">
            <text:p/>
          </table:table-cell>
          <table:table-cell table:style-name="ce5" table:formula="of:=IF(MID([.$S98];5;1)=&quot;1&quot;;&quot;x&quot;;&quot;&quot;)">
            <text:p/>
          </table:table-cell>
          <table:table-cell table:style-name="ce5" table:formula="of:=IF(MID([.$S98];6;1)=&quot;1&quot;;&quot;x&quot;;&quot;&quot;)">
            <text:p/>
          </table:table-cell>
          <table:table-cell table:style-name="ce5" table:formula="of:=IF(MID([.$S98];7;1)=&quot;1&quot;;&quot;x&quot;;&quot;&quot;)">
            <text:p/>
          </table:table-cell>
          <table:table-cell table:style-name="ce5" table:formula="of:=IF(MID([.$S98];8;1)=&quot;1&quot;;&quot;x&quot;;&quot;&quot;)">
            <text:p/>
          </table:table-cell>
          <table:table-cell table:number-columns-repeated="8"/>
          <table:table-cell table:formula="of:=DEC2BIN([.B98];8)" office:value-type="string" office:string-value="01100000">
            <text:p>01100000</text:p>
          </table:table-cell>
          <table:table-cell table:number-columns-repeated="1005"/>
        </table:table-row>
        <table:table-row table:style-name="ro3">
          <table:table-cell table:formula="of:=&quot;0x&quot;&amp;DEC2HEX([.B99];2)" office:value-type="string" office:string-value="0x61">
            <text:p>0x61</text:p>
          </table:table-cell>
          <table:table-cell office:value-type="float" office:value="97">
            <text:p>97</text:p>
          </table:table-cell>
          <table:table-cell table:style-name="ce6" table:formula="of:=IF(MID([.$S99];1;1)=&quot;1&quot;;&quot;x&quot;;&quot;&quot;)">
            <text:p/>
          </table:table-cell>
          <table:table-cell table:style-name="ce6" table:formula="of:=IF(MID([.$S99];2;1)=&quot;1&quot;;&quot;x&quot;;&quot;&quot;)" office:value-type="string" office:string-value="x">
            <text:p>x</text:p>
          </table:table-cell>
          <table:table-cell table:style-name="ce6" table:formula="of:=IF(MID([.$S99];3;1)=&quot;1&quot;;&quot;x&quot;;&quot;&quot;)" office:value-type="string" office:string-value="x">
            <text:p>x</text:p>
          </table:table-cell>
          <table:table-cell table:style-name="ce6" table:formula="of:=IF(MID([.$S99];4;1)=&quot;1&quot;;&quot;x&quot;;&quot;&quot;)">
            <text:p/>
          </table:table-cell>
          <table:table-cell table:style-name="ce6" table:formula="of:=IF(MID([.$S99];5;1)=&quot;1&quot;;&quot;x&quot;;&quot;&quot;)">
            <text:p/>
          </table:table-cell>
          <table:table-cell table:style-name="ce6" table:formula="of:=IF(MID([.$S99];6;1)=&quot;1&quot;;&quot;x&quot;;&quot;&quot;)">
            <text:p/>
          </table:table-cell>
          <table:table-cell table:style-name="ce6" table:formula="of:=IF(MID([.$S99];7;1)=&quot;1&quot;;&quot;x&quot;;&quot;&quot;)">
            <text:p/>
          </table:table-cell>
          <table:table-cell table:style-name="ce6" table:formula="of:=IF(MID([.$S99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99];8)" office:value-type="string" office:string-value="01100001">
            <text:p>011000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00];2)" office:value-type="string" office:string-value="0x62">
            <text:p>0x62</text:p>
          </table:table-cell>
          <table:table-cell table:style-name="ce2" office:value-type="float" office:value="98">
            <text:p>98</text:p>
          </table:table-cell>
          <table:table-cell table:style-name="ce5" table:formula="of:=IF(MID([.$S100];1;1)=&quot;1&quot;;&quot;x&quot;;&quot;&quot;)">
            <text:p/>
          </table:table-cell>
          <table:table-cell table:style-name="ce5" table:formula="of:=IF(MID([.$S100];2;1)=&quot;1&quot;;&quot;x&quot;;&quot;&quot;)" office:value-type="string" office:string-value="x">
            <text:p>x</text:p>
          </table:table-cell>
          <table:table-cell table:style-name="ce5" table:formula="of:=IF(MID([.$S100];3;1)=&quot;1&quot;;&quot;x&quot;;&quot;&quot;)" office:value-type="string" office:string-value="x">
            <text:p>x</text:p>
          </table:table-cell>
          <table:table-cell table:style-name="ce5" table:formula="of:=IF(MID([.$S100];4;1)=&quot;1&quot;;&quot;x&quot;;&quot;&quot;)">
            <text:p/>
          </table:table-cell>
          <table:table-cell table:style-name="ce5" table:formula="of:=IF(MID([.$S100];5;1)=&quot;1&quot;;&quot;x&quot;;&quot;&quot;)">
            <text:p/>
          </table:table-cell>
          <table:table-cell table:style-name="ce5" table:formula="of:=IF(MID([.$S100];6;1)=&quot;1&quot;;&quot;x&quot;;&quot;&quot;)">
            <text:p/>
          </table:table-cell>
          <table:table-cell table:style-name="ce5" table:formula="of:=IF(MID([.$S100];7;1)=&quot;1&quot;;&quot;x&quot;;&quot;&quot;)" office:value-type="string" office:string-value="x">
            <text:p>x</text:p>
          </table:table-cell>
          <table:table-cell table:style-name="ce5" table:formula="of:=IF(MID([.$S100];8;1)=&quot;1&quot;;&quot;x&quot;;&quot;&quot;)">
            <text:p/>
          </table:table-cell>
          <table:table-cell table:number-columns-repeated="8"/>
          <table:table-cell table:formula="of:=DEC2BIN([.B100];8)" office:value-type="string" office:string-value="01100010">
            <text:p>01100010</text:p>
          </table:table-cell>
          <table:table-cell table:number-columns-repeated="1005"/>
        </table:table-row>
        <table:table-row table:style-name="ro3">
          <table:table-cell table:formula="of:=&quot;0x&quot;&amp;DEC2HEX([.B101];2)" office:value-type="string" office:string-value="0x63">
            <text:p>0x63</text:p>
          </table:table-cell>
          <table:table-cell office:value-type="float" office:value="99">
            <text:p>99</text:p>
          </table:table-cell>
          <table:table-cell table:style-name="ce6" table:formula="of:=IF(MID([.$S101];1;1)=&quot;1&quot;;&quot;x&quot;;&quot;&quot;)">
            <text:p/>
          </table:table-cell>
          <table:table-cell table:style-name="ce6" table:formula="of:=IF(MID([.$S101];2;1)=&quot;1&quot;;&quot;x&quot;;&quot;&quot;)" office:value-type="string" office:string-value="x">
            <text:p>x</text:p>
          </table:table-cell>
          <table:table-cell table:style-name="ce6" table:formula="of:=IF(MID([.$S101];3;1)=&quot;1&quot;;&quot;x&quot;;&quot;&quot;)" office:value-type="string" office:string-value="x">
            <text:p>x</text:p>
          </table:table-cell>
          <table:table-cell table:style-name="ce6" table:formula="of:=IF(MID([.$S101];4;1)=&quot;1&quot;;&quot;x&quot;;&quot;&quot;)">
            <text:p/>
          </table:table-cell>
          <table:table-cell table:style-name="ce6" table:formula="of:=IF(MID([.$S101];5;1)=&quot;1&quot;;&quot;x&quot;;&quot;&quot;)">
            <text:p/>
          </table:table-cell>
          <table:table-cell table:style-name="ce6" table:formula="of:=IF(MID([.$S101];6;1)=&quot;1&quot;;&quot;x&quot;;&quot;&quot;)">
            <text:p/>
          </table:table-cell>
          <table:table-cell table:style-name="ce6" table:formula="of:=IF(MID([.$S101];7;1)=&quot;1&quot;;&quot;x&quot;;&quot;&quot;)" office:value-type="string" office:string-value="x">
            <text:p>x</text:p>
          </table:table-cell>
          <table:table-cell table:style-name="ce6" table:formula="of:=IF(MID([.$S101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01];8)" office:value-type="string" office:string-value="01100011">
            <text:p>011000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02];2)" office:value-type="string" office:string-value="0x64">
            <text:p>0x64</text:p>
          </table:table-cell>
          <table:table-cell table:style-name="ce2" office:value-type="float" office:value="100">
            <text:p>100</text:p>
          </table:table-cell>
          <table:table-cell table:style-name="ce5" table:formula="of:=IF(MID([.$S102];1;1)=&quot;1&quot;;&quot;x&quot;;&quot;&quot;)">
            <text:p/>
          </table:table-cell>
          <table:table-cell table:style-name="ce5" table:formula="of:=IF(MID([.$S102];2;1)=&quot;1&quot;;&quot;x&quot;;&quot;&quot;)" office:value-type="string" office:string-value="x">
            <text:p>x</text:p>
          </table:table-cell>
          <table:table-cell table:style-name="ce5" table:formula="of:=IF(MID([.$S102];3;1)=&quot;1&quot;;&quot;x&quot;;&quot;&quot;)" office:value-type="string" office:string-value="x">
            <text:p>x</text:p>
          </table:table-cell>
          <table:table-cell table:style-name="ce5" table:formula="of:=IF(MID([.$S102];4;1)=&quot;1&quot;;&quot;x&quot;;&quot;&quot;)">
            <text:p/>
          </table:table-cell>
          <table:table-cell table:style-name="ce5" table:formula="of:=IF(MID([.$S102];5;1)=&quot;1&quot;;&quot;x&quot;;&quot;&quot;)">
            <text:p/>
          </table:table-cell>
          <table:table-cell table:style-name="ce5" table:formula="of:=IF(MID([.$S102];6;1)=&quot;1&quot;;&quot;x&quot;;&quot;&quot;)" office:value-type="string" office:string-value="x">
            <text:p>x</text:p>
          </table:table-cell>
          <table:table-cell table:style-name="ce5" table:formula="of:=IF(MID([.$S102];7;1)=&quot;1&quot;;&quot;x&quot;;&quot;&quot;)">
            <text:p/>
          </table:table-cell>
          <table:table-cell table:style-name="ce5" table:formula="of:=IF(MID([.$S102];8;1)=&quot;1&quot;;&quot;x&quot;;&quot;&quot;)">
            <text:p/>
          </table:table-cell>
          <table:table-cell table:number-columns-repeated="8"/>
          <table:table-cell table:formula="of:=DEC2BIN([.B102];8)" office:value-type="string" office:string-value="01100100">
            <text:p>01100100</text:p>
          </table:table-cell>
          <table:table-cell table:number-columns-repeated="1005"/>
        </table:table-row>
        <table:table-row table:style-name="ro3">
          <table:table-cell table:formula="of:=&quot;0x&quot;&amp;DEC2HEX([.B103];2)" office:value-type="string" office:string-value="0x65">
            <text:p>0x65</text:p>
          </table:table-cell>
          <table:table-cell office:value-type="float" office:value="101">
            <text:p>101</text:p>
          </table:table-cell>
          <table:table-cell table:style-name="ce6" table:formula="of:=IF(MID([.$S103];1;1)=&quot;1&quot;;&quot;x&quot;;&quot;&quot;)">
            <text:p/>
          </table:table-cell>
          <table:table-cell table:style-name="ce6" table:formula="of:=IF(MID([.$S103];2;1)=&quot;1&quot;;&quot;x&quot;;&quot;&quot;)" office:value-type="string" office:string-value="x">
            <text:p>x</text:p>
          </table:table-cell>
          <table:table-cell table:style-name="ce6" table:formula="of:=IF(MID([.$S103];3;1)=&quot;1&quot;;&quot;x&quot;;&quot;&quot;)" office:value-type="string" office:string-value="x">
            <text:p>x</text:p>
          </table:table-cell>
          <table:table-cell table:style-name="ce6" table:formula="of:=IF(MID([.$S103];4;1)=&quot;1&quot;;&quot;x&quot;;&quot;&quot;)">
            <text:p/>
          </table:table-cell>
          <table:table-cell table:style-name="ce6" table:formula="of:=IF(MID([.$S103];5;1)=&quot;1&quot;;&quot;x&quot;;&quot;&quot;)">
            <text:p/>
          </table:table-cell>
          <table:table-cell table:style-name="ce6" table:formula="of:=IF(MID([.$S103];6;1)=&quot;1&quot;;&quot;x&quot;;&quot;&quot;)" office:value-type="string" office:string-value="x">
            <text:p>x</text:p>
          </table:table-cell>
          <table:table-cell table:style-name="ce6" table:formula="of:=IF(MID([.$S103];7;1)=&quot;1&quot;;&quot;x&quot;;&quot;&quot;)">
            <text:p/>
          </table:table-cell>
          <table:table-cell table:style-name="ce6" table:formula="of:=IF(MID([.$S103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03];8)" office:value-type="string" office:string-value="01100101">
            <text:p>011001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04];2)" office:value-type="string" office:string-value="0x66">
            <text:p>0x66</text:p>
          </table:table-cell>
          <table:table-cell table:style-name="ce2" office:value-type="float" office:value="102">
            <text:p>102</text:p>
          </table:table-cell>
          <table:table-cell table:style-name="ce5" table:formula="of:=IF(MID([.$S104];1;1)=&quot;1&quot;;&quot;x&quot;;&quot;&quot;)">
            <text:p/>
          </table:table-cell>
          <table:table-cell table:style-name="ce5" table:formula="of:=IF(MID([.$S104];2;1)=&quot;1&quot;;&quot;x&quot;;&quot;&quot;)" office:value-type="string" office:string-value="x">
            <text:p>x</text:p>
          </table:table-cell>
          <table:table-cell table:style-name="ce5" table:formula="of:=IF(MID([.$S104];3;1)=&quot;1&quot;;&quot;x&quot;;&quot;&quot;)" office:value-type="string" office:string-value="x">
            <text:p>x</text:p>
          </table:table-cell>
          <table:table-cell table:style-name="ce5" table:formula="of:=IF(MID([.$S104];4;1)=&quot;1&quot;;&quot;x&quot;;&quot;&quot;)">
            <text:p/>
          </table:table-cell>
          <table:table-cell table:style-name="ce5" table:formula="of:=IF(MID([.$S104];5;1)=&quot;1&quot;;&quot;x&quot;;&quot;&quot;)">
            <text:p/>
          </table:table-cell>
          <table:table-cell table:style-name="ce5" table:formula="of:=IF(MID([.$S104];6;1)=&quot;1&quot;;&quot;x&quot;;&quot;&quot;)" office:value-type="string" office:string-value="x">
            <text:p>x</text:p>
          </table:table-cell>
          <table:table-cell table:style-name="ce5" table:formula="of:=IF(MID([.$S104];7;1)=&quot;1&quot;;&quot;x&quot;;&quot;&quot;)" office:value-type="string" office:string-value="x">
            <text:p>x</text:p>
          </table:table-cell>
          <table:table-cell table:style-name="ce5" table:formula="of:=IF(MID([.$S104];8;1)=&quot;1&quot;;&quot;x&quot;;&quot;&quot;)">
            <text:p/>
          </table:table-cell>
          <table:table-cell table:number-columns-repeated="8"/>
          <table:table-cell table:formula="of:=DEC2BIN([.B104];8)" office:value-type="string" office:string-value="01100110">
            <text:p>01100110</text:p>
          </table:table-cell>
          <table:table-cell table:number-columns-repeated="1005"/>
        </table:table-row>
        <table:table-row table:style-name="ro3">
          <table:table-cell table:formula="of:=&quot;0x&quot;&amp;DEC2HEX([.B105];2)" office:value-type="string" office:string-value="0x67">
            <text:p>0x67</text:p>
          </table:table-cell>
          <table:table-cell office:value-type="float" office:value="103">
            <text:p>103</text:p>
          </table:table-cell>
          <table:table-cell table:style-name="ce6" table:formula="of:=IF(MID([.$S105];1;1)=&quot;1&quot;;&quot;x&quot;;&quot;&quot;)">
            <text:p/>
          </table:table-cell>
          <table:table-cell table:style-name="ce6" table:formula="of:=IF(MID([.$S105];2;1)=&quot;1&quot;;&quot;x&quot;;&quot;&quot;)" office:value-type="string" office:string-value="x">
            <text:p>x</text:p>
          </table:table-cell>
          <table:table-cell table:style-name="ce6" table:formula="of:=IF(MID([.$S105];3;1)=&quot;1&quot;;&quot;x&quot;;&quot;&quot;)" office:value-type="string" office:string-value="x">
            <text:p>x</text:p>
          </table:table-cell>
          <table:table-cell table:style-name="ce6" table:formula="of:=IF(MID([.$S105];4;1)=&quot;1&quot;;&quot;x&quot;;&quot;&quot;)">
            <text:p/>
          </table:table-cell>
          <table:table-cell table:style-name="ce6" table:formula="of:=IF(MID([.$S105];5;1)=&quot;1&quot;;&quot;x&quot;;&quot;&quot;)">
            <text:p/>
          </table:table-cell>
          <table:table-cell table:style-name="ce6" table:formula="of:=IF(MID([.$S105];6;1)=&quot;1&quot;;&quot;x&quot;;&quot;&quot;)" office:value-type="string" office:string-value="x">
            <text:p>x</text:p>
          </table:table-cell>
          <table:table-cell table:style-name="ce6" table:formula="of:=IF(MID([.$S105];7;1)=&quot;1&quot;;&quot;x&quot;;&quot;&quot;)" office:value-type="string" office:string-value="x">
            <text:p>x</text:p>
          </table:table-cell>
          <table:table-cell table:style-name="ce6" table:formula="of:=IF(MID([.$S105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05];8)" office:value-type="string" office:string-value="01100111">
            <text:p>011001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06];2)" office:value-type="string" office:string-value="0x68">
            <text:p>0x68</text:p>
          </table:table-cell>
          <table:table-cell table:style-name="ce2" office:value-type="float" office:value="104">
            <text:p>104</text:p>
          </table:table-cell>
          <table:table-cell table:style-name="ce5" table:formula="of:=IF(MID([.$S106];1;1)=&quot;1&quot;;&quot;x&quot;;&quot;&quot;)">
            <text:p/>
          </table:table-cell>
          <table:table-cell table:style-name="ce5" table:formula="of:=IF(MID([.$S106];2;1)=&quot;1&quot;;&quot;x&quot;;&quot;&quot;)" office:value-type="string" office:string-value="x">
            <text:p>x</text:p>
          </table:table-cell>
          <table:table-cell table:style-name="ce5" table:formula="of:=IF(MID([.$S106];3;1)=&quot;1&quot;;&quot;x&quot;;&quot;&quot;)" office:value-type="string" office:string-value="x">
            <text:p>x</text:p>
          </table:table-cell>
          <table:table-cell table:style-name="ce5" table:formula="of:=IF(MID([.$S106];4;1)=&quot;1&quot;;&quot;x&quot;;&quot;&quot;)">
            <text:p/>
          </table:table-cell>
          <table:table-cell table:style-name="ce5" table:formula="of:=IF(MID([.$S106];5;1)=&quot;1&quot;;&quot;x&quot;;&quot;&quot;)" office:value-type="string" office:string-value="x">
            <text:p>x</text:p>
          </table:table-cell>
          <table:table-cell table:style-name="ce5" table:formula="of:=IF(MID([.$S106];6;1)=&quot;1&quot;;&quot;x&quot;;&quot;&quot;)">
            <text:p/>
          </table:table-cell>
          <table:table-cell table:style-name="ce5" table:formula="of:=IF(MID([.$S106];7;1)=&quot;1&quot;;&quot;x&quot;;&quot;&quot;)">
            <text:p/>
          </table:table-cell>
          <table:table-cell table:style-name="ce5" table:formula="of:=IF(MID([.$S106];8;1)=&quot;1&quot;;&quot;x&quot;;&quot;&quot;)">
            <text:p/>
          </table:table-cell>
          <table:table-cell table:number-columns-repeated="8"/>
          <table:table-cell table:formula="of:=DEC2BIN([.B106];8)" office:value-type="string" office:string-value="01101000">
            <text:p>01101000</text:p>
          </table:table-cell>
          <table:table-cell table:number-columns-repeated="1005"/>
        </table:table-row>
        <table:table-row table:style-name="ro3">
          <table:table-cell table:formula="of:=&quot;0x&quot;&amp;DEC2HEX([.B107];2)" office:value-type="string" office:string-value="0x69">
            <text:p>0x69</text:p>
          </table:table-cell>
          <table:table-cell office:value-type="float" office:value="105">
            <text:p>105</text:p>
          </table:table-cell>
          <table:table-cell table:style-name="ce6" table:formula="of:=IF(MID([.$S107];1;1)=&quot;1&quot;;&quot;x&quot;;&quot;&quot;)">
            <text:p/>
          </table:table-cell>
          <table:table-cell table:style-name="ce6" table:formula="of:=IF(MID([.$S107];2;1)=&quot;1&quot;;&quot;x&quot;;&quot;&quot;)" office:value-type="string" office:string-value="x">
            <text:p>x</text:p>
          </table:table-cell>
          <table:table-cell table:style-name="ce6" table:formula="of:=IF(MID([.$S107];3;1)=&quot;1&quot;;&quot;x&quot;;&quot;&quot;)" office:value-type="string" office:string-value="x">
            <text:p>x</text:p>
          </table:table-cell>
          <table:table-cell table:style-name="ce6" table:formula="of:=IF(MID([.$S107];4;1)=&quot;1&quot;;&quot;x&quot;;&quot;&quot;)">
            <text:p/>
          </table:table-cell>
          <table:table-cell table:style-name="ce6" table:formula="of:=IF(MID([.$S107];5;1)=&quot;1&quot;;&quot;x&quot;;&quot;&quot;)" office:value-type="string" office:string-value="x">
            <text:p>x</text:p>
          </table:table-cell>
          <table:table-cell table:style-name="ce6" table:formula="of:=IF(MID([.$S107];6;1)=&quot;1&quot;;&quot;x&quot;;&quot;&quot;)">
            <text:p/>
          </table:table-cell>
          <table:table-cell table:style-name="ce6" table:formula="of:=IF(MID([.$S107];7;1)=&quot;1&quot;;&quot;x&quot;;&quot;&quot;)">
            <text:p/>
          </table:table-cell>
          <table:table-cell table:style-name="ce6" table:formula="of:=IF(MID([.$S107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07];8)" office:value-type="string" office:string-value="01101001">
            <text:p>011010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08];2)" office:value-type="string" office:string-value="0x6A">
            <text:p>0x6A</text:p>
          </table:table-cell>
          <table:table-cell table:style-name="ce2" office:value-type="float" office:value="106">
            <text:p>106</text:p>
          </table:table-cell>
          <table:table-cell table:style-name="ce5" table:formula="of:=IF(MID([.$S108];1;1)=&quot;1&quot;;&quot;x&quot;;&quot;&quot;)">
            <text:p/>
          </table:table-cell>
          <table:table-cell table:style-name="ce5" table:formula="of:=IF(MID([.$S108];2;1)=&quot;1&quot;;&quot;x&quot;;&quot;&quot;)" office:value-type="string" office:string-value="x">
            <text:p>x</text:p>
          </table:table-cell>
          <table:table-cell table:style-name="ce5" table:formula="of:=IF(MID([.$S108];3;1)=&quot;1&quot;;&quot;x&quot;;&quot;&quot;)" office:value-type="string" office:string-value="x">
            <text:p>x</text:p>
          </table:table-cell>
          <table:table-cell table:style-name="ce5" table:formula="of:=IF(MID([.$S108];4;1)=&quot;1&quot;;&quot;x&quot;;&quot;&quot;)">
            <text:p/>
          </table:table-cell>
          <table:table-cell table:style-name="ce5" table:formula="of:=IF(MID([.$S108];5;1)=&quot;1&quot;;&quot;x&quot;;&quot;&quot;)" office:value-type="string" office:string-value="x">
            <text:p>x</text:p>
          </table:table-cell>
          <table:table-cell table:style-name="ce5" table:formula="of:=IF(MID([.$S108];6;1)=&quot;1&quot;;&quot;x&quot;;&quot;&quot;)">
            <text:p/>
          </table:table-cell>
          <table:table-cell table:style-name="ce5" table:formula="of:=IF(MID([.$S108];7;1)=&quot;1&quot;;&quot;x&quot;;&quot;&quot;)" office:value-type="string" office:string-value="x">
            <text:p>x</text:p>
          </table:table-cell>
          <table:table-cell table:style-name="ce5" table:formula="of:=IF(MID([.$S108];8;1)=&quot;1&quot;;&quot;x&quot;;&quot;&quot;)">
            <text:p/>
          </table:table-cell>
          <table:table-cell table:number-columns-repeated="8"/>
          <table:table-cell table:formula="of:=DEC2BIN([.B108];8)" office:value-type="string" office:string-value="01101010">
            <text:p>01101010</text:p>
          </table:table-cell>
          <table:table-cell table:number-columns-repeated="1005"/>
        </table:table-row>
        <table:table-row table:style-name="ro3">
          <table:table-cell table:formula="of:=&quot;0x&quot;&amp;DEC2HEX([.B109];2)" office:value-type="string" office:string-value="0x6B">
            <text:p>0x6B</text:p>
          </table:table-cell>
          <table:table-cell office:value-type="float" office:value="107">
            <text:p>107</text:p>
          </table:table-cell>
          <table:table-cell table:style-name="ce6" table:formula="of:=IF(MID([.$S109];1;1)=&quot;1&quot;;&quot;x&quot;;&quot;&quot;)">
            <text:p/>
          </table:table-cell>
          <table:table-cell table:style-name="ce6" table:formula="of:=IF(MID([.$S109];2;1)=&quot;1&quot;;&quot;x&quot;;&quot;&quot;)" office:value-type="string" office:string-value="x">
            <text:p>x</text:p>
          </table:table-cell>
          <table:table-cell table:style-name="ce6" table:formula="of:=IF(MID([.$S109];3;1)=&quot;1&quot;;&quot;x&quot;;&quot;&quot;)" office:value-type="string" office:string-value="x">
            <text:p>x</text:p>
          </table:table-cell>
          <table:table-cell table:style-name="ce6" table:formula="of:=IF(MID([.$S109];4;1)=&quot;1&quot;;&quot;x&quot;;&quot;&quot;)">
            <text:p/>
          </table:table-cell>
          <table:table-cell table:style-name="ce6" table:formula="of:=IF(MID([.$S109];5;1)=&quot;1&quot;;&quot;x&quot;;&quot;&quot;)" office:value-type="string" office:string-value="x">
            <text:p>x</text:p>
          </table:table-cell>
          <table:table-cell table:style-name="ce6" table:formula="of:=IF(MID([.$S109];6;1)=&quot;1&quot;;&quot;x&quot;;&quot;&quot;)">
            <text:p/>
          </table:table-cell>
          <table:table-cell table:style-name="ce6" table:formula="of:=IF(MID([.$S109];7;1)=&quot;1&quot;;&quot;x&quot;;&quot;&quot;)" office:value-type="string" office:string-value="x">
            <text:p>x</text:p>
          </table:table-cell>
          <table:table-cell table:style-name="ce6" table:formula="of:=IF(MID([.$S109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09];8)" office:value-type="string" office:string-value="01101011">
            <text:p>011010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10];2)" office:value-type="string" office:string-value="0x6C">
            <text:p>0x6C</text:p>
          </table:table-cell>
          <table:table-cell table:style-name="ce2" office:value-type="float" office:value="108">
            <text:p>108</text:p>
          </table:table-cell>
          <table:table-cell table:style-name="ce5" table:formula="of:=IF(MID([.$S110];1;1)=&quot;1&quot;;&quot;x&quot;;&quot;&quot;)">
            <text:p/>
          </table:table-cell>
          <table:table-cell table:style-name="ce5" table:formula="of:=IF(MID([.$S110];2;1)=&quot;1&quot;;&quot;x&quot;;&quot;&quot;)" office:value-type="string" office:string-value="x">
            <text:p>x</text:p>
          </table:table-cell>
          <table:table-cell table:style-name="ce5" table:formula="of:=IF(MID([.$S110];3;1)=&quot;1&quot;;&quot;x&quot;;&quot;&quot;)" office:value-type="string" office:string-value="x">
            <text:p>x</text:p>
          </table:table-cell>
          <table:table-cell table:style-name="ce5" table:formula="of:=IF(MID([.$S110];4;1)=&quot;1&quot;;&quot;x&quot;;&quot;&quot;)">
            <text:p/>
          </table:table-cell>
          <table:table-cell table:style-name="ce5" table:formula="of:=IF(MID([.$S110];5;1)=&quot;1&quot;;&quot;x&quot;;&quot;&quot;)" office:value-type="string" office:string-value="x">
            <text:p>x</text:p>
          </table:table-cell>
          <table:table-cell table:style-name="ce5" table:formula="of:=IF(MID([.$S110];6;1)=&quot;1&quot;;&quot;x&quot;;&quot;&quot;)" office:value-type="string" office:string-value="x">
            <text:p>x</text:p>
          </table:table-cell>
          <table:table-cell table:style-name="ce5" table:formula="of:=IF(MID([.$S110];7;1)=&quot;1&quot;;&quot;x&quot;;&quot;&quot;)">
            <text:p/>
          </table:table-cell>
          <table:table-cell table:style-name="ce5" table:formula="of:=IF(MID([.$S110];8;1)=&quot;1&quot;;&quot;x&quot;;&quot;&quot;)">
            <text:p/>
          </table:table-cell>
          <table:table-cell table:number-columns-repeated="8"/>
          <table:table-cell table:formula="of:=DEC2BIN([.B110];8)" office:value-type="string" office:string-value="01101100">
            <text:p>01101100</text:p>
          </table:table-cell>
          <table:table-cell table:number-columns-repeated="1005"/>
        </table:table-row>
        <table:table-row table:style-name="ro3">
          <table:table-cell table:formula="of:=&quot;0x&quot;&amp;DEC2HEX([.B111];2)" office:value-type="string" office:string-value="0x6D">
            <text:p>0x6D</text:p>
          </table:table-cell>
          <table:table-cell office:value-type="float" office:value="109">
            <text:p>109</text:p>
          </table:table-cell>
          <table:table-cell table:style-name="ce6" table:formula="of:=IF(MID([.$S111];1;1)=&quot;1&quot;;&quot;x&quot;;&quot;&quot;)">
            <text:p/>
          </table:table-cell>
          <table:table-cell table:style-name="ce6" table:formula="of:=IF(MID([.$S111];2;1)=&quot;1&quot;;&quot;x&quot;;&quot;&quot;)" office:value-type="string" office:string-value="x">
            <text:p>x</text:p>
          </table:table-cell>
          <table:table-cell table:style-name="ce6" table:formula="of:=IF(MID([.$S111];3;1)=&quot;1&quot;;&quot;x&quot;;&quot;&quot;)" office:value-type="string" office:string-value="x">
            <text:p>x</text:p>
          </table:table-cell>
          <table:table-cell table:style-name="ce6" table:formula="of:=IF(MID([.$S111];4;1)=&quot;1&quot;;&quot;x&quot;;&quot;&quot;)">
            <text:p/>
          </table:table-cell>
          <table:table-cell table:style-name="ce6" table:formula="of:=IF(MID([.$S111];5;1)=&quot;1&quot;;&quot;x&quot;;&quot;&quot;)" office:value-type="string" office:string-value="x">
            <text:p>x</text:p>
          </table:table-cell>
          <table:table-cell table:style-name="ce6" table:formula="of:=IF(MID([.$S111];6;1)=&quot;1&quot;;&quot;x&quot;;&quot;&quot;)" office:value-type="string" office:string-value="x">
            <text:p>x</text:p>
          </table:table-cell>
          <table:table-cell table:style-name="ce6" table:formula="of:=IF(MID([.$S111];7;1)=&quot;1&quot;;&quot;x&quot;;&quot;&quot;)">
            <text:p/>
          </table:table-cell>
          <table:table-cell table:style-name="ce6" table:formula="of:=IF(MID([.$S111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11];8)" office:value-type="string" office:string-value="01101101">
            <text:p>011011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12];2)" office:value-type="string" office:string-value="0x6E">
            <text:p>0x6E</text:p>
          </table:table-cell>
          <table:table-cell table:style-name="ce2" office:value-type="float" office:value="110">
            <text:p>110</text:p>
          </table:table-cell>
          <table:table-cell table:style-name="ce5" table:formula="of:=IF(MID([.$S112];1;1)=&quot;1&quot;;&quot;x&quot;;&quot;&quot;)">
            <text:p/>
          </table:table-cell>
          <table:table-cell table:style-name="ce5" table:formula="of:=IF(MID([.$S112];2;1)=&quot;1&quot;;&quot;x&quot;;&quot;&quot;)" office:value-type="string" office:string-value="x">
            <text:p>x</text:p>
          </table:table-cell>
          <table:table-cell table:style-name="ce5" table:formula="of:=IF(MID([.$S112];3;1)=&quot;1&quot;;&quot;x&quot;;&quot;&quot;)" office:value-type="string" office:string-value="x">
            <text:p>x</text:p>
          </table:table-cell>
          <table:table-cell table:style-name="ce5" table:formula="of:=IF(MID([.$S112];4;1)=&quot;1&quot;;&quot;x&quot;;&quot;&quot;)">
            <text:p/>
          </table:table-cell>
          <table:table-cell table:style-name="ce5" table:formula="of:=IF(MID([.$S112];5;1)=&quot;1&quot;;&quot;x&quot;;&quot;&quot;)" office:value-type="string" office:string-value="x">
            <text:p>x</text:p>
          </table:table-cell>
          <table:table-cell table:style-name="ce5" table:formula="of:=IF(MID([.$S112];6;1)=&quot;1&quot;;&quot;x&quot;;&quot;&quot;)" office:value-type="string" office:string-value="x">
            <text:p>x</text:p>
          </table:table-cell>
          <table:table-cell table:style-name="ce5" table:formula="of:=IF(MID([.$S112];7;1)=&quot;1&quot;;&quot;x&quot;;&quot;&quot;)" office:value-type="string" office:string-value="x">
            <text:p>x</text:p>
          </table:table-cell>
          <table:table-cell table:style-name="ce5" table:formula="of:=IF(MID([.$S112];8;1)=&quot;1&quot;;&quot;x&quot;;&quot;&quot;)">
            <text:p/>
          </table:table-cell>
          <table:table-cell table:number-columns-repeated="8"/>
          <table:table-cell table:formula="of:=DEC2BIN([.B112];8)" office:value-type="string" office:string-value="01101110">
            <text:p>01101110</text:p>
          </table:table-cell>
          <table:table-cell table:number-columns-repeated="1005"/>
        </table:table-row>
        <table:table-row table:style-name="ro3">
          <table:table-cell table:formula="of:=&quot;0x&quot;&amp;DEC2HEX([.B113];2)" office:value-type="string" office:string-value="0x6F">
            <text:p>0x6F</text:p>
          </table:table-cell>
          <table:table-cell office:value-type="float" office:value="111">
            <text:p>111</text:p>
          </table:table-cell>
          <table:table-cell table:style-name="ce6" table:formula="of:=IF(MID([.$S113];1;1)=&quot;1&quot;;&quot;x&quot;;&quot;&quot;)">
            <text:p/>
          </table:table-cell>
          <table:table-cell table:style-name="ce6" table:formula="of:=IF(MID([.$S113];2;1)=&quot;1&quot;;&quot;x&quot;;&quot;&quot;)" office:value-type="string" office:string-value="x">
            <text:p>x</text:p>
          </table:table-cell>
          <table:table-cell table:style-name="ce6" table:formula="of:=IF(MID([.$S113];3;1)=&quot;1&quot;;&quot;x&quot;;&quot;&quot;)" office:value-type="string" office:string-value="x">
            <text:p>x</text:p>
          </table:table-cell>
          <table:table-cell table:style-name="ce6" table:formula="of:=IF(MID([.$S113];4;1)=&quot;1&quot;;&quot;x&quot;;&quot;&quot;)">
            <text:p/>
          </table:table-cell>
          <table:table-cell table:style-name="ce6" table:formula="of:=IF(MID([.$S113];5;1)=&quot;1&quot;;&quot;x&quot;;&quot;&quot;)" office:value-type="string" office:string-value="x">
            <text:p>x</text:p>
          </table:table-cell>
          <table:table-cell table:style-name="ce6" table:formula="of:=IF(MID([.$S113];6;1)=&quot;1&quot;;&quot;x&quot;;&quot;&quot;)" office:value-type="string" office:string-value="x">
            <text:p>x</text:p>
          </table:table-cell>
          <table:table-cell table:style-name="ce6" table:formula="of:=IF(MID([.$S113];7;1)=&quot;1&quot;;&quot;x&quot;;&quot;&quot;)" office:value-type="string" office:string-value="x">
            <text:p>x</text:p>
          </table:table-cell>
          <table:table-cell table:style-name="ce6" table:formula="of:=IF(MID([.$S113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13];8)" office:value-type="string" office:string-value="01101111">
            <text:p>011011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14];2)" office:value-type="string" office:string-value="0x70">
            <text:p>0x70</text:p>
          </table:table-cell>
          <table:table-cell table:style-name="ce2" office:value-type="float" office:value="112">
            <text:p>112</text:p>
          </table:table-cell>
          <table:table-cell table:style-name="ce5" table:formula="of:=IF(MID([.$S114];1;1)=&quot;1&quot;;&quot;x&quot;;&quot;&quot;)">
            <text:p/>
          </table:table-cell>
          <table:table-cell table:style-name="ce5" table:formula="of:=IF(MID([.$S114];2;1)=&quot;1&quot;;&quot;x&quot;;&quot;&quot;)" office:value-type="string" office:string-value="x">
            <text:p>x</text:p>
          </table:table-cell>
          <table:table-cell table:style-name="ce5" table:formula="of:=IF(MID([.$S114];3;1)=&quot;1&quot;;&quot;x&quot;;&quot;&quot;)" office:value-type="string" office:string-value="x">
            <text:p>x</text:p>
          </table:table-cell>
          <table:table-cell table:style-name="ce5" table:formula="of:=IF(MID([.$S114];4;1)=&quot;1&quot;;&quot;x&quot;;&quot;&quot;)" office:value-type="string" office:string-value="x">
            <text:p>x</text:p>
          </table:table-cell>
          <table:table-cell table:style-name="ce5" table:formula="of:=IF(MID([.$S114];5;1)=&quot;1&quot;;&quot;x&quot;;&quot;&quot;)">
            <text:p/>
          </table:table-cell>
          <table:table-cell table:style-name="ce5" table:formula="of:=IF(MID([.$S114];6;1)=&quot;1&quot;;&quot;x&quot;;&quot;&quot;)">
            <text:p/>
          </table:table-cell>
          <table:table-cell table:style-name="ce5" table:formula="of:=IF(MID([.$S114];7;1)=&quot;1&quot;;&quot;x&quot;;&quot;&quot;)">
            <text:p/>
          </table:table-cell>
          <table:table-cell table:style-name="ce5" table:formula="of:=IF(MID([.$S114];8;1)=&quot;1&quot;;&quot;x&quot;;&quot;&quot;)">
            <text:p/>
          </table:table-cell>
          <table:table-cell table:number-columns-repeated="8"/>
          <table:table-cell table:formula="of:=DEC2BIN([.B114];8)" office:value-type="string" office:string-value="01110000">
            <text:p>01110000</text:p>
          </table:table-cell>
          <table:table-cell table:number-columns-repeated="1005"/>
        </table:table-row>
        <table:table-row table:style-name="ro3">
          <table:table-cell table:formula="of:=&quot;0x&quot;&amp;DEC2HEX([.B115];2)" office:value-type="string" office:string-value="0x71">
            <text:p>0x71</text:p>
          </table:table-cell>
          <table:table-cell office:value-type="float" office:value="113">
            <text:p>113</text:p>
          </table:table-cell>
          <table:table-cell table:style-name="ce6" table:formula="of:=IF(MID([.$S115];1;1)=&quot;1&quot;;&quot;x&quot;;&quot;&quot;)">
            <text:p/>
          </table:table-cell>
          <table:table-cell table:style-name="ce6" table:formula="of:=IF(MID([.$S115];2;1)=&quot;1&quot;;&quot;x&quot;;&quot;&quot;)" office:value-type="string" office:string-value="x">
            <text:p>x</text:p>
          </table:table-cell>
          <table:table-cell table:style-name="ce6" table:formula="of:=IF(MID([.$S115];3;1)=&quot;1&quot;;&quot;x&quot;;&quot;&quot;)" office:value-type="string" office:string-value="x">
            <text:p>x</text:p>
          </table:table-cell>
          <table:table-cell table:style-name="ce6" table:formula="of:=IF(MID([.$S115];4;1)=&quot;1&quot;;&quot;x&quot;;&quot;&quot;)" office:value-type="string" office:string-value="x">
            <text:p>x</text:p>
          </table:table-cell>
          <table:table-cell table:style-name="ce6" table:formula="of:=IF(MID([.$S115];5;1)=&quot;1&quot;;&quot;x&quot;;&quot;&quot;)">
            <text:p/>
          </table:table-cell>
          <table:table-cell table:style-name="ce6" table:formula="of:=IF(MID([.$S115];6;1)=&quot;1&quot;;&quot;x&quot;;&quot;&quot;)">
            <text:p/>
          </table:table-cell>
          <table:table-cell table:style-name="ce6" table:formula="of:=IF(MID([.$S115];7;1)=&quot;1&quot;;&quot;x&quot;;&quot;&quot;)">
            <text:p/>
          </table:table-cell>
          <table:table-cell table:style-name="ce6" table:formula="of:=IF(MID([.$S115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15];8)" office:value-type="string" office:string-value="01110001">
            <text:p>011100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16];2)" office:value-type="string" office:string-value="0x72">
            <text:p>0x72</text:p>
          </table:table-cell>
          <table:table-cell table:style-name="ce2" office:value-type="float" office:value="114">
            <text:p>114</text:p>
          </table:table-cell>
          <table:table-cell table:style-name="ce5" table:formula="of:=IF(MID([.$S116];1;1)=&quot;1&quot;;&quot;x&quot;;&quot;&quot;)">
            <text:p/>
          </table:table-cell>
          <table:table-cell table:style-name="ce5" table:formula="of:=IF(MID([.$S116];2;1)=&quot;1&quot;;&quot;x&quot;;&quot;&quot;)" office:value-type="string" office:string-value="x">
            <text:p>x</text:p>
          </table:table-cell>
          <table:table-cell table:style-name="ce5" table:formula="of:=IF(MID([.$S116];3;1)=&quot;1&quot;;&quot;x&quot;;&quot;&quot;)" office:value-type="string" office:string-value="x">
            <text:p>x</text:p>
          </table:table-cell>
          <table:table-cell table:style-name="ce5" table:formula="of:=IF(MID([.$S116];4;1)=&quot;1&quot;;&quot;x&quot;;&quot;&quot;)" office:value-type="string" office:string-value="x">
            <text:p>x</text:p>
          </table:table-cell>
          <table:table-cell table:style-name="ce5" table:formula="of:=IF(MID([.$S116];5;1)=&quot;1&quot;;&quot;x&quot;;&quot;&quot;)">
            <text:p/>
          </table:table-cell>
          <table:table-cell table:style-name="ce5" table:formula="of:=IF(MID([.$S116];6;1)=&quot;1&quot;;&quot;x&quot;;&quot;&quot;)">
            <text:p/>
          </table:table-cell>
          <table:table-cell table:style-name="ce5" table:formula="of:=IF(MID([.$S116];7;1)=&quot;1&quot;;&quot;x&quot;;&quot;&quot;)" office:value-type="string" office:string-value="x">
            <text:p>x</text:p>
          </table:table-cell>
          <table:table-cell table:style-name="ce5" table:formula="of:=IF(MID([.$S116];8;1)=&quot;1&quot;;&quot;x&quot;;&quot;&quot;)">
            <text:p/>
          </table:table-cell>
          <table:table-cell table:number-columns-repeated="8"/>
          <table:table-cell table:formula="of:=DEC2BIN([.B116];8)" office:value-type="string" office:string-value="01110010">
            <text:p>01110010</text:p>
          </table:table-cell>
          <table:table-cell table:number-columns-repeated="1005"/>
        </table:table-row>
        <table:table-row table:style-name="ro3">
          <table:table-cell table:formula="of:=&quot;0x&quot;&amp;DEC2HEX([.B117];2)" office:value-type="string" office:string-value="0x73">
            <text:p>0x73</text:p>
          </table:table-cell>
          <table:table-cell office:value-type="float" office:value="115">
            <text:p>115</text:p>
          </table:table-cell>
          <table:table-cell table:style-name="ce6" table:formula="of:=IF(MID([.$S117];1;1)=&quot;1&quot;;&quot;x&quot;;&quot;&quot;)">
            <text:p/>
          </table:table-cell>
          <table:table-cell table:style-name="ce6" table:formula="of:=IF(MID([.$S117];2;1)=&quot;1&quot;;&quot;x&quot;;&quot;&quot;)" office:value-type="string" office:string-value="x">
            <text:p>x</text:p>
          </table:table-cell>
          <table:table-cell table:style-name="ce6" table:formula="of:=IF(MID([.$S117];3;1)=&quot;1&quot;;&quot;x&quot;;&quot;&quot;)" office:value-type="string" office:string-value="x">
            <text:p>x</text:p>
          </table:table-cell>
          <table:table-cell table:style-name="ce6" table:formula="of:=IF(MID([.$S117];4;1)=&quot;1&quot;;&quot;x&quot;;&quot;&quot;)" office:value-type="string" office:string-value="x">
            <text:p>x</text:p>
          </table:table-cell>
          <table:table-cell table:style-name="ce6" table:formula="of:=IF(MID([.$S117];5;1)=&quot;1&quot;;&quot;x&quot;;&quot;&quot;)">
            <text:p/>
          </table:table-cell>
          <table:table-cell table:style-name="ce6" table:formula="of:=IF(MID([.$S117];6;1)=&quot;1&quot;;&quot;x&quot;;&quot;&quot;)">
            <text:p/>
          </table:table-cell>
          <table:table-cell table:style-name="ce6" table:formula="of:=IF(MID([.$S117];7;1)=&quot;1&quot;;&quot;x&quot;;&quot;&quot;)" office:value-type="string" office:string-value="x">
            <text:p>x</text:p>
          </table:table-cell>
          <table:table-cell table:style-name="ce6" table:formula="of:=IF(MID([.$S117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17];8)" office:value-type="string" office:string-value="01110011">
            <text:p>011100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18];2)" office:value-type="string" office:string-value="0x74">
            <text:p>0x74</text:p>
          </table:table-cell>
          <table:table-cell table:style-name="ce2" office:value-type="float" office:value="116">
            <text:p>116</text:p>
          </table:table-cell>
          <table:table-cell table:style-name="ce5" table:formula="of:=IF(MID([.$S118];1;1)=&quot;1&quot;;&quot;x&quot;;&quot;&quot;)">
            <text:p/>
          </table:table-cell>
          <table:table-cell table:style-name="ce5" table:formula="of:=IF(MID([.$S118];2;1)=&quot;1&quot;;&quot;x&quot;;&quot;&quot;)" office:value-type="string" office:string-value="x">
            <text:p>x</text:p>
          </table:table-cell>
          <table:table-cell table:style-name="ce5" table:formula="of:=IF(MID([.$S118];3;1)=&quot;1&quot;;&quot;x&quot;;&quot;&quot;)" office:value-type="string" office:string-value="x">
            <text:p>x</text:p>
          </table:table-cell>
          <table:table-cell table:style-name="ce5" table:formula="of:=IF(MID([.$S118];4;1)=&quot;1&quot;;&quot;x&quot;;&quot;&quot;)" office:value-type="string" office:string-value="x">
            <text:p>x</text:p>
          </table:table-cell>
          <table:table-cell table:style-name="ce5" table:formula="of:=IF(MID([.$S118];5;1)=&quot;1&quot;;&quot;x&quot;;&quot;&quot;)">
            <text:p/>
          </table:table-cell>
          <table:table-cell table:style-name="ce5" table:formula="of:=IF(MID([.$S118];6;1)=&quot;1&quot;;&quot;x&quot;;&quot;&quot;)" office:value-type="string" office:string-value="x">
            <text:p>x</text:p>
          </table:table-cell>
          <table:table-cell table:style-name="ce5" table:formula="of:=IF(MID([.$S118];7;1)=&quot;1&quot;;&quot;x&quot;;&quot;&quot;)">
            <text:p/>
          </table:table-cell>
          <table:table-cell table:style-name="ce5" table:formula="of:=IF(MID([.$S118];8;1)=&quot;1&quot;;&quot;x&quot;;&quot;&quot;)">
            <text:p/>
          </table:table-cell>
          <table:table-cell table:number-columns-repeated="8"/>
          <table:table-cell table:formula="of:=DEC2BIN([.B118];8)" office:value-type="string" office:string-value="01110100">
            <text:p>01110100</text:p>
          </table:table-cell>
          <table:table-cell table:number-columns-repeated="1005"/>
        </table:table-row>
        <table:table-row table:style-name="ro3">
          <table:table-cell table:formula="of:=&quot;0x&quot;&amp;DEC2HEX([.B119];2)" office:value-type="string" office:string-value="0x75">
            <text:p>0x75</text:p>
          </table:table-cell>
          <table:table-cell office:value-type="float" office:value="117">
            <text:p>117</text:p>
          </table:table-cell>
          <table:table-cell table:style-name="ce6" table:formula="of:=IF(MID([.$S119];1;1)=&quot;1&quot;;&quot;x&quot;;&quot;&quot;)">
            <text:p/>
          </table:table-cell>
          <table:table-cell table:style-name="ce6" table:formula="of:=IF(MID([.$S119];2;1)=&quot;1&quot;;&quot;x&quot;;&quot;&quot;)" office:value-type="string" office:string-value="x">
            <text:p>x</text:p>
          </table:table-cell>
          <table:table-cell table:style-name="ce6" table:formula="of:=IF(MID([.$S119];3;1)=&quot;1&quot;;&quot;x&quot;;&quot;&quot;)" office:value-type="string" office:string-value="x">
            <text:p>x</text:p>
          </table:table-cell>
          <table:table-cell table:style-name="ce6" table:formula="of:=IF(MID([.$S119];4;1)=&quot;1&quot;;&quot;x&quot;;&quot;&quot;)" office:value-type="string" office:string-value="x">
            <text:p>x</text:p>
          </table:table-cell>
          <table:table-cell table:style-name="ce6" table:formula="of:=IF(MID([.$S119];5;1)=&quot;1&quot;;&quot;x&quot;;&quot;&quot;)">
            <text:p/>
          </table:table-cell>
          <table:table-cell table:style-name="ce6" table:formula="of:=IF(MID([.$S119];6;1)=&quot;1&quot;;&quot;x&quot;;&quot;&quot;)" office:value-type="string" office:string-value="x">
            <text:p>x</text:p>
          </table:table-cell>
          <table:table-cell table:style-name="ce6" table:formula="of:=IF(MID([.$S119];7;1)=&quot;1&quot;;&quot;x&quot;;&quot;&quot;)">
            <text:p/>
          </table:table-cell>
          <table:table-cell table:style-name="ce6" table:formula="of:=IF(MID([.$S119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19];8)" office:value-type="string" office:string-value="01110101">
            <text:p>011101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20];2)" office:value-type="string" office:string-value="0x76">
            <text:p>0x76</text:p>
          </table:table-cell>
          <table:table-cell table:style-name="ce2" office:value-type="float" office:value="118">
            <text:p>118</text:p>
          </table:table-cell>
          <table:table-cell table:style-name="ce5" table:formula="of:=IF(MID([.$S120];1;1)=&quot;1&quot;;&quot;x&quot;;&quot;&quot;)">
            <text:p/>
          </table:table-cell>
          <table:table-cell table:style-name="ce5" table:formula="of:=IF(MID([.$S120];2;1)=&quot;1&quot;;&quot;x&quot;;&quot;&quot;)" office:value-type="string" office:string-value="x">
            <text:p>x</text:p>
          </table:table-cell>
          <table:table-cell table:style-name="ce5" table:formula="of:=IF(MID([.$S120];3;1)=&quot;1&quot;;&quot;x&quot;;&quot;&quot;)" office:value-type="string" office:string-value="x">
            <text:p>x</text:p>
          </table:table-cell>
          <table:table-cell table:style-name="ce5" table:formula="of:=IF(MID([.$S120];4;1)=&quot;1&quot;;&quot;x&quot;;&quot;&quot;)" office:value-type="string" office:string-value="x">
            <text:p>x</text:p>
          </table:table-cell>
          <table:table-cell table:style-name="ce5" table:formula="of:=IF(MID([.$S120];5;1)=&quot;1&quot;;&quot;x&quot;;&quot;&quot;)">
            <text:p/>
          </table:table-cell>
          <table:table-cell table:style-name="ce5" table:formula="of:=IF(MID([.$S120];6;1)=&quot;1&quot;;&quot;x&quot;;&quot;&quot;)" office:value-type="string" office:string-value="x">
            <text:p>x</text:p>
          </table:table-cell>
          <table:table-cell table:style-name="ce5" table:formula="of:=IF(MID([.$S120];7;1)=&quot;1&quot;;&quot;x&quot;;&quot;&quot;)" office:value-type="string" office:string-value="x">
            <text:p>x</text:p>
          </table:table-cell>
          <table:table-cell table:style-name="ce5" table:formula="of:=IF(MID([.$S120];8;1)=&quot;1&quot;;&quot;x&quot;;&quot;&quot;)">
            <text:p/>
          </table:table-cell>
          <table:table-cell table:number-columns-repeated="8"/>
          <table:table-cell table:formula="of:=DEC2BIN([.B120];8)" office:value-type="string" office:string-value="01110110">
            <text:p>01110110</text:p>
          </table:table-cell>
          <table:table-cell table:number-columns-repeated="1005"/>
        </table:table-row>
        <table:table-row table:style-name="ro3">
          <table:table-cell table:formula="of:=&quot;0x&quot;&amp;DEC2HEX([.B121];2)" office:value-type="string" office:string-value="0x77">
            <text:p>0x77</text:p>
          </table:table-cell>
          <table:table-cell office:value-type="float" office:value="119">
            <text:p>119</text:p>
          </table:table-cell>
          <table:table-cell table:style-name="ce6" table:formula="of:=IF(MID([.$S121];1;1)=&quot;1&quot;;&quot;x&quot;;&quot;&quot;)">
            <text:p/>
          </table:table-cell>
          <table:table-cell table:style-name="ce6" table:formula="of:=IF(MID([.$S121];2;1)=&quot;1&quot;;&quot;x&quot;;&quot;&quot;)" office:value-type="string" office:string-value="x">
            <text:p>x</text:p>
          </table:table-cell>
          <table:table-cell table:style-name="ce6" table:formula="of:=IF(MID([.$S121];3;1)=&quot;1&quot;;&quot;x&quot;;&quot;&quot;)" office:value-type="string" office:string-value="x">
            <text:p>x</text:p>
          </table:table-cell>
          <table:table-cell table:style-name="ce6" table:formula="of:=IF(MID([.$S121];4;1)=&quot;1&quot;;&quot;x&quot;;&quot;&quot;)" office:value-type="string" office:string-value="x">
            <text:p>x</text:p>
          </table:table-cell>
          <table:table-cell table:style-name="ce6" table:formula="of:=IF(MID([.$S121];5;1)=&quot;1&quot;;&quot;x&quot;;&quot;&quot;)">
            <text:p/>
          </table:table-cell>
          <table:table-cell table:style-name="ce6" table:formula="of:=IF(MID([.$S121];6;1)=&quot;1&quot;;&quot;x&quot;;&quot;&quot;)" office:value-type="string" office:string-value="x">
            <text:p>x</text:p>
          </table:table-cell>
          <table:table-cell table:style-name="ce6" table:formula="of:=IF(MID([.$S121];7;1)=&quot;1&quot;;&quot;x&quot;;&quot;&quot;)" office:value-type="string" office:string-value="x">
            <text:p>x</text:p>
          </table:table-cell>
          <table:table-cell table:style-name="ce6" table:formula="of:=IF(MID([.$S121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21];8)" office:value-type="string" office:string-value="01110111">
            <text:p>011101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22];2)" office:value-type="string" office:string-value="0x78">
            <text:p>0x78</text:p>
          </table:table-cell>
          <table:table-cell table:style-name="ce2" office:value-type="float" office:value="120">
            <text:p>120</text:p>
          </table:table-cell>
          <table:table-cell table:style-name="ce5" table:formula="of:=IF(MID([.$S122];1;1)=&quot;1&quot;;&quot;x&quot;;&quot;&quot;)">
            <text:p/>
          </table:table-cell>
          <table:table-cell table:style-name="ce5" table:formula="of:=IF(MID([.$S122];2;1)=&quot;1&quot;;&quot;x&quot;;&quot;&quot;)" office:value-type="string" office:string-value="x">
            <text:p>x</text:p>
          </table:table-cell>
          <table:table-cell table:style-name="ce5" table:formula="of:=IF(MID([.$S122];3;1)=&quot;1&quot;;&quot;x&quot;;&quot;&quot;)" office:value-type="string" office:string-value="x">
            <text:p>x</text:p>
          </table:table-cell>
          <table:table-cell table:style-name="ce5" table:formula="of:=IF(MID([.$S122];4;1)=&quot;1&quot;;&quot;x&quot;;&quot;&quot;)" office:value-type="string" office:string-value="x">
            <text:p>x</text:p>
          </table:table-cell>
          <table:table-cell table:style-name="ce5" table:formula="of:=IF(MID([.$S122];5;1)=&quot;1&quot;;&quot;x&quot;;&quot;&quot;)" office:value-type="string" office:string-value="x">
            <text:p>x</text:p>
          </table:table-cell>
          <table:table-cell table:style-name="ce5" table:formula="of:=IF(MID([.$S122];6;1)=&quot;1&quot;;&quot;x&quot;;&quot;&quot;)">
            <text:p/>
          </table:table-cell>
          <table:table-cell table:style-name="ce5" table:formula="of:=IF(MID([.$S122];7;1)=&quot;1&quot;;&quot;x&quot;;&quot;&quot;)">
            <text:p/>
          </table:table-cell>
          <table:table-cell table:style-name="ce5" table:formula="of:=IF(MID([.$S122];8;1)=&quot;1&quot;;&quot;x&quot;;&quot;&quot;)">
            <text:p/>
          </table:table-cell>
          <table:table-cell table:number-columns-repeated="8"/>
          <table:table-cell table:formula="of:=DEC2BIN([.B122];8)" office:value-type="string" office:string-value="01111000">
            <text:p>01111000</text:p>
          </table:table-cell>
          <table:table-cell table:number-columns-repeated="1005"/>
        </table:table-row>
        <table:table-row table:style-name="ro3">
          <table:table-cell table:formula="of:=&quot;0x&quot;&amp;DEC2HEX([.B123];2)" office:value-type="string" office:string-value="0x79">
            <text:p>0x79</text:p>
          </table:table-cell>
          <table:table-cell office:value-type="float" office:value="121">
            <text:p>121</text:p>
          </table:table-cell>
          <table:table-cell table:style-name="ce6" table:formula="of:=IF(MID([.$S123];1;1)=&quot;1&quot;;&quot;x&quot;;&quot;&quot;)">
            <text:p/>
          </table:table-cell>
          <table:table-cell table:style-name="ce6" table:formula="of:=IF(MID([.$S123];2;1)=&quot;1&quot;;&quot;x&quot;;&quot;&quot;)" office:value-type="string" office:string-value="x">
            <text:p>x</text:p>
          </table:table-cell>
          <table:table-cell table:style-name="ce6" table:formula="of:=IF(MID([.$S123];3;1)=&quot;1&quot;;&quot;x&quot;;&quot;&quot;)" office:value-type="string" office:string-value="x">
            <text:p>x</text:p>
          </table:table-cell>
          <table:table-cell table:style-name="ce6" table:formula="of:=IF(MID([.$S123];4;1)=&quot;1&quot;;&quot;x&quot;;&quot;&quot;)" office:value-type="string" office:string-value="x">
            <text:p>x</text:p>
          </table:table-cell>
          <table:table-cell table:style-name="ce6" table:formula="of:=IF(MID([.$S123];5;1)=&quot;1&quot;;&quot;x&quot;;&quot;&quot;)" office:value-type="string" office:string-value="x">
            <text:p>x</text:p>
          </table:table-cell>
          <table:table-cell table:style-name="ce6" table:formula="of:=IF(MID([.$S123];6;1)=&quot;1&quot;;&quot;x&quot;;&quot;&quot;)">
            <text:p/>
          </table:table-cell>
          <table:table-cell table:style-name="ce6" table:formula="of:=IF(MID([.$S123];7;1)=&quot;1&quot;;&quot;x&quot;;&quot;&quot;)">
            <text:p/>
          </table:table-cell>
          <table:table-cell table:style-name="ce6" table:formula="of:=IF(MID([.$S123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23];8)" office:value-type="string" office:string-value="01111001">
            <text:p>011110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24];2)" office:value-type="string" office:string-value="0x7A">
            <text:p>0x7A</text:p>
          </table:table-cell>
          <table:table-cell table:style-name="ce2" office:value-type="float" office:value="122">
            <text:p>122</text:p>
          </table:table-cell>
          <table:table-cell table:style-name="ce5" table:formula="of:=IF(MID([.$S124];1;1)=&quot;1&quot;;&quot;x&quot;;&quot;&quot;)">
            <text:p/>
          </table:table-cell>
          <table:table-cell table:style-name="ce5" table:formula="of:=IF(MID([.$S124];2;1)=&quot;1&quot;;&quot;x&quot;;&quot;&quot;)" office:value-type="string" office:string-value="x">
            <text:p>x</text:p>
          </table:table-cell>
          <table:table-cell table:style-name="ce5" table:formula="of:=IF(MID([.$S124];3;1)=&quot;1&quot;;&quot;x&quot;;&quot;&quot;)" office:value-type="string" office:string-value="x">
            <text:p>x</text:p>
          </table:table-cell>
          <table:table-cell table:style-name="ce5" table:formula="of:=IF(MID([.$S124];4;1)=&quot;1&quot;;&quot;x&quot;;&quot;&quot;)" office:value-type="string" office:string-value="x">
            <text:p>x</text:p>
          </table:table-cell>
          <table:table-cell table:style-name="ce5" table:formula="of:=IF(MID([.$S124];5;1)=&quot;1&quot;;&quot;x&quot;;&quot;&quot;)" office:value-type="string" office:string-value="x">
            <text:p>x</text:p>
          </table:table-cell>
          <table:table-cell table:style-name="ce5" table:formula="of:=IF(MID([.$S124];6;1)=&quot;1&quot;;&quot;x&quot;;&quot;&quot;)">
            <text:p/>
          </table:table-cell>
          <table:table-cell table:style-name="ce5" table:formula="of:=IF(MID([.$S124];7;1)=&quot;1&quot;;&quot;x&quot;;&quot;&quot;)" office:value-type="string" office:string-value="x">
            <text:p>x</text:p>
          </table:table-cell>
          <table:table-cell table:style-name="ce5" table:formula="of:=IF(MID([.$S124];8;1)=&quot;1&quot;;&quot;x&quot;;&quot;&quot;)">
            <text:p/>
          </table:table-cell>
          <table:table-cell table:number-columns-repeated="8"/>
          <table:table-cell table:formula="of:=DEC2BIN([.B124];8)" office:value-type="string" office:string-value="01111010">
            <text:p>01111010</text:p>
          </table:table-cell>
          <table:table-cell table:number-columns-repeated="1005"/>
        </table:table-row>
        <table:table-row table:style-name="ro3">
          <table:table-cell table:formula="of:=&quot;0x&quot;&amp;DEC2HEX([.B125];2)" office:value-type="string" office:string-value="0x7B">
            <text:p>0x7B</text:p>
          </table:table-cell>
          <table:table-cell office:value-type="float" office:value="123">
            <text:p>123</text:p>
          </table:table-cell>
          <table:table-cell table:style-name="ce6" table:formula="of:=IF(MID([.$S125];1;1)=&quot;1&quot;;&quot;x&quot;;&quot;&quot;)">
            <text:p/>
          </table:table-cell>
          <table:table-cell table:style-name="ce6" table:formula="of:=IF(MID([.$S125];2;1)=&quot;1&quot;;&quot;x&quot;;&quot;&quot;)" office:value-type="string" office:string-value="x">
            <text:p>x</text:p>
          </table:table-cell>
          <table:table-cell table:style-name="ce6" table:formula="of:=IF(MID([.$S125];3;1)=&quot;1&quot;;&quot;x&quot;;&quot;&quot;)" office:value-type="string" office:string-value="x">
            <text:p>x</text:p>
          </table:table-cell>
          <table:table-cell table:style-name="ce6" table:formula="of:=IF(MID([.$S125];4;1)=&quot;1&quot;;&quot;x&quot;;&quot;&quot;)" office:value-type="string" office:string-value="x">
            <text:p>x</text:p>
          </table:table-cell>
          <table:table-cell table:style-name="ce6" table:formula="of:=IF(MID([.$S125];5;1)=&quot;1&quot;;&quot;x&quot;;&quot;&quot;)" office:value-type="string" office:string-value="x">
            <text:p>x</text:p>
          </table:table-cell>
          <table:table-cell table:style-name="ce6" table:formula="of:=IF(MID([.$S125];6;1)=&quot;1&quot;;&quot;x&quot;;&quot;&quot;)">
            <text:p/>
          </table:table-cell>
          <table:table-cell table:style-name="ce6" table:formula="of:=IF(MID([.$S125];7;1)=&quot;1&quot;;&quot;x&quot;;&quot;&quot;)" office:value-type="string" office:string-value="x">
            <text:p>x</text:p>
          </table:table-cell>
          <table:table-cell table:style-name="ce6" table:formula="of:=IF(MID([.$S125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25];8)" office:value-type="string" office:string-value="01111011">
            <text:p>011110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26];2)" office:value-type="string" office:string-value="0x7C">
            <text:p>0x7C</text:p>
          </table:table-cell>
          <table:table-cell table:style-name="ce2" office:value-type="float" office:value="124">
            <text:p>124</text:p>
          </table:table-cell>
          <table:table-cell table:style-name="ce5" table:formula="of:=IF(MID([.$S126];1;1)=&quot;1&quot;;&quot;x&quot;;&quot;&quot;)">
            <text:p/>
          </table:table-cell>
          <table:table-cell table:style-name="ce5" table:formula="of:=IF(MID([.$S126];2;1)=&quot;1&quot;;&quot;x&quot;;&quot;&quot;)" office:value-type="string" office:string-value="x">
            <text:p>x</text:p>
          </table:table-cell>
          <table:table-cell table:style-name="ce5" table:formula="of:=IF(MID([.$S126];3;1)=&quot;1&quot;;&quot;x&quot;;&quot;&quot;)" office:value-type="string" office:string-value="x">
            <text:p>x</text:p>
          </table:table-cell>
          <table:table-cell table:style-name="ce5" table:formula="of:=IF(MID([.$S126];4;1)=&quot;1&quot;;&quot;x&quot;;&quot;&quot;)" office:value-type="string" office:string-value="x">
            <text:p>x</text:p>
          </table:table-cell>
          <table:table-cell table:style-name="ce5" table:formula="of:=IF(MID([.$S126];5;1)=&quot;1&quot;;&quot;x&quot;;&quot;&quot;)" office:value-type="string" office:string-value="x">
            <text:p>x</text:p>
          </table:table-cell>
          <table:table-cell table:style-name="ce5" table:formula="of:=IF(MID([.$S126];6;1)=&quot;1&quot;;&quot;x&quot;;&quot;&quot;)" office:value-type="string" office:string-value="x">
            <text:p>x</text:p>
          </table:table-cell>
          <table:table-cell table:style-name="ce5" table:formula="of:=IF(MID([.$S126];7;1)=&quot;1&quot;;&quot;x&quot;;&quot;&quot;)">
            <text:p/>
          </table:table-cell>
          <table:table-cell table:style-name="ce5" table:formula="of:=IF(MID([.$S126];8;1)=&quot;1&quot;;&quot;x&quot;;&quot;&quot;)">
            <text:p/>
          </table:table-cell>
          <table:table-cell table:number-columns-repeated="8"/>
          <table:table-cell table:formula="of:=DEC2BIN([.B126];8)" office:value-type="string" office:string-value="01111100">
            <text:p>01111100</text:p>
          </table:table-cell>
          <table:table-cell table:number-columns-repeated="1005"/>
        </table:table-row>
        <table:table-row table:style-name="ro3">
          <table:table-cell table:formula="of:=&quot;0x&quot;&amp;DEC2HEX([.B127];2)" office:value-type="string" office:string-value="0x7D">
            <text:p>0x7D</text:p>
          </table:table-cell>
          <table:table-cell office:value-type="float" office:value="125">
            <text:p>125</text:p>
          </table:table-cell>
          <table:table-cell table:style-name="ce6" table:formula="of:=IF(MID([.$S127];1;1)=&quot;1&quot;;&quot;x&quot;;&quot;&quot;)">
            <text:p/>
          </table:table-cell>
          <table:table-cell table:style-name="ce6" table:formula="of:=IF(MID([.$S127];2;1)=&quot;1&quot;;&quot;x&quot;;&quot;&quot;)" office:value-type="string" office:string-value="x">
            <text:p>x</text:p>
          </table:table-cell>
          <table:table-cell table:style-name="ce6" table:formula="of:=IF(MID([.$S127];3;1)=&quot;1&quot;;&quot;x&quot;;&quot;&quot;)" office:value-type="string" office:string-value="x">
            <text:p>x</text:p>
          </table:table-cell>
          <table:table-cell table:style-name="ce6" table:formula="of:=IF(MID([.$S127];4;1)=&quot;1&quot;;&quot;x&quot;;&quot;&quot;)" office:value-type="string" office:string-value="x">
            <text:p>x</text:p>
          </table:table-cell>
          <table:table-cell table:style-name="ce6" table:formula="of:=IF(MID([.$S127];5;1)=&quot;1&quot;;&quot;x&quot;;&quot;&quot;)" office:value-type="string" office:string-value="x">
            <text:p>x</text:p>
          </table:table-cell>
          <table:table-cell table:style-name="ce6" table:formula="of:=IF(MID([.$S127];6;1)=&quot;1&quot;;&quot;x&quot;;&quot;&quot;)" office:value-type="string" office:string-value="x">
            <text:p>x</text:p>
          </table:table-cell>
          <table:table-cell table:style-name="ce6" table:formula="of:=IF(MID([.$S127];7;1)=&quot;1&quot;;&quot;x&quot;;&quot;&quot;)">
            <text:p/>
          </table:table-cell>
          <table:table-cell table:style-name="ce6" table:formula="of:=IF(MID([.$S127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27];8)" office:value-type="string" office:string-value="01111101">
            <text:p>011111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28];2)" office:value-type="string" office:string-value="0x7E">
            <text:p>0x7E</text:p>
          </table:table-cell>
          <table:table-cell table:style-name="ce2" office:value-type="float" office:value="126">
            <text:p>126</text:p>
          </table:table-cell>
          <table:table-cell table:style-name="ce5" table:formula="of:=IF(MID([.$S128];1;1)=&quot;1&quot;;&quot;x&quot;;&quot;&quot;)">
            <text:p/>
          </table:table-cell>
          <table:table-cell table:style-name="ce5" table:formula="of:=IF(MID([.$S128];2;1)=&quot;1&quot;;&quot;x&quot;;&quot;&quot;)" office:value-type="string" office:string-value="x">
            <text:p>x</text:p>
          </table:table-cell>
          <table:table-cell table:style-name="ce5" table:formula="of:=IF(MID([.$S128];3;1)=&quot;1&quot;;&quot;x&quot;;&quot;&quot;)" office:value-type="string" office:string-value="x">
            <text:p>x</text:p>
          </table:table-cell>
          <table:table-cell table:style-name="ce5" table:formula="of:=IF(MID([.$S128];4;1)=&quot;1&quot;;&quot;x&quot;;&quot;&quot;)" office:value-type="string" office:string-value="x">
            <text:p>x</text:p>
          </table:table-cell>
          <table:table-cell table:style-name="ce5" table:formula="of:=IF(MID([.$S128];5;1)=&quot;1&quot;;&quot;x&quot;;&quot;&quot;)" office:value-type="string" office:string-value="x">
            <text:p>x</text:p>
          </table:table-cell>
          <table:table-cell table:style-name="ce5" table:formula="of:=IF(MID([.$S128];6;1)=&quot;1&quot;;&quot;x&quot;;&quot;&quot;)" office:value-type="string" office:string-value="x">
            <text:p>x</text:p>
          </table:table-cell>
          <table:table-cell table:style-name="ce5" table:formula="of:=IF(MID([.$S128];7;1)=&quot;1&quot;;&quot;x&quot;;&quot;&quot;)" office:value-type="string" office:string-value="x">
            <text:p>x</text:p>
          </table:table-cell>
          <table:table-cell table:style-name="ce5" table:formula="of:=IF(MID([.$S128];8;1)=&quot;1&quot;;&quot;x&quot;;&quot;&quot;)">
            <text:p/>
          </table:table-cell>
          <table:table-cell table:number-columns-repeated="8"/>
          <table:table-cell table:formula="of:=DEC2BIN([.B128];8)" office:value-type="string" office:string-value="01111110">
            <text:p>01111110</text:p>
          </table:table-cell>
          <table:table-cell table:number-columns-repeated="1005"/>
        </table:table-row>
        <table:table-row table:style-name="ro3">
          <table:table-cell table:formula="of:=&quot;0x&quot;&amp;DEC2HEX([.B129];2)" office:value-type="string" office:string-value="0x7F">
            <text:p>0x7F</text:p>
          </table:table-cell>
          <table:table-cell office:value-type="float" office:value="127">
            <text:p>127</text:p>
          </table:table-cell>
          <table:table-cell table:style-name="ce6" table:formula="of:=IF(MID([.$S129];1;1)=&quot;1&quot;;&quot;x&quot;;&quot;&quot;)">
            <text:p/>
          </table:table-cell>
          <table:table-cell table:style-name="ce6" table:formula="of:=IF(MID([.$S129];2;1)=&quot;1&quot;;&quot;x&quot;;&quot;&quot;)" office:value-type="string" office:string-value="x">
            <text:p>x</text:p>
          </table:table-cell>
          <table:table-cell table:style-name="ce6" table:formula="of:=IF(MID([.$S129];3;1)=&quot;1&quot;;&quot;x&quot;;&quot;&quot;)" office:value-type="string" office:string-value="x">
            <text:p>x</text:p>
          </table:table-cell>
          <table:table-cell table:style-name="ce6" table:formula="of:=IF(MID([.$S129];4;1)=&quot;1&quot;;&quot;x&quot;;&quot;&quot;)" office:value-type="string" office:string-value="x">
            <text:p>x</text:p>
          </table:table-cell>
          <table:table-cell table:style-name="ce6" table:formula="of:=IF(MID([.$S129];5;1)=&quot;1&quot;;&quot;x&quot;;&quot;&quot;)" office:value-type="string" office:string-value="x">
            <text:p>x</text:p>
          </table:table-cell>
          <table:table-cell table:style-name="ce6" table:formula="of:=IF(MID([.$S129];6;1)=&quot;1&quot;;&quot;x&quot;;&quot;&quot;)" office:value-type="string" office:string-value="x">
            <text:p>x</text:p>
          </table:table-cell>
          <table:table-cell table:style-name="ce6" table:formula="of:=IF(MID([.$S129];7;1)=&quot;1&quot;;&quot;x&quot;;&quot;&quot;)" office:value-type="string" office:string-value="x">
            <text:p>x</text:p>
          </table:table-cell>
          <table:table-cell table:style-name="ce6" table:formula="of:=IF(MID([.$S129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29];8)" office:value-type="string" office:string-value="01111111">
            <text:p>011111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30];2)" office:value-type="string" office:string-value="0x80">
            <text:p>0x80</text:p>
          </table:table-cell>
          <table:table-cell table:style-name="ce2" office:value-type="float" office:value="128">
            <text:p>128</text:p>
          </table:table-cell>
          <table:table-cell table:style-name="ce5" table:formula="of:=IF(MID([.$S130];1;1)=&quot;1&quot;;&quot;x&quot;;&quot;&quot;)" office:value-type="string" office:string-value="x">
            <text:p>x</text:p>
          </table:table-cell>
          <table:table-cell table:style-name="ce5" table:formula="of:=IF(MID([.$S130];2;1)=&quot;1&quot;;&quot;x&quot;;&quot;&quot;)">
            <text:p/>
          </table:table-cell>
          <table:table-cell table:style-name="ce5" table:formula="of:=IF(MID([.$S130];3;1)=&quot;1&quot;;&quot;x&quot;;&quot;&quot;)">
            <text:p/>
          </table:table-cell>
          <table:table-cell table:style-name="ce5" table:formula="of:=IF(MID([.$S130];4;1)=&quot;1&quot;;&quot;x&quot;;&quot;&quot;)">
            <text:p/>
          </table:table-cell>
          <table:table-cell table:style-name="ce5" table:formula="of:=IF(MID([.$S130];5;1)=&quot;1&quot;;&quot;x&quot;;&quot;&quot;)">
            <text:p/>
          </table:table-cell>
          <table:table-cell table:style-name="ce5" table:formula="of:=IF(MID([.$S130];6;1)=&quot;1&quot;;&quot;x&quot;;&quot;&quot;)">
            <text:p/>
          </table:table-cell>
          <table:table-cell table:style-name="ce5" table:formula="of:=IF(MID([.$S130];7;1)=&quot;1&quot;;&quot;x&quot;;&quot;&quot;)">
            <text:p/>
          </table:table-cell>
          <table:table-cell table:style-name="ce5" table:formula="of:=IF(MID([.$S130];8;1)=&quot;1&quot;;&quot;x&quot;;&quot;&quot;)">
            <text:p/>
          </table:table-cell>
          <table:table-cell table:number-columns-repeated="8"/>
          <table:table-cell table:formula="of:=DEC2BIN([.B130];8)" office:value-type="string" office:string-value="10000000">
            <text:p>10000000</text:p>
          </table:table-cell>
          <table:table-cell table:number-columns-repeated="1005"/>
        </table:table-row>
        <table:table-row table:style-name="ro3">
          <table:table-cell table:formula="of:=&quot;0x&quot;&amp;DEC2HEX([.B131];2)" office:value-type="string" office:string-value="0x81">
            <text:p>0x81</text:p>
          </table:table-cell>
          <table:table-cell office:value-type="float" office:value="129">
            <text:p>129</text:p>
          </table:table-cell>
          <table:table-cell table:style-name="ce6" table:formula="of:=IF(MID([.$S131];1;1)=&quot;1&quot;;&quot;x&quot;;&quot;&quot;)" office:value-type="string" office:string-value="x">
            <text:p>x</text:p>
          </table:table-cell>
          <table:table-cell table:style-name="ce6" table:formula="of:=IF(MID([.$S131];2;1)=&quot;1&quot;;&quot;x&quot;;&quot;&quot;)">
            <text:p/>
          </table:table-cell>
          <table:table-cell table:style-name="ce6" table:formula="of:=IF(MID([.$S131];3;1)=&quot;1&quot;;&quot;x&quot;;&quot;&quot;)">
            <text:p/>
          </table:table-cell>
          <table:table-cell table:style-name="ce6" table:formula="of:=IF(MID([.$S131];4;1)=&quot;1&quot;;&quot;x&quot;;&quot;&quot;)">
            <text:p/>
          </table:table-cell>
          <table:table-cell table:style-name="ce6" table:formula="of:=IF(MID([.$S131];5;1)=&quot;1&quot;;&quot;x&quot;;&quot;&quot;)">
            <text:p/>
          </table:table-cell>
          <table:table-cell table:style-name="ce6" table:formula="of:=IF(MID([.$S131];6;1)=&quot;1&quot;;&quot;x&quot;;&quot;&quot;)">
            <text:p/>
          </table:table-cell>
          <table:table-cell table:style-name="ce6" table:formula="of:=IF(MID([.$S131];7;1)=&quot;1&quot;;&quot;x&quot;;&quot;&quot;)">
            <text:p/>
          </table:table-cell>
          <table:table-cell table:style-name="ce6" table:formula="of:=IF(MID([.$S131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31];8)" office:value-type="string" office:string-value="10000001">
            <text:p>100000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32];2)" office:value-type="string" office:string-value="0x82">
            <text:p>0x82</text:p>
          </table:table-cell>
          <table:table-cell table:style-name="ce2" office:value-type="float" office:value="130">
            <text:p>130</text:p>
          </table:table-cell>
          <table:table-cell table:style-name="ce5" table:formula="of:=IF(MID([.$S132];1;1)=&quot;1&quot;;&quot;x&quot;;&quot;&quot;)" office:value-type="string" office:string-value="x">
            <text:p>x</text:p>
          </table:table-cell>
          <table:table-cell table:style-name="ce5" table:formula="of:=IF(MID([.$S132];2;1)=&quot;1&quot;;&quot;x&quot;;&quot;&quot;)">
            <text:p/>
          </table:table-cell>
          <table:table-cell table:style-name="ce5" table:formula="of:=IF(MID([.$S132];3;1)=&quot;1&quot;;&quot;x&quot;;&quot;&quot;)">
            <text:p/>
          </table:table-cell>
          <table:table-cell table:style-name="ce5" table:formula="of:=IF(MID([.$S132];4;1)=&quot;1&quot;;&quot;x&quot;;&quot;&quot;)">
            <text:p/>
          </table:table-cell>
          <table:table-cell table:style-name="ce5" table:formula="of:=IF(MID([.$S132];5;1)=&quot;1&quot;;&quot;x&quot;;&quot;&quot;)">
            <text:p/>
          </table:table-cell>
          <table:table-cell table:style-name="ce5" table:formula="of:=IF(MID([.$S132];6;1)=&quot;1&quot;;&quot;x&quot;;&quot;&quot;)">
            <text:p/>
          </table:table-cell>
          <table:table-cell table:style-name="ce5" table:formula="of:=IF(MID([.$S132];7;1)=&quot;1&quot;;&quot;x&quot;;&quot;&quot;)" office:value-type="string" office:string-value="x">
            <text:p>x</text:p>
          </table:table-cell>
          <table:table-cell table:style-name="ce5" table:formula="of:=IF(MID([.$S132];8;1)=&quot;1&quot;;&quot;x&quot;;&quot;&quot;)">
            <text:p/>
          </table:table-cell>
          <table:table-cell table:number-columns-repeated="8"/>
          <table:table-cell table:formula="of:=DEC2BIN([.B132];8)" office:value-type="string" office:string-value="10000010">
            <text:p>10000010</text:p>
          </table:table-cell>
          <table:table-cell table:number-columns-repeated="1005"/>
        </table:table-row>
        <table:table-row table:style-name="ro3">
          <table:table-cell table:formula="of:=&quot;0x&quot;&amp;DEC2HEX([.B133];2)" office:value-type="string" office:string-value="0x83">
            <text:p>0x83</text:p>
          </table:table-cell>
          <table:table-cell office:value-type="float" office:value="131">
            <text:p>131</text:p>
          </table:table-cell>
          <table:table-cell table:style-name="ce6" table:formula="of:=IF(MID([.$S133];1;1)=&quot;1&quot;;&quot;x&quot;;&quot;&quot;)" office:value-type="string" office:string-value="x">
            <text:p>x</text:p>
          </table:table-cell>
          <table:table-cell table:style-name="ce6" table:formula="of:=IF(MID([.$S133];2;1)=&quot;1&quot;;&quot;x&quot;;&quot;&quot;)">
            <text:p/>
          </table:table-cell>
          <table:table-cell table:style-name="ce6" table:formula="of:=IF(MID([.$S133];3;1)=&quot;1&quot;;&quot;x&quot;;&quot;&quot;)">
            <text:p/>
          </table:table-cell>
          <table:table-cell table:style-name="ce6" table:formula="of:=IF(MID([.$S133];4;1)=&quot;1&quot;;&quot;x&quot;;&quot;&quot;)">
            <text:p/>
          </table:table-cell>
          <table:table-cell table:style-name="ce6" table:formula="of:=IF(MID([.$S133];5;1)=&quot;1&quot;;&quot;x&quot;;&quot;&quot;)">
            <text:p/>
          </table:table-cell>
          <table:table-cell table:style-name="ce6" table:formula="of:=IF(MID([.$S133];6;1)=&quot;1&quot;;&quot;x&quot;;&quot;&quot;)">
            <text:p/>
          </table:table-cell>
          <table:table-cell table:style-name="ce6" table:formula="of:=IF(MID([.$S133];7;1)=&quot;1&quot;;&quot;x&quot;;&quot;&quot;)" office:value-type="string" office:string-value="x">
            <text:p>x</text:p>
          </table:table-cell>
          <table:table-cell table:style-name="ce6" table:formula="of:=IF(MID([.$S133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33];8)" office:value-type="string" office:string-value="10000011">
            <text:p>100000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34];2)" office:value-type="string" office:string-value="0x84">
            <text:p>0x84</text:p>
          </table:table-cell>
          <table:table-cell table:style-name="ce2" office:value-type="float" office:value="132">
            <text:p>132</text:p>
          </table:table-cell>
          <table:table-cell table:style-name="ce5" table:formula="of:=IF(MID([.$S134];1;1)=&quot;1&quot;;&quot;x&quot;;&quot;&quot;)" office:value-type="string" office:string-value="x">
            <text:p>x</text:p>
          </table:table-cell>
          <table:table-cell table:style-name="ce5" table:formula="of:=IF(MID([.$S134];2;1)=&quot;1&quot;;&quot;x&quot;;&quot;&quot;)">
            <text:p/>
          </table:table-cell>
          <table:table-cell table:style-name="ce5" table:formula="of:=IF(MID([.$S134];3;1)=&quot;1&quot;;&quot;x&quot;;&quot;&quot;)">
            <text:p/>
          </table:table-cell>
          <table:table-cell table:style-name="ce5" table:formula="of:=IF(MID([.$S134];4;1)=&quot;1&quot;;&quot;x&quot;;&quot;&quot;)">
            <text:p/>
          </table:table-cell>
          <table:table-cell table:style-name="ce5" table:formula="of:=IF(MID([.$S134];5;1)=&quot;1&quot;;&quot;x&quot;;&quot;&quot;)">
            <text:p/>
          </table:table-cell>
          <table:table-cell table:style-name="ce5" table:formula="of:=IF(MID([.$S134];6;1)=&quot;1&quot;;&quot;x&quot;;&quot;&quot;)" office:value-type="string" office:string-value="x">
            <text:p>x</text:p>
          </table:table-cell>
          <table:table-cell table:style-name="ce5" table:formula="of:=IF(MID([.$S134];7;1)=&quot;1&quot;;&quot;x&quot;;&quot;&quot;)">
            <text:p/>
          </table:table-cell>
          <table:table-cell table:style-name="ce5" table:formula="of:=IF(MID([.$S134];8;1)=&quot;1&quot;;&quot;x&quot;;&quot;&quot;)">
            <text:p/>
          </table:table-cell>
          <table:table-cell table:number-columns-repeated="8"/>
          <table:table-cell table:formula="of:=DEC2BIN([.B134];8)" office:value-type="string" office:string-value="10000100">
            <text:p>10000100</text:p>
          </table:table-cell>
          <table:table-cell table:number-columns-repeated="1005"/>
        </table:table-row>
        <table:table-row table:style-name="ro3">
          <table:table-cell table:formula="of:=&quot;0x&quot;&amp;DEC2HEX([.B135];2)" office:value-type="string" office:string-value="0x85">
            <text:p>0x85</text:p>
          </table:table-cell>
          <table:table-cell office:value-type="float" office:value="133">
            <text:p>133</text:p>
          </table:table-cell>
          <table:table-cell table:style-name="ce6" table:formula="of:=IF(MID([.$S135];1;1)=&quot;1&quot;;&quot;x&quot;;&quot;&quot;)" office:value-type="string" office:string-value="x">
            <text:p>x</text:p>
          </table:table-cell>
          <table:table-cell table:style-name="ce6" table:formula="of:=IF(MID([.$S135];2;1)=&quot;1&quot;;&quot;x&quot;;&quot;&quot;)">
            <text:p/>
          </table:table-cell>
          <table:table-cell table:style-name="ce6" table:formula="of:=IF(MID([.$S135];3;1)=&quot;1&quot;;&quot;x&quot;;&quot;&quot;)">
            <text:p/>
          </table:table-cell>
          <table:table-cell table:style-name="ce6" table:formula="of:=IF(MID([.$S135];4;1)=&quot;1&quot;;&quot;x&quot;;&quot;&quot;)">
            <text:p/>
          </table:table-cell>
          <table:table-cell table:style-name="ce6" table:formula="of:=IF(MID([.$S135];5;1)=&quot;1&quot;;&quot;x&quot;;&quot;&quot;)">
            <text:p/>
          </table:table-cell>
          <table:table-cell table:style-name="ce6" table:formula="of:=IF(MID([.$S135];6;1)=&quot;1&quot;;&quot;x&quot;;&quot;&quot;)" office:value-type="string" office:string-value="x">
            <text:p>x</text:p>
          </table:table-cell>
          <table:table-cell table:style-name="ce6" table:formula="of:=IF(MID([.$S135];7;1)=&quot;1&quot;;&quot;x&quot;;&quot;&quot;)">
            <text:p/>
          </table:table-cell>
          <table:table-cell table:style-name="ce6" table:formula="of:=IF(MID([.$S135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35];8)" office:value-type="string" office:string-value="10000101">
            <text:p>100001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36];2)" office:value-type="string" office:string-value="0x86">
            <text:p>0x86</text:p>
          </table:table-cell>
          <table:table-cell table:style-name="ce2" office:value-type="float" office:value="134">
            <text:p>134</text:p>
          </table:table-cell>
          <table:table-cell table:style-name="ce5" table:formula="of:=IF(MID([.$S136];1;1)=&quot;1&quot;;&quot;x&quot;;&quot;&quot;)" office:value-type="string" office:string-value="x">
            <text:p>x</text:p>
          </table:table-cell>
          <table:table-cell table:style-name="ce5" table:formula="of:=IF(MID([.$S136];2;1)=&quot;1&quot;;&quot;x&quot;;&quot;&quot;)">
            <text:p/>
          </table:table-cell>
          <table:table-cell table:style-name="ce5" table:formula="of:=IF(MID([.$S136];3;1)=&quot;1&quot;;&quot;x&quot;;&quot;&quot;)">
            <text:p/>
          </table:table-cell>
          <table:table-cell table:style-name="ce5" table:formula="of:=IF(MID([.$S136];4;1)=&quot;1&quot;;&quot;x&quot;;&quot;&quot;)">
            <text:p/>
          </table:table-cell>
          <table:table-cell table:style-name="ce5" table:formula="of:=IF(MID([.$S136];5;1)=&quot;1&quot;;&quot;x&quot;;&quot;&quot;)">
            <text:p/>
          </table:table-cell>
          <table:table-cell table:style-name="ce5" table:formula="of:=IF(MID([.$S136];6;1)=&quot;1&quot;;&quot;x&quot;;&quot;&quot;)" office:value-type="string" office:string-value="x">
            <text:p>x</text:p>
          </table:table-cell>
          <table:table-cell table:style-name="ce5" table:formula="of:=IF(MID([.$S136];7;1)=&quot;1&quot;;&quot;x&quot;;&quot;&quot;)" office:value-type="string" office:string-value="x">
            <text:p>x</text:p>
          </table:table-cell>
          <table:table-cell table:style-name="ce5" table:formula="of:=IF(MID([.$S136];8;1)=&quot;1&quot;;&quot;x&quot;;&quot;&quot;)">
            <text:p/>
          </table:table-cell>
          <table:table-cell table:number-columns-repeated="8"/>
          <table:table-cell table:formula="of:=DEC2BIN([.B136];8)" office:value-type="string" office:string-value="10000110">
            <text:p>10000110</text:p>
          </table:table-cell>
          <table:table-cell table:number-columns-repeated="1005"/>
        </table:table-row>
        <table:table-row table:style-name="ro3">
          <table:table-cell table:formula="of:=&quot;0x&quot;&amp;DEC2HEX([.B137];2)" office:value-type="string" office:string-value="0x87">
            <text:p>0x87</text:p>
          </table:table-cell>
          <table:table-cell office:value-type="float" office:value="135">
            <text:p>135</text:p>
          </table:table-cell>
          <table:table-cell table:style-name="ce6" table:formula="of:=IF(MID([.$S137];1;1)=&quot;1&quot;;&quot;x&quot;;&quot;&quot;)" office:value-type="string" office:string-value="x">
            <text:p>x</text:p>
          </table:table-cell>
          <table:table-cell table:style-name="ce6" table:formula="of:=IF(MID([.$S137];2;1)=&quot;1&quot;;&quot;x&quot;;&quot;&quot;)">
            <text:p/>
          </table:table-cell>
          <table:table-cell table:style-name="ce6" table:formula="of:=IF(MID([.$S137];3;1)=&quot;1&quot;;&quot;x&quot;;&quot;&quot;)">
            <text:p/>
          </table:table-cell>
          <table:table-cell table:style-name="ce6" table:formula="of:=IF(MID([.$S137];4;1)=&quot;1&quot;;&quot;x&quot;;&quot;&quot;)">
            <text:p/>
          </table:table-cell>
          <table:table-cell table:style-name="ce6" table:formula="of:=IF(MID([.$S137];5;1)=&quot;1&quot;;&quot;x&quot;;&quot;&quot;)">
            <text:p/>
          </table:table-cell>
          <table:table-cell table:style-name="ce6" table:formula="of:=IF(MID([.$S137];6;1)=&quot;1&quot;;&quot;x&quot;;&quot;&quot;)" office:value-type="string" office:string-value="x">
            <text:p>x</text:p>
          </table:table-cell>
          <table:table-cell table:style-name="ce6" table:formula="of:=IF(MID([.$S137];7;1)=&quot;1&quot;;&quot;x&quot;;&quot;&quot;)" office:value-type="string" office:string-value="x">
            <text:p>x</text:p>
          </table:table-cell>
          <table:table-cell table:style-name="ce6" table:formula="of:=IF(MID([.$S137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37];8)" office:value-type="string" office:string-value="10000111">
            <text:p>100001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38];2)" office:value-type="string" office:string-value="0x88">
            <text:p>0x88</text:p>
          </table:table-cell>
          <table:table-cell table:style-name="ce2" office:value-type="float" office:value="136">
            <text:p>136</text:p>
          </table:table-cell>
          <table:table-cell table:style-name="ce5" table:formula="of:=IF(MID([.$S138];1;1)=&quot;1&quot;;&quot;x&quot;;&quot;&quot;)" office:value-type="string" office:string-value="x">
            <text:p>x</text:p>
          </table:table-cell>
          <table:table-cell table:style-name="ce5" table:formula="of:=IF(MID([.$S138];2;1)=&quot;1&quot;;&quot;x&quot;;&quot;&quot;)">
            <text:p/>
          </table:table-cell>
          <table:table-cell table:style-name="ce5" table:formula="of:=IF(MID([.$S138];3;1)=&quot;1&quot;;&quot;x&quot;;&quot;&quot;)">
            <text:p/>
          </table:table-cell>
          <table:table-cell table:style-name="ce5" table:formula="of:=IF(MID([.$S138];4;1)=&quot;1&quot;;&quot;x&quot;;&quot;&quot;)">
            <text:p/>
          </table:table-cell>
          <table:table-cell table:style-name="ce5" table:formula="of:=IF(MID([.$S138];5;1)=&quot;1&quot;;&quot;x&quot;;&quot;&quot;)" office:value-type="string" office:string-value="x">
            <text:p>x</text:p>
          </table:table-cell>
          <table:table-cell table:style-name="ce5" table:formula="of:=IF(MID([.$S138];6;1)=&quot;1&quot;;&quot;x&quot;;&quot;&quot;)">
            <text:p/>
          </table:table-cell>
          <table:table-cell table:style-name="ce5" table:formula="of:=IF(MID([.$S138];7;1)=&quot;1&quot;;&quot;x&quot;;&quot;&quot;)">
            <text:p/>
          </table:table-cell>
          <table:table-cell table:style-name="ce5" table:formula="of:=IF(MID([.$S138];8;1)=&quot;1&quot;;&quot;x&quot;;&quot;&quot;)">
            <text:p/>
          </table:table-cell>
          <table:table-cell table:number-columns-repeated="8"/>
          <table:table-cell table:formula="of:=DEC2BIN([.B138];8)" office:value-type="string" office:string-value="10001000">
            <text:p>10001000</text:p>
          </table:table-cell>
          <table:table-cell table:number-columns-repeated="1005"/>
        </table:table-row>
        <table:table-row table:style-name="ro3">
          <table:table-cell table:formula="of:=&quot;0x&quot;&amp;DEC2HEX([.B139];2)" office:value-type="string" office:string-value="0x89">
            <text:p>0x89</text:p>
          </table:table-cell>
          <table:table-cell office:value-type="float" office:value="137">
            <text:p>137</text:p>
          </table:table-cell>
          <table:table-cell table:style-name="ce6" table:formula="of:=IF(MID([.$S139];1;1)=&quot;1&quot;;&quot;x&quot;;&quot;&quot;)" office:value-type="string" office:string-value="x">
            <text:p>x</text:p>
          </table:table-cell>
          <table:table-cell table:style-name="ce6" table:formula="of:=IF(MID([.$S139];2;1)=&quot;1&quot;;&quot;x&quot;;&quot;&quot;)">
            <text:p/>
          </table:table-cell>
          <table:table-cell table:style-name="ce6" table:formula="of:=IF(MID([.$S139];3;1)=&quot;1&quot;;&quot;x&quot;;&quot;&quot;)">
            <text:p/>
          </table:table-cell>
          <table:table-cell table:style-name="ce6" table:formula="of:=IF(MID([.$S139];4;1)=&quot;1&quot;;&quot;x&quot;;&quot;&quot;)">
            <text:p/>
          </table:table-cell>
          <table:table-cell table:style-name="ce6" table:formula="of:=IF(MID([.$S139];5;1)=&quot;1&quot;;&quot;x&quot;;&quot;&quot;)" office:value-type="string" office:string-value="x">
            <text:p>x</text:p>
          </table:table-cell>
          <table:table-cell table:style-name="ce6" table:formula="of:=IF(MID([.$S139];6;1)=&quot;1&quot;;&quot;x&quot;;&quot;&quot;)">
            <text:p/>
          </table:table-cell>
          <table:table-cell table:style-name="ce6" table:formula="of:=IF(MID([.$S139];7;1)=&quot;1&quot;;&quot;x&quot;;&quot;&quot;)">
            <text:p/>
          </table:table-cell>
          <table:table-cell table:style-name="ce6" table:formula="of:=IF(MID([.$S139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39];8)" office:value-type="string" office:string-value="10001001">
            <text:p>100010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40];2)" office:value-type="string" office:string-value="0x8A">
            <text:p>0x8A</text:p>
          </table:table-cell>
          <table:table-cell table:style-name="ce2" office:value-type="float" office:value="138">
            <text:p>138</text:p>
          </table:table-cell>
          <table:table-cell table:style-name="ce5" table:formula="of:=IF(MID([.$S140];1;1)=&quot;1&quot;;&quot;x&quot;;&quot;&quot;)" office:value-type="string" office:string-value="x">
            <text:p>x</text:p>
          </table:table-cell>
          <table:table-cell table:style-name="ce5" table:formula="of:=IF(MID([.$S140];2;1)=&quot;1&quot;;&quot;x&quot;;&quot;&quot;)">
            <text:p/>
          </table:table-cell>
          <table:table-cell table:style-name="ce5" table:formula="of:=IF(MID([.$S140];3;1)=&quot;1&quot;;&quot;x&quot;;&quot;&quot;)">
            <text:p/>
          </table:table-cell>
          <table:table-cell table:style-name="ce5" table:formula="of:=IF(MID([.$S140];4;1)=&quot;1&quot;;&quot;x&quot;;&quot;&quot;)">
            <text:p/>
          </table:table-cell>
          <table:table-cell table:style-name="ce5" table:formula="of:=IF(MID([.$S140];5;1)=&quot;1&quot;;&quot;x&quot;;&quot;&quot;)" office:value-type="string" office:string-value="x">
            <text:p>x</text:p>
          </table:table-cell>
          <table:table-cell table:style-name="ce5" table:formula="of:=IF(MID([.$S140];6;1)=&quot;1&quot;;&quot;x&quot;;&quot;&quot;)">
            <text:p/>
          </table:table-cell>
          <table:table-cell table:style-name="ce5" table:formula="of:=IF(MID([.$S140];7;1)=&quot;1&quot;;&quot;x&quot;;&quot;&quot;)" office:value-type="string" office:string-value="x">
            <text:p>x</text:p>
          </table:table-cell>
          <table:table-cell table:style-name="ce5" table:formula="of:=IF(MID([.$S140];8;1)=&quot;1&quot;;&quot;x&quot;;&quot;&quot;)">
            <text:p/>
          </table:table-cell>
          <table:table-cell table:number-columns-repeated="8"/>
          <table:table-cell table:formula="of:=DEC2BIN([.B140];8)" office:value-type="string" office:string-value="10001010">
            <text:p>10001010</text:p>
          </table:table-cell>
          <table:table-cell table:number-columns-repeated="1005"/>
        </table:table-row>
        <table:table-row table:style-name="ro3">
          <table:table-cell table:formula="of:=&quot;0x&quot;&amp;DEC2HEX([.B141];2)" office:value-type="string" office:string-value="0x8B">
            <text:p>0x8B</text:p>
          </table:table-cell>
          <table:table-cell office:value-type="float" office:value="139">
            <text:p>139</text:p>
          </table:table-cell>
          <table:table-cell table:style-name="ce6" table:formula="of:=IF(MID([.$S141];1;1)=&quot;1&quot;;&quot;x&quot;;&quot;&quot;)" office:value-type="string" office:string-value="x">
            <text:p>x</text:p>
          </table:table-cell>
          <table:table-cell table:style-name="ce6" table:formula="of:=IF(MID([.$S141];2;1)=&quot;1&quot;;&quot;x&quot;;&quot;&quot;)">
            <text:p/>
          </table:table-cell>
          <table:table-cell table:style-name="ce6" table:formula="of:=IF(MID([.$S141];3;1)=&quot;1&quot;;&quot;x&quot;;&quot;&quot;)">
            <text:p/>
          </table:table-cell>
          <table:table-cell table:style-name="ce6" table:formula="of:=IF(MID([.$S141];4;1)=&quot;1&quot;;&quot;x&quot;;&quot;&quot;)">
            <text:p/>
          </table:table-cell>
          <table:table-cell table:style-name="ce6" table:formula="of:=IF(MID([.$S141];5;1)=&quot;1&quot;;&quot;x&quot;;&quot;&quot;)" office:value-type="string" office:string-value="x">
            <text:p>x</text:p>
          </table:table-cell>
          <table:table-cell table:style-name="ce6" table:formula="of:=IF(MID([.$S141];6;1)=&quot;1&quot;;&quot;x&quot;;&quot;&quot;)">
            <text:p/>
          </table:table-cell>
          <table:table-cell table:style-name="ce6" table:formula="of:=IF(MID([.$S141];7;1)=&quot;1&quot;;&quot;x&quot;;&quot;&quot;)" office:value-type="string" office:string-value="x">
            <text:p>x</text:p>
          </table:table-cell>
          <table:table-cell table:style-name="ce6" table:formula="of:=IF(MID([.$S141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41];8)" office:value-type="string" office:string-value="10001011">
            <text:p>100010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42];2)" office:value-type="string" office:string-value="0x8C">
            <text:p>0x8C</text:p>
          </table:table-cell>
          <table:table-cell table:style-name="ce2" office:value-type="float" office:value="140">
            <text:p>140</text:p>
          </table:table-cell>
          <table:table-cell table:style-name="ce5" table:formula="of:=IF(MID([.$S142];1;1)=&quot;1&quot;;&quot;x&quot;;&quot;&quot;)" office:value-type="string" office:string-value="x">
            <text:p>x</text:p>
          </table:table-cell>
          <table:table-cell table:style-name="ce5" table:formula="of:=IF(MID([.$S142];2;1)=&quot;1&quot;;&quot;x&quot;;&quot;&quot;)">
            <text:p/>
          </table:table-cell>
          <table:table-cell table:style-name="ce5" table:formula="of:=IF(MID([.$S142];3;1)=&quot;1&quot;;&quot;x&quot;;&quot;&quot;)">
            <text:p/>
          </table:table-cell>
          <table:table-cell table:style-name="ce5" table:formula="of:=IF(MID([.$S142];4;1)=&quot;1&quot;;&quot;x&quot;;&quot;&quot;)">
            <text:p/>
          </table:table-cell>
          <table:table-cell table:style-name="ce5" table:formula="of:=IF(MID([.$S142];5;1)=&quot;1&quot;;&quot;x&quot;;&quot;&quot;)" office:value-type="string" office:string-value="x">
            <text:p>x</text:p>
          </table:table-cell>
          <table:table-cell table:style-name="ce5" table:formula="of:=IF(MID([.$S142];6;1)=&quot;1&quot;;&quot;x&quot;;&quot;&quot;)" office:value-type="string" office:string-value="x">
            <text:p>x</text:p>
          </table:table-cell>
          <table:table-cell table:style-name="ce5" table:formula="of:=IF(MID([.$S142];7;1)=&quot;1&quot;;&quot;x&quot;;&quot;&quot;)">
            <text:p/>
          </table:table-cell>
          <table:table-cell table:style-name="ce5" table:formula="of:=IF(MID([.$S142];8;1)=&quot;1&quot;;&quot;x&quot;;&quot;&quot;)">
            <text:p/>
          </table:table-cell>
          <table:table-cell table:number-columns-repeated="8"/>
          <table:table-cell table:formula="of:=DEC2BIN([.B142];8)" office:value-type="string" office:string-value="10001100">
            <text:p>10001100</text:p>
          </table:table-cell>
          <table:table-cell table:number-columns-repeated="1005"/>
        </table:table-row>
        <table:table-row table:style-name="ro3">
          <table:table-cell table:formula="of:=&quot;0x&quot;&amp;DEC2HEX([.B143];2)" office:value-type="string" office:string-value="0x8D">
            <text:p>0x8D</text:p>
          </table:table-cell>
          <table:table-cell office:value-type="float" office:value="141">
            <text:p>141</text:p>
          </table:table-cell>
          <table:table-cell table:style-name="ce6" table:formula="of:=IF(MID([.$S143];1;1)=&quot;1&quot;;&quot;x&quot;;&quot;&quot;)" office:value-type="string" office:string-value="x">
            <text:p>x</text:p>
          </table:table-cell>
          <table:table-cell table:style-name="ce6" table:formula="of:=IF(MID([.$S143];2;1)=&quot;1&quot;;&quot;x&quot;;&quot;&quot;)">
            <text:p/>
          </table:table-cell>
          <table:table-cell table:style-name="ce6" table:formula="of:=IF(MID([.$S143];3;1)=&quot;1&quot;;&quot;x&quot;;&quot;&quot;)">
            <text:p/>
          </table:table-cell>
          <table:table-cell table:style-name="ce6" table:formula="of:=IF(MID([.$S143];4;1)=&quot;1&quot;;&quot;x&quot;;&quot;&quot;)">
            <text:p/>
          </table:table-cell>
          <table:table-cell table:style-name="ce6" table:formula="of:=IF(MID([.$S143];5;1)=&quot;1&quot;;&quot;x&quot;;&quot;&quot;)" office:value-type="string" office:string-value="x">
            <text:p>x</text:p>
          </table:table-cell>
          <table:table-cell table:style-name="ce6" table:formula="of:=IF(MID([.$S143];6;1)=&quot;1&quot;;&quot;x&quot;;&quot;&quot;)" office:value-type="string" office:string-value="x">
            <text:p>x</text:p>
          </table:table-cell>
          <table:table-cell table:style-name="ce6" table:formula="of:=IF(MID([.$S143];7;1)=&quot;1&quot;;&quot;x&quot;;&quot;&quot;)">
            <text:p/>
          </table:table-cell>
          <table:table-cell table:style-name="ce6" table:formula="of:=IF(MID([.$S143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43];8)" office:value-type="string" office:string-value="10001101">
            <text:p>100011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44];2)" office:value-type="string" office:string-value="0x8E">
            <text:p>0x8E</text:p>
          </table:table-cell>
          <table:table-cell table:style-name="ce2" office:value-type="float" office:value="142">
            <text:p>142</text:p>
          </table:table-cell>
          <table:table-cell table:style-name="ce5" table:formula="of:=IF(MID([.$S144];1;1)=&quot;1&quot;;&quot;x&quot;;&quot;&quot;)" office:value-type="string" office:string-value="x">
            <text:p>x</text:p>
          </table:table-cell>
          <table:table-cell table:style-name="ce5" table:formula="of:=IF(MID([.$S144];2;1)=&quot;1&quot;;&quot;x&quot;;&quot;&quot;)">
            <text:p/>
          </table:table-cell>
          <table:table-cell table:style-name="ce5" table:formula="of:=IF(MID([.$S144];3;1)=&quot;1&quot;;&quot;x&quot;;&quot;&quot;)">
            <text:p/>
          </table:table-cell>
          <table:table-cell table:style-name="ce5" table:formula="of:=IF(MID([.$S144];4;1)=&quot;1&quot;;&quot;x&quot;;&quot;&quot;)">
            <text:p/>
          </table:table-cell>
          <table:table-cell table:style-name="ce5" table:formula="of:=IF(MID([.$S144];5;1)=&quot;1&quot;;&quot;x&quot;;&quot;&quot;)" office:value-type="string" office:string-value="x">
            <text:p>x</text:p>
          </table:table-cell>
          <table:table-cell table:style-name="ce5" table:formula="of:=IF(MID([.$S144];6;1)=&quot;1&quot;;&quot;x&quot;;&quot;&quot;)" office:value-type="string" office:string-value="x">
            <text:p>x</text:p>
          </table:table-cell>
          <table:table-cell table:style-name="ce5" table:formula="of:=IF(MID([.$S144];7;1)=&quot;1&quot;;&quot;x&quot;;&quot;&quot;)" office:value-type="string" office:string-value="x">
            <text:p>x</text:p>
          </table:table-cell>
          <table:table-cell table:style-name="ce5" table:formula="of:=IF(MID([.$S144];8;1)=&quot;1&quot;;&quot;x&quot;;&quot;&quot;)">
            <text:p/>
          </table:table-cell>
          <table:table-cell table:number-columns-repeated="8"/>
          <table:table-cell table:formula="of:=DEC2BIN([.B144];8)" office:value-type="string" office:string-value="10001110">
            <text:p>10001110</text:p>
          </table:table-cell>
          <table:table-cell table:number-columns-repeated="1005"/>
        </table:table-row>
        <table:table-row table:style-name="ro3">
          <table:table-cell table:formula="of:=&quot;0x&quot;&amp;DEC2HEX([.B145];2)" office:value-type="string" office:string-value="0x8F">
            <text:p>0x8F</text:p>
          </table:table-cell>
          <table:table-cell office:value-type="float" office:value="143">
            <text:p>143</text:p>
          </table:table-cell>
          <table:table-cell table:style-name="ce6" table:formula="of:=IF(MID([.$S145];1;1)=&quot;1&quot;;&quot;x&quot;;&quot;&quot;)" office:value-type="string" office:string-value="x">
            <text:p>x</text:p>
          </table:table-cell>
          <table:table-cell table:style-name="ce6" table:formula="of:=IF(MID([.$S145];2;1)=&quot;1&quot;;&quot;x&quot;;&quot;&quot;)">
            <text:p/>
          </table:table-cell>
          <table:table-cell table:style-name="ce6" table:formula="of:=IF(MID([.$S145];3;1)=&quot;1&quot;;&quot;x&quot;;&quot;&quot;)">
            <text:p/>
          </table:table-cell>
          <table:table-cell table:style-name="ce6" table:formula="of:=IF(MID([.$S145];4;1)=&quot;1&quot;;&quot;x&quot;;&quot;&quot;)">
            <text:p/>
          </table:table-cell>
          <table:table-cell table:style-name="ce6" table:formula="of:=IF(MID([.$S145];5;1)=&quot;1&quot;;&quot;x&quot;;&quot;&quot;)" office:value-type="string" office:string-value="x">
            <text:p>x</text:p>
          </table:table-cell>
          <table:table-cell table:style-name="ce6" table:formula="of:=IF(MID([.$S145];6;1)=&quot;1&quot;;&quot;x&quot;;&quot;&quot;)" office:value-type="string" office:string-value="x">
            <text:p>x</text:p>
          </table:table-cell>
          <table:table-cell table:style-name="ce6" table:formula="of:=IF(MID([.$S145];7;1)=&quot;1&quot;;&quot;x&quot;;&quot;&quot;)" office:value-type="string" office:string-value="x">
            <text:p>x</text:p>
          </table:table-cell>
          <table:table-cell table:style-name="ce6" table:formula="of:=IF(MID([.$S145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45];8)" office:value-type="string" office:string-value="10001111">
            <text:p>100011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46];2)" office:value-type="string" office:string-value="0x90">
            <text:p>0x90</text:p>
          </table:table-cell>
          <table:table-cell table:style-name="ce2" office:value-type="float" office:value="144">
            <text:p>144</text:p>
          </table:table-cell>
          <table:table-cell table:style-name="ce5" table:formula="of:=IF(MID([.$S146];1;1)=&quot;1&quot;;&quot;x&quot;;&quot;&quot;)" office:value-type="string" office:string-value="x">
            <text:p>x</text:p>
          </table:table-cell>
          <table:table-cell table:style-name="ce5" table:formula="of:=IF(MID([.$S146];2;1)=&quot;1&quot;;&quot;x&quot;;&quot;&quot;)">
            <text:p/>
          </table:table-cell>
          <table:table-cell table:style-name="ce5" table:formula="of:=IF(MID([.$S146];3;1)=&quot;1&quot;;&quot;x&quot;;&quot;&quot;)">
            <text:p/>
          </table:table-cell>
          <table:table-cell table:style-name="ce5" table:formula="of:=IF(MID([.$S146];4;1)=&quot;1&quot;;&quot;x&quot;;&quot;&quot;)" office:value-type="string" office:string-value="x">
            <text:p>x</text:p>
          </table:table-cell>
          <table:table-cell table:style-name="ce5" table:formula="of:=IF(MID([.$S146];5;1)=&quot;1&quot;;&quot;x&quot;;&quot;&quot;)">
            <text:p/>
          </table:table-cell>
          <table:table-cell table:style-name="ce5" table:formula="of:=IF(MID([.$S146];6;1)=&quot;1&quot;;&quot;x&quot;;&quot;&quot;)">
            <text:p/>
          </table:table-cell>
          <table:table-cell table:style-name="ce5" table:formula="of:=IF(MID([.$S146];7;1)=&quot;1&quot;;&quot;x&quot;;&quot;&quot;)">
            <text:p/>
          </table:table-cell>
          <table:table-cell table:style-name="ce5" table:formula="of:=IF(MID([.$S146];8;1)=&quot;1&quot;;&quot;x&quot;;&quot;&quot;)">
            <text:p/>
          </table:table-cell>
          <table:table-cell table:number-columns-repeated="8"/>
          <table:table-cell table:formula="of:=DEC2BIN([.B146];8)" office:value-type="string" office:string-value="10010000">
            <text:p>10010000</text:p>
          </table:table-cell>
          <table:table-cell table:number-columns-repeated="1005"/>
        </table:table-row>
        <table:table-row table:style-name="ro3">
          <table:table-cell table:formula="of:=&quot;0x&quot;&amp;DEC2HEX([.B147];2)" office:value-type="string" office:string-value="0x91">
            <text:p>0x91</text:p>
          </table:table-cell>
          <table:table-cell office:value-type="float" office:value="145">
            <text:p>145</text:p>
          </table:table-cell>
          <table:table-cell table:style-name="ce6" table:formula="of:=IF(MID([.$S147];1;1)=&quot;1&quot;;&quot;x&quot;;&quot;&quot;)" office:value-type="string" office:string-value="x">
            <text:p>x</text:p>
          </table:table-cell>
          <table:table-cell table:style-name="ce6" table:formula="of:=IF(MID([.$S147];2;1)=&quot;1&quot;;&quot;x&quot;;&quot;&quot;)">
            <text:p/>
          </table:table-cell>
          <table:table-cell table:style-name="ce6" table:formula="of:=IF(MID([.$S147];3;1)=&quot;1&quot;;&quot;x&quot;;&quot;&quot;)">
            <text:p/>
          </table:table-cell>
          <table:table-cell table:style-name="ce6" table:formula="of:=IF(MID([.$S147];4;1)=&quot;1&quot;;&quot;x&quot;;&quot;&quot;)" office:value-type="string" office:string-value="x">
            <text:p>x</text:p>
          </table:table-cell>
          <table:table-cell table:style-name="ce6" table:formula="of:=IF(MID([.$S147];5;1)=&quot;1&quot;;&quot;x&quot;;&quot;&quot;)">
            <text:p/>
          </table:table-cell>
          <table:table-cell table:style-name="ce6" table:formula="of:=IF(MID([.$S147];6;1)=&quot;1&quot;;&quot;x&quot;;&quot;&quot;)">
            <text:p/>
          </table:table-cell>
          <table:table-cell table:style-name="ce6" table:formula="of:=IF(MID([.$S147];7;1)=&quot;1&quot;;&quot;x&quot;;&quot;&quot;)">
            <text:p/>
          </table:table-cell>
          <table:table-cell table:style-name="ce6" table:formula="of:=IF(MID([.$S147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47];8)" office:value-type="string" office:string-value="10010001">
            <text:p>100100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48];2)" office:value-type="string" office:string-value="0x92">
            <text:p>0x92</text:p>
          </table:table-cell>
          <table:table-cell table:style-name="ce2" office:value-type="float" office:value="146">
            <text:p>146</text:p>
          </table:table-cell>
          <table:table-cell table:style-name="ce5" table:formula="of:=IF(MID([.$S148];1;1)=&quot;1&quot;;&quot;x&quot;;&quot;&quot;)" office:value-type="string" office:string-value="x">
            <text:p>x</text:p>
          </table:table-cell>
          <table:table-cell table:style-name="ce5" table:formula="of:=IF(MID([.$S148];2;1)=&quot;1&quot;;&quot;x&quot;;&quot;&quot;)">
            <text:p/>
          </table:table-cell>
          <table:table-cell table:style-name="ce5" table:formula="of:=IF(MID([.$S148];3;1)=&quot;1&quot;;&quot;x&quot;;&quot;&quot;)">
            <text:p/>
          </table:table-cell>
          <table:table-cell table:style-name="ce5" table:formula="of:=IF(MID([.$S148];4;1)=&quot;1&quot;;&quot;x&quot;;&quot;&quot;)" office:value-type="string" office:string-value="x">
            <text:p>x</text:p>
          </table:table-cell>
          <table:table-cell table:style-name="ce5" table:formula="of:=IF(MID([.$S148];5;1)=&quot;1&quot;;&quot;x&quot;;&quot;&quot;)">
            <text:p/>
          </table:table-cell>
          <table:table-cell table:style-name="ce5" table:formula="of:=IF(MID([.$S148];6;1)=&quot;1&quot;;&quot;x&quot;;&quot;&quot;)">
            <text:p/>
          </table:table-cell>
          <table:table-cell table:style-name="ce5" table:formula="of:=IF(MID([.$S148];7;1)=&quot;1&quot;;&quot;x&quot;;&quot;&quot;)" office:value-type="string" office:string-value="x">
            <text:p>x</text:p>
          </table:table-cell>
          <table:table-cell table:style-name="ce5" table:formula="of:=IF(MID([.$S148];8;1)=&quot;1&quot;;&quot;x&quot;;&quot;&quot;)">
            <text:p/>
          </table:table-cell>
          <table:table-cell table:number-columns-repeated="8"/>
          <table:table-cell table:formula="of:=DEC2BIN([.B148];8)" office:value-type="string" office:string-value="10010010">
            <text:p>10010010</text:p>
          </table:table-cell>
          <table:table-cell table:number-columns-repeated="1005"/>
        </table:table-row>
        <table:table-row table:style-name="ro3">
          <table:table-cell table:formula="of:=&quot;0x&quot;&amp;DEC2HEX([.B149];2)" office:value-type="string" office:string-value="0x93">
            <text:p>0x93</text:p>
          </table:table-cell>
          <table:table-cell office:value-type="float" office:value="147">
            <text:p>147</text:p>
          </table:table-cell>
          <table:table-cell table:style-name="ce6" table:formula="of:=IF(MID([.$S149];1;1)=&quot;1&quot;;&quot;x&quot;;&quot;&quot;)" office:value-type="string" office:string-value="x">
            <text:p>x</text:p>
          </table:table-cell>
          <table:table-cell table:style-name="ce6" table:formula="of:=IF(MID([.$S149];2;1)=&quot;1&quot;;&quot;x&quot;;&quot;&quot;)">
            <text:p/>
          </table:table-cell>
          <table:table-cell table:style-name="ce6" table:formula="of:=IF(MID([.$S149];3;1)=&quot;1&quot;;&quot;x&quot;;&quot;&quot;)">
            <text:p/>
          </table:table-cell>
          <table:table-cell table:style-name="ce6" table:formula="of:=IF(MID([.$S149];4;1)=&quot;1&quot;;&quot;x&quot;;&quot;&quot;)" office:value-type="string" office:string-value="x">
            <text:p>x</text:p>
          </table:table-cell>
          <table:table-cell table:style-name="ce6" table:formula="of:=IF(MID([.$S149];5;1)=&quot;1&quot;;&quot;x&quot;;&quot;&quot;)">
            <text:p/>
          </table:table-cell>
          <table:table-cell table:style-name="ce6" table:formula="of:=IF(MID([.$S149];6;1)=&quot;1&quot;;&quot;x&quot;;&quot;&quot;)">
            <text:p/>
          </table:table-cell>
          <table:table-cell table:style-name="ce6" table:formula="of:=IF(MID([.$S149];7;1)=&quot;1&quot;;&quot;x&quot;;&quot;&quot;)" office:value-type="string" office:string-value="x">
            <text:p>x</text:p>
          </table:table-cell>
          <table:table-cell table:style-name="ce6" table:formula="of:=IF(MID([.$S149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49];8)" office:value-type="string" office:string-value="10010011">
            <text:p>100100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50];2)" office:value-type="string" office:string-value="0x94">
            <text:p>0x94</text:p>
          </table:table-cell>
          <table:table-cell table:style-name="ce2" office:value-type="float" office:value="148">
            <text:p>148</text:p>
          </table:table-cell>
          <table:table-cell table:style-name="ce5" table:formula="of:=IF(MID([.$S150];1;1)=&quot;1&quot;;&quot;x&quot;;&quot;&quot;)" office:value-type="string" office:string-value="x">
            <text:p>x</text:p>
          </table:table-cell>
          <table:table-cell table:style-name="ce5" table:formula="of:=IF(MID([.$S150];2;1)=&quot;1&quot;;&quot;x&quot;;&quot;&quot;)">
            <text:p/>
          </table:table-cell>
          <table:table-cell table:style-name="ce5" table:formula="of:=IF(MID([.$S150];3;1)=&quot;1&quot;;&quot;x&quot;;&quot;&quot;)">
            <text:p/>
          </table:table-cell>
          <table:table-cell table:style-name="ce5" table:formula="of:=IF(MID([.$S150];4;1)=&quot;1&quot;;&quot;x&quot;;&quot;&quot;)" office:value-type="string" office:string-value="x">
            <text:p>x</text:p>
          </table:table-cell>
          <table:table-cell table:style-name="ce5" table:formula="of:=IF(MID([.$S150];5;1)=&quot;1&quot;;&quot;x&quot;;&quot;&quot;)">
            <text:p/>
          </table:table-cell>
          <table:table-cell table:style-name="ce5" table:formula="of:=IF(MID([.$S150];6;1)=&quot;1&quot;;&quot;x&quot;;&quot;&quot;)" office:value-type="string" office:string-value="x">
            <text:p>x</text:p>
          </table:table-cell>
          <table:table-cell table:style-name="ce5" table:formula="of:=IF(MID([.$S150];7;1)=&quot;1&quot;;&quot;x&quot;;&quot;&quot;)">
            <text:p/>
          </table:table-cell>
          <table:table-cell table:style-name="ce5" table:formula="of:=IF(MID([.$S150];8;1)=&quot;1&quot;;&quot;x&quot;;&quot;&quot;)">
            <text:p/>
          </table:table-cell>
          <table:table-cell table:number-columns-repeated="8"/>
          <table:table-cell table:formula="of:=DEC2BIN([.B150];8)" office:value-type="string" office:string-value="10010100">
            <text:p>10010100</text:p>
          </table:table-cell>
          <table:table-cell table:number-columns-repeated="1005"/>
        </table:table-row>
        <table:table-row table:style-name="ro3">
          <table:table-cell table:formula="of:=&quot;0x&quot;&amp;DEC2HEX([.B151];2)" office:value-type="string" office:string-value="0x95">
            <text:p>0x95</text:p>
          </table:table-cell>
          <table:table-cell office:value-type="float" office:value="149">
            <text:p>149</text:p>
          </table:table-cell>
          <table:table-cell table:style-name="ce6" table:formula="of:=IF(MID([.$S151];1;1)=&quot;1&quot;;&quot;x&quot;;&quot;&quot;)" office:value-type="string" office:string-value="x">
            <text:p>x</text:p>
          </table:table-cell>
          <table:table-cell table:style-name="ce6" table:formula="of:=IF(MID([.$S151];2;1)=&quot;1&quot;;&quot;x&quot;;&quot;&quot;)">
            <text:p/>
          </table:table-cell>
          <table:table-cell table:style-name="ce6" table:formula="of:=IF(MID([.$S151];3;1)=&quot;1&quot;;&quot;x&quot;;&quot;&quot;)">
            <text:p/>
          </table:table-cell>
          <table:table-cell table:style-name="ce6" table:formula="of:=IF(MID([.$S151];4;1)=&quot;1&quot;;&quot;x&quot;;&quot;&quot;)" office:value-type="string" office:string-value="x">
            <text:p>x</text:p>
          </table:table-cell>
          <table:table-cell table:style-name="ce6" table:formula="of:=IF(MID([.$S151];5;1)=&quot;1&quot;;&quot;x&quot;;&quot;&quot;)">
            <text:p/>
          </table:table-cell>
          <table:table-cell table:style-name="ce6" table:formula="of:=IF(MID([.$S151];6;1)=&quot;1&quot;;&quot;x&quot;;&quot;&quot;)" office:value-type="string" office:string-value="x">
            <text:p>x</text:p>
          </table:table-cell>
          <table:table-cell table:style-name="ce6" table:formula="of:=IF(MID([.$S151];7;1)=&quot;1&quot;;&quot;x&quot;;&quot;&quot;)">
            <text:p/>
          </table:table-cell>
          <table:table-cell table:style-name="ce6" table:formula="of:=IF(MID([.$S151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51];8)" office:value-type="string" office:string-value="10010101">
            <text:p>100101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52];2)" office:value-type="string" office:string-value="0x96">
            <text:p>0x96</text:p>
          </table:table-cell>
          <table:table-cell table:style-name="ce2" office:value-type="float" office:value="150">
            <text:p>150</text:p>
          </table:table-cell>
          <table:table-cell table:style-name="ce5" table:formula="of:=IF(MID([.$S152];1;1)=&quot;1&quot;;&quot;x&quot;;&quot;&quot;)" office:value-type="string" office:string-value="x">
            <text:p>x</text:p>
          </table:table-cell>
          <table:table-cell table:style-name="ce5" table:formula="of:=IF(MID([.$S152];2;1)=&quot;1&quot;;&quot;x&quot;;&quot;&quot;)">
            <text:p/>
          </table:table-cell>
          <table:table-cell table:style-name="ce5" table:formula="of:=IF(MID([.$S152];3;1)=&quot;1&quot;;&quot;x&quot;;&quot;&quot;)">
            <text:p/>
          </table:table-cell>
          <table:table-cell table:style-name="ce5" table:formula="of:=IF(MID([.$S152];4;1)=&quot;1&quot;;&quot;x&quot;;&quot;&quot;)" office:value-type="string" office:string-value="x">
            <text:p>x</text:p>
          </table:table-cell>
          <table:table-cell table:style-name="ce5" table:formula="of:=IF(MID([.$S152];5;1)=&quot;1&quot;;&quot;x&quot;;&quot;&quot;)">
            <text:p/>
          </table:table-cell>
          <table:table-cell table:style-name="ce5" table:formula="of:=IF(MID([.$S152];6;1)=&quot;1&quot;;&quot;x&quot;;&quot;&quot;)" office:value-type="string" office:string-value="x">
            <text:p>x</text:p>
          </table:table-cell>
          <table:table-cell table:style-name="ce5" table:formula="of:=IF(MID([.$S152];7;1)=&quot;1&quot;;&quot;x&quot;;&quot;&quot;)" office:value-type="string" office:string-value="x">
            <text:p>x</text:p>
          </table:table-cell>
          <table:table-cell table:style-name="ce5" table:formula="of:=IF(MID([.$S152];8;1)=&quot;1&quot;;&quot;x&quot;;&quot;&quot;)">
            <text:p/>
          </table:table-cell>
          <table:table-cell table:number-columns-repeated="8"/>
          <table:table-cell table:formula="of:=DEC2BIN([.B152];8)" office:value-type="string" office:string-value="10010110">
            <text:p>10010110</text:p>
          </table:table-cell>
          <table:table-cell table:number-columns-repeated="1005"/>
        </table:table-row>
        <table:table-row table:style-name="ro3">
          <table:table-cell table:formula="of:=&quot;0x&quot;&amp;DEC2HEX([.B153];2)" office:value-type="string" office:string-value="0x97">
            <text:p>0x97</text:p>
          </table:table-cell>
          <table:table-cell office:value-type="float" office:value="151">
            <text:p>151</text:p>
          </table:table-cell>
          <table:table-cell table:style-name="ce6" table:formula="of:=IF(MID([.$S153];1;1)=&quot;1&quot;;&quot;x&quot;;&quot;&quot;)" office:value-type="string" office:string-value="x">
            <text:p>x</text:p>
          </table:table-cell>
          <table:table-cell table:style-name="ce6" table:formula="of:=IF(MID([.$S153];2;1)=&quot;1&quot;;&quot;x&quot;;&quot;&quot;)">
            <text:p/>
          </table:table-cell>
          <table:table-cell table:style-name="ce6" table:formula="of:=IF(MID([.$S153];3;1)=&quot;1&quot;;&quot;x&quot;;&quot;&quot;)">
            <text:p/>
          </table:table-cell>
          <table:table-cell table:style-name="ce6" table:formula="of:=IF(MID([.$S153];4;1)=&quot;1&quot;;&quot;x&quot;;&quot;&quot;)" office:value-type="string" office:string-value="x">
            <text:p>x</text:p>
          </table:table-cell>
          <table:table-cell table:style-name="ce6" table:formula="of:=IF(MID([.$S153];5;1)=&quot;1&quot;;&quot;x&quot;;&quot;&quot;)">
            <text:p/>
          </table:table-cell>
          <table:table-cell table:style-name="ce6" table:formula="of:=IF(MID([.$S153];6;1)=&quot;1&quot;;&quot;x&quot;;&quot;&quot;)" office:value-type="string" office:string-value="x">
            <text:p>x</text:p>
          </table:table-cell>
          <table:table-cell table:style-name="ce6" table:formula="of:=IF(MID([.$S153];7;1)=&quot;1&quot;;&quot;x&quot;;&quot;&quot;)" office:value-type="string" office:string-value="x">
            <text:p>x</text:p>
          </table:table-cell>
          <table:table-cell table:style-name="ce6" table:formula="of:=IF(MID([.$S153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53];8)" office:value-type="string" office:string-value="10010111">
            <text:p>100101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54];2)" office:value-type="string" office:string-value="0x98">
            <text:p>0x98</text:p>
          </table:table-cell>
          <table:table-cell table:style-name="ce2" office:value-type="float" office:value="152">
            <text:p>152</text:p>
          </table:table-cell>
          <table:table-cell table:style-name="ce5" table:formula="of:=IF(MID([.$S154];1;1)=&quot;1&quot;;&quot;x&quot;;&quot;&quot;)" office:value-type="string" office:string-value="x">
            <text:p>x</text:p>
          </table:table-cell>
          <table:table-cell table:style-name="ce5" table:formula="of:=IF(MID([.$S154];2;1)=&quot;1&quot;;&quot;x&quot;;&quot;&quot;)">
            <text:p/>
          </table:table-cell>
          <table:table-cell table:style-name="ce5" table:formula="of:=IF(MID([.$S154];3;1)=&quot;1&quot;;&quot;x&quot;;&quot;&quot;)">
            <text:p/>
          </table:table-cell>
          <table:table-cell table:style-name="ce5" table:formula="of:=IF(MID([.$S154];4;1)=&quot;1&quot;;&quot;x&quot;;&quot;&quot;)" office:value-type="string" office:string-value="x">
            <text:p>x</text:p>
          </table:table-cell>
          <table:table-cell table:style-name="ce5" table:formula="of:=IF(MID([.$S154];5;1)=&quot;1&quot;;&quot;x&quot;;&quot;&quot;)" office:value-type="string" office:string-value="x">
            <text:p>x</text:p>
          </table:table-cell>
          <table:table-cell table:style-name="ce5" table:formula="of:=IF(MID([.$S154];6;1)=&quot;1&quot;;&quot;x&quot;;&quot;&quot;)">
            <text:p/>
          </table:table-cell>
          <table:table-cell table:style-name="ce5" table:formula="of:=IF(MID([.$S154];7;1)=&quot;1&quot;;&quot;x&quot;;&quot;&quot;)">
            <text:p/>
          </table:table-cell>
          <table:table-cell table:style-name="ce5" table:formula="of:=IF(MID([.$S154];8;1)=&quot;1&quot;;&quot;x&quot;;&quot;&quot;)">
            <text:p/>
          </table:table-cell>
          <table:table-cell table:number-columns-repeated="8"/>
          <table:table-cell table:formula="of:=DEC2BIN([.B154];8)" office:value-type="string" office:string-value="10011000">
            <text:p>10011000</text:p>
          </table:table-cell>
          <table:table-cell table:number-columns-repeated="1005"/>
        </table:table-row>
        <table:table-row table:style-name="ro3">
          <table:table-cell table:formula="of:=&quot;0x&quot;&amp;DEC2HEX([.B155];2)" office:value-type="string" office:string-value="0x99">
            <text:p>0x99</text:p>
          </table:table-cell>
          <table:table-cell office:value-type="float" office:value="153">
            <text:p>153</text:p>
          </table:table-cell>
          <table:table-cell table:style-name="ce6" table:formula="of:=IF(MID([.$S155];1;1)=&quot;1&quot;;&quot;x&quot;;&quot;&quot;)" office:value-type="string" office:string-value="x">
            <text:p>x</text:p>
          </table:table-cell>
          <table:table-cell table:style-name="ce6" table:formula="of:=IF(MID([.$S155];2;1)=&quot;1&quot;;&quot;x&quot;;&quot;&quot;)">
            <text:p/>
          </table:table-cell>
          <table:table-cell table:style-name="ce6" table:formula="of:=IF(MID([.$S155];3;1)=&quot;1&quot;;&quot;x&quot;;&quot;&quot;)">
            <text:p/>
          </table:table-cell>
          <table:table-cell table:style-name="ce6" table:formula="of:=IF(MID([.$S155];4;1)=&quot;1&quot;;&quot;x&quot;;&quot;&quot;)" office:value-type="string" office:string-value="x">
            <text:p>x</text:p>
          </table:table-cell>
          <table:table-cell table:style-name="ce6" table:formula="of:=IF(MID([.$S155];5;1)=&quot;1&quot;;&quot;x&quot;;&quot;&quot;)" office:value-type="string" office:string-value="x">
            <text:p>x</text:p>
          </table:table-cell>
          <table:table-cell table:style-name="ce6" table:formula="of:=IF(MID([.$S155];6;1)=&quot;1&quot;;&quot;x&quot;;&quot;&quot;)">
            <text:p/>
          </table:table-cell>
          <table:table-cell table:style-name="ce6" table:formula="of:=IF(MID([.$S155];7;1)=&quot;1&quot;;&quot;x&quot;;&quot;&quot;)">
            <text:p/>
          </table:table-cell>
          <table:table-cell table:style-name="ce6" table:formula="of:=IF(MID([.$S155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55];8)" office:value-type="string" office:string-value="10011001">
            <text:p>100110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56];2)" office:value-type="string" office:string-value="0x9A">
            <text:p>0x9A</text:p>
          </table:table-cell>
          <table:table-cell table:style-name="ce2" office:value-type="float" office:value="154">
            <text:p>154</text:p>
          </table:table-cell>
          <table:table-cell table:style-name="ce5" table:formula="of:=IF(MID([.$S156];1;1)=&quot;1&quot;;&quot;x&quot;;&quot;&quot;)" office:value-type="string" office:string-value="x">
            <text:p>x</text:p>
          </table:table-cell>
          <table:table-cell table:style-name="ce5" table:formula="of:=IF(MID([.$S156];2;1)=&quot;1&quot;;&quot;x&quot;;&quot;&quot;)">
            <text:p/>
          </table:table-cell>
          <table:table-cell table:style-name="ce5" table:formula="of:=IF(MID([.$S156];3;1)=&quot;1&quot;;&quot;x&quot;;&quot;&quot;)">
            <text:p/>
          </table:table-cell>
          <table:table-cell table:style-name="ce5" table:formula="of:=IF(MID([.$S156];4;1)=&quot;1&quot;;&quot;x&quot;;&quot;&quot;)" office:value-type="string" office:string-value="x">
            <text:p>x</text:p>
          </table:table-cell>
          <table:table-cell table:style-name="ce5" table:formula="of:=IF(MID([.$S156];5;1)=&quot;1&quot;;&quot;x&quot;;&quot;&quot;)" office:value-type="string" office:string-value="x">
            <text:p>x</text:p>
          </table:table-cell>
          <table:table-cell table:style-name="ce5" table:formula="of:=IF(MID([.$S156];6;1)=&quot;1&quot;;&quot;x&quot;;&quot;&quot;)">
            <text:p/>
          </table:table-cell>
          <table:table-cell table:style-name="ce5" table:formula="of:=IF(MID([.$S156];7;1)=&quot;1&quot;;&quot;x&quot;;&quot;&quot;)" office:value-type="string" office:string-value="x">
            <text:p>x</text:p>
          </table:table-cell>
          <table:table-cell table:style-name="ce5" table:formula="of:=IF(MID([.$S156];8;1)=&quot;1&quot;;&quot;x&quot;;&quot;&quot;)">
            <text:p/>
          </table:table-cell>
          <table:table-cell table:number-columns-repeated="8"/>
          <table:table-cell table:formula="of:=DEC2BIN([.B156];8)" office:value-type="string" office:string-value="10011010">
            <text:p>10011010</text:p>
          </table:table-cell>
          <table:table-cell table:number-columns-repeated="1005"/>
        </table:table-row>
        <table:table-row table:style-name="ro3">
          <table:table-cell table:formula="of:=&quot;0x&quot;&amp;DEC2HEX([.B157];2)" office:value-type="string" office:string-value="0x9B">
            <text:p>0x9B</text:p>
          </table:table-cell>
          <table:table-cell office:value-type="float" office:value="155">
            <text:p>155</text:p>
          </table:table-cell>
          <table:table-cell table:style-name="ce6" table:formula="of:=IF(MID([.$S157];1;1)=&quot;1&quot;;&quot;x&quot;;&quot;&quot;)" office:value-type="string" office:string-value="x">
            <text:p>x</text:p>
          </table:table-cell>
          <table:table-cell table:style-name="ce6" table:formula="of:=IF(MID([.$S157];2;1)=&quot;1&quot;;&quot;x&quot;;&quot;&quot;)">
            <text:p/>
          </table:table-cell>
          <table:table-cell table:style-name="ce6" table:formula="of:=IF(MID([.$S157];3;1)=&quot;1&quot;;&quot;x&quot;;&quot;&quot;)">
            <text:p/>
          </table:table-cell>
          <table:table-cell table:style-name="ce6" table:formula="of:=IF(MID([.$S157];4;1)=&quot;1&quot;;&quot;x&quot;;&quot;&quot;)" office:value-type="string" office:string-value="x">
            <text:p>x</text:p>
          </table:table-cell>
          <table:table-cell table:style-name="ce6" table:formula="of:=IF(MID([.$S157];5;1)=&quot;1&quot;;&quot;x&quot;;&quot;&quot;)" office:value-type="string" office:string-value="x">
            <text:p>x</text:p>
          </table:table-cell>
          <table:table-cell table:style-name="ce6" table:formula="of:=IF(MID([.$S157];6;1)=&quot;1&quot;;&quot;x&quot;;&quot;&quot;)">
            <text:p/>
          </table:table-cell>
          <table:table-cell table:style-name="ce6" table:formula="of:=IF(MID([.$S157];7;1)=&quot;1&quot;;&quot;x&quot;;&quot;&quot;)" office:value-type="string" office:string-value="x">
            <text:p>x</text:p>
          </table:table-cell>
          <table:table-cell table:style-name="ce6" table:formula="of:=IF(MID([.$S157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57];8)" office:value-type="string" office:string-value="10011011">
            <text:p>100110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58];2)" office:value-type="string" office:string-value="0x9C">
            <text:p>0x9C</text:p>
          </table:table-cell>
          <table:table-cell table:style-name="ce2" office:value-type="float" office:value="156">
            <text:p>156</text:p>
          </table:table-cell>
          <table:table-cell table:style-name="ce5" table:formula="of:=IF(MID([.$S158];1;1)=&quot;1&quot;;&quot;x&quot;;&quot;&quot;)" office:value-type="string" office:string-value="x">
            <text:p>x</text:p>
          </table:table-cell>
          <table:table-cell table:style-name="ce5" table:formula="of:=IF(MID([.$S158];2;1)=&quot;1&quot;;&quot;x&quot;;&quot;&quot;)">
            <text:p/>
          </table:table-cell>
          <table:table-cell table:style-name="ce5" table:formula="of:=IF(MID([.$S158];3;1)=&quot;1&quot;;&quot;x&quot;;&quot;&quot;)">
            <text:p/>
          </table:table-cell>
          <table:table-cell table:style-name="ce5" table:formula="of:=IF(MID([.$S158];4;1)=&quot;1&quot;;&quot;x&quot;;&quot;&quot;)" office:value-type="string" office:string-value="x">
            <text:p>x</text:p>
          </table:table-cell>
          <table:table-cell table:style-name="ce5" table:formula="of:=IF(MID([.$S158];5;1)=&quot;1&quot;;&quot;x&quot;;&quot;&quot;)" office:value-type="string" office:string-value="x">
            <text:p>x</text:p>
          </table:table-cell>
          <table:table-cell table:style-name="ce5" table:formula="of:=IF(MID([.$S158];6;1)=&quot;1&quot;;&quot;x&quot;;&quot;&quot;)" office:value-type="string" office:string-value="x">
            <text:p>x</text:p>
          </table:table-cell>
          <table:table-cell table:style-name="ce5" table:formula="of:=IF(MID([.$S158];7;1)=&quot;1&quot;;&quot;x&quot;;&quot;&quot;)">
            <text:p/>
          </table:table-cell>
          <table:table-cell table:style-name="ce5" table:formula="of:=IF(MID([.$S158];8;1)=&quot;1&quot;;&quot;x&quot;;&quot;&quot;)">
            <text:p/>
          </table:table-cell>
          <table:table-cell table:number-columns-repeated="8"/>
          <table:table-cell table:formula="of:=DEC2BIN([.B158];8)" office:value-type="string" office:string-value="10011100">
            <text:p>10011100</text:p>
          </table:table-cell>
          <table:table-cell table:number-columns-repeated="1005"/>
        </table:table-row>
        <table:table-row table:style-name="ro3">
          <table:table-cell table:formula="of:=&quot;0x&quot;&amp;DEC2HEX([.B159];2)" office:value-type="string" office:string-value="0x9D">
            <text:p>0x9D</text:p>
          </table:table-cell>
          <table:table-cell office:value-type="float" office:value="157">
            <text:p>157</text:p>
          </table:table-cell>
          <table:table-cell table:style-name="ce6" table:formula="of:=IF(MID([.$S159];1;1)=&quot;1&quot;;&quot;x&quot;;&quot;&quot;)" office:value-type="string" office:string-value="x">
            <text:p>x</text:p>
          </table:table-cell>
          <table:table-cell table:style-name="ce6" table:formula="of:=IF(MID([.$S159];2;1)=&quot;1&quot;;&quot;x&quot;;&quot;&quot;)">
            <text:p/>
          </table:table-cell>
          <table:table-cell table:style-name="ce6" table:formula="of:=IF(MID([.$S159];3;1)=&quot;1&quot;;&quot;x&quot;;&quot;&quot;)">
            <text:p/>
          </table:table-cell>
          <table:table-cell table:style-name="ce6" table:formula="of:=IF(MID([.$S159];4;1)=&quot;1&quot;;&quot;x&quot;;&quot;&quot;)" office:value-type="string" office:string-value="x">
            <text:p>x</text:p>
          </table:table-cell>
          <table:table-cell table:style-name="ce6" table:formula="of:=IF(MID([.$S159];5;1)=&quot;1&quot;;&quot;x&quot;;&quot;&quot;)" office:value-type="string" office:string-value="x">
            <text:p>x</text:p>
          </table:table-cell>
          <table:table-cell table:style-name="ce6" table:formula="of:=IF(MID([.$S159];6;1)=&quot;1&quot;;&quot;x&quot;;&quot;&quot;)" office:value-type="string" office:string-value="x">
            <text:p>x</text:p>
          </table:table-cell>
          <table:table-cell table:style-name="ce6" table:formula="of:=IF(MID([.$S159];7;1)=&quot;1&quot;;&quot;x&quot;;&quot;&quot;)">
            <text:p/>
          </table:table-cell>
          <table:table-cell table:style-name="ce6" table:formula="of:=IF(MID([.$S159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59];8)" office:value-type="string" office:string-value="10011101">
            <text:p>100111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60];2)" office:value-type="string" office:string-value="0x9E">
            <text:p>0x9E</text:p>
          </table:table-cell>
          <table:table-cell table:style-name="ce2" office:value-type="float" office:value="158">
            <text:p>158</text:p>
          </table:table-cell>
          <table:table-cell table:style-name="ce5" table:formula="of:=IF(MID([.$S160];1;1)=&quot;1&quot;;&quot;x&quot;;&quot;&quot;)" office:value-type="string" office:string-value="x">
            <text:p>x</text:p>
          </table:table-cell>
          <table:table-cell table:style-name="ce5" table:formula="of:=IF(MID([.$S160];2;1)=&quot;1&quot;;&quot;x&quot;;&quot;&quot;)">
            <text:p/>
          </table:table-cell>
          <table:table-cell table:style-name="ce5" table:formula="of:=IF(MID([.$S160];3;1)=&quot;1&quot;;&quot;x&quot;;&quot;&quot;)">
            <text:p/>
          </table:table-cell>
          <table:table-cell table:style-name="ce5" table:formula="of:=IF(MID([.$S160];4;1)=&quot;1&quot;;&quot;x&quot;;&quot;&quot;)" office:value-type="string" office:string-value="x">
            <text:p>x</text:p>
          </table:table-cell>
          <table:table-cell table:style-name="ce5" table:formula="of:=IF(MID([.$S160];5;1)=&quot;1&quot;;&quot;x&quot;;&quot;&quot;)" office:value-type="string" office:string-value="x">
            <text:p>x</text:p>
          </table:table-cell>
          <table:table-cell table:style-name="ce5" table:formula="of:=IF(MID([.$S160];6;1)=&quot;1&quot;;&quot;x&quot;;&quot;&quot;)" office:value-type="string" office:string-value="x">
            <text:p>x</text:p>
          </table:table-cell>
          <table:table-cell table:style-name="ce5" table:formula="of:=IF(MID([.$S160];7;1)=&quot;1&quot;;&quot;x&quot;;&quot;&quot;)" office:value-type="string" office:string-value="x">
            <text:p>x</text:p>
          </table:table-cell>
          <table:table-cell table:style-name="ce5" table:formula="of:=IF(MID([.$S160];8;1)=&quot;1&quot;;&quot;x&quot;;&quot;&quot;)">
            <text:p/>
          </table:table-cell>
          <table:table-cell table:number-columns-repeated="8"/>
          <table:table-cell table:formula="of:=DEC2BIN([.B160];8)" office:value-type="string" office:string-value="10011110">
            <text:p>10011110</text:p>
          </table:table-cell>
          <table:table-cell table:number-columns-repeated="1005"/>
        </table:table-row>
        <table:table-row table:style-name="ro3">
          <table:table-cell table:formula="of:=&quot;0x&quot;&amp;DEC2HEX([.B161];2)" office:value-type="string" office:string-value="0x9F">
            <text:p>0x9F</text:p>
          </table:table-cell>
          <table:table-cell office:value-type="float" office:value="159">
            <text:p>159</text:p>
          </table:table-cell>
          <table:table-cell table:style-name="ce6" table:formula="of:=IF(MID([.$S161];1;1)=&quot;1&quot;;&quot;x&quot;;&quot;&quot;)" office:value-type="string" office:string-value="x">
            <text:p>x</text:p>
          </table:table-cell>
          <table:table-cell table:style-name="ce6" table:formula="of:=IF(MID([.$S161];2;1)=&quot;1&quot;;&quot;x&quot;;&quot;&quot;)">
            <text:p/>
          </table:table-cell>
          <table:table-cell table:style-name="ce6" table:formula="of:=IF(MID([.$S161];3;1)=&quot;1&quot;;&quot;x&quot;;&quot;&quot;)">
            <text:p/>
          </table:table-cell>
          <table:table-cell table:style-name="ce6" table:formula="of:=IF(MID([.$S161];4;1)=&quot;1&quot;;&quot;x&quot;;&quot;&quot;)" office:value-type="string" office:string-value="x">
            <text:p>x</text:p>
          </table:table-cell>
          <table:table-cell table:style-name="ce6" table:formula="of:=IF(MID([.$S161];5;1)=&quot;1&quot;;&quot;x&quot;;&quot;&quot;)" office:value-type="string" office:string-value="x">
            <text:p>x</text:p>
          </table:table-cell>
          <table:table-cell table:style-name="ce6" table:formula="of:=IF(MID([.$S161];6;1)=&quot;1&quot;;&quot;x&quot;;&quot;&quot;)" office:value-type="string" office:string-value="x">
            <text:p>x</text:p>
          </table:table-cell>
          <table:table-cell table:style-name="ce6" table:formula="of:=IF(MID([.$S161];7;1)=&quot;1&quot;;&quot;x&quot;;&quot;&quot;)" office:value-type="string" office:string-value="x">
            <text:p>x</text:p>
          </table:table-cell>
          <table:table-cell table:style-name="ce6" table:formula="of:=IF(MID([.$S161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61];8)" office:value-type="string" office:string-value="10011111">
            <text:p>100111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62];2)" office:value-type="string" office:string-value="0xA0">
            <text:p>0xA0</text:p>
          </table:table-cell>
          <table:table-cell table:style-name="ce2" office:value-type="float" office:value="160">
            <text:p>160</text:p>
          </table:table-cell>
          <table:table-cell table:style-name="ce5" table:formula="of:=IF(MID([.$S162];1;1)=&quot;1&quot;;&quot;x&quot;;&quot;&quot;)" office:value-type="string" office:string-value="x">
            <text:p>x</text:p>
          </table:table-cell>
          <table:table-cell table:style-name="ce5" table:formula="of:=IF(MID([.$S162];2;1)=&quot;1&quot;;&quot;x&quot;;&quot;&quot;)">
            <text:p/>
          </table:table-cell>
          <table:table-cell table:style-name="ce5" table:formula="of:=IF(MID([.$S162];3;1)=&quot;1&quot;;&quot;x&quot;;&quot;&quot;)" office:value-type="string" office:string-value="x">
            <text:p>x</text:p>
          </table:table-cell>
          <table:table-cell table:style-name="ce5" table:formula="of:=IF(MID([.$S162];4;1)=&quot;1&quot;;&quot;x&quot;;&quot;&quot;)">
            <text:p/>
          </table:table-cell>
          <table:table-cell table:style-name="ce5" table:formula="of:=IF(MID([.$S162];5;1)=&quot;1&quot;;&quot;x&quot;;&quot;&quot;)">
            <text:p/>
          </table:table-cell>
          <table:table-cell table:style-name="ce5" table:formula="of:=IF(MID([.$S162];6;1)=&quot;1&quot;;&quot;x&quot;;&quot;&quot;)">
            <text:p/>
          </table:table-cell>
          <table:table-cell table:style-name="ce5" table:formula="of:=IF(MID([.$S162];7;1)=&quot;1&quot;;&quot;x&quot;;&quot;&quot;)">
            <text:p/>
          </table:table-cell>
          <table:table-cell table:style-name="ce5" table:formula="of:=IF(MID([.$S162];8;1)=&quot;1&quot;;&quot;x&quot;;&quot;&quot;)">
            <text:p/>
          </table:table-cell>
          <table:table-cell table:number-columns-repeated="8"/>
          <table:table-cell table:formula="of:=DEC2BIN([.B162];8)" office:value-type="string" office:string-value="10100000">
            <text:p>10100000</text:p>
          </table:table-cell>
          <table:table-cell table:number-columns-repeated="1005"/>
        </table:table-row>
        <table:table-row table:style-name="ro3">
          <table:table-cell table:formula="of:=&quot;0x&quot;&amp;DEC2HEX([.B163];2)" office:value-type="string" office:string-value="0xA1">
            <text:p>0xA1</text:p>
          </table:table-cell>
          <table:table-cell office:value-type="float" office:value="161">
            <text:p>161</text:p>
          </table:table-cell>
          <table:table-cell table:style-name="ce6" table:formula="of:=IF(MID([.$S163];1;1)=&quot;1&quot;;&quot;x&quot;;&quot;&quot;)" office:value-type="string" office:string-value="x">
            <text:p>x</text:p>
          </table:table-cell>
          <table:table-cell table:style-name="ce6" table:formula="of:=IF(MID([.$S163];2;1)=&quot;1&quot;;&quot;x&quot;;&quot;&quot;)">
            <text:p/>
          </table:table-cell>
          <table:table-cell table:style-name="ce6" table:formula="of:=IF(MID([.$S163];3;1)=&quot;1&quot;;&quot;x&quot;;&quot;&quot;)" office:value-type="string" office:string-value="x">
            <text:p>x</text:p>
          </table:table-cell>
          <table:table-cell table:style-name="ce6" table:formula="of:=IF(MID([.$S163];4;1)=&quot;1&quot;;&quot;x&quot;;&quot;&quot;)">
            <text:p/>
          </table:table-cell>
          <table:table-cell table:style-name="ce6" table:formula="of:=IF(MID([.$S163];5;1)=&quot;1&quot;;&quot;x&quot;;&quot;&quot;)">
            <text:p/>
          </table:table-cell>
          <table:table-cell table:style-name="ce6" table:formula="of:=IF(MID([.$S163];6;1)=&quot;1&quot;;&quot;x&quot;;&quot;&quot;)">
            <text:p/>
          </table:table-cell>
          <table:table-cell table:style-name="ce6" table:formula="of:=IF(MID([.$S163];7;1)=&quot;1&quot;;&quot;x&quot;;&quot;&quot;)">
            <text:p/>
          </table:table-cell>
          <table:table-cell table:style-name="ce6" table:formula="of:=IF(MID([.$S163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63];8)" office:value-type="string" office:string-value="10100001">
            <text:p>101000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64];2)" office:value-type="string" office:string-value="0xA2">
            <text:p>0xA2</text:p>
          </table:table-cell>
          <table:table-cell table:style-name="ce2" office:value-type="float" office:value="162">
            <text:p>162</text:p>
          </table:table-cell>
          <table:table-cell table:style-name="ce5" table:formula="of:=IF(MID([.$S164];1;1)=&quot;1&quot;;&quot;x&quot;;&quot;&quot;)" office:value-type="string" office:string-value="x">
            <text:p>x</text:p>
          </table:table-cell>
          <table:table-cell table:style-name="ce5" table:formula="of:=IF(MID([.$S164];2;1)=&quot;1&quot;;&quot;x&quot;;&quot;&quot;)">
            <text:p/>
          </table:table-cell>
          <table:table-cell table:style-name="ce5" table:formula="of:=IF(MID([.$S164];3;1)=&quot;1&quot;;&quot;x&quot;;&quot;&quot;)" office:value-type="string" office:string-value="x">
            <text:p>x</text:p>
          </table:table-cell>
          <table:table-cell table:style-name="ce5" table:formula="of:=IF(MID([.$S164];4;1)=&quot;1&quot;;&quot;x&quot;;&quot;&quot;)">
            <text:p/>
          </table:table-cell>
          <table:table-cell table:style-name="ce5" table:formula="of:=IF(MID([.$S164];5;1)=&quot;1&quot;;&quot;x&quot;;&quot;&quot;)">
            <text:p/>
          </table:table-cell>
          <table:table-cell table:style-name="ce5" table:formula="of:=IF(MID([.$S164];6;1)=&quot;1&quot;;&quot;x&quot;;&quot;&quot;)">
            <text:p/>
          </table:table-cell>
          <table:table-cell table:style-name="ce5" table:formula="of:=IF(MID([.$S164];7;1)=&quot;1&quot;;&quot;x&quot;;&quot;&quot;)" office:value-type="string" office:string-value="x">
            <text:p>x</text:p>
          </table:table-cell>
          <table:table-cell table:style-name="ce5" table:formula="of:=IF(MID([.$S164];8;1)=&quot;1&quot;;&quot;x&quot;;&quot;&quot;)">
            <text:p/>
          </table:table-cell>
          <table:table-cell table:number-columns-repeated="8"/>
          <table:table-cell table:formula="of:=DEC2BIN([.B164];8)" office:value-type="string" office:string-value="10100010">
            <text:p>10100010</text:p>
          </table:table-cell>
          <table:table-cell table:number-columns-repeated="1005"/>
        </table:table-row>
        <table:table-row table:style-name="ro3">
          <table:table-cell table:formula="of:=&quot;0x&quot;&amp;DEC2HEX([.B165];2)" office:value-type="string" office:string-value="0xA3">
            <text:p>0xA3</text:p>
          </table:table-cell>
          <table:table-cell office:value-type="float" office:value="163">
            <text:p>163</text:p>
          </table:table-cell>
          <table:table-cell table:style-name="ce6" table:formula="of:=IF(MID([.$S165];1;1)=&quot;1&quot;;&quot;x&quot;;&quot;&quot;)" office:value-type="string" office:string-value="x">
            <text:p>x</text:p>
          </table:table-cell>
          <table:table-cell table:style-name="ce6" table:formula="of:=IF(MID([.$S165];2;1)=&quot;1&quot;;&quot;x&quot;;&quot;&quot;)">
            <text:p/>
          </table:table-cell>
          <table:table-cell table:style-name="ce6" table:formula="of:=IF(MID([.$S165];3;1)=&quot;1&quot;;&quot;x&quot;;&quot;&quot;)" office:value-type="string" office:string-value="x">
            <text:p>x</text:p>
          </table:table-cell>
          <table:table-cell table:style-name="ce6" table:formula="of:=IF(MID([.$S165];4;1)=&quot;1&quot;;&quot;x&quot;;&quot;&quot;)">
            <text:p/>
          </table:table-cell>
          <table:table-cell table:style-name="ce6" table:formula="of:=IF(MID([.$S165];5;1)=&quot;1&quot;;&quot;x&quot;;&quot;&quot;)">
            <text:p/>
          </table:table-cell>
          <table:table-cell table:style-name="ce6" table:formula="of:=IF(MID([.$S165];6;1)=&quot;1&quot;;&quot;x&quot;;&quot;&quot;)">
            <text:p/>
          </table:table-cell>
          <table:table-cell table:style-name="ce6" table:formula="of:=IF(MID([.$S165];7;1)=&quot;1&quot;;&quot;x&quot;;&quot;&quot;)" office:value-type="string" office:string-value="x">
            <text:p>x</text:p>
          </table:table-cell>
          <table:table-cell table:style-name="ce6" table:formula="of:=IF(MID([.$S165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65];8)" office:value-type="string" office:string-value="10100011">
            <text:p>101000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66];2)" office:value-type="string" office:string-value="0xA4">
            <text:p>0xA4</text:p>
          </table:table-cell>
          <table:table-cell table:style-name="ce2" office:value-type="float" office:value="164">
            <text:p>164</text:p>
          </table:table-cell>
          <table:table-cell table:style-name="ce5" table:formula="of:=IF(MID([.$S166];1;1)=&quot;1&quot;;&quot;x&quot;;&quot;&quot;)" office:value-type="string" office:string-value="x">
            <text:p>x</text:p>
          </table:table-cell>
          <table:table-cell table:style-name="ce5" table:formula="of:=IF(MID([.$S166];2;1)=&quot;1&quot;;&quot;x&quot;;&quot;&quot;)">
            <text:p/>
          </table:table-cell>
          <table:table-cell table:style-name="ce5" table:formula="of:=IF(MID([.$S166];3;1)=&quot;1&quot;;&quot;x&quot;;&quot;&quot;)" office:value-type="string" office:string-value="x">
            <text:p>x</text:p>
          </table:table-cell>
          <table:table-cell table:style-name="ce5" table:formula="of:=IF(MID([.$S166];4;1)=&quot;1&quot;;&quot;x&quot;;&quot;&quot;)">
            <text:p/>
          </table:table-cell>
          <table:table-cell table:style-name="ce5" table:formula="of:=IF(MID([.$S166];5;1)=&quot;1&quot;;&quot;x&quot;;&quot;&quot;)">
            <text:p/>
          </table:table-cell>
          <table:table-cell table:style-name="ce5" table:formula="of:=IF(MID([.$S166];6;1)=&quot;1&quot;;&quot;x&quot;;&quot;&quot;)" office:value-type="string" office:string-value="x">
            <text:p>x</text:p>
          </table:table-cell>
          <table:table-cell table:style-name="ce5" table:formula="of:=IF(MID([.$S166];7;1)=&quot;1&quot;;&quot;x&quot;;&quot;&quot;)">
            <text:p/>
          </table:table-cell>
          <table:table-cell table:style-name="ce5" table:formula="of:=IF(MID([.$S166];8;1)=&quot;1&quot;;&quot;x&quot;;&quot;&quot;)">
            <text:p/>
          </table:table-cell>
          <table:table-cell table:number-columns-repeated="8"/>
          <table:table-cell table:formula="of:=DEC2BIN([.B166];8)" office:value-type="string" office:string-value="10100100">
            <text:p>10100100</text:p>
          </table:table-cell>
          <table:table-cell table:number-columns-repeated="1005"/>
        </table:table-row>
        <table:table-row table:style-name="ro3">
          <table:table-cell table:formula="of:=&quot;0x&quot;&amp;DEC2HEX([.B167];2)" office:value-type="string" office:string-value="0xA5">
            <text:p>0xA5</text:p>
          </table:table-cell>
          <table:table-cell office:value-type="float" office:value="165">
            <text:p>165</text:p>
          </table:table-cell>
          <table:table-cell table:style-name="ce6" table:formula="of:=IF(MID([.$S167];1;1)=&quot;1&quot;;&quot;x&quot;;&quot;&quot;)" office:value-type="string" office:string-value="x">
            <text:p>x</text:p>
          </table:table-cell>
          <table:table-cell table:style-name="ce6" table:formula="of:=IF(MID([.$S167];2;1)=&quot;1&quot;;&quot;x&quot;;&quot;&quot;)">
            <text:p/>
          </table:table-cell>
          <table:table-cell table:style-name="ce6" table:formula="of:=IF(MID([.$S167];3;1)=&quot;1&quot;;&quot;x&quot;;&quot;&quot;)" office:value-type="string" office:string-value="x">
            <text:p>x</text:p>
          </table:table-cell>
          <table:table-cell table:style-name="ce6" table:formula="of:=IF(MID([.$S167];4;1)=&quot;1&quot;;&quot;x&quot;;&quot;&quot;)">
            <text:p/>
          </table:table-cell>
          <table:table-cell table:style-name="ce6" table:formula="of:=IF(MID([.$S167];5;1)=&quot;1&quot;;&quot;x&quot;;&quot;&quot;)">
            <text:p/>
          </table:table-cell>
          <table:table-cell table:style-name="ce6" table:formula="of:=IF(MID([.$S167];6;1)=&quot;1&quot;;&quot;x&quot;;&quot;&quot;)" office:value-type="string" office:string-value="x">
            <text:p>x</text:p>
          </table:table-cell>
          <table:table-cell table:style-name="ce6" table:formula="of:=IF(MID([.$S167];7;1)=&quot;1&quot;;&quot;x&quot;;&quot;&quot;)">
            <text:p/>
          </table:table-cell>
          <table:table-cell table:style-name="ce6" table:formula="of:=IF(MID([.$S167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67];8)" office:value-type="string" office:string-value="10100101">
            <text:p>101001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68];2)" office:value-type="string" office:string-value="0xA6">
            <text:p>0xA6</text:p>
          </table:table-cell>
          <table:table-cell table:style-name="ce2" office:value-type="float" office:value="166">
            <text:p>166</text:p>
          </table:table-cell>
          <table:table-cell table:style-name="ce5" table:formula="of:=IF(MID([.$S168];1;1)=&quot;1&quot;;&quot;x&quot;;&quot;&quot;)" office:value-type="string" office:string-value="x">
            <text:p>x</text:p>
          </table:table-cell>
          <table:table-cell table:style-name="ce5" table:formula="of:=IF(MID([.$S168];2;1)=&quot;1&quot;;&quot;x&quot;;&quot;&quot;)">
            <text:p/>
          </table:table-cell>
          <table:table-cell table:style-name="ce5" table:formula="of:=IF(MID([.$S168];3;1)=&quot;1&quot;;&quot;x&quot;;&quot;&quot;)" office:value-type="string" office:string-value="x">
            <text:p>x</text:p>
          </table:table-cell>
          <table:table-cell table:style-name="ce5" table:formula="of:=IF(MID([.$S168];4;1)=&quot;1&quot;;&quot;x&quot;;&quot;&quot;)">
            <text:p/>
          </table:table-cell>
          <table:table-cell table:style-name="ce5" table:formula="of:=IF(MID([.$S168];5;1)=&quot;1&quot;;&quot;x&quot;;&quot;&quot;)">
            <text:p/>
          </table:table-cell>
          <table:table-cell table:style-name="ce5" table:formula="of:=IF(MID([.$S168];6;1)=&quot;1&quot;;&quot;x&quot;;&quot;&quot;)" office:value-type="string" office:string-value="x">
            <text:p>x</text:p>
          </table:table-cell>
          <table:table-cell table:style-name="ce5" table:formula="of:=IF(MID([.$S168];7;1)=&quot;1&quot;;&quot;x&quot;;&quot;&quot;)" office:value-type="string" office:string-value="x">
            <text:p>x</text:p>
          </table:table-cell>
          <table:table-cell table:style-name="ce5" table:formula="of:=IF(MID([.$S168];8;1)=&quot;1&quot;;&quot;x&quot;;&quot;&quot;)">
            <text:p/>
          </table:table-cell>
          <table:table-cell table:number-columns-repeated="8"/>
          <table:table-cell table:formula="of:=DEC2BIN([.B168];8)" office:value-type="string" office:string-value="10100110">
            <text:p>10100110</text:p>
          </table:table-cell>
          <table:table-cell table:number-columns-repeated="1005"/>
        </table:table-row>
        <table:table-row table:style-name="ro3">
          <table:table-cell table:formula="of:=&quot;0x&quot;&amp;DEC2HEX([.B169];2)" office:value-type="string" office:string-value="0xA7">
            <text:p>0xA7</text:p>
          </table:table-cell>
          <table:table-cell office:value-type="float" office:value="167">
            <text:p>167</text:p>
          </table:table-cell>
          <table:table-cell table:style-name="ce6" table:formula="of:=IF(MID([.$S169];1;1)=&quot;1&quot;;&quot;x&quot;;&quot;&quot;)" office:value-type="string" office:string-value="x">
            <text:p>x</text:p>
          </table:table-cell>
          <table:table-cell table:style-name="ce6" table:formula="of:=IF(MID([.$S169];2;1)=&quot;1&quot;;&quot;x&quot;;&quot;&quot;)">
            <text:p/>
          </table:table-cell>
          <table:table-cell table:style-name="ce6" table:formula="of:=IF(MID([.$S169];3;1)=&quot;1&quot;;&quot;x&quot;;&quot;&quot;)" office:value-type="string" office:string-value="x">
            <text:p>x</text:p>
          </table:table-cell>
          <table:table-cell table:style-name="ce6" table:formula="of:=IF(MID([.$S169];4;1)=&quot;1&quot;;&quot;x&quot;;&quot;&quot;)">
            <text:p/>
          </table:table-cell>
          <table:table-cell table:style-name="ce6" table:formula="of:=IF(MID([.$S169];5;1)=&quot;1&quot;;&quot;x&quot;;&quot;&quot;)">
            <text:p/>
          </table:table-cell>
          <table:table-cell table:style-name="ce6" table:formula="of:=IF(MID([.$S169];6;1)=&quot;1&quot;;&quot;x&quot;;&quot;&quot;)" office:value-type="string" office:string-value="x">
            <text:p>x</text:p>
          </table:table-cell>
          <table:table-cell table:style-name="ce6" table:formula="of:=IF(MID([.$S169];7;1)=&quot;1&quot;;&quot;x&quot;;&quot;&quot;)" office:value-type="string" office:string-value="x">
            <text:p>x</text:p>
          </table:table-cell>
          <table:table-cell table:style-name="ce6" table:formula="of:=IF(MID([.$S169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69];8)" office:value-type="string" office:string-value="10100111">
            <text:p>101001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70];2)" office:value-type="string" office:string-value="0xA8">
            <text:p>0xA8</text:p>
          </table:table-cell>
          <table:table-cell table:style-name="ce2" office:value-type="float" office:value="168">
            <text:p>168</text:p>
          </table:table-cell>
          <table:table-cell table:style-name="ce5" table:formula="of:=IF(MID([.$S170];1;1)=&quot;1&quot;;&quot;x&quot;;&quot;&quot;)" office:value-type="string" office:string-value="x">
            <text:p>x</text:p>
          </table:table-cell>
          <table:table-cell table:style-name="ce5" table:formula="of:=IF(MID([.$S170];2;1)=&quot;1&quot;;&quot;x&quot;;&quot;&quot;)">
            <text:p/>
          </table:table-cell>
          <table:table-cell table:style-name="ce5" table:formula="of:=IF(MID([.$S170];3;1)=&quot;1&quot;;&quot;x&quot;;&quot;&quot;)" office:value-type="string" office:string-value="x">
            <text:p>x</text:p>
          </table:table-cell>
          <table:table-cell table:style-name="ce5" table:formula="of:=IF(MID([.$S170];4;1)=&quot;1&quot;;&quot;x&quot;;&quot;&quot;)">
            <text:p/>
          </table:table-cell>
          <table:table-cell table:style-name="ce5" table:formula="of:=IF(MID([.$S170];5;1)=&quot;1&quot;;&quot;x&quot;;&quot;&quot;)" office:value-type="string" office:string-value="x">
            <text:p>x</text:p>
          </table:table-cell>
          <table:table-cell table:style-name="ce5" table:formula="of:=IF(MID([.$S170];6;1)=&quot;1&quot;;&quot;x&quot;;&quot;&quot;)">
            <text:p/>
          </table:table-cell>
          <table:table-cell table:style-name="ce5" table:formula="of:=IF(MID([.$S170];7;1)=&quot;1&quot;;&quot;x&quot;;&quot;&quot;)">
            <text:p/>
          </table:table-cell>
          <table:table-cell table:style-name="ce5" table:formula="of:=IF(MID([.$S170];8;1)=&quot;1&quot;;&quot;x&quot;;&quot;&quot;)">
            <text:p/>
          </table:table-cell>
          <table:table-cell table:number-columns-repeated="8"/>
          <table:table-cell table:formula="of:=DEC2BIN([.B170];8)" office:value-type="string" office:string-value="10101000">
            <text:p>10101000</text:p>
          </table:table-cell>
          <table:table-cell table:number-columns-repeated="1005"/>
        </table:table-row>
        <table:table-row table:style-name="ro3">
          <table:table-cell table:formula="of:=&quot;0x&quot;&amp;DEC2HEX([.B171];2)" office:value-type="string" office:string-value="0xA9">
            <text:p>0xA9</text:p>
          </table:table-cell>
          <table:table-cell office:value-type="float" office:value="169">
            <text:p>169</text:p>
          </table:table-cell>
          <table:table-cell table:style-name="ce6" table:formula="of:=IF(MID([.$S171];1;1)=&quot;1&quot;;&quot;x&quot;;&quot;&quot;)" office:value-type="string" office:string-value="x">
            <text:p>x</text:p>
          </table:table-cell>
          <table:table-cell table:style-name="ce6" table:formula="of:=IF(MID([.$S171];2;1)=&quot;1&quot;;&quot;x&quot;;&quot;&quot;)">
            <text:p/>
          </table:table-cell>
          <table:table-cell table:style-name="ce6" table:formula="of:=IF(MID([.$S171];3;1)=&quot;1&quot;;&quot;x&quot;;&quot;&quot;)" office:value-type="string" office:string-value="x">
            <text:p>x</text:p>
          </table:table-cell>
          <table:table-cell table:style-name="ce6" table:formula="of:=IF(MID([.$S171];4;1)=&quot;1&quot;;&quot;x&quot;;&quot;&quot;)">
            <text:p/>
          </table:table-cell>
          <table:table-cell table:style-name="ce6" table:formula="of:=IF(MID([.$S171];5;1)=&quot;1&quot;;&quot;x&quot;;&quot;&quot;)" office:value-type="string" office:string-value="x">
            <text:p>x</text:p>
          </table:table-cell>
          <table:table-cell table:style-name="ce6" table:formula="of:=IF(MID([.$S171];6;1)=&quot;1&quot;;&quot;x&quot;;&quot;&quot;)">
            <text:p/>
          </table:table-cell>
          <table:table-cell table:style-name="ce6" table:formula="of:=IF(MID([.$S171];7;1)=&quot;1&quot;;&quot;x&quot;;&quot;&quot;)">
            <text:p/>
          </table:table-cell>
          <table:table-cell table:style-name="ce6" table:formula="of:=IF(MID([.$S171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71];8)" office:value-type="string" office:string-value="10101001">
            <text:p>101010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72];2)" office:value-type="string" office:string-value="0xAA">
            <text:p>0xAA</text:p>
          </table:table-cell>
          <table:table-cell table:style-name="ce2" office:value-type="float" office:value="170">
            <text:p>170</text:p>
          </table:table-cell>
          <table:table-cell table:style-name="ce5" table:formula="of:=IF(MID([.$S172];1;1)=&quot;1&quot;;&quot;x&quot;;&quot;&quot;)" office:value-type="string" office:string-value="x">
            <text:p>x</text:p>
          </table:table-cell>
          <table:table-cell table:style-name="ce5" table:formula="of:=IF(MID([.$S172];2;1)=&quot;1&quot;;&quot;x&quot;;&quot;&quot;)">
            <text:p/>
          </table:table-cell>
          <table:table-cell table:style-name="ce5" table:formula="of:=IF(MID([.$S172];3;1)=&quot;1&quot;;&quot;x&quot;;&quot;&quot;)" office:value-type="string" office:string-value="x">
            <text:p>x</text:p>
          </table:table-cell>
          <table:table-cell table:style-name="ce5" table:formula="of:=IF(MID([.$S172];4;1)=&quot;1&quot;;&quot;x&quot;;&quot;&quot;)">
            <text:p/>
          </table:table-cell>
          <table:table-cell table:style-name="ce5" table:formula="of:=IF(MID([.$S172];5;1)=&quot;1&quot;;&quot;x&quot;;&quot;&quot;)" office:value-type="string" office:string-value="x">
            <text:p>x</text:p>
          </table:table-cell>
          <table:table-cell table:style-name="ce5" table:formula="of:=IF(MID([.$S172];6;1)=&quot;1&quot;;&quot;x&quot;;&quot;&quot;)">
            <text:p/>
          </table:table-cell>
          <table:table-cell table:style-name="ce5" table:formula="of:=IF(MID([.$S172];7;1)=&quot;1&quot;;&quot;x&quot;;&quot;&quot;)" office:value-type="string" office:string-value="x">
            <text:p>x</text:p>
          </table:table-cell>
          <table:table-cell table:style-name="ce5" table:formula="of:=IF(MID([.$S172];8;1)=&quot;1&quot;;&quot;x&quot;;&quot;&quot;)">
            <text:p/>
          </table:table-cell>
          <table:table-cell table:number-columns-repeated="8"/>
          <table:table-cell table:formula="of:=DEC2BIN([.B172];8)" office:value-type="string" office:string-value="10101010">
            <text:p>10101010</text:p>
          </table:table-cell>
          <table:table-cell table:number-columns-repeated="1005"/>
        </table:table-row>
        <table:table-row table:style-name="ro3">
          <table:table-cell table:formula="of:=&quot;0x&quot;&amp;DEC2HEX([.B173];2)" office:value-type="string" office:string-value="0xAB">
            <text:p>0xAB</text:p>
          </table:table-cell>
          <table:table-cell office:value-type="float" office:value="171">
            <text:p>171</text:p>
          </table:table-cell>
          <table:table-cell table:style-name="ce6" table:formula="of:=IF(MID([.$S173];1;1)=&quot;1&quot;;&quot;x&quot;;&quot;&quot;)" office:value-type="string" office:string-value="x">
            <text:p>x</text:p>
          </table:table-cell>
          <table:table-cell table:style-name="ce6" table:formula="of:=IF(MID([.$S173];2;1)=&quot;1&quot;;&quot;x&quot;;&quot;&quot;)">
            <text:p/>
          </table:table-cell>
          <table:table-cell table:style-name="ce6" table:formula="of:=IF(MID([.$S173];3;1)=&quot;1&quot;;&quot;x&quot;;&quot;&quot;)" office:value-type="string" office:string-value="x">
            <text:p>x</text:p>
          </table:table-cell>
          <table:table-cell table:style-name="ce6" table:formula="of:=IF(MID([.$S173];4;1)=&quot;1&quot;;&quot;x&quot;;&quot;&quot;)">
            <text:p/>
          </table:table-cell>
          <table:table-cell table:style-name="ce6" table:formula="of:=IF(MID([.$S173];5;1)=&quot;1&quot;;&quot;x&quot;;&quot;&quot;)" office:value-type="string" office:string-value="x">
            <text:p>x</text:p>
          </table:table-cell>
          <table:table-cell table:style-name="ce6" table:formula="of:=IF(MID([.$S173];6;1)=&quot;1&quot;;&quot;x&quot;;&quot;&quot;)">
            <text:p/>
          </table:table-cell>
          <table:table-cell table:style-name="ce6" table:formula="of:=IF(MID([.$S173];7;1)=&quot;1&quot;;&quot;x&quot;;&quot;&quot;)" office:value-type="string" office:string-value="x">
            <text:p>x</text:p>
          </table:table-cell>
          <table:table-cell table:style-name="ce6" table:formula="of:=IF(MID([.$S173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73];8)" office:value-type="string" office:string-value="10101011">
            <text:p>101010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74];2)" office:value-type="string" office:string-value="0xAC">
            <text:p>0xAC</text:p>
          </table:table-cell>
          <table:table-cell table:style-name="ce2" office:value-type="float" office:value="172">
            <text:p>172</text:p>
          </table:table-cell>
          <table:table-cell table:style-name="ce5" table:formula="of:=IF(MID([.$S174];1;1)=&quot;1&quot;;&quot;x&quot;;&quot;&quot;)" office:value-type="string" office:string-value="x">
            <text:p>x</text:p>
          </table:table-cell>
          <table:table-cell table:style-name="ce5" table:formula="of:=IF(MID([.$S174];2;1)=&quot;1&quot;;&quot;x&quot;;&quot;&quot;)">
            <text:p/>
          </table:table-cell>
          <table:table-cell table:style-name="ce5" table:formula="of:=IF(MID([.$S174];3;1)=&quot;1&quot;;&quot;x&quot;;&quot;&quot;)" office:value-type="string" office:string-value="x">
            <text:p>x</text:p>
          </table:table-cell>
          <table:table-cell table:style-name="ce5" table:formula="of:=IF(MID([.$S174];4;1)=&quot;1&quot;;&quot;x&quot;;&quot;&quot;)">
            <text:p/>
          </table:table-cell>
          <table:table-cell table:style-name="ce5" table:formula="of:=IF(MID([.$S174];5;1)=&quot;1&quot;;&quot;x&quot;;&quot;&quot;)" office:value-type="string" office:string-value="x">
            <text:p>x</text:p>
          </table:table-cell>
          <table:table-cell table:style-name="ce5" table:formula="of:=IF(MID([.$S174];6;1)=&quot;1&quot;;&quot;x&quot;;&quot;&quot;)" office:value-type="string" office:string-value="x">
            <text:p>x</text:p>
          </table:table-cell>
          <table:table-cell table:style-name="ce5" table:formula="of:=IF(MID([.$S174];7;1)=&quot;1&quot;;&quot;x&quot;;&quot;&quot;)">
            <text:p/>
          </table:table-cell>
          <table:table-cell table:style-name="ce5" table:formula="of:=IF(MID([.$S174];8;1)=&quot;1&quot;;&quot;x&quot;;&quot;&quot;)">
            <text:p/>
          </table:table-cell>
          <table:table-cell table:number-columns-repeated="8"/>
          <table:table-cell table:formula="of:=DEC2BIN([.B174];8)" office:value-type="string" office:string-value="10101100">
            <text:p>10101100</text:p>
          </table:table-cell>
          <table:table-cell table:number-columns-repeated="1005"/>
        </table:table-row>
        <table:table-row table:style-name="ro3">
          <table:table-cell table:formula="of:=&quot;0x&quot;&amp;DEC2HEX([.B175];2)" office:value-type="string" office:string-value="0xAD">
            <text:p>0xAD</text:p>
          </table:table-cell>
          <table:table-cell office:value-type="float" office:value="173">
            <text:p>173</text:p>
          </table:table-cell>
          <table:table-cell table:style-name="ce6" table:formula="of:=IF(MID([.$S175];1;1)=&quot;1&quot;;&quot;x&quot;;&quot;&quot;)" office:value-type="string" office:string-value="x">
            <text:p>x</text:p>
          </table:table-cell>
          <table:table-cell table:style-name="ce6" table:formula="of:=IF(MID([.$S175];2;1)=&quot;1&quot;;&quot;x&quot;;&quot;&quot;)">
            <text:p/>
          </table:table-cell>
          <table:table-cell table:style-name="ce6" table:formula="of:=IF(MID([.$S175];3;1)=&quot;1&quot;;&quot;x&quot;;&quot;&quot;)" office:value-type="string" office:string-value="x">
            <text:p>x</text:p>
          </table:table-cell>
          <table:table-cell table:style-name="ce6" table:formula="of:=IF(MID([.$S175];4;1)=&quot;1&quot;;&quot;x&quot;;&quot;&quot;)">
            <text:p/>
          </table:table-cell>
          <table:table-cell table:style-name="ce6" table:formula="of:=IF(MID([.$S175];5;1)=&quot;1&quot;;&quot;x&quot;;&quot;&quot;)" office:value-type="string" office:string-value="x">
            <text:p>x</text:p>
          </table:table-cell>
          <table:table-cell table:style-name="ce6" table:formula="of:=IF(MID([.$S175];6;1)=&quot;1&quot;;&quot;x&quot;;&quot;&quot;)" office:value-type="string" office:string-value="x">
            <text:p>x</text:p>
          </table:table-cell>
          <table:table-cell table:style-name="ce6" table:formula="of:=IF(MID([.$S175];7;1)=&quot;1&quot;;&quot;x&quot;;&quot;&quot;)">
            <text:p/>
          </table:table-cell>
          <table:table-cell table:style-name="ce6" table:formula="of:=IF(MID([.$S175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75];8)" office:value-type="string" office:string-value="10101101">
            <text:p>101011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76];2)" office:value-type="string" office:string-value="0xAE">
            <text:p>0xAE</text:p>
          </table:table-cell>
          <table:table-cell table:style-name="ce2" office:value-type="float" office:value="174">
            <text:p>174</text:p>
          </table:table-cell>
          <table:table-cell table:style-name="ce5" table:formula="of:=IF(MID([.$S176];1;1)=&quot;1&quot;;&quot;x&quot;;&quot;&quot;)" office:value-type="string" office:string-value="x">
            <text:p>x</text:p>
          </table:table-cell>
          <table:table-cell table:style-name="ce5" table:formula="of:=IF(MID([.$S176];2;1)=&quot;1&quot;;&quot;x&quot;;&quot;&quot;)">
            <text:p/>
          </table:table-cell>
          <table:table-cell table:style-name="ce5" table:formula="of:=IF(MID([.$S176];3;1)=&quot;1&quot;;&quot;x&quot;;&quot;&quot;)" office:value-type="string" office:string-value="x">
            <text:p>x</text:p>
          </table:table-cell>
          <table:table-cell table:style-name="ce5" table:formula="of:=IF(MID([.$S176];4;1)=&quot;1&quot;;&quot;x&quot;;&quot;&quot;)">
            <text:p/>
          </table:table-cell>
          <table:table-cell table:style-name="ce5" table:formula="of:=IF(MID([.$S176];5;1)=&quot;1&quot;;&quot;x&quot;;&quot;&quot;)" office:value-type="string" office:string-value="x">
            <text:p>x</text:p>
          </table:table-cell>
          <table:table-cell table:style-name="ce5" table:formula="of:=IF(MID([.$S176];6;1)=&quot;1&quot;;&quot;x&quot;;&quot;&quot;)" office:value-type="string" office:string-value="x">
            <text:p>x</text:p>
          </table:table-cell>
          <table:table-cell table:style-name="ce5" table:formula="of:=IF(MID([.$S176];7;1)=&quot;1&quot;;&quot;x&quot;;&quot;&quot;)" office:value-type="string" office:string-value="x">
            <text:p>x</text:p>
          </table:table-cell>
          <table:table-cell table:style-name="ce5" table:formula="of:=IF(MID([.$S176];8;1)=&quot;1&quot;;&quot;x&quot;;&quot;&quot;)">
            <text:p/>
          </table:table-cell>
          <table:table-cell table:number-columns-repeated="8"/>
          <table:table-cell table:formula="of:=DEC2BIN([.B176];8)" office:value-type="string" office:string-value="10101110">
            <text:p>10101110</text:p>
          </table:table-cell>
          <table:table-cell table:number-columns-repeated="1005"/>
        </table:table-row>
        <table:table-row table:style-name="ro3">
          <table:table-cell table:formula="of:=&quot;0x&quot;&amp;DEC2HEX([.B177];2)" office:value-type="string" office:string-value="0xAF">
            <text:p>0xAF</text:p>
          </table:table-cell>
          <table:table-cell office:value-type="float" office:value="175">
            <text:p>175</text:p>
          </table:table-cell>
          <table:table-cell table:style-name="ce6" table:formula="of:=IF(MID([.$S177];1;1)=&quot;1&quot;;&quot;x&quot;;&quot;&quot;)" office:value-type="string" office:string-value="x">
            <text:p>x</text:p>
          </table:table-cell>
          <table:table-cell table:style-name="ce6" table:formula="of:=IF(MID([.$S177];2;1)=&quot;1&quot;;&quot;x&quot;;&quot;&quot;)">
            <text:p/>
          </table:table-cell>
          <table:table-cell table:style-name="ce6" table:formula="of:=IF(MID([.$S177];3;1)=&quot;1&quot;;&quot;x&quot;;&quot;&quot;)" office:value-type="string" office:string-value="x">
            <text:p>x</text:p>
          </table:table-cell>
          <table:table-cell table:style-name="ce6" table:formula="of:=IF(MID([.$S177];4;1)=&quot;1&quot;;&quot;x&quot;;&quot;&quot;)">
            <text:p/>
          </table:table-cell>
          <table:table-cell table:style-name="ce6" table:formula="of:=IF(MID([.$S177];5;1)=&quot;1&quot;;&quot;x&quot;;&quot;&quot;)" office:value-type="string" office:string-value="x">
            <text:p>x</text:p>
          </table:table-cell>
          <table:table-cell table:style-name="ce6" table:formula="of:=IF(MID([.$S177];6;1)=&quot;1&quot;;&quot;x&quot;;&quot;&quot;)" office:value-type="string" office:string-value="x">
            <text:p>x</text:p>
          </table:table-cell>
          <table:table-cell table:style-name="ce6" table:formula="of:=IF(MID([.$S177];7;1)=&quot;1&quot;;&quot;x&quot;;&quot;&quot;)" office:value-type="string" office:string-value="x">
            <text:p>x</text:p>
          </table:table-cell>
          <table:table-cell table:style-name="ce6" table:formula="of:=IF(MID([.$S177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77];8)" office:value-type="string" office:string-value="10101111">
            <text:p>101011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78];2)" office:value-type="string" office:string-value="0xB0">
            <text:p>0xB0</text:p>
          </table:table-cell>
          <table:table-cell table:style-name="ce2" office:value-type="float" office:value="176">
            <text:p>176</text:p>
          </table:table-cell>
          <table:table-cell table:style-name="ce5" table:formula="of:=IF(MID([.$S178];1;1)=&quot;1&quot;;&quot;x&quot;;&quot;&quot;)" office:value-type="string" office:string-value="x">
            <text:p>x</text:p>
          </table:table-cell>
          <table:table-cell table:style-name="ce5" table:formula="of:=IF(MID([.$S178];2;1)=&quot;1&quot;;&quot;x&quot;;&quot;&quot;)">
            <text:p/>
          </table:table-cell>
          <table:table-cell table:style-name="ce5" table:formula="of:=IF(MID([.$S178];3;1)=&quot;1&quot;;&quot;x&quot;;&quot;&quot;)" office:value-type="string" office:string-value="x">
            <text:p>x</text:p>
          </table:table-cell>
          <table:table-cell table:style-name="ce5" table:formula="of:=IF(MID([.$S178];4;1)=&quot;1&quot;;&quot;x&quot;;&quot;&quot;)" office:value-type="string" office:string-value="x">
            <text:p>x</text:p>
          </table:table-cell>
          <table:table-cell table:style-name="ce5" table:formula="of:=IF(MID([.$S178];5;1)=&quot;1&quot;;&quot;x&quot;;&quot;&quot;)">
            <text:p/>
          </table:table-cell>
          <table:table-cell table:style-name="ce5" table:formula="of:=IF(MID([.$S178];6;1)=&quot;1&quot;;&quot;x&quot;;&quot;&quot;)">
            <text:p/>
          </table:table-cell>
          <table:table-cell table:style-name="ce5" table:formula="of:=IF(MID([.$S178];7;1)=&quot;1&quot;;&quot;x&quot;;&quot;&quot;)">
            <text:p/>
          </table:table-cell>
          <table:table-cell table:style-name="ce5" table:formula="of:=IF(MID([.$S178];8;1)=&quot;1&quot;;&quot;x&quot;;&quot;&quot;)">
            <text:p/>
          </table:table-cell>
          <table:table-cell table:number-columns-repeated="8"/>
          <table:table-cell table:formula="of:=DEC2BIN([.B178];8)" office:value-type="string" office:string-value="10110000">
            <text:p>10110000</text:p>
          </table:table-cell>
          <table:table-cell table:number-columns-repeated="1005"/>
        </table:table-row>
        <table:table-row table:style-name="ro3">
          <table:table-cell table:formula="of:=&quot;0x&quot;&amp;DEC2HEX([.B179];2)" office:value-type="string" office:string-value="0xB1">
            <text:p>0xB1</text:p>
          </table:table-cell>
          <table:table-cell office:value-type="float" office:value="177">
            <text:p>177</text:p>
          </table:table-cell>
          <table:table-cell table:style-name="ce6" table:formula="of:=IF(MID([.$S179];1;1)=&quot;1&quot;;&quot;x&quot;;&quot;&quot;)" office:value-type="string" office:string-value="x">
            <text:p>x</text:p>
          </table:table-cell>
          <table:table-cell table:style-name="ce6" table:formula="of:=IF(MID([.$S179];2;1)=&quot;1&quot;;&quot;x&quot;;&quot;&quot;)">
            <text:p/>
          </table:table-cell>
          <table:table-cell table:style-name="ce6" table:formula="of:=IF(MID([.$S179];3;1)=&quot;1&quot;;&quot;x&quot;;&quot;&quot;)" office:value-type="string" office:string-value="x">
            <text:p>x</text:p>
          </table:table-cell>
          <table:table-cell table:style-name="ce6" table:formula="of:=IF(MID([.$S179];4;1)=&quot;1&quot;;&quot;x&quot;;&quot;&quot;)" office:value-type="string" office:string-value="x">
            <text:p>x</text:p>
          </table:table-cell>
          <table:table-cell table:style-name="ce6" table:formula="of:=IF(MID([.$S179];5;1)=&quot;1&quot;;&quot;x&quot;;&quot;&quot;)">
            <text:p/>
          </table:table-cell>
          <table:table-cell table:style-name="ce6" table:formula="of:=IF(MID([.$S179];6;1)=&quot;1&quot;;&quot;x&quot;;&quot;&quot;)">
            <text:p/>
          </table:table-cell>
          <table:table-cell table:style-name="ce6" table:formula="of:=IF(MID([.$S179];7;1)=&quot;1&quot;;&quot;x&quot;;&quot;&quot;)">
            <text:p/>
          </table:table-cell>
          <table:table-cell table:style-name="ce6" table:formula="of:=IF(MID([.$S179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79];8)" office:value-type="string" office:string-value="10110001">
            <text:p>101100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80];2)" office:value-type="string" office:string-value="0xB2">
            <text:p>0xB2</text:p>
          </table:table-cell>
          <table:table-cell table:style-name="ce2" office:value-type="float" office:value="178">
            <text:p>178</text:p>
          </table:table-cell>
          <table:table-cell table:style-name="ce5" table:formula="of:=IF(MID([.$S180];1;1)=&quot;1&quot;;&quot;x&quot;;&quot;&quot;)" office:value-type="string" office:string-value="x">
            <text:p>x</text:p>
          </table:table-cell>
          <table:table-cell table:style-name="ce5" table:formula="of:=IF(MID([.$S180];2;1)=&quot;1&quot;;&quot;x&quot;;&quot;&quot;)">
            <text:p/>
          </table:table-cell>
          <table:table-cell table:style-name="ce5" table:formula="of:=IF(MID([.$S180];3;1)=&quot;1&quot;;&quot;x&quot;;&quot;&quot;)" office:value-type="string" office:string-value="x">
            <text:p>x</text:p>
          </table:table-cell>
          <table:table-cell table:style-name="ce5" table:formula="of:=IF(MID([.$S180];4;1)=&quot;1&quot;;&quot;x&quot;;&quot;&quot;)" office:value-type="string" office:string-value="x">
            <text:p>x</text:p>
          </table:table-cell>
          <table:table-cell table:style-name="ce5" table:formula="of:=IF(MID([.$S180];5;1)=&quot;1&quot;;&quot;x&quot;;&quot;&quot;)">
            <text:p/>
          </table:table-cell>
          <table:table-cell table:style-name="ce5" table:formula="of:=IF(MID([.$S180];6;1)=&quot;1&quot;;&quot;x&quot;;&quot;&quot;)">
            <text:p/>
          </table:table-cell>
          <table:table-cell table:style-name="ce5" table:formula="of:=IF(MID([.$S180];7;1)=&quot;1&quot;;&quot;x&quot;;&quot;&quot;)" office:value-type="string" office:string-value="x">
            <text:p>x</text:p>
          </table:table-cell>
          <table:table-cell table:style-name="ce5" table:formula="of:=IF(MID([.$S180];8;1)=&quot;1&quot;;&quot;x&quot;;&quot;&quot;)">
            <text:p/>
          </table:table-cell>
          <table:table-cell table:number-columns-repeated="8"/>
          <table:table-cell table:formula="of:=DEC2BIN([.B180];8)" office:value-type="string" office:string-value="10110010">
            <text:p>10110010</text:p>
          </table:table-cell>
          <table:table-cell table:number-columns-repeated="1005"/>
        </table:table-row>
        <table:table-row table:style-name="ro3">
          <table:table-cell table:formula="of:=&quot;0x&quot;&amp;DEC2HEX([.B181];2)" office:value-type="string" office:string-value="0xB3">
            <text:p>0xB3</text:p>
          </table:table-cell>
          <table:table-cell office:value-type="float" office:value="179">
            <text:p>179</text:p>
          </table:table-cell>
          <table:table-cell table:style-name="ce6" table:formula="of:=IF(MID([.$S181];1;1)=&quot;1&quot;;&quot;x&quot;;&quot;&quot;)" office:value-type="string" office:string-value="x">
            <text:p>x</text:p>
          </table:table-cell>
          <table:table-cell table:style-name="ce6" table:formula="of:=IF(MID([.$S181];2;1)=&quot;1&quot;;&quot;x&quot;;&quot;&quot;)">
            <text:p/>
          </table:table-cell>
          <table:table-cell table:style-name="ce6" table:formula="of:=IF(MID([.$S181];3;1)=&quot;1&quot;;&quot;x&quot;;&quot;&quot;)" office:value-type="string" office:string-value="x">
            <text:p>x</text:p>
          </table:table-cell>
          <table:table-cell table:style-name="ce6" table:formula="of:=IF(MID([.$S181];4;1)=&quot;1&quot;;&quot;x&quot;;&quot;&quot;)" office:value-type="string" office:string-value="x">
            <text:p>x</text:p>
          </table:table-cell>
          <table:table-cell table:style-name="ce6" table:formula="of:=IF(MID([.$S181];5;1)=&quot;1&quot;;&quot;x&quot;;&quot;&quot;)">
            <text:p/>
          </table:table-cell>
          <table:table-cell table:style-name="ce6" table:formula="of:=IF(MID([.$S181];6;1)=&quot;1&quot;;&quot;x&quot;;&quot;&quot;)">
            <text:p/>
          </table:table-cell>
          <table:table-cell table:style-name="ce6" table:formula="of:=IF(MID([.$S181];7;1)=&quot;1&quot;;&quot;x&quot;;&quot;&quot;)" office:value-type="string" office:string-value="x">
            <text:p>x</text:p>
          </table:table-cell>
          <table:table-cell table:style-name="ce6" table:formula="of:=IF(MID([.$S181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81];8)" office:value-type="string" office:string-value="10110011">
            <text:p>101100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82];2)" office:value-type="string" office:string-value="0xB4">
            <text:p>0xB4</text:p>
          </table:table-cell>
          <table:table-cell table:style-name="ce2" office:value-type="float" office:value="180">
            <text:p>180</text:p>
          </table:table-cell>
          <table:table-cell table:style-name="ce5" table:formula="of:=IF(MID([.$S182];1;1)=&quot;1&quot;;&quot;x&quot;;&quot;&quot;)" office:value-type="string" office:string-value="x">
            <text:p>x</text:p>
          </table:table-cell>
          <table:table-cell table:style-name="ce5" table:formula="of:=IF(MID([.$S182];2;1)=&quot;1&quot;;&quot;x&quot;;&quot;&quot;)">
            <text:p/>
          </table:table-cell>
          <table:table-cell table:style-name="ce5" table:formula="of:=IF(MID([.$S182];3;1)=&quot;1&quot;;&quot;x&quot;;&quot;&quot;)" office:value-type="string" office:string-value="x">
            <text:p>x</text:p>
          </table:table-cell>
          <table:table-cell table:style-name="ce5" table:formula="of:=IF(MID([.$S182];4;1)=&quot;1&quot;;&quot;x&quot;;&quot;&quot;)" office:value-type="string" office:string-value="x">
            <text:p>x</text:p>
          </table:table-cell>
          <table:table-cell table:style-name="ce5" table:formula="of:=IF(MID([.$S182];5;1)=&quot;1&quot;;&quot;x&quot;;&quot;&quot;)">
            <text:p/>
          </table:table-cell>
          <table:table-cell table:style-name="ce5" table:formula="of:=IF(MID([.$S182];6;1)=&quot;1&quot;;&quot;x&quot;;&quot;&quot;)" office:value-type="string" office:string-value="x">
            <text:p>x</text:p>
          </table:table-cell>
          <table:table-cell table:style-name="ce5" table:formula="of:=IF(MID([.$S182];7;1)=&quot;1&quot;;&quot;x&quot;;&quot;&quot;)">
            <text:p/>
          </table:table-cell>
          <table:table-cell table:style-name="ce5" table:formula="of:=IF(MID([.$S182];8;1)=&quot;1&quot;;&quot;x&quot;;&quot;&quot;)">
            <text:p/>
          </table:table-cell>
          <table:table-cell table:number-columns-repeated="8"/>
          <table:table-cell table:formula="of:=DEC2BIN([.B182];8)" office:value-type="string" office:string-value="10110100">
            <text:p>10110100</text:p>
          </table:table-cell>
          <table:table-cell table:number-columns-repeated="1005"/>
        </table:table-row>
        <table:table-row table:style-name="ro3">
          <table:table-cell table:formula="of:=&quot;0x&quot;&amp;DEC2HEX([.B183];2)" office:value-type="string" office:string-value="0xB5">
            <text:p>0xB5</text:p>
          </table:table-cell>
          <table:table-cell office:value-type="float" office:value="181">
            <text:p>181</text:p>
          </table:table-cell>
          <table:table-cell table:style-name="ce6" table:formula="of:=IF(MID([.$S183];1;1)=&quot;1&quot;;&quot;x&quot;;&quot;&quot;)" office:value-type="string" office:string-value="x">
            <text:p>x</text:p>
          </table:table-cell>
          <table:table-cell table:style-name="ce6" table:formula="of:=IF(MID([.$S183];2;1)=&quot;1&quot;;&quot;x&quot;;&quot;&quot;)">
            <text:p/>
          </table:table-cell>
          <table:table-cell table:style-name="ce6" table:formula="of:=IF(MID([.$S183];3;1)=&quot;1&quot;;&quot;x&quot;;&quot;&quot;)" office:value-type="string" office:string-value="x">
            <text:p>x</text:p>
          </table:table-cell>
          <table:table-cell table:style-name="ce6" table:formula="of:=IF(MID([.$S183];4;1)=&quot;1&quot;;&quot;x&quot;;&quot;&quot;)" office:value-type="string" office:string-value="x">
            <text:p>x</text:p>
          </table:table-cell>
          <table:table-cell table:style-name="ce6" table:formula="of:=IF(MID([.$S183];5;1)=&quot;1&quot;;&quot;x&quot;;&quot;&quot;)">
            <text:p/>
          </table:table-cell>
          <table:table-cell table:style-name="ce6" table:formula="of:=IF(MID([.$S183];6;1)=&quot;1&quot;;&quot;x&quot;;&quot;&quot;)" office:value-type="string" office:string-value="x">
            <text:p>x</text:p>
          </table:table-cell>
          <table:table-cell table:style-name="ce6" table:formula="of:=IF(MID([.$S183];7;1)=&quot;1&quot;;&quot;x&quot;;&quot;&quot;)">
            <text:p/>
          </table:table-cell>
          <table:table-cell table:style-name="ce6" table:formula="of:=IF(MID([.$S183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83];8)" office:value-type="string" office:string-value="10110101">
            <text:p>101101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84];2)" office:value-type="string" office:string-value="0xB6">
            <text:p>0xB6</text:p>
          </table:table-cell>
          <table:table-cell table:style-name="ce2" office:value-type="float" office:value="182">
            <text:p>182</text:p>
          </table:table-cell>
          <table:table-cell table:style-name="ce5" table:formula="of:=IF(MID([.$S184];1;1)=&quot;1&quot;;&quot;x&quot;;&quot;&quot;)" office:value-type="string" office:string-value="x">
            <text:p>x</text:p>
          </table:table-cell>
          <table:table-cell table:style-name="ce5" table:formula="of:=IF(MID([.$S184];2;1)=&quot;1&quot;;&quot;x&quot;;&quot;&quot;)">
            <text:p/>
          </table:table-cell>
          <table:table-cell table:style-name="ce5" table:formula="of:=IF(MID([.$S184];3;1)=&quot;1&quot;;&quot;x&quot;;&quot;&quot;)" office:value-type="string" office:string-value="x">
            <text:p>x</text:p>
          </table:table-cell>
          <table:table-cell table:style-name="ce5" table:formula="of:=IF(MID([.$S184];4;1)=&quot;1&quot;;&quot;x&quot;;&quot;&quot;)" office:value-type="string" office:string-value="x">
            <text:p>x</text:p>
          </table:table-cell>
          <table:table-cell table:style-name="ce5" table:formula="of:=IF(MID([.$S184];5;1)=&quot;1&quot;;&quot;x&quot;;&quot;&quot;)">
            <text:p/>
          </table:table-cell>
          <table:table-cell table:style-name="ce5" table:formula="of:=IF(MID([.$S184];6;1)=&quot;1&quot;;&quot;x&quot;;&quot;&quot;)" office:value-type="string" office:string-value="x">
            <text:p>x</text:p>
          </table:table-cell>
          <table:table-cell table:style-name="ce5" table:formula="of:=IF(MID([.$S184];7;1)=&quot;1&quot;;&quot;x&quot;;&quot;&quot;)" office:value-type="string" office:string-value="x">
            <text:p>x</text:p>
          </table:table-cell>
          <table:table-cell table:style-name="ce5" table:formula="of:=IF(MID([.$S184];8;1)=&quot;1&quot;;&quot;x&quot;;&quot;&quot;)">
            <text:p/>
          </table:table-cell>
          <table:table-cell table:number-columns-repeated="8"/>
          <table:table-cell table:formula="of:=DEC2BIN([.B184];8)" office:value-type="string" office:string-value="10110110">
            <text:p>10110110</text:p>
          </table:table-cell>
          <table:table-cell table:number-columns-repeated="1005"/>
        </table:table-row>
        <table:table-row table:style-name="ro3">
          <table:table-cell table:formula="of:=&quot;0x&quot;&amp;DEC2HEX([.B185];2)" office:value-type="string" office:string-value="0xB7">
            <text:p>0xB7</text:p>
          </table:table-cell>
          <table:table-cell office:value-type="float" office:value="183">
            <text:p>183</text:p>
          </table:table-cell>
          <table:table-cell table:style-name="ce6" table:formula="of:=IF(MID([.$S185];1;1)=&quot;1&quot;;&quot;x&quot;;&quot;&quot;)" office:value-type="string" office:string-value="x">
            <text:p>x</text:p>
          </table:table-cell>
          <table:table-cell table:style-name="ce6" table:formula="of:=IF(MID([.$S185];2;1)=&quot;1&quot;;&quot;x&quot;;&quot;&quot;)">
            <text:p/>
          </table:table-cell>
          <table:table-cell table:style-name="ce6" table:formula="of:=IF(MID([.$S185];3;1)=&quot;1&quot;;&quot;x&quot;;&quot;&quot;)" office:value-type="string" office:string-value="x">
            <text:p>x</text:p>
          </table:table-cell>
          <table:table-cell table:style-name="ce6" table:formula="of:=IF(MID([.$S185];4;1)=&quot;1&quot;;&quot;x&quot;;&quot;&quot;)" office:value-type="string" office:string-value="x">
            <text:p>x</text:p>
          </table:table-cell>
          <table:table-cell table:style-name="ce6" table:formula="of:=IF(MID([.$S185];5;1)=&quot;1&quot;;&quot;x&quot;;&quot;&quot;)">
            <text:p/>
          </table:table-cell>
          <table:table-cell table:style-name="ce6" table:formula="of:=IF(MID([.$S185];6;1)=&quot;1&quot;;&quot;x&quot;;&quot;&quot;)" office:value-type="string" office:string-value="x">
            <text:p>x</text:p>
          </table:table-cell>
          <table:table-cell table:style-name="ce6" table:formula="of:=IF(MID([.$S185];7;1)=&quot;1&quot;;&quot;x&quot;;&quot;&quot;)" office:value-type="string" office:string-value="x">
            <text:p>x</text:p>
          </table:table-cell>
          <table:table-cell table:style-name="ce6" table:formula="of:=IF(MID([.$S185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85];8)" office:value-type="string" office:string-value="10110111">
            <text:p>101101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86];2)" office:value-type="string" office:string-value="0xB8">
            <text:p>0xB8</text:p>
          </table:table-cell>
          <table:table-cell table:style-name="ce2" office:value-type="float" office:value="184">
            <text:p>184</text:p>
          </table:table-cell>
          <table:table-cell table:style-name="ce5" table:formula="of:=IF(MID([.$S186];1;1)=&quot;1&quot;;&quot;x&quot;;&quot;&quot;)" office:value-type="string" office:string-value="x">
            <text:p>x</text:p>
          </table:table-cell>
          <table:table-cell table:style-name="ce5" table:formula="of:=IF(MID([.$S186];2;1)=&quot;1&quot;;&quot;x&quot;;&quot;&quot;)">
            <text:p/>
          </table:table-cell>
          <table:table-cell table:style-name="ce5" table:formula="of:=IF(MID([.$S186];3;1)=&quot;1&quot;;&quot;x&quot;;&quot;&quot;)" office:value-type="string" office:string-value="x">
            <text:p>x</text:p>
          </table:table-cell>
          <table:table-cell table:style-name="ce5" table:formula="of:=IF(MID([.$S186];4;1)=&quot;1&quot;;&quot;x&quot;;&quot;&quot;)" office:value-type="string" office:string-value="x">
            <text:p>x</text:p>
          </table:table-cell>
          <table:table-cell table:style-name="ce5" table:formula="of:=IF(MID([.$S186];5;1)=&quot;1&quot;;&quot;x&quot;;&quot;&quot;)" office:value-type="string" office:string-value="x">
            <text:p>x</text:p>
          </table:table-cell>
          <table:table-cell table:style-name="ce5" table:formula="of:=IF(MID([.$S186];6;1)=&quot;1&quot;;&quot;x&quot;;&quot;&quot;)">
            <text:p/>
          </table:table-cell>
          <table:table-cell table:style-name="ce5" table:formula="of:=IF(MID([.$S186];7;1)=&quot;1&quot;;&quot;x&quot;;&quot;&quot;)">
            <text:p/>
          </table:table-cell>
          <table:table-cell table:style-name="ce5" table:formula="of:=IF(MID([.$S186];8;1)=&quot;1&quot;;&quot;x&quot;;&quot;&quot;)">
            <text:p/>
          </table:table-cell>
          <table:table-cell table:number-columns-repeated="8"/>
          <table:table-cell table:formula="of:=DEC2BIN([.B186];8)" office:value-type="string" office:string-value="10111000">
            <text:p>10111000</text:p>
          </table:table-cell>
          <table:table-cell table:number-columns-repeated="1005"/>
        </table:table-row>
        <table:table-row table:style-name="ro3">
          <table:table-cell table:formula="of:=&quot;0x&quot;&amp;DEC2HEX([.B187];2)" office:value-type="string" office:string-value="0xB9">
            <text:p>0xB9</text:p>
          </table:table-cell>
          <table:table-cell office:value-type="float" office:value="185">
            <text:p>185</text:p>
          </table:table-cell>
          <table:table-cell table:style-name="ce6" table:formula="of:=IF(MID([.$S187];1;1)=&quot;1&quot;;&quot;x&quot;;&quot;&quot;)" office:value-type="string" office:string-value="x">
            <text:p>x</text:p>
          </table:table-cell>
          <table:table-cell table:style-name="ce6" table:formula="of:=IF(MID([.$S187];2;1)=&quot;1&quot;;&quot;x&quot;;&quot;&quot;)">
            <text:p/>
          </table:table-cell>
          <table:table-cell table:style-name="ce6" table:formula="of:=IF(MID([.$S187];3;1)=&quot;1&quot;;&quot;x&quot;;&quot;&quot;)" office:value-type="string" office:string-value="x">
            <text:p>x</text:p>
          </table:table-cell>
          <table:table-cell table:style-name="ce6" table:formula="of:=IF(MID([.$S187];4;1)=&quot;1&quot;;&quot;x&quot;;&quot;&quot;)" office:value-type="string" office:string-value="x">
            <text:p>x</text:p>
          </table:table-cell>
          <table:table-cell table:style-name="ce6" table:formula="of:=IF(MID([.$S187];5;1)=&quot;1&quot;;&quot;x&quot;;&quot;&quot;)" office:value-type="string" office:string-value="x">
            <text:p>x</text:p>
          </table:table-cell>
          <table:table-cell table:style-name="ce6" table:formula="of:=IF(MID([.$S187];6;1)=&quot;1&quot;;&quot;x&quot;;&quot;&quot;)">
            <text:p/>
          </table:table-cell>
          <table:table-cell table:style-name="ce6" table:formula="of:=IF(MID([.$S187];7;1)=&quot;1&quot;;&quot;x&quot;;&quot;&quot;)">
            <text:p/>
          </table:table-cell>
          <table:table-cell table:style-name="ce6" table:formula="of:=IF(MID([.$S187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87];8)" office:value-type="string" office:string-value="10111001">
            <text:p>101110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88];2)" office:value-type="string" office:string-value="0xBA">
            <text:p>0xBA</text:p>
          </table:table-cell>
          <table:table-cell table:style-name="ce2" office:value-type="float" office:value="186">
            <text:p>186</text:p>
          </table:table-cell>
          <table:table-cell table:style-name="ce5" table:formula="of:=IF(MID([.$S188];1;1)=&quot;1&quot;;&quot;x&quot;;&quot;&quot;)" office:value-type="string" office:string-value="x">
            <text:p>x</text:p>
          </table:table-cell>
          <table:table-cell table:style-name="ce5" table:formula="of:=IF(MID([.$S188];2;1)=&quot;1&quot;;&quot;x&quot;;&quot;&quot;)">
            <text:p/>
          </table:table-cell>
          <table:table-cell table:style-name="ce5" table:formula="of:=IF(MID([.$S188];3;1)=&quot;1&quot;;&quot;x&quot;;&quot;&quot;)" office:value-type="string" office:string-value="x">
            <text:p>x</text:p>
          </table:table-cell>
          <table:table-cell table:style-name="ce5" table:formula="of:=IF(MID([.$S188];4;1)=&quot;1&quot;;&quot;x&quot;;&quot;&quot;)" office:value-type="string" office:string-value="x">
            <text:p>x</text:p>
          </table:table-cell>
          <table:table-cell table:style-name="ce5" table:formula="of:=IF(MID([.$S188];5;1)=&quot;1&quot;;&quot;x&quot;;&quot;&quot;)" office:value-type="string" office:string-value="x">
            <text:p>x</text:p>
          </table:table-cell>
          <table:table-cell table:style-name="ce5" table:formula="of:=IF(MID([.$S188];6;1)=&quot;1&quot;;&quot;x&quot;;&quot;&quot;)">
            <text:p/>
          </table:table-cell>
          <table:table-cell table:style-name="ce5" table:formula="of:=IF(MID([.$S188];7;1)=&quot;1&quot;;&quot;x&quot;;&quot;&quot;)" office:value-type="string" office:string-value="x">
            <text:p>x</text:p>
          </table:table-cell>
          <table:table-cell table:style-name="ce5" table:formula="of:=IF(MID([.$S188];8;1)=&quot;1&quot;;&quot;x&quot;;&quot;&quot;)">
            <text:p/>
          </table:table-cell>
          <table:table-cell table:number-columns-repeated="8"/>
          <table:table-cell table:formula="of:=DEC2BIN([.B188];8)" office:value-type="string" office:string-value="10111010">
            <text:p>10111010</text:p>
          </table:table-cell>
          <table:table-cell table:number-columns-repeated="1005"/>
        </table:table-row>
        <table:table-row table:style-name="ro3">
          <table:table-cell table:formula="of:=&quot;0x&quot;&amp;DEC2HEX([.B189];2)" office:value-type="string" office:string-value="0xBB">
            <text:p>0xBB</text:p>
          </table:table-cell>
          <table:table-cell office:value-type="float" office:value="187">
            <text:p>187</text:p>
          </table:table-cell>
          <table:table-cell table:style-name="ce6" table:formula="of:=IF(MID([.$S189];1;1)=&quot;1&quot;;&quot;x&quot;;&quot;&quot;)" office:value-type="string" office:string-value="x">
            <text:p>x</text:p>
          </table:table-cell>
          <table:table-cell table:style-name="ce6" table:formula="of:=IF(MID([.$S189];2;1)=&quot;1&quot;;&quot;x&quot;;&quot;&quot;)">
            <text:p/>
          </table:table-cell>
          <table:table-cell table:style-name="ce6" table:formula="of:=IF(MID([.$S189];3;1)=&quot;1&quot;;&quot;x&quot;;&quot;&quot;)" office:value-type="string" office:string-value="x">
            <text:p>x</text:p>
          </table:table-cell>
          <table:table-cell table:style-name="ce6" table:formula="of:=IF(MID([.$S189];4;1)=&quot;1&quot;;&quot;x&quot;;&quot;&quot;)" office:value-type="string" office:string-value="x">
            <text:p>x</text:p>
          </table:table-cell>
          <table:table-cell table:style-name="ce6" table:formula="of:=IF(MID([.$S189];5;1)=&quot;1&quot;;&quot;x&quot;;&quot;&quot;)" office:value-type="string" office:string-value="x">
            <text:p>x</text:p>
          </table:table-cell>
          <table:table-cell table:style-name="ce6" table:formula="of:=IF(MID([.$S189];6;1)=&quot;1&quot;;&quot;x&quot;;&quot;&quot;)">
            <text:p/>
          </table:table-cell>
          <table:table-cell table:style-name="ce6" table:formula="of:=IF(MID([.$S189];7;1)=&quot;1&quot;;&quot;x&quot;;&quot;&quot;)" office:value-type="string" office:string-value="x">
            <text:p>x</text:p>
          </table:table-cell>
          <table:table-cell table:style-name="ce6" table:formula="of:=IF(MID([.$S189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89];8)" office:value-type="string" office:string-value="10111011">
            <text:p>101110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90];2)" office:value-type="string" office:string-value="0xBC">
            <text:p>0xBC</text:p>
          </table:table-cell>
          <table:table-cell table:style-name="ce2" office:value-type="float" office:value="188">
            <text:p>188</text:p>
          </table:table-cell>
          <table:table-cell table:style-name="ce5" table:formula="of:=IF(MID([.$S190];1;1)=&quot;1&quot;;&quot;x&quot;;&quot;&quot;)" office:value-type="string" office:string-value="x">
            <text:p>x</text:p>
          </table:table-cell>
          <table:table-cell table:style-name="ce5" table:formula="of:=IF(MID([.$S190];2;1)=&quot;1&quot;;&quot;x&quot;;&quot;&quot;)">
            <text:p/>
          </table:table-cell>
          <table:table-cell table:style-name="ce5" table:formula="of:=IF(MID([.$S190];3;1)=&quot;1&quot;;&quot;x&quot;;&quot;&quot;)" office:value-type="string" office:string-value="x">
            <text:p>x</text:p>
          </table:table-cell>
          <table:table-cell table:style-name="ce5" table:formula="of:=IF(MID([.$S190];4;1)=&quot;1&quot;;&quot;x&quot;;&quot;&quot;)" office:value-type="string" office:string-value="x">
            <text:p>x</text:p>
          </table:table-cell>
          <table:table-cell table:style-name="ce5" table:formula="of:=IF(MID([.$S190];5;1)=&quot;1&quot;;&quot;x&quot;;&quot;&quot;)" office:value-type="string" office:string-value="x">
            <text:p>x</text:p>
          </table:table-cell>
          <table:table-cell table:style-name="ce5" table:formula="of:=IF(MID([.$S190];6;1)=&quot;1&quot;;&quot;x&quot;;&quot;&quot;)" office:value-type="string" office:string-value="x">
            <text:p>x</text:p>
          </table:table-cell>
          <table:table-cell table:style-name="ce5" table:formula="of:=IF(MID([.$S190];7;1)=&quot;1&quot;;&quot;x&quot;;&quot;&quot;)">
            <text:p/>
          </table:table-cell>
          <table:table-cell table:style-name="ce5" table:formula="of:=IF(MID([.$S190];8;1)=&quot;1&quot;;&quot;x&quot;;&quot;&quot;)">
            <text:p/>
          </table:table-cell>
          <table:table-cell table:number-columns-repeated="8"/>
          <table:table-cell table:formula="of:=DEC2BIN([.B190];8)" office:value-type="string" office:string-value="10111100">
            <text:p>10111100</text:p>
          </table:table-cell>
          <table:table-cell table:number-columns-repeated="1005"/>
        </table:table-row>
        <table:table-row table:style-name="ro3">
          <table:table-cell table:formula="of:=&quot;0x&quot;&amp;DEC2HEX([.B191];2)" office:value-type="string" office:string-value="0xBD">
            <text:p>0xBD</text:p>
          </table:table-cell>
          <table:table-cell office:value-type="float" office:value="189">
            <text:p>189</text:p>
          </table:table-cell>
          <table:table-cell table:style-name="ce6" table:formula="of:=IF(MID([.$S191];1;1)=&quot;1&quot;;&quot;x&quot;;&quot;&quot;)" office:value-type="string" office:string-value="x">
            <text:p>x</text:p>
          </table:table-cell>
          <table:table-cell table:style-name="ce6" table:formula="of:=IF(MID([.$S191];2;1)=&quot;1&quot;;&quot;x&quot;;&quot;&quot;)">
            <text:p/>
          </table:table-cell>
          <table:table-cell table:style-name="ce6" table:formula="of:=IF(MID([.$S191];3;1)=&quot;1&quot;;&quot;x&quot;;&quot;&quot;)" office:value-type="string" office:string-value="x">
            <text:p>x</text:p>
          </table:table-cell>
          <table:table-cell table:style-name="ce6" table:formula="of:=IF(MID([.$S191];4;1)=&quot;1&quot;;&quot;x&quot;;&quot;&quot;)" office:value-type="string" office:string-value="x">
            <text:p>x</text:p>
          </table:table-cell>
          <table:table-cell table:style-name="ce6" table:formula="of:=IF(MID([.$S191];5;1)=&quot;1&quot;;&quot;x&quot;;&quot;&quot;)" office:value-type="string" office:string-value="x">
            <text:p>x</text:p>
          </table:table-cell>
          <table:table-cell table:style-name="ce6" table:formula="of:=IF(MID([.$S191];6;1)=&quot;1&quot;;&quot;x&quot;;&quot;&quot;)" office:value-type="string" office:string-value="x">
            <text:p>x</text:p>
          </table:table-cell>
          <table:table-cell table:style-name="ce6" table:formula="of:=IF(MID([.$S191];7;1)=&quot;1&quot;;&quot;x&quot;;&quot;&quot;)">
            <text:p/>
          </table:table-cell>
          <table:table-cell table:style-name="ce6" table:formula="of:=IF(MID([.$S191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91];8)" office:value-type="string" office:string-value="10111101">
            <text:p>101111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92];2)" office:value-type="string" office:string-value="0xBE">
            <text:p>0xBE</text:p>
          </table:table-cell>
          <table:table-cell table:style-name="ce2" office:value-type="float" office:value="190">
            <text:p>190</text:p>
          </table:table-cell>
          <table:table-cell table:style-name="ce5" table:formula="of:=IF(MID([.$S192];1;1)=&quot;1&quot;;&quot;x&quot;;&quot;&quot;)" office:value-type="string" office:string-value="x">
            <text:p>x</text:p>
          </table:table-cell>
          <table:table-cell table:style-name="ce5" table:formula="of:=IF(MID([.$S192];2;1)=&quot;1&quot;;&quot;x&quot;;&quot;&quot;)">
            <text:p/>
          </table:table-cell>
          <table:table-cell table:style-name="ce5" table:formula="of:=IF(MID([.$S192];3;1)=&quot;1&quot;;&quot;x&quot;;&quot;&quot;)" office:value-type="string" office:string-value="x">
            <text:p>x</text:p>
          </table:table-cell>
          <table:table-cell table:style-name="ce5" table:formula="of:=IF(MID([.$S192];4;1)=&quot;1&quot;;&quot;x&quot;;&quot;&quot;)" office:value-type="string" office:string-value="x">
            <text:p>x</text:p>
          </table:table-cell>
          <table:table-cell table:style-name="ce5" table:formula="of:=IF(MID([.$S192];5;1)=&quot;1&quot;;&quot;x&quot;;&quot;&quot;)" office:value-type="string" office:string-value="x">
            <text:p>x</text:p>
          </table:table-cell>
          <table:table-cell table:style-name="ce5" table:formula="of:=IF(MID([.$S192];6;1)=&quot;1&quot;;&quot;x&quot;;&quot;&quot;)" office:value-type="string" office:string-value="x">
            <text:p>x</text:p>
          </table:table-cell>
          <table:table-cell table:style-name="ce5" table:formula="of:=IF(MID([.$S192];7;1)=&quot;1&quot;;&quot;x&quot;;&quot;&quot;)" office:value-type="string" office:string-value="x">
            <text:p>x</text:p>
          </table:table-cell>
          <table:table-cell table:style-name="ce5" table:formula="of:=IF(MID([.$S192];8;1)=&quot;1&quot;;&quot;x&quot;;&quot;&quot;)">
            <text:p/>
          </table:table-cell>
          <table:table-cell table:number-columns-repeated="8"/>
          <table:table-cell table:formula="of:=DEC2BIN([.B192];8)" office:value-type="string" office:string-value="10111110">
            <text:p>10111110</text:p>
          </table:table-cell>
          <table:table-cell table:number-columns-repeated="1005"/>
        </table:table-row>
        <table:table-row table:style-name="ro3">
          <table:table-cell table:formula="of:=&quot;0x&quot;&amp;DEC2HEX([.B193];2)" office:value-type="string" office:string-value="0xBF">
            <text:p>0xBF</text:p>
          </table:table-cell>
          <table:table-cell office:value-type="float" office:value="191">
            <text:p>191</text:p>
          </table:table-cell>
          <table:table-cell table:style-name="ce6" table:formula="of:=IF(MID([.$S193];1;1)=&quot;1&quot;;&quot;x&quot;;&quot;&quot;)" office:value-type="string" office:string-value="x">
            <text:p>x</text:p>
          </table:table-cell>
          <table:table-cell table:style-name="ce6" table:formula="of:=IF(MID([.$S193];2;1)=&quot;1&quot;;&quot;x&quot;;&quot;&quot;)">
            <text:p/>
          </table:table-cell>
          <table:table-cell table:style-name="ce6" table:formula="of:=IF(MID([.$S193];3;1)=&quot;1&quot;;&quot;x&quot;;&quot;&quot;)" office:value-type="string" office:string-value="x">
            <text:p>x</text:p>
          </table:table-cell>
          <table:table-cell table:style-name="ce6" table:formula="of:=IF(MID([.$S193];4;1)=&quot;1&quot;;&quot;x&quot;;&quot;&quot;)" office:value-type="string" office:string-value="x">
            <text:p>x</text:p>
          </table:table-cell>
          <table:table-cell table:style-name="ce6" table:formula="of:=IF(MID([.$S193];5;1)=&quot;1&quot;;&quot;x&quot;;&quot;&quot;)" office:value-type="string" office:string-value="x">
            <text:p>x</text:p>
          </table:table-cell>
          <table:table-cell table:style-name="ce6" table:formula="of:=IF(MID([.$S193];6;1)=&quot;1&quot;;&quot;x&quot;;&quot;&quot;)" office:value-type="string" office:string-value="x">
            <text:p>x</text:p>
          </table:table-cell>
          <table:table-cell table:style-name="ce6" table:formula="of:=IF(MID([.$S193];7;1)=&quot;1&quot;;&quot;x&quot;;&quot;&quot;)" office:value-type="string" office:string-value="x">
            <text:p>x</text:p>
          </table:table-cell>
          <table:table-cell table:style-name="ce6" table:formula="of:=IF(MID([.$S193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93];8)" office:value-type="string" office:string-value="10111111">
            <text:p>101111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94];2)" office:value-type="string" office:string-value="0xC0">
            <text:p>0xC0</text:p>
          </table:table-cell>
          <table:table-cell table:style-name="ce2" office:value-type="float" office:value="192">
            <text:p>192</text:p>
          </table:table-cell>
          <table:table-cell table:style-name="ce5" table:formula="of:=IF(MID([.$S194];1;1)=&quot;1&quot;;&quot;x&quot;;&quot;&quot;)" office:value-type="string" office:string-value="x">
            <text:p>x</text:p>
          </table:table-cell>
          <table:table-cell table:style-name="ce5" table:formula="of:=IF(MID([.$S194];2;1)=&quot;1&quot;;&quot;x&quot;;&quot;&quot;)" office:value-type="string" office:string-value="x">
            <text:p>x</text:p>
          </table:table-cell>
          <table:table-cell table:style-name="ce5" table:formula="of:=IF(MID([.$S194];3;1)=&quot;1&quot;;&quot;x&quot;;&quot;&quot;)">
            <text:p/>
          </table:table-cell>
          <table:table-cell table:style-name="ce5" table:formula="of:=IF(MID([.$S194];4;1)=&quot;1&quot;;&quot;x&quot;;&quot;&quot;)">
            <text:p/>
          </table:table-cell>
          <table:table-cell table:style-name="ce5" table:formula="of:=IF(MID([.$S194];5;1)=&quot;1&quot;;&quot;x&quot;;&quot;&quot;)">
            <text:p/>
          </table:table-cell>
          <table:table-cell table:style-name="ce5" table:formula="of:=IF(MID([.$S194];6;1)=&quot;1&quot;;&quot;x&quot;;&quot;&quot;)">
            <text:p/>
          </table:table-cell>
          <table:table-cell table:style-name="ce5" table:formula="of:=IF(MID([.$S194];7;1)=&quot;1&quot;;&quot;x&quot;;&quot;&quot;)">
            <text:p/>
          </table:table-cell>
          <table:table-cell table:style-name="ce5" table:formula="of:=IF(MID([.$S194];8;1)=&quot;1&quot;;&quot;x&quot;;&quot;&quot;)">
            <text:p/>
          </table:table-cell>
          <table:table-cell table:number-columns-repeated="8"/>
          <table:table-cell table:formula="of:=DEC2BIN([.B194];8)" office:value-type="string" office:string-value="11000000">
            <text:p>11000000</text:p>
          </table:table-cell>
          <table:table-cell table:number-columns-repeated="1005"/>
        </table:table-row>
        <table:table-row table:style-name="ro3">
          <table:table-cell table:formula="of:=&quot;0x&quot;&amp;DEC2HEX([.B195];2)" office:value-type="string" office:string-value="0xC1">
            <text:p>0xC1</text:p>
          </table:table-cell>
          <table:table-cell office:value-type="float" office:value="193">
            <text:p>193</text:p>
          </table:table-cell>
          <table:table-cell table:style-name="ce6" table:formula="of:=IF(MID([.$S195];1;1)=&quot;1&quot;;&quot;x&quot;;&quot;&quot;)" office:value-type="string" office:string-value="x">
            <text:p>x</text:p>
          </table:table-cell>
          <table:table-cell table:style-name="ce6" table:formula="of:=IF(MID([.$S195];2;1)=&quot;1&quot;;&quot;x&quot;;&quot;&quot;)" office:value-type="string" office:string-value="x">
            <text:p>x</text:p>
          </table:table-cell>
          <table:table-cell table:style-name="ce6" table:formula="of:=IF(MID([.$S195];3;1)=&quot;1&quot;;&quot;x&quot;;&quot;&quot;)">
            <text:p/>
          </table:table-cell>
          <table:table-cell table:style-name="ce6" table:formula="of:=IF(MID([.$S195];4;1)=&quot;1&quot;;&quot;x&quot;;&quot;&quot;)">
            <text:p/>
          </table:table-cell>
          <table:table-cell table:style-name="ce6" table:formula="of:=IF(MID([.$S195];5;1)=&quot;1&quot;;&quot;x&quot;;&quot;&quot;)">
            <text:p/>
          </table:table-cell>
          <table:table-cell table:style-name="ce6" table:formula="of:=IF(MID([.$S195];6;1)=&quot;1&quot;;&quot;x&quot;;&quot;&quot;)">
            <text:p/>
          </table:table-cell>
          <table:table-cell table:style-name="ce6" table:formula="of:=IF(MID([.$S195];7;1)=&quot;1&quot;;&quot;x&quot;;&quot;&quot;)">
            <text:p/>
          </table:table-cell>
          <table:table-cell table:style-name="ce6" table:formula="of:=IF(MID([.$S195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95];8)" office:value-type="string" office:string-value="11000001">
            <text:p>110000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96];2)" office:value-type="string" office:string-value="0xC2">
            <text:p>0xC2</text:p>
          </table:table-cell>
          <table:table-cell table:style-name="ce2" office:value-type="float" office:value="194">
            <text:p>194</text:p>
          </table:table-cell>
          <table:table-cell table:style-name="ce5" table:formula="of:=IF(MID([.$S196];1;1)=&quot;1&quot;;&quot;x&quot;;&quot;&quot;)" office:value-type="string" office:string-value="x">
            <text:p>x</text:p>
          </table:table-cell>
          <table:table-cell table:style-name="ce5" table:formula="of:=IF(MID([.$S196];2;1)=&quot;1&quot;;&quot;x&quot;;&quot;&quot;)" office:value-type="string" office:string-value="x">
            <text:p>x</text:p>
          </table:table-cell>
          <table:table-cell table:style-name="ce5" table:formula="of:=IF(MID([.$S196];3;1)=&quot;1&quot;;&quot;x&quot;;&quot;&quot;)">
            <text:p/>
          </table:table-cell>
          <table:table-cell table:style-name="ce5" table:formula="of:=IF(MID([.$S196];4;1)=&quot;1&quot;;&quot;x&quot;;&quot;&quot;)">
            <text:p/>
          </table:table-cell>
          <table:table-cell table:style-name="ce5" table:formula="of:=IF(MID([.$S196];5;1)=&quot;1&quot;;&quot;x&quot;;&quot;&quot;)">
            <text:p/>
          </table:table-cell>
          <table:table-cell table:style-name="ce5" table:formula="of:=IF(MID([.$S196];6;1)=&quot;1&quot;;&quot;x&quot;;&quot;&quot;)">
            <text:p/>
          </table:table-cell>
          <table:table-cell table:style-name="ce5" table:formula="of:=IF(MID([.$S196];7;1)=&quot;1&quot;;&quot;x&quot;;&quot;&quot;)" office:value-type="string" office:string-value="x">
            <text:p>x</text:p>
          </table:table-cell>
          <table:table-cell table:style-name="ce5" table:formula="of:=IF(MID([.$S196];8;1)=&quot;1&quot;;&quot;x&quot;;&quot;&quot;)">
            <text:p/>
          </table:table-cell>
          <table:table-cell table:number-columns-repeated="8"/>
          <table:table-cell table:formula="of:=DEC2BIN([.B196];8)" office:value-type="string" office:string-value="11000010">
            <text:p>11000010</text:p>
          </table:table-cell>
          <table:table-cell table:number-columns-repeated="1005"/>
        </table:table-row>
        <table:table-row table:style-name="ro3">
          <table:table-cell table:formula="of:=&quot;0x&quot;&amp;DEC2HEX([.B197];2)" office:value-type="string" office:string-value="0xC3">
            <text:p>0xC3</text:p>
          </table:table-cell>
          <table:table-cell office:value-type="float" office:value="195">
            <text:p>195</text:p>
          </table:table-cell>
          <table:table-cell table:style-name="ce6" table:formula="of:=IF(MID([.$S197];1;1)=&quot;1&quot;;&quot;x&quot;;&quot;&quot;)" office:value-type="string" office:string-value="x">
            <text:p>x</text:p>
          </table:table-cell>
          <table:table-cell table:style-name="ce6" table:formula="of:=IF(MID([.$S197];2;1)=&quot;1&quot;;&quot;x&quot;;&quot;&quot;)" office:value-type="string" office:string-value="x">
            <text:p>x</text:p>
          </table:table-cell>
          <table:table-cell table:style-name="ce6" table:formula="of:=IF(MID([.$S197];3;1)=&quot;1&quot;;&quot;x&quot;;&quot;&quot;)">
            <text:p/>
          </table:table-cell>
          <table:table-cell table:style-name="ce6" table:formula="of:=IF(MID([.$S197];4;1)=&quot;1&quot;;&quot;x&quot;;&quot;&quot;)">
            <text:p/>
          </table:table-cell>
          <table:table-cell table:style-name="ce6" table:formula="of:=IF(MID([.$S197];5;1)=&quot;1&quot;;&quot;x&quot;;&quot;&quot;)">
            <text:p/>
          </table:table-cell>
          <table:table-cell table:style-name="ce6" table:formula="of:=IF(MID([.$S197];6;1)=&quot;1&quot;;&quot;x&quot;;&quot;&quot;)">
            <text:p/>
          </table:table-cell>
          <table:table-cell table:style-name="ce6" table:formula="of:=IF(MID([.$S197];7;1)=&quot;1&quot;;&quot;x&quot;;&quot;&quot;)" office:value-type="string" office:string-value="x">
            <text:p>x</text:p>
          </table:table-cell>
          <table:table-cell table:style-name="ce6" table:formula="of:=IF(MID([.$S197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97];8)" office:value-type="string" office:string-value="11000011">
            <text:p>110000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198];2)" office:value-type="string" office:string-value="0xC4">
            <text:p>0xC4</text:p>
          </table:table-cell>
          <table:table-cell table:style-name="ce2" office:value-type="float" office:value="196">
            <text:p>196</text:p>
          </table:table-cell>
          <table:table-cell table:style-name="ce5" table:formula="of:=IF(MID([.$S198];1;1)=&quot;1&quot;;&quot;x&quot;;&quot;&quot;)" office:value-type="string" office:string-value="x">
            <text:p>x</text:p>
          </table:table-cell>
          <table:table-cell table:style-name="ce5" table:formula="of:=IF(MID([.$S198];2;1)=&quot;1&quot;;&quot;x&quot;;&quot;&quot;)" office:value-type="string" office:string-value="x">
            <text:p>x</text:p>
          </table:table-cell>
          <table:table-cell table:style-name="ce5" table:formula="of:=IF(MID([.$S198];3;1)=&quot;1&quot;;&quot;x&quot;;&quot;&quot;)">
            <text:p/>
          </table:table-cell>
          <table:table-cell table:style-name="ce5" table:formula="of:=IF(MID([.$S198];4;1)=&quot;1&quot;;&quot;x&quot;;&quot;&quot;)">
            <text:p/>
          </table:table-cell>
          <table:table-cell table:style-name="ce5" table:formula="of:=IF(MID([.$S198];5;1)=&quot;1&quot;;&quot;x&quot;;&quot;&quot;)">
            <text:p/>
          </table:table-cell>
          <table:table-cell table:style-name="ce5" table:formula="of:=IF(MID([.$S198];6;1)=&quot;1&quot;;&quot;x&quot;;&quot;&quot;)" office:value-type="string" office:string-value="x">
            <text:p>x</text:p>
          </table:table-cell>
          <table:table-cell table:style-name="ce5" table:formula="of:=IF(MID([.$S198];7;1)=&quot;1&quot;;&quot;x&quot;;&quot;&quot;)">
            <text:p/>
          </table:table-cell>
          <table:table-cell table:style-name="ce5" table:formula="of:=IF(MID([.$S198];8;1)=&quot;1&quot;;&quot;x&quot;;&quot;&quot;)">
            <text:p/>
          </table:table-cell>
          <table:table-cell table:number-columns-repeated="8"/>
          <table:table-cell table:formula="of:=DEC2BIN([.B198];8)" office:value-type="string" office:string-value="11000100">
            <text:p>11000100</text:p>
          </table:table-cell>
          <table:table-cell table:number-columns-repeated="1005"/>
        </table:table-row>
        <table:table-row table:style-name="ro3">
          <table:table-cell table:formula="of:=&quot;0x&quot;&amp;DEC2HEX([.B199];2)" office:value-type="string" office:string-value="0xC5">
            <text:p>0xC5</text:p>
          </table:table-cell>
          <table:table-cell office:value-type="float" office:value="197">
            <text:p>197</text:p>
          </table:table-cell>
          <table:table-cell table:style-name="ce6" table:formula="of:=IF(MID([.$S199];1;1)=&quot;1&quot;;&quot;x&quot;;&quot;&quot;)" office:value-type="string" office:string-value="x">
            <text:p>x</text:p>
          </table:table-cell>
          <table:table-cell table:style-name="ce6" table:formula="of:=IF(MID([.$S199];2;1)=&quot;1&quot;;&quot;x&quot;;&quot;&quot;)" office:value-type="string" office:string-value="x">
            <text:p>x</text:p>
          </table:table-cell>
          <table:table-cell table:style-name="ce6" table:formula="of:=IF(MID([.$S199];3;1)=&quot;1&quot;;&quot;x&quot;;&quot;&quot;)">
            <text:p/>
          </table:table-cell>
          <table:table-cell table:style-name="ce6" table:formula="of:=IF(MID([.$S199];4;1)=&quot;1&quot;;&quot;x&quot;;&quot;&quot;)">
            <text:p/>
          </table:table-cell>
          <table:table-cell table:style-name="ce6" table:formula="of:=IF(MID([.$S199];5;1)=&quot;1&quot;;&quot;x&quot;;&quot;&quot;)">
            <text:p/>
          </table:table-cell>
          <table:table-cell table:style-name="ce6" table:formula="of:=IF(MID([.$S199];6;1)=&quot;1&quot;;&quot;x&quot;;&quot;&quot;)" office:value-type="string" office:string-value="x">
            <text:p>x</text:p>
          </table:table-cell>
          <table:table-cell table:style-name="ce6" table:formula="of:=IF(MID([.$S199];7;1)=&quot;1&quot;;&quot;x&quot;;&quot;&quot;)">
            <text:p/>
          </table:table-cell>
          <table:table-cell table:style-name="ce6" table:formula="of:=IF(MID([.$S199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99];8)" office:value-type="string" office:string-value="11000101">
            <text:p>110001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200];2)" office:value-type="string" office:string-value="0xC6">
            <text:p>0xC6</text:p>
          </table:table-cell>
          <table:table-cell table:style-name="ce2" office:value-type="float" office:value="198">
            <text:p>198</text:p>
          </table:table-cell>
          <table:table-cell table:style-name="ce5" table:formula="of:=IF(MID([.$S200];1;1)=&quot;1&quot;;&quot;x&quot;;&quot;&quot;)" office:value-type="string" office:string-value="x">
            <text:p>x</text:p>
          </table:table-cell>
          <table:table-cell table:style-name="ce5" table:formula="of:=IF(MID([.$S200];2;1)=&quot;1&quot;;&quot;x&quot;;&quot;&quot;)" office:value-type="string" office:string-value="x">
            <text:p>x</text:p>
          </table:table-cell>
          <table:table-cell table:style-name="ce5" table:formula="of:=IF(MID([.$S200];3;1)=&quot;1&quot;;&quot;x&quot;;&quot;&quot;)">
            <text:p/>
          </table:table-cell>
          <table:table-cell table:style-name="ce5" table:formula="of:=IF(MID([.$S200];4;1)=&quot;1&quot;;&quot;x&quot;;&quot;&quot;)">
            <text:p/>
          </table:table-cell>
          <table:table-cell table:style-name="ce5" table:formula="of:=IF(MID([.$S200];5;1)=&quot;1&quot;;&quot;x&quot;;&quot;&quot;)">
            <text:p/>
          </table:table-cell>
          <table:table-cell table:style-name="ce5" table:formula="of:=IF(MID([.$S200];6;1)=&quot;1&quot;;&quot;x&quot;;&quot;&quot;)" office:value-type="string" office:string-value="x">
            <text:p>x</text:p>
          </table:table-cell>
          <table:table-cell table:style-name="ce5" table:formula="of:=IF(MID([.$S200];7;1)=&quot;1&quot;;&quot;x&quot;;&quot;&quot;)" office:value-type="string" office:string-value="x">
            <text:p>x</text:p>
          </table:table-cell>
          <table:table-cell table:style-name="ce5" table:formula="of:=IF(MID([.$S200];8;1)=&quot;1&quot;;&quot;x&quot;;&quot;&quot;)">
            <text:p/>
          </table:table-cell>
          <table:table-cell table:number-columns-repeated="8"/>
          <table:table-cell table:formula="of:=DEC2BIN([.B200];8)" office:value-type="string" office:string-value="11000110">
            <text:p>11000110</text:p>
          </table:table-cell>
          <table:table-cell table:number-columns-repeated="1005"/>
        </table:table-row>
        <table:table-row table:style-name="ro3">
          <table:table-cell table:formula="of:=&quot;0x&quot;&amp;DEC2HEX([.B201];2)" office:value-type="string" office:string-value="0xC7">
            <text:p>0xC7</text:p>
          </table:table-cell>
          <table:table-cell office:value-type="float" office:value="199">
            <text:p>199</text:p>
          </table:table-cell>
          <table:table-cell table:style-name="ce6" table:formula="of:=IF(MID([.$S201];1;1)=&quot;1&quot;;&quot;x&quot;;&quot;&quot;)" office:value-type="string" office:string-value="x">
            <text:p>x</text:p>
          </table:table-cell>
          <table:table-cell table:style-name="ce6" table:formula="of:=IF(MID([.$S201];2;1)=&quot;1&quot;;&quot;x&quot;;&quot;&quot;)" office:value-type="string" office:string-value="x">
            <text:p>x</text:p>
          </table:table-cell>
          <table:table-cell table:style-name="ce6" table:formula="of:=IF(MID([.$S201];3;1)=&quot;1&quot;;&quot;x&quot;;&quot;&quot;)">
            <text:p/>
          </table:table-cell>
          <table:table-cell table:style-name="ce6" table:formula="of:=IF(MID([.$S201];4;1)=&quot;1&quot;;&quot;x&quot;;&quot;&quot;)">
            <text:p/>
          </table:table-cell>
          <table:table-cell table:style-name="ce6" table:formula="of:=IF(MID([.$S201];5;1)=&quot;1&quot;;&quot;x&quot;;&quot;&quot;)">
            <text:p/>
          </table:table-cell>
          <table:table-cell table:style-name="ce6" table:formula="of:=IF(MID([.$S201];6;1)=&quot;1&quot;;&quot;x&quot;;&quot;&quot;)" office:value-type="string" office:string-value="x">
            <text:p>x</text:p>
          </table:table-cell>
          <table:table-cell table:style-name="ce6" table:formula="of:=IF(MID([.$S201];7;1)=&quot;1&quot;;&quot;x&quot;;&quot;&quot;)" office:value-type="string" office:string-value="x">
            <text:p>x</text:p>
          </table:table-cell>
          <table:table-cell table:style-name="ce6" table:formula="of:=IF(MID([.$S201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201];8)" office:value-type="string" office:string-value="11000111">
            <text:p>110001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202];2)" office:value-type="string" office:string-value="0xC8">
            <text:p>0xC8</text:p>
          </table:table-cell>
          <table:table-cell table:style-name="ce2" office:value-type="float" office:value="200">
            <text:p>200</text:p>
          </table:table-cell>
          <table:table-cell table:style-name="ce5" table:formula="of:=IF(MID([.$S202];1;1)=&quot;1&quot;;&quot;x&quot;;&quot;&quot;)" office:value-type="string" office:string-value="x">
            <text:p>x</text:p>
          </table:table-cell>
          <table:table-cell table:style-name="ce5" table:formula="of:=IF(MID([.$S202];2;1)=&quot;1&quot;;&quot;x&quot;;&quot;&quot;)" office:value-type="string" office:string-value="x">
            <text:p>x</text:p>
          </table:table-cell>
          <table:table-cell table:style-name="ce5" table:formula="of:=IF(MID([.$S202];3;1)=&quot;1&quot;;&quot;x&quot;;&quot;&quot;)">
            <text:p/>
          </table:table-cell>
          <table:table-cell table:style-name="ce5" table:formula="of:=IF(MID([.$S202];4;1)=&quot;1&quot;;&quot;x&quot;;&quot;&quot;)">
            <text:p/>
          </table:table-cell>
          <table:table-cell table:style-name="ce5" table:formula="of:=IF(MID([.$S202];5;1)=&quot;1&quot;;&quot;x&quot;;&quot;&quot;)" office:value-type="string" office:string-value="x">
            <text:p>x</text:p>
          </table:table-cell>
          <table:table-cell table:style-name="ce5" table:formula="of:=IF(MID([.$S202];6;1)=&quot;1&quot;;&quot;x&quot;;&quot;&quot;)">
            <text:p/>
          </table:table-cell>
          <table:table-cell table:style-name="ce5" table:formula="of:=IF(MID([.$S202];7;1)=&quot;1&quot;;&quot;x&quot;;&quot;&quot;)">
            <text:p/>
          </table:table-cell>
          <table:table-cell table:style-name="ce5" table:formula="of:=IF(MID([.$S202];8;1)=&quot;1&quot;;&quot;x&quot;;&quot;&quot;)">
            <text:p/>
          </table:table-cell>
          <table:table-cell table:number-columns-repeated="8"/>
          <table:table-cell table:formula="of:=DEC2BIN([.B202];8)" office:value-type="string" office:string-value="11001000">
            <text:p>11001000</text:p>
          </table:table-cell>
          <table:table-cell table:number-columns-repeated="1005"/>
        </table:table-row>
        <table:table-row table:style-name="ro3">
          <table:table-cell table:formula="of:=&quot;0x&quot;&amp;DEC2HEX([.B203];2)" office:value-type="string" office:string-value="0xC9">
            <text:p>0xC9</text:p>
          </table:table-cell>
          <table:table-cell office:value-type="float" office:value="201">
            <text:p>201</text:p>
          </table:table-cell>
          <table:table-cell table:style-name="ce6" table:formula="of:=IF(MID([.$S203];1;1)=&quot;1&quot;;&quot;x&quot;;&quot;&quot;)" office:value-type="string" office:string-value="x">
            <text:p>x</text:p>
          </table:table-cell>
          <table:table-cell table:style-name="ce6" table:formula="of:=IF(MID([.$S203];2;1)=&quot;1&quot;;&quot;x&quot;;&quot;&quot;)" office:value-type="string" office:string-value="x">
            <text:p>x</text:p>
          </table:table-cell>
          <table:table-cell table:style-name="ce6" table:formula="of:=IF(MID([.$S203];3;1)=&quot;1&quot;;&quot;x&quot;;&quot;&quot;)">
            <text:p/>
          </table:table-cell>
          <table:table-cell table:style-name="ce6" table:formula="of:=IF(MID([.$S203];4;1)=&quot;1&quot;;&quot;x&quot;;&quot;&quot;)">
            <text:p/>
          </table:table-cell>
          <table:table-cell table:style-name="ce6" table:formula="of:=IF(MID([.$S203];5;1)=&quot;1&quot;;&quot;x&quot;;&quot;&quot;)" office:value-type="string" office:string-value="x">
            <text:p>x</text:p>
          </table:table-cell>
          <table:table-cell table:style-name="ce6" table:formula="of:=IF(MID([.$S203];6;1)=&quot;1&quot;;&quot;x&quot;;&quot;&quot;)">
            <text:p/>
          </table:table-cell>
          <table:table-cell table:style-name="ce6" table:formula="of:=IF(MID([.$S203];7;1)=&quot;1&quot;;&quot;x&quot;;&quot;&quot;)">
            <text:p/>
          </table:table-cell>
          <table:table-cell table:style-name="ce6" table:formula="of:=IF(MID([.$S203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203];8)" office:value-type="string" office:string-value="11001001">
            <text:p>110010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204];2)" office:value-type="string" office:string-value="0xCA">
            <text:p>0xCA</text:p>
          </table:table-cell>
          <table:table-cell table:style-name="ce2" office:value-type="float" office:value="202">
            <text:p>202</text:p>
          </table:table-cell>
          <table:table-cell table:style-name="ce5" table:formula="of:=IF(MID([.$S204];1;1)=&quot;1&quot;;&quot;x&quot;;&quot;&quot;)" office:value-type="string" office:string-value="x">
            <text:p>x</text:p>
          </table:table-cell>
          <table:table-cell table:style-name="ce5" table:formula="of:=IF(MID([.$S204];2;1)=&quot;1&quot;;&quot;x&quot;;&quot;&quot;)" office:value-type="string" office:string-value="x">
            <text:p>x</text:p>
          </table:table-cell>
          <table:table-cell table:style-name="ce5" table:formula="of:=IF(MID([.$S204];3;1)=&quot;1&quot;;&quot;x&quot;;&quot;&quot;)">
            <text:p/>
          </table:table-cell>
          <table:table-cell table:style-name="ce5" table:formula="of:=IF(MID([.$S204];4;1)=&quot;1&quot;;&quot;x&quot;;&quot;&quot;)">
            <text:p/>
          </table:table-cell>
          <table:table-cell table:style-name="ce5" table:formula="of:=IF(MID([.$S204];5;1)=&quot;1&quot;;&quot;x&quot;;&quot;&quot;)" office:value-type="string" office:string-value="x">
            <text:p>x</text:p>
          </table:table-cell>
          <table:table-cell table:style-name="ce5" table:formula="of:=IF(MID([.$S204];6;1)=&quot;1&quot;;&quot;x&quot;;&quot;&quot;)">
            <text:p/>
          </table:table-cell>
          <table:table-cell table:style-name="ce5" table:formula="of:=IF(MID([.$S204];7;1)=&quot;1&quot;;&quot;x&quot;;&quot;&quot;)" office:value-type="string" office:string-value="x">
            <text:p>x</text:p>
          </table:table-cell>
          <table:table-cell table:style-name="ce5" table:formula="of:=IF(MID([.$S204];8;1)=&quot;1&quot;;&quot;x&quot;;&quot;&quot;)">
            <text:p/>
          </table:table-cell>
          <table:table-cell table:number-columns-repeated="8"/>
          <table:table-cell table:formula="of:=DEC2BIN([.B204];8)" office:value-type="string" office:string-value="11001010">
            <text:p>11001010</text:p>
          </table:table-cell>
          <table:table-cell table:number-columns-repeated="1005"/>
        </table:table-row>
        <table:table-row table:style-name="ro3">
          <table:table-cell table:formula="of:=&quot;0x&quot;&amp;DEC2HEX([.B205];2)" office:value-type="string" office:string-value="0xCB">
            <text:p>0xCB</text:p>
          </table:table-cell>
          <table:table-cell office:value-type="float" office:value="203">
            <text:p>203</text:p>
          </table:table-cell>
          <table:table-cell table:style-name="ce6" table:formula="of:=IF(MID([.$S205];1;1)=&quot;1&quot;;&quot;x&quot;;&quot;&quot;)" office:value-type="string" office:string-value="x">
            <text:p>x</text:p>
          </table:table-cell>
          <table:table-cell table:style-name="ce6" table:formula="of:=IF(MID([.$S205];2;1)=&quot;1&quot;;&quot;x&quot;;&quot;&quot;)" office:value-type="string" office:string-value="x">
            <text:p>x</text:p>
          </table:table-cell>
          <table:table-cell table:style-name="ce6" table:formula="of:=IF(MID([.$S205];3;1)=&quot;1&quot;;&quot;x&quot;;&quot;&quot;)">
            <text:p/>
          </table:table-cell>
          <table:table-cell table:style-name="ce6" table:formula="of:=IF(MID([.$S205];4;1)=&quot;1&quot;;&quot;x&quot;;&quot;&quot;)">
            <text:p/>
          </table:table-cell>
          <table:table-cell table:style-name="ce6" table:formula="of:=IF(MID([.$S205];5;1)=&quot;1&quot;;&quot;x&quot;;&quot;&quot;)" office:value-type="string" office:string-value="x">
            <text:p>x</text:p>
          </table:table-cell>
          <table:table-cell table:style-name="ce6" table:formula="of:=IF(MID([.$S205];6;1)=&quot;1&quot;;&quot;x&quot;;&quot;&quot;)">
            <text:p/>
          </table:table-cell>
          <table:table-cell table:style-name="ce6" table:formula="of:=IF(MID([.$S205];7;1)=&quot;1&quot;;&quot;x&quot;;&quot;&quot;)" office:value-type="string" office:string-value="x">
            <text:p>x</text:p>
          </table:table-cell>
          <table:table-cell table:style-name="ce6" table:formula="of:=IF(MID([.$S205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205];8)" office:value-type="string" office:string-value="11001011">
            <text:p>110010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206];2)" office:value-type="string" office:string-value="0xCC">
            <text:p>0xCC</text:p>
          </table:table-cell>
          <table:table-cell table:style-name="ce2" office:value-type="float" office:value="204">
            <text:p>204</text:p>
          </table:table-cell>
          <table:table-cell table:style-name="ce5" table:formula="of:=IF(MID([.$S206];1;1)=&quot;1&quot;;&quot;x&quot;;&quot;&quot;)" office:value-type="string" office:string-value="x">
            <text:p>x</text:p>
          </table:table-cell>
          <table:table-cell table:style-name="ce5" table:formula="of:=IF(MID([.$S206];2;1)=&quot;1&quot;;&quot;x&quot;;&quot;&quot;)" office:value-type="string" office:string-value="x">
            <text:p>x</text:p>
          </table:table-cell>
          <table:table-cell table:style-name="ce5" table:formula="of:=IF(MID([.$S206];3;1)=&quot;1&quot;;&quot;x&quot;;&quot;&quot;)">
            <text:p/>
          </table:table-cell>
          <table:table-cell table:style-name="ce5" table:formula="of:=IF(MID([.$S206];4;1)=&quot;1&quot;;&quot;x&quot;;&quot;&quot;)">
            <text:p/>
          </table:table-cell>
          <table:table-cell table:style-name="ce5" table:formula="of:=IF(MID([.$S206];5;1)=&quot;1&quot;;&quot;x&quot;;&quot;&quot;)" office:value-type="string" office:string-value="x">
            <text:p>x</text:p>
          </table:table-cell>
          <table:table-cell table:style-name="ce5" table:formula="of:=IF(MID([.$S206];6;1)=&quot;1&quot;;&quot;x&quot;;&quot;&quot;)" office:value-type="string" office:string-value="x">
            <text:p>x</text:p>
          </table:table-cell>
          <table:table-cell table:style-name="ce5" table:formula="of:=IF(MID([.$S206];7;1)=&quot;1&quot;;&quot;x&quot;;&quot;&quot;)">
            <text:p/>
          </table:table-cell>
          <table:table-cell table:style-name="ce5" table:formula="of:=IF(MID([.$S206];8;1)=&quot;1&quot;;&quot;x&quot;;&quot;&quot;)">
            <text:p/>
          </table:table-cell>
          <table:table-cell table:number-columns-repeated="8"/>
          <table:table-cell table:formula="of:=DEC2BIN([.B206];8)" office:value-type="string" office:string-value="11001100">
            <text:p>11001100</text:p>
          </table:table-cell>
          <table:table-cell table:number-columns-repeated="1005"/>
        </table:table-row>
        <table:table-row table:style-name="ro3">
          <table:table-cell table:formula="of:=&quot;0x&quot;&amp;DEC2HEX([.B207];2)" office:value-type="string" office:string-value="0xCD">
            <text:p>0xCD</text:p>
          </table:table-cell>
          <table:table-cell office:value-type="float" office:value="205">
            <text:p>205</text:p>
          </table:table-cell>
          <table:table-cell table:style-name="ce6" table:formula="of:=IF(MID([.$S207];1;1)=&quot;1&quot;;&quot;x&quot;;&quot;&quot;)" office:value-type="string" office:string-value="x">
            <text:p>x</text:p>
          </table:table-cell>
          <table:table-cell table:style-name="ce6" table:formula="of:=IF(MID([.$S207];2;1)=&quot;1&quot;;&quot;x&quot;;&quot;&quot;)" office:value-type="string" office:string-value="x">
            <text:p>x</text:p>
          </table:table-cell>
          <table:table-cell table:style-name="ce6" table:formula="of:=IF(MID([.$S207];3;1)=&quot;1&quot;;&quot;x&quot;;&quot;&quot;)">
            <text:p/>
          </table:table-cell>
          <table:table-cell table:style-name="ce6" table:formula="of:=IF(MID([.$S207];4;1)=&quot;1&quot;;&quot;x&quot;;&quot;&quot;)">
            <text:p/>
          </table:table-cell>
          <table:table-cell table:style-name="ce6" table:formula="of:=IF(MID([.$S207];5;1)=&quot;1&quot;;&quot;x&quot;;&quot;&quot;)" office:value-type="string" office:string-value="x">
            <text:p>x</text:p>
          </table:table-cell>
          <table:table-cell table:style-name="ce6" table:formula="of:=IF(MID([.$S207];6;1)=&quot;1&quot;;&quot;x&quot;;&quot;&quot;)" office:value-type="string" office:string-value="x">
            <text:p>x</text:p>
          </table:table-cell>
          <table:table-cell table:style-name="ce6" table:formula="of:=IF(MID([.$S207];7;1)=&quot;1&quot;;&quot;x&quot;;&quot;&quot;)">
            <text:p/>
          </table:table-cell>
          <table:table-cell table:style-name="ce6" table:formula="of:=IF(MID([.$S207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207];8)" office:value-type="string" office:string-value="11001101">
            <text:p>110011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208];2)" office:value-type="string" office:string-value="0xCE">
            <text:p>0xCE</text:p>
          </table:table-cell>
          <table:table-cell table:style-name="ce2" office:value-type="float" office:value="206">
            <text:p>206</text:p>
          </table:table-cell>
          <table:table-cell table:style-name="ce5" table:formula="of:=IF(MID([.$S208];1;1)=&quot;1&quot;;&quot;x&quot;;&quot;&quot;)" office:value-type="string" office:string-value="x">
            <text:p>x</text:p>
          </table:table-cell>
          <table:table-cell table:style-name="ce5" table:formula="of:=IF(MID([.$S208];2;1)=&quot;1&quot;;&quot;x&quot;;&quot;&quot;)" office:value-type="string" office:string-value="x">
            <text:p>x</text:p>
          </table:table-cell>
          <table:table-cell table:style-name="ce5" table:formula="of:=IF(MID([.$S208];3;1)=&quot;1&quot;;&quot;x&quot;;&quot;&quot;)">
            <text:p/>
          </table:table-cell>
          <table:table-cell table:style-name="ce5" table:formula="of:=IF(MID([.$S208];4;1)=&quot;1&quot;;&quot;x&quot;;&quot;&quot;)">
            <text:p/>
          </table:table-cell>
          <table:table-cell table:style-name="ce5" table:formula="of:=IF(MID([.$S208];5;1)=&quot;1&quot;;&quot;x&quot;;&quot;&quot;)" office:value-type="string" office:string-value="x">
            <text:p>x</text:p>
          </table:table-cell>
          <table:table-cell table:style-name="ce5" table:formula="of:=IF(MID([.$S208];6;1)=&quot;1&quot;;&quot;x&quot;;&quot;&quot;)" office:value-type="string" office:string-value="x">
            <text:p>x</text:p>
          </table:table-cell>
          <table:table-cell table:style-name="ce5" table:formula="of:=IF(MID([.$S208];7;1)=&quot;1&quot;;&quot;x&quot;;&quot;&quot;)" office:value-type="string" office:string-value="x">
            <text:p>x</text:p>
          </table:table-cell>
          <table:table-cell table:style-name="ce5" table:formula="of:=IF(MID([.$S208];8;1)=&quot;1&quot;;&quot;x&quot;;&quot;&quot;)">
            <text:p/>
          </table:table-cell>
          <table:table-cell table:number-columns-repeated="8"/>
          <table:table-cell table:formula="of:=DEC2BIN([.B208];8)" office:value-type="string" office:string-value="11001110">
            <text:p>11001110</text:p>
          </table:table-cell>
          <table:table-cell table:number-columns-repeated="1005"/>
        </table:table-row>
        <table:table-row table:style-name="ro3">
          <table:table-cell table:formula="of:=&quot;0x&quot;&amp;DEC2HEX([.B209];2)" office:value-type="string" office:string-value="0xCF">
            <text:p>0xCF</text:p>
          </table:table-cell>
          <table:table-cell office:value-type="float" office:value="207">
            <text:p>207</text:p>
          </table:table-cell>
          <table:table-cell table:style-name="ce6" table:formula="of:=IF(MID([.$S209];1;1)=&quot;1&quot;;&quot;x&quot;;&quot;&quot;)" office:value-type="string" office:string-value="x">
            <text:p>x</text:p>
          </table:table-cell>
          <table:table-cell table:style-name="ce6" table:formula="of:=IF(MID([.$S209];2;1)=&quot;1&quot;;&quot;x&quot;;&quot;&quot;)" office:value-type="string" office:string-value="x">
            <text:p>x</text:p>
          </table:table-cell>
          <table:table-cell table:style-name="ce6" table:formula="of:=IF(MID([.$S209];3;1)=&quot;1&quot;;&quot;x&quot;;&quot;&quot;)">
            <text:p/>
          </table:table-cell>
          <table:table-cell table:style-name="ce6" table:formula="of:=IF(MID([.$S209];4;1)=&quot;1&quot;;&quot;x&quot;;&quot;&quot;)">
            <text:p/>
          </table:table-cell>
          <table:table-cell table:style-name="ce6" table:formula="of:=IF(MID([.$S209];5;1)=&quot;1&quot;;&quot;x&quot;;&quot;&quot;)" office:value-type="string" office:string-value="x">
            <text:p>x</text:p>
          </table:table-cell>
          <table:table-cell table:style-name="ce6" table:formula="of:=IF(MID([.$S209];6;1)=&quot;1&quot;;&quot;x&quot;;&quot;&quot;)" office:value-type="string" office:string-value="x">
            <text:p>x</text:p>
          </table:table-cell>
          <table:table-cell table:style-name="ce6" table:formula="of:=IF(MID([.$S209];7;1)=&quot;1&quot;;&quot;x&quot;;&quot;&quot;)" office:value-type="string" office:string-value="x">
            <text:p>x</text:p>
          </table:table-cell>
          <table:table-cell table:style-name="ce6" table:formula="of:=IF(MID([.$S209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209];8)" office:value-type="string" office:string-value="11001111">
            <text:p>110011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210];2)" office:value-type="string" office:string-value="0xD0">
            <text:p>0xD0</text:p>
          </table:table-cell>
          <table:table-cell table:style-name="ce2" office:value-type="float" office:value="208">
            <text:p>208</text:p>
          </table:table-cell>
          <table:table-cell table:style-name="ce5" table:formula="of:=IF(MID([.$S210];1;1)=&quot;1&quot;;&quot;x&quot;;&quot;&quot;)" office:value-type="string" office:string-value="x">
            <text:p>x</text:p>
          </table:table-cell>
          <table:table-cell table:style-name="ce5" table:formula="of:=IF(MID([.$S210];2;1)=&quot;1&quot;;&quot;x&quot;;&quot;&quot;)" office:value-type="string" office:string-value="x">
            <text:p>x</text:p>
          </table:table-cell>
          <table:table-cell table:style-name="ce5" table:formula="of:=IF(MID([.$S210];3;1)=&quot;1&quot;;&quot;x&quot;;&quot;&quot;)">
            <text:p/>
          </table:table-cell>
          <table:table-cell table:style-name="ce5" table:formula="of:=IF(MID([.$S210];4;1)=&quot;1&quot;;&quot;x&quot;;&quot;&quot;)" office:value-type="string" office:string-value="x">
            <text:p>x</text:p>
          </table:table-cell>
          <table:table-cell table:style-name="ce5" table:formula="of:=IF(MID([.$S210];5;1)=&quot;1&quot;;&quot;x&quot;;&quot;&quot;)">
            <text:p/>
          </table:table-cell>
          <table:table-cell table:style-name="ce5" table:formula="of:=IF(MID([.$S210];6;1)=&quot;1&quot;;&quot;x&quot;;&quot;&quot;)">
            <text:p/>
          </table:table-cell>
          <table:table-cell table:style-name="ce5" table:formula="of:=IF(MID([.$S210];7;1)=&quot;1&quot;;&quot;x&quot;;&quot;&quot;)">
            <text:p/>
          </table:table-cell>
          <table:table-cell table:style-name="ce5" table:formula="of:=IF(MID([.$S210];8;1)=&quot;1&quot;;&quot;x&quot;;&quot;&quot;)">
            <text:p/>
          </table:table-cell>
          <table:table-cell table:number-columns-repeated="8"/>
          <table:table-cell table:formula="of:=DEC2BIN([.B210];8)" office:value-type="string" office:string-value="11010000">
            <text:p>11010000</text:p>
          </table:table-cell>
          <table:table-cell table:number-columns-repeated="1005"/>
        </table:table-row>
        <table:table-row table:style-name="ro3">
          <table:table-cell table:formula="of:=&quot;0x&quot;&amp;DEC2HEX([.B211];2)" office:value-type="string" office:string-value="0xD1">
            <text:p>0xD1</text:p>
          </table:table-cell>
          <table:table-cell office:value-type="float" office:value="209">
            <text:p>209</text:p>
          </table:table-cell>
          <table:table-cell table:style-name="ce6" table:formula="of:=IF(MID([.$S211];1;1)=&quot;1&quot;;&quot;x&quot;;&quot;&quot;)" office:value-type="string" office:string-value="x">
            <text:p>x</text:p>
          </table:table-cell>
          <table:table-cell table:style-name="ce6" table:formula="of:=IF(MID([.$S211];2;1)=&quot;1&quot;;&quot;x&quot;;&quot;&quot;)" office:value-type="string" office:string-value="x">
            <text:p>x</text:p>
          </table:table-cell>
          <table:table-cell table:style-name="ce6" table:formula="of:=IF(MID([.$S211];3;1)=&quot;1&quot;;&quot;x&quot;;&quot;&quot;)">
            <text:p/>
          </table:table-cell>
          <table:table-cell table:style-name="ce6" table:formula="of:=IF(MID([.$S211];4;1)=&quot;1&quot;;&quot;x&quot;;&quot;&quot;)" office:value-type="string" office:string-value="x">
            <text:p>x</text:p>
          </table:table-cell>
          <table:table-cell table:style-name="ce6" table:formula="of:=IF(MID([.$S211];5;1)=&quot;1&quot;;&quot;x&quot;;&quot;&quot;)">
            <text:p/>
          </table:table-cell>
          <table:table-cell table:style-name="ce6" table:formula="of:=IF(MID([.$S211];6;1)=&quot;1&quot;;&quot;x&quot;;&quot;&quot;)">
            <text:p/>
          </table:table-cell>
          <table:table-cell table:style-name="ce6" table:formula="of:=IF(MID([.$S211];7;1)=&quot;1&quot;;&quot;x&quot;;&quot;&quot;)">
            <text:p/>
          </table:table-cell>
          <table:table-cell table:style-name="ce6" table:formula="of:=IF(MID([.$S211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211];8)" office:value-type="string" office:string-value="11010001">
            <text:p>110100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212];2)" office:value-type="string" office:string-value="0xD2">
            <text:p>0xD2</text:p>
          </table:table-cell>
          <table:table-cell table:style-name="ce2" office:value-type="float" office:value="210">
            <text:p>210</text:p>
          </table:table-cell>
          <table:table-cell table:style-name="ce5" table:formula="of:=IF(MID([.$S212];1;1)=&quot;1&quot;;&quot;x&quot;;&quot;&quot;)" office:value-type="string" office:string-value="x">
            <text:p>x</text:p>
          </table:table-cell>
          <table:table-cell table:style-name="ce5" table:formula="of:=IF(MID([.$S212];2;1)=&quot;1&quot;;&quot;x&quot;;&quot;&quot;)" office:value-type="string" office:string-value="x">
            <text:p>x</text:p>
          </table:table-cell>
          <table:table-cell table:style-name="ce5" table:formula="of:=IF(MID([.$S212];3;1)=&quot;1&quot;;&quot;x&quot;;&quot;&quot;)">
            <text:p/>
          </table:table-cell>
          <table:table-cell table:style-name="ce5" table:formula="of:=IF(MID([.$S212];4;1)=&quot;1&quot;;&quot;x&quot;;&quot;&quot;)" office:value-type="string" office:string-value="x">
            <text:p>x</text:p>
          </table:table-cell>
          <table:table-cell table:style-name="ce5" table:formula="of:=IF(MID([.$S212];5;1)=&quot;1&quot;;&quot;x&quot;;&quot;&quot;)">
            <text:p/>
          </table:table-cell>
          <table:table-cell table:style-name="ce5" table:formula="of:=IF(MID([.$S212];6;1)=&quot;1&quot;;&quot;x&quot;;&quot;&quot;)">
            <text:p/>
          </table:table-cell>
          <table:table-cell table:style-name="ce5" table:formula="of:=IF(MID([.$S212];7;1)=&quot;1&quot;;&quot;x&quot;;&quot;&quot;)" office:value-type="string" office:string-value="x">
            <text:p>x</text:p>
          </table:table-cell>
          <table:table-cell table:style-name="ce5" table:formula="of:=IF(MID([.$S212];8;1)=&quot;1&quot;;&quot;x&quot;;&quot;&quot;)">
            <text:p/>
          </table:table-cell>
          <table:table-cell table:number-columns-repeated="8"/>
          <table:table-cell table:formula="of:=DEC2BIN([.B212];8)" office:value-type="string" office:string-value="11010010">
            <text:p>11010010</text:p>
          </table:table-cell>
          <table:table-cell table:number-columns-repeated="1005"/>
        </table:table-row>
        <table:table-row table:style-name="ro3">
          <table:table-cell table:formula="of:=&quot;0x&quot;&amp;DEC2HEX([.B213];2)" office:value-type="string" office:string-value="0xD3">
            <text:p>0xD3</text:p>
          </table:table-cell>
          <table:table-cell office:value-type="float" office:value="211">
            <text:p>211</text:p>
          </table:table-cell>
          <table:table-cell table:style-name="ce6" table:formula="of:=IF(MID([.$S213];1;1)=&quot;1&quot;;&quot;x&quot;;&quot;&quot;)" office:value-type="string" office:string-value="x">
            <text:p>x</text:p>
          </table:table-cell>
          <table:table-cell table:style-name="ce6" table:formula="of:=IF(MID([.$S213];2;1)=&quot;1&quot;;&quot;x&quot;;&quot;&quot;)" office:value-type="string" office:string-value="x">
            <text:p>x</text:p>
          </table:table-cell>
          <table:table-cell table:style-name="ce6" table:formula="of:=IF(MID([.$S213];3;1)=&quot;1&quot;;&quot;x&quot;;&quot;&quot;)">
            <text:p/>
          </table:table-cell>
          <table:table-cell table:style-name="ce6" table:formula="of:=IF(MID([.$S213];4;1)=&quot;1&quot;;&quot;x&quot;;&quot;&quot;)" office:value-type="string" office:string-value="x">
            <text:p>x</text:p>
          </table:table-cell>
          <table:table-cell table:style-name="ce6" table:formula="of:=IF(MID([.$S213];5;1)=&quot;1&quot;;&quot;x&quot;;&quot;&quot;)">
            <text:p/>
          </table:table-cell>
          <table:table-cell table:style-name="ce6" table:formula="of:=IF(MID([.$S213];6;1)=&quot;1&quot;;&quot;x&quot;;&quot;&quot;)">
            <text:p/>
          </table:table-cell>
          <table:table-cell table:style-name="ce6" table:formula="of:=IF(MID([.$S213];7;1)=&quot;1&quot;;&quot;x&quot;;&quot;&quot;)" office:value-type="string" office:string-value="x">
            <text:p>x</text:p>
          </table:table-cell>
          <table:table-cell table:style-name="ce6" table:formula="of:=IF(MID([.$S213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213];8)" office:value-type="string" office:string-value="11010011">
            <text:p>110100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214];2)" office:value-type="string" office:string-value="0xD4">
            <text:p>0xD4</text:p>
          </table:table-cell>
          <table:table-cell table:style-name="ce2" office:value-type="float" office:value="212">
            <text:p>212</text:p>
          </table:table-cell>
          <table:table-cell table:style-name="ce5" table:formula="of:=IF(MID([.$S214];1;1)=&quot;1&quot;;&quot;x&quot;;&quot;&quot;)" office:value-type="string" office:string-value="x">
            <text:p>x</text:p>
          </table:table-cell>
          <table:table-cell table:style-name="ce5" table:formula="of:=IF(MID([.$S214];2;1)=&quot;1&quot;;&quot;x&quot;;&quot;&quot;)" office:value-type="string" office:string-value="x">
            <text:p>x</text:p>
          </table:table-cell>
          <table:table-cell table:style-name="ce5" table:formula="of:=IF(MID([.$S214];3;1)=&quot;1&quot;;&quot;x&quot;;&quot;&quot;)">
            <text:p/>
          </table:table-cell>
          <table:table-cell table:style-name="ce5" table:formula="of:=IF(MID([.$S214];4;1)=&quot;1&quot;;&quot;x&quot;;&quot;&quot;)" office:value-type="string" office:string-value="x">
            <text:p>x</text:p>
          </table:table-cell>
          <table:table-cell table:style-name="ce5" table:formula="of:=IF(MID([.$S214];5;1)=&quot;1&quot;;&quot;x&quot;;&quot;&quot;)">
            <text:p/>
          </table:table-cell>
          <table:table-cell table:style-name="ce5" table:formula="of:=IF(MID([.$S214];6;1)=&quot;1&quot;;&quot;x&quot;;&quot;&quot;)" office:value-type="string" office:string-value="x">
            <text:p>x</text:p>
          </table:table-cell>
          <table:table-cell table:style-name="ce5" table:formula="of:=IF(MID([.$S214];7;1)=&quot;1&quot;;&quot;x&quot;;&quot;&quot;)">
            <text:p/>
          </table:table-cell>
          <table:table-cell table:style-name="ce5" table:formula="of:=IF(MID([.$S214];8;1)=&quot;1&quot;;&quot;x&quot;;&quot;&quot;)">
            <text:p/>
          </table:table-cell>
          <table:table-cell table:number-columns-repeated="8"/>
          <table:table-cell table:formula="of:=DEC2BIN([.B214];8)" office:value-type="string" office:string-value="11010100">
            <text:p>11010100</text:p>
          </table:table-cell>
          <table:table-cell table:number-columns-repeated="1005"/>
        </table:table-row>
        <table:table-row table:style-name="ro3">
          <table:table-cell table:formula="of:=&quot;0x&quot;&amp;DEC2HEX([.B215];2)" office:value-type="string" office:string-value="0xD5">
            <text:p>0xD5</text:p>
          </table:table-cell>
          <table:table-cell office:value-type="float" office:value="213">
            <text:p>213</text:p>
          </table:table-cell>
          <table:table-cell table:style-name="ce6" table:formula="of:=IF(MID([.$S215];1;1)=&quot;1&quot;;&quot;x&quot;;&quot;&quot;)" office:value-type="string" office:string-value="x">
            <text:p>x</text:p>
          </table:table-cell>
          <table:table-cell table:style-name="ce6" table:formula="of:=IF(MID([.$S215];2;1)=&quot;1&quot;;&quot;x&quot;;&quot;&quot;)" office:value-type="string" office:string-value="x">
            <text:p>x</text:p>
          </table:table-cell>
          <table:table-cell table:style-name="ce6" table:formula="of:=IF(MID([.$S215];3;1)=&quot;1&quot;;&quot;x&quot;;&quot;&quot;)">
            <text:p/>
          </table:table-cell>
          <table:table-cell table:style-name="ce6" table:formula="of:=IF(MID([.$S215];4;1)=&quot;1&quot;;&quot;x&quot;;&quot;&quot;)" office:value-type="string" office:string-value="x">
            <text:p>x</text:p>
          </table:table-cell>
          <table:table-cell table:style-name="ce6" table:formula="of:=IF(MID([.$S215];5;1)=&quot;1&quot;;&quot;x&quot;;&quot;&quot;)">
            <text:p/>
          </table:table-cell>
          <table:table-cell table:style-name="ce6" table:formula="of:=IF(MID([.$S215];6;1)=&quot;1&quot;;&quot;x&quot;;&quot;&quot;)" office:value-type="string" office:string-value="x">
            <text:p>x</text:p>
          </table:table-cell>
          <table:table-cell table:style-name="ce6" table:formula="of:=IF(MID([.$S215];7;1)=&quot;1&quot;;&quot;x&quot;;&quot;&quot;)">
            <text:p/>
          </table:table-cell>
          <table:table-cell table:style-name="ce6" table:formula="of:=IF(MID([.$S215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215];8)" office:value-type="string" office:string-value="11010101">
            <text:p>110101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216];2)" office:value-type="string" office:string-value="0xD6">
            <text:p>0xD6</text:p>
          </table:table-cell>
          <table:table-cell table:style-name="ce2" office:value-type="float" office:value="214">
            <text:p>214</text:p>
          </table:table-cell>
          <table:table-cell table:style-name="ce5" table:formula="of:=IF(MID([.$S216];1;1)=&quot;1&quot;;&quot;x&quot;;&quot;&quot;)" office:value-type="string" office:string-value="x">
            <text:p>x</text:p>
          </table:table-cell>
          <table:table-cell table:style-name="ce5" table:formula="of:=IF(MID([.$S216];2;1)=&quot;1&quot;;&quot;x&quot;;&quot;&quot;)" office:value-type="string" office:string-value="x">
            <text:p>x</text:p>
          </table:table-cell>
          <table:table-cell table:style-name="ce5" table:formula="of:=IF(MID([.$S216];3;1)=&quot;1&quot;;&quot;x&quot;;&quot;&quot;)">
            <text:p/>
          </table:table-cell>
          <table:table-cell table:style-name="ce5" table:formula="of:=IF(MID([.$S216];4;1)=&quot;1&quot;;&quot;x&quot;;&quot;&quot;)" office:value-type="string" office:string-value="x">
            <text:p>x</text:p>
          </table:table-cell>
          <table:table-cell table:style-name="ce5" table:formula="of:=IF(MID([.$S216];5;1)=&quot;1&quot;;&quot;x&quot;;&quot;&quot;)">
            <text:p/>
          </table:table-cell>
          <table:table-cell table:style-name="ce5" table:formula="of:=IF(MID([.$S216];6;1)=&quot;1&quot;;&quot;x&quot;;&quot;&quot;)" office:value-type="string" office:string-value="x">
            <text:p>x</text:p>
          </table:table-cell>
          <table:table-cell table:style-name="ce5" table:formula="of:=IF(MID([.$S216];7;1)=&quot;1&quot;;&quot;x&quot;;&quot;&quot;)" office:value-type="string" office:string-value="x">
            <text:p>x</text:p>
          </table:table-cell>
          <table:table-cell table:style-name="ce5" table:formula="of:=IF(MID([.$S216];8;1)=&quot;1&quot;;&quot;x&quot;;&quot;&quot;)">
            <text:p/>
          </table:table-cell>
          <table:table-cell table:number-columns-repeated="8"/>
          <table:table-cell table:formula="of:=DEC2BIN([.B216];8)" office:value-type="string" office:string-value="11010110">
            <text:p>11010110</text:p>
          </table:table-cell>
          <table:table-cell table:number-columns-repeated="1005"/>
        </table:table-row>
        <table:table-row table:style-name="ro3">
          <table:table-cell table:formula="of:=&quot;0x&quot;&amp;DEC2HEX([.B217];2)" office:value-type="string" office:string-value="0xD7">
            <text:p>0xD7</text:p>
          </table:table-cell>
          <table:table-cell office:value-type="float" office:value="215">
            <text:p>215</text:p>
          </table:table-cell>
          <table:table-cell table:style-name="ce6" table:formula="of:=IF(MID([.$S217];1;1)=&quot;1&quot;;&quot;x&quot;;&quot;&quot;)" office:value-type="string" office:string-value="x">
            <text:p>x</text:p>
          </table:table-cell>
          <table:table-cell table:style-name="ce6" table:formula="of:=IF(MID([.$S217];2;1)=&quot;1&quot;;&quot;x&quot;;&quot;&quot;)" office:value-type="string" office:string-value="x">
            <text:p>x</text:p>
          </table:table-cell>
          <table:table-cell table:style-name="ce6" table:formula="of:=IF(MID([.$S217];3;1)=&quot;1&quot;;&quot;x&quot;;&quot;&quot;)">
            <text:p/>
          </table:table-cell>
          <table:table-cell table:style-name="ce6" table:formula="of:=IF(MID([.$S217];4;1)=&quot;1&quot;;&quot;x&quot;;&quot;&quot;)" office:value-type="string" office:string-value="x">
            <text:p>x</text:p>
          </table:table-cell>
          <table:table-cell table:style-name="ce6" table:formula="of:=IF(MID([.$S217];5;1)=&quot;1&quot;;&quot;x&quot;;&quot;&quot;)">
            <text:p/>
          </table:table-cell>
          <table:table-cell table:style-name="ce6" table:formula="of:=IF(MID([.$S217];6;1)=&quot;1&quot;;&quot;x&quot;;&quot;&quot;)" office:value-type="string" office:string-value="x">
            <text:p>x</text:p>
          </table:table-cell>
          <table:table-cell table:style-name="ce6" table:formula="of:=IF(MID([.$S217];7;1)=&quot;1&quot;;&quot;x&quot;;&quot;&quot;)" office:value-type="string" office:string-value="x">
            <text:p>x</text:p>
          </table:table-cell>
          <table:table-cell table:style-name="ce6" table:formula="of:=IF(MID([.$S217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217];8)" office:value-type="string" office:string-value="11010111">
            <text:p>110101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218];2)" office:value-type="string" office:string-value="0xD8">
            <text:p>0xD8</text:p>
          </table:table-cell>
          <table:table-cell table:style-name="ce2" office:value-type="float" office:value="216">
            <text:p>216</text:p>
          </table:table-cell>
          <table:table-cell table:style-name="ce5" table:formula="of:=IF(MID([.$S218];1;1)=&quot;1&quot;;&quot;x&quot;;&quot;&quot;)" office:value-type="string" office:string-value="x">
            <text:p>x</text:p>
          </table:table-cell>
          <table:table-cell table:style-name="ce5" table:formula="of:=IF(MID([.$S218];2;1)=&quot;1&quot;;&quot;x&quot;;&quot;&quot;)" office:value-type="string" office:string-value="x">
            <text:p>x</text:p>
          </table:table-cell>
          <table:table-cell table:style-name="ce5" table:formula="of:=IF(MID([.$S218];3;1)=&quot;1&quot;;&quot;x&quot;;&quot;&quot;)">
            <text:p/>
          </table:table-cell>
          <table:table-cell table:style-name="ce5" table:formula="of:=IF(MID([.$S218];4;1)=&quot;1&quot;;&quot;x&quot;;&quot;&quot;)" office:value-type="string" office:string-value="x">
            <text:p>x</text:p>
          </table:table-cell>
          <table:table-cell table:style-name="ce5" table:formula="of:=IF(MID([.$S218];5;1)=&quot;1&quot;;&quot;x&quot;;&quot;&quot;)" office:value-type="string" office:string-value="x">
            <text:p>x</text:p>
          </table:table-cell>
          <table:table-cell table:style-name="ce5" table:formula="of:=IF(MID([.$S218];6;1)=&quot;1&quot;;&quot;x&quot;;&quot;&quot;)">
            <text:p/>
          </table:table-cell>
          <table:table-cell table:style-name="ce5" table:formula="of:=IF(MID([.$S218];7;1)=&quot;1&quot;;&quot;x&quot;;&quot;&quot;)">
            <text:p/>
          </table:table-cell>
          <table:table-cell table:style-name="ce5" table:formula="of:=IF(MID([.$S218];8;1)=&quot;1&quot;;&quot;x&quot;;&quot;&quot;)">
            <text:p/>
          </table:table-cell>
          <table:table-cell table:number-columns-repeated="8"/>
          <table:table-cell table:formula="of:=DEC2BIN([.B218];8)" office:value-type="string" office:string-value="11011000">
            <text:p>11011000</text:p>
          </table:table-cell>
          <table:table-cell table:number-columns-repeated="1005"/>
        </table:table-row>
        <table:table-row table:style-name="ro3">
          <table:table-cell table:formula="of:=&quot;0x&quot;&amp;DEC2HEX([.B219];2)" office:value-type="string" office:string-value="0xD9">
            <text:p>0xD9</text:p>
          </table:table-cell>
          <table:table-cell office:value-type="float" office:value="217">
            <text:p>217</text:p>
          </table:table-cell>
          <table:table-cell table:style-name="ce6" table:formula="of:=IF(MID([.$S219];1;1)=&quot;1&quot;;&quot;x&quot;;&quot;&quot;)" office:value-type="string" office:string-value="x">
            <text:p>x</text:p>
          </table:table-cell>
          <table:table-cell table:style-name="ce6" table:formula="of:=IF(MID([.$S219];2;1)=&quot;1&quot;;&quot;x&quot;;&quot;&quot;)" office:value-type="string" office:string-value="x">
            <text:p>x</text:p>
          </table:table-cell>
          <table:table-cell table:style-name="ce6" table:formula="of:=IF(MID([.$S219];3;1)=&quot;1&quot;;&quot;x&quot;;&quot;&quot;)">
            <text:p/>
          </table:table-cell>
          <table:table-cell table:style-name="ce6" table:formula="of:=IF(MID([.$S219];4;1)=&quot;1&quot;;&quot;x&quot;;&quot;&quot;)" office:value-type="string" office:string-value="x">
            <text:p>x</text:p>
          </table:table-cell>
          <table:table-cell table:style-name="ce6" table:formula="of:=IF(MID([.$S219];5;1)=&quot;1&quot;;&quot;x&quot;;&quot;&quot;)" office:value-type="string" office:string-value="x">
            <text:p>x</text:p>
          </table:table-cell>
          <table:table-cell table:style-name="ce6" table:formula="of:=IF(MID([.$S219];6;1)=&quot;1&quot;;&quot;x&quot;;&quot;&quot;)">
            <text:p/>
          </table:table-cell>
          <table:table-cell table:style-name="ce6" table:formula="of:=IF(MID([.$S219];7;1)=&quot;1&quot;;&quot;x&quot;;&quot;&quot;)">
            <text:p/>
          </table:table-cell>
          <table:table-cell table:style-name="ce6" table:formula="of:=IF(MID([.$S219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219];8)" office:value-type="string" office:string-value="11011001">
            <text:p>110110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220];2)" office:value-type="string" office:string-value="0xDA">
            <text:p>0xDA</text:p>
          </table:table-cell>
          <table:table-cell table:style-name="ce2" office:value-type="float" office:value="218">
            <text:p>218</text:p>
          </table:table-cell>
          <table:table-cell table:style-name="ce5" table:formula="of:=IF(MID([.$S220];1;1)=&quot;1&quot;;&quot;x&quot;;&quot;&quot;)" office:value-type="string" office:string-value="x">
            <text:p>x</text:p>
          </table:table-cell>
          <table:table-cell table:style-name="ce5" table:formula="of:=IF(MID([.$S220];2;1)=&quot;1&quot;;&quot;x&quot;;&quot;&quot;)" office:value-type="string" office:string-value="x">
            <text:p>x</text:p>
          </table:table-cell>
          <table:table-cell table:style-name="ce5" table:formula="of:=IF(MID([.$S220];3;1)=&quot;1&quot;;&quot;x&quot;;&quot;&quot;)">
            <text:p/>
          </table:table-cell>
          <table:table-cell table:style-name="ce5" table:formula="of:=IF(MID([.$S220];4;1)=&quot;1&quot;;&quot;x&quot;;&quot;&quot;)" office:value-type="string" office:string-value="x">
            <text:p>x</text:p>
          </table:table-cell>
          <table:table-cell table:style-name="ce5" table:formula="of:=IF(MID([.$S220];5;1)=&quot;1&quot;;&quot;x&quot;;&quot;&quot;)" office:value-type="string" office:string-value="x">
            <text:p>x</text:p>
          </table:table-cell>
          <table:table-cell table:style-name="ce5" table:formula="of:=IF(MID([.$S220];6;1)=&quot;1&quot;;&quot;x&quot;;&quot;&quot;)">
            <text:p/>
          </table:table-cell>
          <table:table-cell table:style-name="ce5" table:formula="of:=IF(MID([.$S220];7;1)=&quot;1&quot;;&quot;x&quot;;&quot;&quot;)" office:value-type="string" office:string-value="x">
            <text:p>x</text:p>
          </table:table-cell>
          <table:table-cell table:style-name="ce5" table:formula="of:=IF(MID([.$S220];8;1)=&quot;1&quot;;&quot;x&quot;;&quot;&quot;)">
            <text:p/>
          </table:table-cell>
          <table:table-cell table:number-columns-repeated="8"/>
          <table:table-cell table:formula="of:=DEC2BIN([.B220];8)" office:value-type="string" office:string-value="11011010">
            <text:p>11011010</text:p>
          </table:table-cell>
          <table:table-cell table:number-columns-repeated="1005"/>
        </table:table-row>
        <table:table-row table:style-name="ro3">
          <table:table-cell table:formula="of:=&quot;0x&quot;&amp;DEC2HEX([.B221];2)" office:value-type="string" office:string-value="0xDB">
            <text:p>0xDB</text:p>
          </table:table-cell>
          <table:table-cell office:value-type="float" office:value="219">
            <text:p>219</text:p>
          </table:table-cell>
          <table:table-cell table:style-name="ce6" table:formula="of:=IF(MID([.$S221];1;1)=&quot;1&quot;;&quot;x&quot;;&quot;&quot;)" office:value-type="string" office:string-value="x">
            <text:p>x</text:p>
          </table:table-cell>
          <table:table-cell table:style-name="ce6" table:formula="of:=IF(MID([.$S221];2;1)=&quot;1&quot;;&quot;x&quot;;&quot;&quot;)" office:value-type="string" office:string-value="x">
            <text:p>x</text:p>
          </table:table-cell>
          <table:table-cell table:style-name="ce6" table:formula="of:=IF(MID([.$S221];3;1)=&quot;1&quot;;&quot;x&quot;;&quot;&quot;)">
            <text:p/>
          </table:table-cell>
          <table:table-cell table:style-name="ce6" table:formula="of:=IF(MID([.$S221];4;1)=&quot;1&quot;;&quot;x&quot;;&quot;&quot;)" office:value-type="string" office:string-value="x">
            <text:p>x</text:p>
          </table:table-cell>
          <table:table-cell table:style-name="ce6" table:formula="of:=IF(MID([.$S221];5;1)=&quot;1&quot;;&quot;x&quot;;&quot;&quot;)" office:value-type="string" office:string-value="x">
            <text:p>x</text:p>
          </table:table-cell>
          <table:table-cell table:style-name="ce6" table:formula="of:=IF(MID([.$S221];6;1)=&quot;1&quot;;&quot;x&quot;;&quot;&quot;)">
            <text:p/>
          </table:table-cell>
          <table:table-cell table:style-name="ce6" table:formula="of:=IF(MID([.$S221];7;1)=&quot;1&quot;;&quot;x&quot;;&quot;&quot;)" office:value-type="string" office:string-value="x">
            <text:p>x</text:p>
          </table:table-cell>
          <table:table-cell table:style-name="ce6" table:formula="of:=IF(MID([.$S221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221];8)" office:value-type="string" office:string-value="11011011">
            <text:p>110110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222];2)" office:value-type="string" office:string-value="0xDC">
            <text:p>0xDC</text:p>
          </table:table-cell>
          <table:table-cell table:style-name="ce2" office:value-type="float" office:value="220">
            <text:p>220</text:p>
          </table:table-cell>
          <table:table-cell table:style-name="ce5" table:formula="of:=IF(MID([.$S222];1;1)=&quot;1&quot;;&quot;x&quot;;&quot;&quot;)" office:value-type="string" office:string-value="x">
            <text:p>x</text:p>
          </table:table-cell>
          <table:table-cell table:style-name="ce5" table:formula="of:=IF(MID([.$S222];2;1)=&quot;1&quot;;&quot;x&quot;;&quot;&quot;)" office:value-type="string" office:string-value="x">
            <text:p>x</text:p>
          </table:table-cell>
          <table:table-cell table:style-name="ce5" table:formula="of:=IF(MID([.$S222];3;1)=&quot;1&quot;;&quot;x&quot;;&quot;&quot;)">
            <text:p/>
          </table:table-cell>
          <table:table-cell table:style-name="ce5" table:formula="of:=IF(MID([.$S222];4;1)=&quot;1&quot;;&quot;x&quot;;&quot;&quot;)" office:value-type="string" office:string-value="x">
            <text:p>x</text:p>
          </table:table-cell>
          <table:table-cell table:style-name="ce5" table:formula="of:=IF(MID([.$S222];5;1)=&quot;1&quot;;&quot;x&quot;;&quot;&quot;)" office:value-type="string" office:string-value="x">
            <text:p>x</text:p>
          </table:table-cell>
          <table:table-cell table:style-name="ce5" table:formula="of:=IF(MID([.$S222];6;1)=&quot;1&quot;;&quot;x&quot;;&quot;&quot;)" office:value-type="string" office:string-value="x">
            <text:p>x</text:p>
          </table:table-cell>
          <table:table-cell table:style-name="ce5" table:formula="of:=IF(MID([.$S222];7;1)=&quot;1&quot;;&quot;x&quot;;&quot;&quot;)">
            <text:p/>
          </table:table-cell>
          <table:table-cell table:style-name="ce5" table:formula="of:=IF(MID([.$S222];8;1)=&quot;1&quot;;&quot;x&quot;;&quot;&quot;)">
            <text:p/>
          </table:table-cell>
          <table:table-cell table:number-columns-repeated="8"/>
          <table:table-cell table:formula="of:=DEC2BIN([.B222];8)" office:value-type="string" office:string-value="11011100">
            <text:p>11011100</text:p>
          </table:table-cell>
          <table:table-cell table:number-columns-repeated="1005"/>
        </table:table-row>
        <table:table-row table:style-name="ro3">
          <table:table-cell table:formula="of:=&quot;0x&quot;&amp;DEC2HEX([.B223];2)" office:value-type="string" office:string-value="0xDD">
            <text:p>0xDD</text:p>
          </table:table-cell>
          <table:table-cell office:value-type="float" office:value="221">
            <text:p>221</text:p>
          </table:table-cell>
          <table:table-cell table:style-name="ce6" table:formula="of:=IF(MID([.$S223];1;1)=&quot;1&quot;;&quot;x&quot;;&quot;&quot;)" office:value-type="string" office:string-value="x">
            <text:p>x</text:p>
          </table:table-cell>
          <table:table-cell table:style-name="ce6" table:formula="of:=IF(MID([.$S223];2;1)=&quot;1&quot;;&quot;x&quot;;&quot;&quot;)" office:value-type="string" office:string-value="x">
            <text:p>x</text:p>
          </table:table-cell>
          <table:table-cell table:style-name="ce6" table:formula="of:=IF(MID([.$S223];3;1)=&quot;1&quot;;&quot;x&quot;;&quot;&quot;)">
            <text:p/>
          </table:table-cell>
          <table:table-cell table:style-name="ce6" table:formula="of:=IF(MID([.$S223];4;1)=&quot;1&quot;;&quot;x&quot;;&quot;&quot;)" office:value-type="string" office:string-value="x">
            <text:p>x</text:p>
          </table:table-cell>
          <table:table-cell table:style-name="ce6" table:formula="of:=IF(MID([.$S223];5;1)=&quot;1&quot;;&quot;x&quot;;&quot;&quot;)" office:value-type="string" office:string-value="x">
            <text:p>x</text:p>
          </table:table-cell>
          <table:table-cell table:style-name="ce6" table:formula="of:=IF(MID([.$S223];6;1)=&quot;1&quot;;&quot;x&quot;;&quot;&quot;)" office:value-type="string" office:string-value="x">
            <text:p>x</text:p>
          </table:table-cell>
          <table:table-cell table:style-name="ce6" table:formula="of:=IF(MID([.$S223];7;1)=&quot;1&quot;;&quot;x&quot;;&quot;&quot;)">
            <text:p/>
          </table:table-cell>
          <table:table-cell table:style-name="ce6" table:formula="of:=IF(MID([.$S223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223];8)" office:value-type="string" office:string-value="11011101">
            <text:p>110111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224];2)" office:value-type="string" office:string-value="0xDE">
            <text:p>0xDE</text:p>
          </table:table-cell>
          <table:table-cell table:style-name="ce2" office:value-type="float" office:value="222">
            <text:p>222</text:p>
          </table:table-cell>
          <table:table-cell table:style-name="ce5" table:formula="of:=IF(MID([.$S224];1;1)=&quot;1&quot;;&quot;x&quot;;&quot;&quot;)" office:value-type="string" office:string-value="x">
            <text:p>x</text:p>
          </table:table-cell>
          <table:table-cell table:style-name="ce5" table:formula="of:=IF(MID([.$S224];2;1)=&quot;1&quot;;&quot;x&quot;;&quot;&quot;)" office:value-type="string" office:string-value="x">
            <text:p>x</text:p>
          </table:table-cell>
          <table:table-cell table:style-name="ce5" table:formula="of:=IF(MID([.$S224];3;1)=&quot;1&quot;;&quot;x&quot;;&quot;&quot;)">
            <text:p/>
          </table:table-cell>
          <table:table-cell table:style-name="ce5" table:formula="of:=IF(MID([.$S224];4;1)=&quot;1&quot;;&quot;x&quot;;&quot;&quot;)" office:value-type="string" office:string-value="x">
            <text:p>x</text:p>
          </table:table-cell>
          <table:table-cell table:style-name="ce5" table:formula="of:=IF(MID([.$S224];5;1)=&quot;1&quot;;&quot;x&quot;;&quot;&quot;)" office:value-type="string" office:string-value="x">
            <text:p>x</text:p>
          </table:table-cell>
          <table:table-cell table:style-name="ce5" table:formula="of:=IF(MID([.$S224];6;1)=&quot;1&quot;;&quot;x&quot;;&quot;&quot;)" office:value-type="string" office:string-value="x">
            <text:p>x</text:p>
          </table:table-cell>
          <table:table-cell table:style-name="ce5" table:formula="of:=IF(MID([.$S224];7;1)=&quot;1&quot;;&quot;x&quot;;&quot;&quot;)" office:value-type="string" office:string-value="x">
            <text:p>x</text:p>
          </table:table-cell>
          <table:table-cell table:style-name="ce5" table:formula="of:=IF(MID([.$S224];8;1)=&quot;1&quot;;&quot;x&quot;;&quot;&quot;)">
            <text:p/>
          </table:table-cell>
          <table:table-cell table:number-columns-repeated="8"/>
          <table:table-cell table:formula="of:=DEC2BIN([.B224];8)" office:value-type="string" office:string-value="11011110">
            <text:p>11011110</text:p>
          </table:table-cell>
          <table:table-cell table:number-columns-repeated="1005"/>
        </table:table-row>
        <table:table-row table:style-name="ro3">
          <table:table-cell table:formula="of:=&quot;0x&quot;&amp;DEC2HEX([.B225];2)" office:value-type="string" office:string-value="0xDF">
            <text:p>0xDF</text:p>
          </table:table-cell>
          <table:table-cell office:value-type="float" office:value="223">
            <text:p>223</text:p>
          </table:table-cell>
          <table:table-cell table:style-name="ce6" table:formula="of:=IF(MID([.$S225];1;1)=&quot;1&quot;;&quot;x&quot;;&quot;&quot;)" office:value-type="string" office:string-value="x">
            <text:p>x</text:p>
          </table:table-cell>
          <table:table-cell table:style-name="ce6" table:formula="of:=IF(MID([.$S225];2;1)=&quot;1&quot;;&quot;x&quot;;&quot;&quot;)" office:value-type="string" office:string-value="x">
            <text:p>x</text:p>
          </table:table-cell>
          <table:table-cell table:style-name="ce6" table:formula="of:=IF(MID([.$S225];3;1)=&quot;1&quot;;&quot;x&quot;;&quot;&quot;)">
            <text:p/>
          </table:table-cell>
          <table:table-cell table:style-name="ce6" table:formula="of:=IF(MID([.$S225];4;1)=&quot;1&quot;;&quot;x&quot;;&quot;&quot;)" office:value-type="string" office:string-value="x">
            <text:p>x</text:p>
          </table:table-cell>
          <table:table-cell table:style-name="ce6" table:formula="of:=IF(MID([.$S225];5;1)=&quot;1&quot;;&quot;x&quot;;&quot;&quot;)" office:value-type="string" office:string-value="x">
            <text:p>x</text:p>
          </table:table-cell>
          <table:table-cell table:style-name="ce6" table:formula="of:=IF(MID([.$S225];6;1)=&quot;1&quot;;&quot;x&quot;;&quot;&quot;)" office:value-type="string" office:string-value="x">
            <text:p>x</text:p>
          </table:table-cell>
          <table:table-cell table:style-name="ce6" table:formula="of:=IF(MID([.$S225];7;1)=&quot;1&quot;;&quot;x&quot;;&quot;&quot;)" office:value-type="string" office:string-value="x">
            <text:p>x</text:p>
          </table:table-cell>
          <table:table-cell table:style-name="ce6" table:formula="of:=IF(MID([.$S225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225];8)" office:value-type="string" office:string-value="11011111">
            <text:p>110111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226];2)" office:value-type="string" office:string-value="0xE0">
            <text:p>0xE0</text:p>
          </table:table-cell>
          <table:table-cell table:style-name="ce2" office:value-type="float" office:value="224">
            <text:p>224</text:p>
          </table:table-cell>
          <table:table-cell table:style-name="ce5" table:formula="of:=IF(MID([.$S226];1;1)=&quot;1&quot;;&quot;x&quot;;&quot;&quot;)" office:value-type="string" office:string-value="x">
            <text:p>x</text:p>
          </table:table-cell>
          <table:table-cell table:style-name="ce5" table:formula="of:=IF(MID([.$S226];2;1)=&quot;1&quot;;&quot;x&quot;;&quot;&quot;)" office:value-type="string" office:string-value="x">
            <text:p>x</text:p>
          </table:table-cell>
          <table:table-cell table:style-name="ce5" table:formula="of:=IF(MID([.$S226];3;1)=&quot;1&quot;;&quot;x&quot;;&quot;&quot;)" office:value-type="string" office:string-value="x">
            <text:p>x</text:p>
          </table:table-cell>
          <table:table-cell table:style-name="ce5" table:formula="of:=IF(MID([.$S226];4;1)=&quot;1&quot;;&quot;x&quot;;&quot;&quot;)">
            <text:p/>
          </table:table-cell>
          <table:table-cell table:style-name="ce5" table:formula="of:=IF(MID([.$S226];5;1)=&quot;1&quot;;&quot;x&quot;;&quot;&quot;)">
            <text:p/>
          </table:table-cell>
          <table:table-cell table:style-name="ce5" table:formula="of:=IF(MID([.$S226];6;1)=&quot;1&quot;;&quot;x&quot;;&quot;&quot;)">
            <text:p/>
          </table:table-cell>
          <table:table-cell table:style-name="ce5" table:formula="of:=IF(MID([.$S226];7;1)=&quot;1&quot;;&quot;x&quot;;&quot;&quot;)">
            <text:p/>
          </table:table-cell>
          <table:table-cell table:style-name="ce5" table:formula="of:=IF(MID([.$S226];8;1)=&quot;1&quot;;&quot;x&quot;;&quot;&quot;)">
            <text:p/>
          </table:table-cell>
          <table:table-cell table:number-columns-repeated="8"/>
          <table:table-cell table:formula="of:=DEC2BIN([.B226];8)" office:value-type="string" office:string-value="11100000">
            <text:p>11100000</text:p>
          </table:table-cell>
          <table:table-cell table:number-columns-repeated="1005"/>
        </table:table-row>
        <table:table-row table:style-name="ro3">
          <table:table-cell table:formula="of:=&quot;0x&quot;&amp;DEC2HEX([.B227];2)" office:value-type="string" office:string-value="0xE1">
            <text:p>0xE1</text:p>
          </table:table-cell>
          <table:table-cell office:value-type="float" office:value="225">
            <text:p>225</text:p>
          </table:table-cell>
          <table:table-cell table:style-name="ce6" table:formula="of:=IF(MID([.$S227];1;1)=&quot;1&quot;;&quot;x&quot;;&quot;&quot;)" office:value-type="string" office:string-value="x">
            <text:p>x</text:p>
          </table:table-cell>
          <table:table-cell table:style-name="ce6" table:formula="of:=IF(MID([.$S227];2;1)=&quot;1&quot;;&quot;x&quot;;&quot;&quot;)" office:value-type="string" office:string-value="x">
            <text:p>x</text:p>
          </table:table-cell>
          <table:table-cell table:style-name="ce6" table:formula="of:=IF(MID([.$S227];3;1)=&quot;1&quot;;&quot;x&quot;;&quot;&quot;)" office:value-type="string" office:string-value="x">
            <text:p>x</text:p>
          </table:table-cell>
          <table:table-cell table:style-name="ce6" table:formula="of:=IF(MID([.$S227];4;1)=&quot;1&quot;;&quot;x&quot;;&quot;&quot;)">
            <text:p/>
          </table:table-cell>
          <table:table-cell table:style-name="ce6" table:formula="of:=IF(MID([.$S227];5;1)=&quot;1&quot;;&quot;x&quot;;&quot;&quot;)">
            <text:p/>
          </table:table-cell>
          <table:table-cell table:style-name="ce6" table:formula="of:=IF(MID([.$S227];6;1)=&quot;1&quot;;&quot;x&quot;;&quot;&quot;)">
            <text:p/>
          </table:table-cell>
          <table:table-cell table:style-name="ce6" table:formula="of:=IF(MID([.$S227];7;1)=&quot;1&quot;;&quot;x&quot;;&quot;&quot;)">
            <text:p/>
          </table:table-cell>
          <table:table-cell table:style-name="ce6" table:formula="of:=IF(MID([.$S227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227];8)" office:value-type="string" office:string-value="11100001">
            <text:p>111000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228];2)" office:value-type="string" office:string-value="0xE2">
            <text:p>0xE2</text:p>
          </table:table-cell>
          <table:table-cell table:style-name="ce2" office:value-type="float" office:value="226">
            <text:p>226</text:p>
          </table:table-cell>
          <table:table-cell table:style-name="ce5" table:formula="of:=IF(MID([.$S228];1;1)=&quot;1&quot;;&quot;x&quot;;&quot;&quot;)" office:value-type="string" office:string-value="x">
            <text:p>x</text:p>
          </table:table-cell>
          <table:table-cell table:style-name="ce5" table:formula="of:=IF(MID([.$S228];2;1)=&quot;1&quot;;&quot;x&quot;;&quot;&quot;)" office:value-type="string" office:string-value="x">
            <text:p>x</text:p>
          </table:table-cell>
          <table:table-cell table:style-name="ce5" table:formula="of:=IF(MID([.$S228];3;1)=&quot;1&quot;;&quot;x&quot;;&quot;&quot;)" office:value-type="string" office:string-value="x">
            <text:p>x</text:p>
          </table:table-cell>
          <table:table-cell table:style-name="ce5" table:formula="of:=IF(MID([.$S228];4;1)=&quot;1&quot;;&quot;x&quot;;&quot;&quot;)">
            <text:p/>
          </table:table-cell>
          <table:table-cell table:style-name="ce5" table:formula="of:=IF(MID([.$S228];5;1)=&quot;1&quot;;&quot;x&quot;;&quot;&quot;)">
            <text:p/>
          </table:table-cell>
          <table:table-cell table:style-name="ce5" table:formula="of:=IF(MID([.$S228];6;1)=&quot;1&quot;;&quot;x&quot;;&quot;&quot;)">
            <text:p/>
          </table:table-cell>
          <table:table-cell table:style-name="ce5" table:formula="of:=IF(MID([.$S228];7;1)=&quot;1&quot;;&quot;x&quot;;&quot;&quot;)" office:value-type="string" office:string-value="x">
            <text:p>x</text:p>
          </table:table-cell>
          <table:table-cell table:style-name="ce5" table:formula="of:=IF(MID([.$S228];8;1)=&quot;1&quot;;&quot;x&quot;;&quot;&quot;)">
            <text:p/>
          </table:table-cell>
          <table:table-cell table:number-columns-repeated="8"/>
          <table:table-cell table:formula="of:=DEC2BIN([.B228];8)" office:value-type="string" office:string-value="11100010">
            <text:p>11100010</text:p>
          </table:table-cell>
          <table:table-cell table:number-columns-repeated="1005"/>
        </table:table-row>
        <table:table-row table:style-name="ro3">
          <table:table-cell table:formula="of:=&quot;0x&quot;&amp;DEC2HEX([.B229];2)" office:value-type="string" office:string-value="0xE3">
            <text:p>0xE3</text:p>
          </table:table-cell>
          <table:table-cell office:value-type="float" office:value="227">
            <text:p>227</text:p>
          </table:table-cell>
          <table:table-cell table:style-name="ce6" table:formula="of:=IF(MID([.$S229];1;1)=&quot;1&quot;;&quot;x&quot;;&quot;&quot;)" office:value-type="string" office:string-value="x">
            <text:p>x</text:p>
          </table:table-cell>
          <table:table-cell table:style-name="ce6" table:formula="of:=IF(MID([.$S229];2;1)=&quot;1&quot;;&quot;x&quot;;&quot;&quot;)" office:value-type="string" office:string-value="x">
            <text:p>x</text:p>
          </table:table-cell>
          <table:table-cell table:style-name="ce6" table:formula="of:=IF(MID([.$S229];3;1)=&quot;1&quot;;&quot;x&quot;;&quot;&quot;)" office:value-type="string" office:string-value="x">
            <text:p>x</text:p>
          </table:table-cell>
          <table:table-cell table:style-name="ce6" table:formula="of:=IF(MID([.$S229];4;1)=&quot;1&quot;;&quot;x&quot;;&quot;&quot;)">
            <text:p/>
          </table:table-cell>
          <table:table-cell table:style-name="ce6" table:formula="of:=IF(MID([.$S229];5;1)=&quot;1&quot;;&quot;x&quot;;&quot;&quot;)">
            <text:p/>
          </table:table-cell>
          <table:table-cell table:style-name="ce6" table:formula="of:=IF(MID([.$S229];6;1)=&quot;1&quot;;&quot;x&quot;;&quot;&quot;)">
            <text:p/>
          </table:table-cell>
          <table:table-cell table:style-name="ce6" table:formula="of:=IF(MID([.$S229];7;1)=&quot;1&quot;;&quot;x&quot;;&quot;&quot;)" office:value-type="string" office:string-value="x">
            <text:p>x</text:p>
          </table:table-cell>
          <table:table-cell table:style-name="ce6" table:formula="of:=IF(MID([.$S229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229];8)" office:value-type="string" office:string-value="11100011">
            <text:p>111000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230];2)" office:value-type="string" office:string-value="0xE4">
            <text:p>0xE4</text:p>
          </table:table-cell>
          <table:table-cell table:style-name="ce2" office:value-type="float" office:value="228">
            <text:p>228</text:p>
          </table:table-cell>
          <table:table-cell table:style-name="ce5" table:formula="of:=IF(MID([.$S230];1;1)=&quot;1&quot;;&quot;x&quot;;&quot;&quot;)" office:value-type="string" office:string-value="x">
            <text:p>x</text:p>
          </table:table-cell>
          <table:table-cell table:style-name="ce5" table:formula="of:=IF(MID([.$S230];2;1)=&quot;1&quot;;&quot;x&quot;;&quot;&quot;)" office:value-type="string" office:string-value="x">
            <text:p>x</text:p>
          </table:table-cell>
          <table:table-cell table:style-name="ce5" table:formula="of:=IF(MID([.$S230];3;1)=&quot;1&quot;;&quot;x&quot;;&quot;&quot;)" office:value-type="string" office:string-value="x">
            <text:p>x</text:p>
          </table:table-cell>
          <table:table-cell table:style-name="ce5" table:formula="of:=IF(MID([.$S230];4;1)=&quot;1&quot;;&quot;x&quot;;&quot;&quot;)">
            <text:p/>
          </table:table-cell>
          <table:table-cell table:style-name="ce5" table:formula="of:=IF(MID([.$S230];5;1)=&quot;1&quot;;&quot;x&quot;;&quot;&quot;)">
            <text:p/>
          </table:table-cell>
          <table:table-cell table:style-name="ce5" table:formula="of:=IF(MID([.$S230];6;1)=&quot;1&quot;;&quot;x&quot;;&quot;&quot;)" office:value-type="string" office:string-value="x">
            <text:p>x</text:p>
          </table:table-cell>
          <table:table-cell table:style-name="ce5" table:formula="of:=IF(MID([.$S230];7;1)=&quot;1&quot;;&quot;x&quot;;&quot;&quot;)">
            <text:p/>
          </table:table-cell>
          <table:table-cell table:style-name="ce5" table:formula="of:=IF(MID([.$S230];8;1)=&quot;1&quot;;&quot;x&quot;;&quot;&quot;)">
            <text:p/>
          </table:table-cell>
          <table:table-cell table:number-columns-repeated="8"/>
          <table:table-cell table:formula="of:=DEC2BIN([.B230];8)" office:value-type="string" office:string-value="11100100">
            <text:p>11100100</text:p>
          </table:table-cell>
          <table:table-cell table:number-columns-repeated="1005"/>
        </table:table-row>
        <table:table-row table:style-name="ro3">
          <table:table-cell table:formula="of:=&quot;0x&quot;&amp;DEC2HEX([.B231];2)" office:value-type="string" office:string-value="0xE5">
            <text:p>0xE5</text:p>
          </table:table-cell>
          <table:table-cell office:value-type="float" office:value="229">
            <text:p>229</text:p>
          </table:table-cell>
          <table:table-cell table:style-name="ce6" table:formula="of:=IF(MID([.$S231];1;1)=&quot;1&quot;;&quot;x&quot;;&quot;&quot;)" office:value-type="string" office:string-value="x">
            <text:p>x</text:p>
          </table:table-cell>
          <table:table-cell table:style-name="ce6" table:formula="of:=IF(MID([.$S231];2;1)=&quot;1&quot;;&quot;x&quot;;&quot;&quot;)" office:value-type="string" office:string-value="x">
            <text:p>x</text:p>
          </table:table-cell>
          <table:table-cell table:style-name="ce6" table:formula="of:=IF(MID([.$S231];3;1)=&quot;1&quot;;&quot;x&quot;;&quot;&quot;)" office:value-type="string" office:string-value="x">
            <text:p>x</text:p>
          </table:table-cell>
          <table:table-cell table:style-name="ce6" table:formula="of:=IF(MID([.$S231];4;1)=&quot;1&quot;;&quot;x&quot;;&quot;&quot;)">
            <text:p/>
          </table:table-cell>
          <table:table-cell table:style-name="ce6" table:formula="of:=IF(MID([.$S231];5;1)=&quot;1&quot;;&quot;x&quot;;&quot;&quot;)">
            <text:p/>
          </table:table-cell>
          <table:table-cell table:style-name="ce6" table:formula="of:=IF(MID([.$S231];6;1)=&quot;1&quot;;&quot;x&quot;;&quot;&quot;)" office:value-type="string" office:string-value="x">
            <text:p>x</text:p>
          </table:table-cell>
          <table:table-cell table:style-name="ce6" table:formula="of:=IF(MID([.$S231];7;1)=&quot;1&quot;;&quot;x&quot;;&quot;&quot;)">
            <text:p/>
          </table:table-cell>
          <table:table-cell table:style-name="ce6" table:formula="of:=IF(MID([.$S231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231];8)" office:value-type="string" office:string-value="11100101">
            <text:p>111001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232];2)" office:value-type="string" office:string-value="0xE6">
            <text:p>0xE6</text:p>
          </table:table-cell>
          <table:table-cell table:style-name="ce2" office:value-type="float" office:value="230">
            <text:p>230</text:p>
          </table:table-cell>
          <table:table-cell table:style-name="ce5" table:formula="of:=IF(MID([.$S232];1;1)=&quot;1&quot;;&quot;x&quot;;&quot;&quot;)" office:value-type="string" office:string-value="x">
            <text:p>x</text:p>
          </table:table-cell>
          <table:table-cell table:style-name="ce5" table:formula="of:=IF(MID([.$S232];2;1)=&quot;1&quot;;&quot;x&quot;;&quot;&quot;)" office:value-type="string" office:string-value="x">
            <text:p>x</text:p>
          </table:table-cell>
          <table:table-cell table:style-name="ce5" table:formula="of:=IF(MID([.$S232];3;1)=&quot;1&quot;;&quot;x&quot;;&quot;&quot;)" office:value-type="string" office:string-value="x">
            <text:p>x</text:p>
          </table:table-cell>
          <table:table-cell table:style-name="ce5" table:formula="of:=IF(MID([.$S232];4;1)=&quot;1&quot;;&quot;x&quot;;&quot;&quot;)">
            <text:p/>
          </table:table-cell>
          <table:table-cell table:style-name="ce5" table:formula="of:=IF(MID([.$S232];5;1)=&quot;1&quot;;&quot;x&quot;;&quot;&quot;)">
            <text:p/>
          </table:table-cell>
          <table:table-cell table:style-name="ce5" table:formula="of:=IF(MID([.$S232];6;1)=&quot;1&quot;;&quot;x&quot;;&quot;&quot;)" office:value-type="string" office:string-value="x">
            <text:p>x</text:p>
          </table:table-cell>
          <table:table-cell table:style-name="ce5" table:formula="of:=IF(MID([.$S232];7;1)=&quot;1&quot;;&quot;x&quot;;&quot;&quot;)" office:value-type="string" office:string-value="x">
            <text:p>x</text:p>
          </table:table-cell>
          <table:table-cell table:style-name="ce5" table:formula="of:=IF(MID([.$S232];8;1)=&quot;1&quot;;&quot;x&quot;;&quot;&quot;)">
            <text:p/>
          </table:table-cell>
          <table:table-cell table:number-columns-repeated="8"/>
          <table:table-cell table:formula="of:=DEC2BIN([.B232];8)" office:value-type="string" office:string-value="11100110">
            <text:p>11100110</text:p>
          </table:table-cell>
          <table:table-cell table:number-columns-repeated="1005"/>
        </table:table-row>
        <table:table-row table:style-name="ro3">
          <table:table-cell table:formula="of:=&quot;0x&quot;&amp;DEC2HEX([.B233];2)" office:value-type="string" office:string-value="0xE7">
            <text:p>0xE7</text:p>
          </table:table-cell>
          <table:table-cell office:value-type="float" office:value="231">
            <text:p>231</text:p>
          </table:table-cell>
          <table:table-cell table:style-name="ce6" table:formula="of:=IF(MID([.$S233];1;1)=&quot;1&quot;;&quot;x&quot;;&quot;&quot;)" office:value-type="string" office:string-value="x">
            <text:p>x</text:p>
          </table:table-cell>
          <table:table-cell table:style-name="ce6" table:formula="of:=IF(MID([.$S233];2;1)=&quot;1&quot;;&quot;x&quot;;&quot;&quot;)" office:value-type="string" office:string-value="x">
            <text:p>x</text:p>
          </table:table-cell>
          <table:table-cell table:style-name="ce6" table:formula="of:=IF(MID([.$S233];3;1)=&quot;1&quot;;&quot;x&quot;;&quot;&quot;)" office:value-type="string" office:string-value="x">
            <text:p>x</text:p>
          </table:table-cell>
          <table:table-cell table:style-name="ce6" table:formula="of:=IF(MID([.$S233];4;1)=&quot;1&quot;;&quot;x&quot;;&quot;&quot;)">
            <text:p/>
          </table:table-cell>
          <table:table-cell table:style-name="ce6" table:formula="of:=IF(MID([.$S233];5;1)=&quot;1&quot;;&quot;x&quot;;&quot;&quot;)">
            <text:p/>
          </table:table-cell>
          <table:table-cell table:style-name="ce6" table:formula="of:=IF(MID([.$S233];6;1)=&quot;1&quot;;&quot;x&quot;;&quot;&quot;)" office:value-type="string" office:string-value="x">
            <text:p>x</text:p>
          </table:table-cell>
          <table:table-cell table:style-name="ce6" table:formula="of:=IF(MID([.$S233];7;1)=&quot;1&quot;;&quot;x&quot;;&quot;&quot;)" office:value-type="string" office:string-value="x">
            <text:p>x</text:p>
          </table:table-cell>
          <table:table-cell table:style-name="ce6" table:formula="of:=IF(MID([.$S233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233];8)" office:value-type="string" office:string-value="11100111">
            <text:p>111001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234];2)" office:value-type="string" office:string-value="0xE8">
            <text:p>0xE8</text:p>
          </table:table-cell>
          <table:table-cell table:style-name="ce2" office:value-type="float" office:value="232">
            <text:p>232</text:p>
          </table:table-cell>
          <table:table-cell table:style-name="ce5" table:formula="of:=IF(MID([.$S234];1;1)=&quot;1&quot;;&quot;x&quot;;&quot;&quot;)" office:value-type="string" office:string-value="x">
            <text:p>x</text:p>
          </table:table-cell>
          <table:table-cell table:style-name="ce5" table:formula="of:=IF(MID([.$S234];2;1)=&quot;1&quot;;&quot;x&quot;;&quot;&quot;)" office:value-type="string" office:string-value="x">
            <text:p>x</text:p>
          </table:table-cell>
          <table:table-cell table:style-name="ce5" table:formula="of:=IF(MID([.$S234];3;1)=&quot;1&quot;;&quot;x&quot;;&quot;&quot;)" office:value-type="string" office:string-value="x">
            <text:p>x</text:p>
          </table:table-cell>
          <table:table-cell table:style-name="ce5" table:formula="of:=IF(MID([.$S234];4;1)=&quot;1&quot;;&quot;x&quot;;&quot;&quot;)">
            <text:p/>
          </table:table-cell>
          <table:table-cell table:style-name="ce5" table:formula="of:=IF(MID([.$S234];5;1)=&quot;1&quot;;&quot;x&quot;;&quot;&quot;)" office:value-type="string" office:string-value="x">
            <text:p>x</text:p>
          </table:table-cell>
          <table:table-cell table:style-name="ce5" table:formula="of:=IF(MID([.$S234];6;1)=&quot;1&quot;;&quot;x&quot;;&quot;&quot;)">
            <text:p/>
          </table:table-cell>
          <table:table-cell table:style-name="ce5" table:formula="of:=IF(MID([.$S234];7;1)=&quot;1&quot;;&quot;x&quot;;&quot;&quot;)">
            <text:p/>
          </table:table-cell>
          <table:table-cell table:style-name="ce5" table:formula="of:=IF(MID([.$S234];8;1)=&quot;1&quot;;&quot;x&quot;;&quot;&quot;)">
            <text:p/>
          </table:table-cell>
          <table:table-cell table:number-columns-repeated="8"/>
          <table:table-cell table:formula="of:=DEC2BIN([.B234];8)" office:value-type="string" office:string-value="11101000">
            <text:p>11101000</text:p>
          </table:table-cell>
          <table:table-cell table:number-columns-repeated="1005"/>
        </table:table-row>
        <table:table-row table:style-name="ro3">
          <table:table-cell table:formula="of:=&quot;0x&quot;&amp;DEC2HEX([.B235];2)" office:value-type="string" office:string-value="0xE9">
            <text:p>0xE9</text:p>
          </table:table-cell>
          <table:table-cell office:value-type="float" office:value="233">
            <text:p>233</text:p>
          </table:table-cell>
          <table:table-cell table:style-name="ce6" table:formula="of:=IF(MID([.$S235];1;1)=&quot;1&quot;;&quot;x&quot;;&quot;&quot;)" office:value-type="string" office:string-value="x">
            <text:p>x</text:p>
          </table:table-cell>
          <table:table-cell table:style-name="ce6" table:formula="of:=IF(MID([.$S235];2;1)=&quot;1&quot;;&quot;x&quot;;&quot;&quot;)" office:value-type="string" office:string-value="x">
            <text:p>x</text:p>
          </table:table-cell>
          <table:table-cell table:style-name="ce6" table:formula="of:=IF(MID([.$S235];3;1)=&quot;1&quot;;&quot;x&quot;;&quot;&quot;)" office:value-type="string" office:string-value="x">
            <text:p>x</text:p>
          </table:table-cell>
          <table:table-cell table:style-name="ce6" table:formula="of:=IF(MID([.$S235];4;1)=&quot;1&quot;;&quot;x&quot;;&quot;&quot;)">
            <text:p/>
          </table:table-cell>
          <table:table-cell table:style-name="ce6" table:formula="of:=IF(MID([.$S235];5;1)=&quot;1&quot;;&quot;x&quot;;&quot;&quot;)" office:value-type="string" office:string-value="x">
            <text:p>x</text:p>
          </table:table-cell>
          <table:table-cell table:style-name="ce6" table:formula="of:=IF(MID([.$S235];6;1)=&quot;1&quot;;&quot;x&quot;;&quot;&quot;)">
            <text:p/>
          </table:table-cell>
          <table:table-cell table:style-name="ce6" table:formula="of:=IF(MID([.$S235];7;1)=&quot;1&quot;;&quot;x&quot;;&quot;&quot;)">
            <text:p/>
          </table:table-cell>
          <table:table-cell table:style-name="ce6" table:formula="of:=IF(MID([.$S235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235];8)" office:value-type="string" office:string-value="11101001">
            <text:p>111010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236];2)" office:value-type="string" office:string-value="0xEA">
            <text:p>0xEA</text:p>
          </table:table-cell>
          <table:table-cell table:style-name="ce2" office:value-type="float" office:value="234">
            <text:p>234</text:p>
          </table:table-cell>
          <table:table-cell table:style-name="ce5" table:formula="of:=IF(MID([.$S236];1;1)=&quot;1&quot;;&quot;x&quot;;&quot;&quot;)" office:value-type="string" office:string-value="x">
            <text:p>x</text:p>
          </table:table-cell>
          <table:table-cell table:style-name="ce5" table:formula="of:=IF(MID([.$S236];2;1)=&quot;1&quot;;&quot;x&quot;;&quot;&quot;)" office:value-type="string" office:string-value="x">
            <text:p>x</text:p>
          </table:table-cell>
          <table:table-cell table:style-name="ce5" table:formula="of:=IF(MID([.$S236];3;1)=&quot;1&quot;;&quot;x&quot;;&quot;&quot;)" office:value-type="string" office:string-value="x">
            <text:p>x</text:p>
          </table:table-cell>
          <table:table-cell table:style-name="ce5" table:formula="of:=IF(MID([.$S236];4;1)=&quot;1&quot;;&quot;x&quot;;&quot;&quot;)">
            <text:p/>
          </table:table-cell>
          <table:table-cell table:style-name="ce5" table:formula="of:=IF(MID([.$S236];5;1)=&quot;1&quot;;&quot;x&quot;;&quot;&quot;)" office:value-type="string" office:string-value="x">
            <text:p>x</text:p>
          </table:table-cell>
          <table:table-cell table:style-name="ce5" table:formula="of:=IF(MID([.$S236];6;1)=&quot;1&quot;;&quot;x&quot;;&quot;&quot;)">
            <text:p/>
          </table:table-cell>
          <table:table-cell table:style-name="ce5" table:formula="of:=IF(MID([.$S236];7;1)=&quot;1&quot;;&quot;x&quot;;&quot;&quot;)" office:value-type="string" office:string-value="x">
            <text:p>x</text:p>
          </table:table-cell>
          <table:table-cell table:style-name="ce5" table:formula="of:=IF(MID([.$S236];8;1)=&quot;1&quot;;&quot;x&quot;;&quot;&quot;)">
            <text:p/>
          </table:table-cell>
          <table:table-cell table:number-columns-repeated="8"/>
          <table:table-cell table:formula="of:=DEC2BIN([.B236];8)" office:value-type="string" office:string-value="11101010">
            <text:p>11101010</text:p>
          </table:table-cell>
          <table:table-cell table:number-columns-repeated="1005"/>
        </table:table-row>
        <table:table-row table:style-name="ro3">
          <table:table-cell table:formula="of:=&quot;0x&quot;&amp;DEC2HEX([.B237];2)" office:value-type="string" office:string-value="0xEB">
            <text:p>0xEB</text:p>
          </table:table-cell>
          <table:table-cell office:value-type="float" office:value="235">
            <text:p>235</text:p>
          </table:table-cell>
          <table:table-cell table:style-name="ce6" table:formula="of:=IF(MID([.$S237];1;1)=&quot;1&quot;;&quot;x&quot;;&quot;&quot;)" office:value-type="string" office:string-value="x">
            <text:p>x</text:p>
          </table:table-cell>
          <table:table-cell table:style-name="ce6" table:formula="of:=IF(MID([.$S237];2;1)=&quot;1&quot;;&quot;x&quot;;&quot;&quot;)" office:value-type="string" office:string-value="x">
            <text:p>x</text:p>
          </table:table-cell>
          <table:table-cell table:style-name="ce6" table:formula="of:=IF(MID([.$S237];3;1)=&quot;1&quot;;&quot;x&quot;;&quot;&quot;)" office:value-type="string" office:string-value="x">
            <text:p>x</text:p>
          </table:table-cell>
          <table:table-cell table:style-name="ce6" table:formula="of:=IF(MID([.$S237];4;1)=&quot;1&quot;;&quot;x&quot;;&quot;&quot;)">
            <text:p/>
          </table:table-cell>
          <table:table-cell table:style-name="ce6" table:formula="of:=IF(MID([.$S237];5;1)=&quot;1&quot;;&quot;x&quot;;&quot;&quot;)" office:value-type="string" office:string-value="x">
            <text:p>x</text:p>
          </table:table-cell>
          <table:table-cell table:style-name="ce6" table:formula="of:=IF(MID([.$S237];6;1)=&quot;1&quot;;&quot;x&quot;;&quot;&quot;)">
            <text:p/>
          </table:table-cell>
          <table:table-cell table:style-name="ce6" table:formula="of:=IF(MID([.$S237];7;1)=&quot;1&quot;;&quot;x&quot;;&quot;&quot;)" office:value-type="string" office:string-value="x">
            <text:p>x</text:p>
          </table:table-cell>
          <table:table-cell table:style-name="ce6" table:formula="of:=IF(MID([.$S237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237];8)" office:value-type="string" office:string-value="11101011">
            <text:p>111010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238];2)" office:value-type="string" office:string-value="0xEC">
            <text:p>0xEC</text:p>
          </table:table-cell>
          <table:table-cell table:style-name="ce2" office:value-type="float" office:value="236">
            <text:p>236</text:p>
          </table:table-cell>
          <table:table-cell table:style-name="ce5" table:formula="of:=IF(MID([.$S238];1;1)=&quot;1&quot;;&quot;x&quot;;&quot;&quot;)" office:value-type="string" office:string-value="x">
            <text:p>x</text:p>
          </table:table-cell>
          <table:table-cell table:style-name="ce5" table:formula="of:=IF(MID([.$S238];2;1)=&quot;1&quot;;&quot;x&quot;;&quot;&quot;)" office:value-type="string" office:string-value="x">
            <text:p>x</text:p>
          </table:table-cell>
          <table:table-cell table:style-name="ce5" table:formula="of:=IF(MID([.$S238];3;1)=&quot;1&quot;;&quot;x&quot;;&quot;&quot;)" office:value-type="string" office:string-value="x">
            <text:p>x</text:p>
          </table:table-cell>
          <table:table-cell table:style-name="ce5" table:formula="of:=IF(MID([.$S238];4;1)=&quot;1&quot;;&quot;x&quot;;&quot;&quot;)">
            <text:p/>
          </table:table-cell>
          <table:table-cell table:style-name="ce5" table:formula="of:=IF(MID([.$S238];5;1)=&quot;1&quot;;&quot;x&quot;;&quot;&quot;)" office:value-type="string" office:string-value="x">
            <text:p>x</text:p>
          </table:table-cell>
          <table:table-cell table:style-name="ce5" table:formula="of:=IF(MID([.$S238];6;1)=&quot;1&quot;;&quot;x&quot;;&quot;&quot;)" office:value-type="string" office:string-value="x">
            <text:p>x</text:p>
          </table:table-cell>
          <table:table-cell table:style-name="ce5" table:formula="of:=IF(MID([.$S238];7;1)=&quot;1&quot;;&quot;x&quot;;&quot;&quot;)">
            <text:p/>
          </table:table-cell>
          <table:table-cell table:style-name="ce5" table:formula="of:=IF(MID([.$S238];8;1)=&quot;1&quot;;&quot;x&quot;;&quot;&quot;)">
            <text:p/>
          </table:table-cell>
          <table:table-cell table:number-columns-repeated="8"/>
          <table:table-cell table:formula="of:=DEC2BIN([.B238];8)" office:value-type="string" office:string-value="11101100">
            <text:p>11101100</text:p>
          </table:table-cell>
          <table:table-cell table:number-columns-repeated="1005"/>
        </table:table-row>
        <table:table-row table:style-name="ro3">
          <table:table-cell table:formula="of:=&quot;0x&quot;&amp;DEC2HEX([.B239];2)" office:value-type="string" office:string-value="0xED">
            <text:p>0xED</text:p>
          </table:table-cell>
          <table:table-cell office:value-type="float" office:value="237">
            <text:p>237</text:p>
          </table:table-cell>
          <table:table-cell table:style-name="ce6" table:formula="of:=IF(MID([.$S239];1;1)=&quot;1&quot;;&quot;x&quot;;&quot;&quot;)" office:value-type="string" office:string-value="x">
            <text:p>x</text:p>
          </table:table-cell>
          <table:table-cell table:style-name="ce6" table:formula="of:=IF(MID([.$S239];2;1)=&quot;1&quot;;&quot;x&quot;;&quot;&quot;)" office:value-type="string" office:string-value="x">
            <text:p>x</text:p>
          </table:table-cell>
          <table:table-cell table:style-name="ce6" table:formula="of:=IF(MID([.$S239];3;1)=&quot;1&quot;;&quot;x&quot;;&quot;&quot;)" office:value-type="string" office:string-value="x">
            <text:p>x</text:p>
          </table:table-cell>
          <table:table-cell table:style-name="ce6" table:formula="of:=IF(MID([.$S239];4;1)=&quot;1&quot;;&quot;x&quot;;&quot;&quot;)">
            <text:p/>
          </table:table-cell>
          <table:table-cell table:style-name="ce6" table:formula="of:=IF(MID([.$S239];5;1)=&quot;1&quot;;&quot;x&quot;;&quot;&quot;)" office:value-type="string" office:string-value="x">
            <text:p>x</text:p>
          </table:table-cell>
          <table:table-cell table:style-name="ce6" table:formula="of:=IF(MID([.$S239];6;1)=&quot;1&quot;;&quot;x&quot;;&quot;&quot;)" office:value-type="string" office:string-value="x">
            <text:p>x</text:p>
          </table:table-cell>
          <table:table-cell table:style-name="ce6" table:formula="of:=IF(MID([.$S239];7;1)=&quot;1&quot;;&quot;x&quot;;&quot;&quot;)">
            <text:p/>
          </table:table-cell>
          <table:table-cell table:style-name="ce6" table:formula="of:=IF(MID([.$S239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239];8)" office:value-type="string" office:string-value="11101101">
            <text:p>111011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240];2)" office:value-type="string" office:string-value="0xEE">
            <text:p>0xEE</text:p>
          </table:table-cell>
          <table:table-cell table:style-name="ce2" office:value-type="float" office:value="238">
            <text:p>238</text:p>
          </table:table-cell>
          <table:table-cell table:style-name="ce5" table:formula="of:=IF(MID([.$S240];1;1)=&quot;1&quot;;&quot;x&quot;;&quot;&quot;)" office:value-type="string" office:string-value="x">
            <text:p>x</text:p>
          </table:table-cell>
          <table:table-cell table:style-name="ce5" table:formula="of:=IF(MID([.$S240];2;1)=&quot;1&quot;;&quot;x&quot;;&quot;&quot;)" office:value-type="string" office:string-value="x">
            <text:p>x</text:p>
          </table:table-cell>
          <table:table-cell table:style-name="ce5" table:formula="of:=IF(MID([.$S240];3;1)=&quot;1&quot;;&quot;x&quot;;&quot;&quot;)" office:value-type="string" office:string-value="x">
            <text:p>x</text:p>
          </table:table-cell>
          <table:table-cell table:style-name="ce5" table:formula="of:=IF(MID([.$S240];4;1)=&quot;1&quot;;&quot;x&quot;;&quot;&quot;)">
            <text:p/>
          </table:table-cell>
          <table:table-cell table:style-name="ce5" table:formula="of:=IF(MID([.$S240];5;1)=&quot;1&quot;;&quot;x&quot;;&quot;&quot;)" office:value-type="string" office:string-value="x">
            <text:p>x</text:p>
          </table:table-cell>
          <table:table-cell table:style-name="ce5" table:formula="of:=IF(MID([.$S240];6;1)=&quot;1&quot;;&quot;x&quot;;&quot;&quot;)" office:value-type="string" office:string-value="x">
            <text:p>x</text:p>
          </table:table-cell>
          <table:table-cell table:style-name="ce5" table:formula="of:=IF(MID([.$S240];7;1)=&quot;1&quot;;&quot;x&quot;;&quot;&quot;)" office:value-type="string" office:string-value="x">
            <text:p>x</text:p>
          </table:table-cell>
          <table:table-cell table:style-name="ce5" table:formula="of:=IF(MID([.$S240];8;1)=&quot;1&quot;;&quot;x&quot;;&quot;&quot;)">
            <text:p/>
          </table:table-cell>
          <table:table-cell table:number-columns-repeated="8"/>
          <table:table-cell table:formula="of:=DEC2BIN([.B240];8)" office:value-type="string" office:string-value="11101110">
            <text:p>11101110</text:p>
          </table:table-cell>
          <table:table-cell table:number-columns-repeated="1005"/>
        </table:table-row>
        <table:table-row table:style-name="ro3">
          <table:table-cell table:formula="of:=&quot;0x&quot;&amp;DEC2HEX([.B241];2)" office:value-type="string" office:string-value="0xEF">
            <text:p>0xEF</text:p>
          </table:table-cell>
          <table:table-cell office:value-type="float" office:value="239">
            <text:p>239</text:p>
          </table:table-cell>
          <table:table-cell table:style-name="ce6" table:formula="of:=IF(MID([.$S241];1;1)=&quot;1&quot;;&quot;x&quot;;&quot;&quot;)" office:value-type="string" office:string-value="x">
            <text:p>x</text:p>
          </table:table-cell>
          <table:table-cell table:style-name="ce6" table:formula="of:=IF(MID([.$S241];2;1)=&quot;1&quot;;&quot;x&quot;;&quot;&quot;)" office:value-type="string" office:string-value="x">
            <text:p>x</text:p>
          </table:table-cell>
          <table:table-cell table:style-name="ce6" table:formula="of:=IF(MID([.$S241];3;1)=&quot;1&quot;;&quot;x&quot;;&quot;&quot;)" office:value-type="string" office:string-value="x">
            <text:p>x</text:p>
          </table:table-cell>
          <table:table-cell table:style-name="ce6" table:formula="of:=IF(MID([.$S241];4;1)=&quot;1&quot;;&quot;x&quot;;&quot;&quot;)">
            <text:p/>
          </table:table-cell>
          <table:table-cell table:style-name="ce6" table:formula="of:=IF(MID([.$S241];5;1)=&quot;1&quot;;&quot;x&quot;;&quot;&quot;)" office:value-type="string" office:string-value="x">
            <text:p>x</text:p>
          </table:table-cell>
          <table:table-cell table:style-name="ce6" table:formula="of:=IF(MID([.$S241];6;1)=&quot;1&quot;;&quot;x&quot;;&quot;&quot;)" office:value-type="string" office:string-value="x">
            <text:p>x</text:p>
          </table:table-cell>
          <table:table-cell table:style-name="ce6" table:formula="of:=IF(MID([.$S241];7;1)=&quot;1&quot;;&quot;x&quot;;&quot;&quot;)" office:value-type="string" office:string-value="x">
            <text:p>x</text:p>
          </table:table-cell>
          <table:table-cell table:style-name="ce6" table:formula="of:=IF(MID([.$S241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241];8)" office:value-type="string" office:string-value="11101111">
            <text:p>111011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242];2)" office:value-type="string" office:string-value="0xF0">
            <text:p>0xF0</text:p>
          </table:table-cell>
          <table:table-cell table:style-name="ce2" office:value-type="float" office:value="240">
            <text:p>240</text:p>
          </table:table-cell>
          <table:table-cell table:style-name="ce5" table:formula="of:=IF(MID([.$S242];1;1)=&quot;1&quot;;&quot;x&quot;;&quot;&quot;)" office:value-type="string" office:string-value="x">
            <text:p>x</text:p>
          </table:table-cell>
          <table:table-cell table:style-name="ce5" table:formula="of:=IF(MID([.$S242];2;1)=&quot;1&quot;;&quot;x&quot;;&quot;&quot;)" office:value-type="string" office:string-value="x">
            <text:p>x</text:p>
          </table:table-cell>
          <table:table-cell table:style-name="ce5" table:formula="of:=IF(MID([.$S242];3;1)=&quot;1&quot;;&quot;x&quot;;&quot;&quot;)" office:value-type="string" office:string-value="x">
            <text:p>x</text:p>
          </table:table-cell>
          <table:table-cell table:style-name="ce5" table:formula="of:=IF(MID([.$S242];4;1)=&quot;1&quot;;&quot;x&quot;;&quot;&quot;)" office:value-type="string" office:string-value="x">
            <text:p>x</text:p>
          </table:table-cell>
          <table:table-cell table:style-name="ce5" table:formula="of:=IF(MID([.$S242];5;1)=&quot;1&quot;;&quot;x&quot;;&quot;&quot;)">
            <text:p/>
          </table:table-cell>
          <table:table-cell table:style-name="ce5" table:formula="of:=IF(MID([.$S242];6;1)=&quot;1&quot;;&quot;x&quot;;&quot;&quot;)">
            <text:p/>
          </table:table-cell>
          <table:table-cell table:style-name="ce5" table:formula="of:=IF(MID([.$S242];7;1)=&quot;1&quot;;&quot;x&quot;;&quot;&quot;)">
            <text:p/>
          </table:table-cell>
          <table:table-cell table:style-name="ce5" table:formula="of:=IF(MID([.$S242];8;1)=&quot;1&quot;;&quot;x&quot;;&quot;&quot;)">
            <text:p/>
          </table:table-cell>
          <table:table-cell table:number-columns-repeated="8"/>
          <table:table-cell table:formula="of:=DEC2BIN([.B242];8)" office:value-type="string" office:string-value="11110000">
            <text:p>11110000</text:p>
          </table:table-cell>
          <table:table-cell table:number-columns-repeated="1005"/>
        </table:table-row>
        <table:table-row table:style-name="ro3">
          <table:table-cell table:formula="of:=&quot;0x&quot;&amp;DEC2HEX([.B243];2)" office:value-type="string" office:string-value="0xF1">
            <text:p>0xF1</text:p>
          </table:table-cell>
          <table:table-cell office:value-type="float" office:value="241">
            <text:p>241</text:p>
          </table:table-cell>
          <table:table-cell table:style-name="ce6" table:formula="of:=IF(MID([.$S243];1;1)=&quot;1&quot;;&quot;x&quot;;&quot;&quot;)" office:value-type="string" office:string-value="x">
            <text:p>x</text:p>
          </table:table-cell>
          <table:table-cell table:style-name="ce6" table:formula="of:=IF(MID([.$S243];2;1)=&quot;1&quot;;&quot;x&quot;;&quot;&quot;)" office:value-type="string" office:string-value="x">
            <text:p>x</text:p>
          </table:table-cell>
          <table:table-cell table:style-name="ce6" table:formula="of:=IF(MID([.$S243];3;1)=&quot;1&quot;;&quot;x&quot;;&quot;&quot;)" office:value-type="string" office:string-value="x">
            <text:p>x</text:p>
          </table:table-cell>
          <table:table-cell table:style-name="ce6" table:formula="of:=IF(MID([.$S243];4;1)=&quot;1&quot;;&quot;x&quot;;&quot;&quot;)" office:value-type="string" office:string-value="x">
            <text:p>x</text:p>
          </table:table-cell>
          <table:table-cell table:style-name="ce6" table:formula="of:=IF(MID([.$S243];5;1)=&quot;1&quot;;&quot;x&quot;;&quot;&quot;)">
            <text:p/>
          </table:table-cell>
          <table:table-cell table:style-name="ce6" table:formula="of:=IF(MID([.$S243];6;1)=&quot;1&quot;;&quot;x&quot;;&quot;&quot;)">
            <text:p/>
          </table:table-cell>
          <table:table-cell table:style-name="ce6" table:formula="of:=IF(MID([.$S243];7;1)=&quot;1&quot;;&quot;x&quot;;&quot;&quot;)">
            <text:p/>
          </table:table-cell>
          <table:table-cell table:style-name="ce6" table:formula="of:=IF(MID([.$S243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243];8)" office:value-type="string" office:string-value="11110001">
            <text:p>111100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244];2)" office:value-type="string" office:string-value="0xF2">
            <text:p>0xF2</text:p>
          </table:table-cell>
          <table:table-cell table:style-name="ce2" office:value-type="float" office:value="242">
            <text:p>242</text:p>
          </table:table-cell>
          <table:table-cell table:style-name="ce5" table:formula="of:=IF(MID([.$S244];1;1)=&quot;1&quot;;&quot;x&quot;;&quot;&quot;)" office:value-type="string" office:string-value="x">
            <text:p>x</text:p>
          </table:table-cell>
          <table:table-cell table:style-name="ce5" table:formula="of:=IF(MID([.$S244];2;1)=&quot;1&quot;;&quot;x&quot;;&quot;&quot;)" office:value-type="string" office:string-value="x">
            <text:p>x</text:p>
          </table:table-cell>
          <table:table-cell table:style-name="ce5" table:formula="of:=IF(MID([.$S244];3;1)=&quot;1&quot;;&quot;x&quot;;&quot;&quot;)" office:value-type="string" office:string-value="x">
            <text:p>x</text:p>
          </table:table-cell>
          <table:table-cell table:style-name="ce5" table:formula="of:=IF(MID([.$S244];4;1)=&quot;1&quot;;&quot;x&quot;;&quot;&quot;)" office:value-type="string" office:string-value="x">
            <text:p>x</text:p>
          </table:table-cell>
          <table:table-cell table:style-name="ce5" table:formula="of:=IF(MID([.$S244];5;1)=&quot;1&quot;;&quot;x&quot;;&quot;&quot;)">
            <text:p/>
          </table:table-cell>
          <table:table-cell table:style-name="ce5" table:formula="of:=IF(MID([.$S244];6;1)=&quot;1&quot;;&quot;x&quot;;&quot;&quot;)">
            <text:p/>
          </table:table-cell>
          <table:table-cell table:style-name="ce5" table:formula="of:=IF(MID([.$S244];7;1)=&quot;1&quot;;&quot;x&quot;;&quot;&quot;)" office:value-type="string" office:string-value="x">
            <text:p>x</text:p>
          </table:table-cell>
          <table:table-cell table:style-name="ce5" table:formula="of:=IF(MID([.$S244];8;1)=&quot;1&quot;;&quot;x&quot;;&quot;&quot;)">
            <text:p/>
          </table:table-cell>
          <table:table-cell table:number-columns-repeated="8"/>
          <table:table-cell table:formula="of:=DEC2BIN([.B244];8)" office:value-type="string" office:string-value="11110010">
            <text:p>11110010</text:p>
          </table:table-cell>
          <table:table-cell table:number-columns-repeated="1005"/>
        </table:table-row>
        <table:table-row table:style-name="ro3">
          <table:table-cell table:formula="of:=&quot;0x&quot;&amp;DEC2HEX([.B245];2)" office:value-type="string" office:string-value="0xF3">
            <text:p>0xF3</text:p>
          </table:table-cell>
          <table:table-cell office:value-type="float" office:value="243">
            <text:p>243</text:p>
          </table:table-cell>
          <table:table-cell table:style-name="ce6" table:formula="of:=IF(MID([.$S245];1;1)=&quot;1&quot;;&quot;x&quot;;&quot;&quot;)" office:value-type="string" office:string-value="x">
            <text:p>x</text:p>
          </table:table-cell>
          <table:table-cell table:style-name="ce6" table:formula="of:=IF(MID([.$S245];2;1)=&quot;1&quot;;&quot;x&quot;;&quot;&quot;)" office:value-type="string" office:string-value="x">
            <text:p>x</text:p>
          </table:table-cell>
          <table:table-cell table:style-name="ce6" table:formula="of:=IF(MID([.$S245];3;1)=&quot;1&quot;;&quot;x&quot;;&quot;&quot;)" office:value-type="string" office:string-value="x">
            <text:p>x</text:p>
          </table:table-cell>
          <table:table-cell table:style-name="ce6" table:formula="of:=IF(MID([.$S245];4;1)=&quot;1&quot;;&quot;x&quot;;&quot;&quot;)" office:value-type="string" office:string-value="x">
            <text:p>x</text:p>
          </table:table-cell>
          <table:table-cell table:style-name="ce6" table:formula="of:=IF(MID([.$S245];5;1)=&quot;1&quot;;&quot;x&quot;;&quot;&quot;)">
            <text:p/>
          </table:table-cell>
          <table:table-cell table:style-name="ce6" table:formula="of:=IF(MID([.$S245];6;1)=&quot;1&quot;;&quot;x&quot;;&quot;&quot;)">
            <text:p/>
          </table:table-cell>
          <table:table-cell table:style-name="ce6" table:formula="of:=IF(MID([.$S245];7;1)=&quot;1&quot;;&quot;x&quot;;&quot;&quot;)" office:value-type="string" office:string-value="x">
            <text:p>x</text:p>
          </table:table-cell>
          <table:table-cell table:style-name="ce6" table:formula="of:=IF(MID([.$S245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245];8)" office:value-type="string" office:string-value="11110011">
            <text:p>111100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246];2)" office:value-type="string" office:string-value="0xF4">
            <text:p>0xF4</text:p>
          </table:table-cell>
          <table:table-cell table:style-name="ce2" office:value-type="float" office:value="244">
            <text:p>244</text:p>
          </table:table-cell>
          <table:table-cell table:style-name="ce5" table:formula="of:=IF(MID([.$S246];1;1)=&quot;1&quot;;&quot;x&quot;;&quot;&quot;)" office:value-type="string" office:string-value="x">
            <text:p>x</text:p>
          </table:table-cell>
          <table:table-cell table:style-name="ce5" table:formula="of:=IF(MID([.$S246];2;1)=&quot;1&quot;;&quot;x&quot;;&quot;&quot;)" office:value-type="string" office:string-value="x">
            <text:p>x</text:p>
          </table:table-cell>
          <table:table-cell table:style-name="ce5" table:formula="of:=IF(MID([.$S246];3;1)=&quot;1&quot;;&quot;x&quot;;&quot;&quot;)" office:value-type="string" office:string-value="x">
            <text:p>x</text:p>
          </table:table-cell>
          <table:table-cell table:style-name="ce5" table:formula="of:=IF(MID([.$S246];4;1)=&quot;1&quot;;&quot;x&quot;;&quot;&quot;)" office:value-type="string" office:string-value="x">
            <text:p>x</text:p>
          </table:table-cell>
          <table:table-cell table:style-name="ce5" table:formula="of:=IF(MID([.$S246];5;1)=&quot;1&quot;;&quot;x&quot;;&quot;&quot;)">
            <text:p/>
          </table:table-cell>
          <table:table-cell table:style-name="ce5" table:formula="of:=IF(MID([.$S246];6;1)=&quot;1&quot;;&quot;x&quot;;&quot;&quot;)" office:value-type="string" office:string-value="x">
            <text:p>x</text:p>
          </table:table-cell>
          <table:table-cell table:style-name="ce5" table:formula="of:=IF(MID([.$S246];7;1)=&quot;1&quot;;&quot;x&quot;;&quot;&quot;)">
            <text:p/>
          </table:table-cell>
          <table:table-cell table:style-name="ce5" table:formula="of:=IF(MID([.$S246];8;1)=&quot;1&quot;;&quot;x&quot;;&quot;&quot;)">
            <text:p/>
          </table:table-cell>
          <table:table-cell table:number-columns-repeated="8"/>
          <table:table-cell table:formula="of:=DEC2BIN([.B246];8)" office:value-type="string" office:string-value="11110100">
            <text:p>11110100</text:p>
          </table:table-cell>
          <table:table-cell table:number-columns-repeated="1005"/>
        </table:table-row>
        <table:table-row table:style-name="ro3">
          <table:table-cell table:formula="of:=&quot;0x&quot;&amp;DEC2HEX([.B247];2)" office:value-type="string" office:string-value="0xF5">
            <text:p>0xF5</text:p>
          </table:table-cell>
          <table:table-cell office:value-type="float" office:value="245">
            <text:p>245</text:p>
          </table:table-cell>
          <table:table-cell table:style-name="ce6" table:formula="of:=IF(MID([.$S247];1;1)=&quot;1&quot;;&quot;x&quot;;&quot;&quot;)" office:value-type="string" office:string-value="x">
            <text:p>x</text:p>
          </table:table-cell>
          <table:table-cell table:style-name="ce6" table:formula="of:=IF(MID([.$S247];2;1)=&quot;1&quot;;&quot;x&quot;;&quot;&quot;)" office:value-type="string" office:string-value="x">
            <text:p>x</text:p>
          </table:table-cell>
          <table:table-cell table:style-name="ce6" table:formula="of:=IF(MID([.$S247];3;1)=&quot;1&quot;;&quot;x&quot;;&quot;&quot;)" office:value-type="string" office:string-value="x">
            <text:p>x</text:p>
          </table:table-cell>
          <table:table-cell table:style-name="ce6" table:formula="of:=IF(MID([.$S247];4;1)=&quot;1&quot;;&quot;x&quot;;&quot;&quot;)" office:value-type="string" office:string-value="x">
            <text:p>x</text:p>
          </table:table-cell>
          <table:table-cell table:style-name="ce6" table:formula="of:=IF(MID([.$S247];5;1)=&quot;1&quot;;&quot;x&quot;;&quot;&quot;)">
            <text:p/>
          </table:table-cell>
          <table:table-cell table:style-name="ce6" table:formula="of:=IF(MID([.$S247];6;1)=&quot;1&quot;;&quot;x&quot;;&quot;&quot;)" office:value-type="string" office:string-value="x">
            <text:p>x</text:p>
          </table:table-cell>
          <table:table-cell table:style-name="ce6" table:formula="of:=IF(MID([.$S247];7;1)=&quot;1&quot;;&quot;x&quot;;&quot;&quot;)">
            <text:p/>
          </table:table-cell>
          <table:table-cell table:style-name="ce6" table:formula="of:=IF(MID([.$S247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247];8)" office:value-type="string" office:string-value="11110101">
            <text:p>111101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248];2)" office:value-type="string" office:string-value="0xF6">
            <text:p>0xF6</text:p>
          </table:table-cell>
          <table:table-cell table:style-name="ce2" office:value-type="float" office:value="246">
            <text:p>246</text:p>
          </table:table-cell>
          <table:table-cell table:style-name="ce5" table:formula="of:=IF(MID([.$S248];1;1)=&quot;1&quot;;&quot;x&quot;;&quot;&quot;)" office:value-type="string" office:string-value="x">
            <text:p>x</text:p>
          </table:table-cell>
          <table:table-cell table:style-name="ce5" table:formula="of:=IF(MID([.$S248];2;1)=&quot;1&quot;;&quot;x&quot;;&quot;&quot;)" office:value-type="string" office:string-value="x">
            <text:p>x</text:p>
          </table:table-cell>
          <table:table-cell table:style-name="ce5" table:formula="of:=IF(MID([.$S248];3;1)=&quot;1&quot;;&quot;x&quot;;&quot;&quot;)" office:value-type="string" office:string-value="x">
            <text:p>x</text:p>
          </table:table-cell>
          <table:table-cell table:style-name="ce5" table:formula="of:=IF(MID([.$S248];4;1)=&quot;1&quot;;&quot;x&quot;;&quot;&quot;)" office:value-type="string" office:string-value="x">
            <text:p>x</text:p>
          </table:table-cell>
          <table:table-cell table:style-name="ce5" table:formula="of:=IF(MID([.$S248];5;1)=&quot;1&quot;;&quot;x&quot;;&quot;&quot;)">
            <text:p/>
          </table:table-cell>
          <table:table-cell table:style-name="ce5" table:formula="of:=IF(MID([.$S248];6;1)=&quot;1&quot;;&quot;x&quot;;&quot;&quot;)" office:value-type="string" office:string-value="x">
            <text:p>x</text:p>
          </table:table-cell>
          <table:table-cell table:style-name="ce5" table:formula="of:=IF(MID([.$S248];7;1)=&quot;1&quot;;&quot;x&quot;;&quot;&quot;)" office:value-type="string" office:string-value="x">
            <text:p>x</text:p>
          </table:table-cell>
          <table:table-cell table:style-name="ce5" table:formula="of:=IF(MID([.$S248];8;1)=&quot;1&quot;;&quot;x&quot;;&quot;&quot;)">
            <text:p/>
          </table:table-cell>
          <table:table-cell table:number-columns-repeated="8"/>
          <table:table-cell table:formula="of:=DEC2BIN([.B248];8)" office:value-type="string" office:string-value="11110110">
            <text:p>11110110</text:p>
          </table:table-cell>
          <table:table-cell table:number-columns-repeated="1005"/>
        </table:table-row>
        <table:table-row table:style-name="ro3">
          <table:table-cell table:formula="of:=&quot;0x&quot;&amp;DEC2HEX([.B249];2)" office:value-type="string" office:string-value="0xF7">
            <text:p>0xF7</text:p>
          </table:table-cell>
          <table:table-cell office:value-type="float" office:value="247">
            <text:p>247</text:p>
          </table:table-cell>
          <table:table-cell table:style-name="ce6" table:formula="of:=IF(MID([.$S249];1;1)=&quot;1&quot;;&quot;x&quot;;&quot;&quot;)" office:value-type="string" office:string-value="x">
            <text:p>x</text:p>
          </table:table-cell>
          <table:table-cell table:style-name="ce6" table:formula="of:=IF(MID([.$S249];2;1)=&quot;1&quot;;&quot;x&quot;;&quot;&quot;)" office:value-type="string" office:string-value="x">
            <text:p>x</text:p>
          </table:table-cell>
          <table:table-cell table:style-name="ce6" table:formula="of:=IF(MID([.$S249];3;1)=&quot;1&quot;;&quot;x&quot;;&quot;&quot;)" office:value-type="string" office:string-value="x">
            <text:p>x</text:p>
          </table:table-cell>
          <table:table-cell table:style-name="ce6" table:formula="of:=IF(MID([.$S249];4;1)=&quot;1&quot;;&quot;x&quot;;&quot;&quot;)" office:value-type="string" office:string-value="x">
            <text:p>x</text:p>
          </table:table-cell>
          <table:table-cell table:style-name="ce6" table:formula="of:=IF(MID([.$S249];5;1)=&quot;1&quot;;&quot;x&quot;;&quot;&quot;)">
            <text:p/>
          </table:table-cell>
          <table:table-cell table:style-name="ce6" table:formula="of:=IF(MID([.$S249];6;1)=&quot;1&quot;;&quot;x&quot;;&quot;&quot;)" office:value-type="string" office:string-value="x">
            <text:p>x</text:p>
          </table:table-cell>
          <table:table-cell table:style-name="ce6" table:formula="of:=IF(MID([.$S249];7;1)=&quot;1&quot;;&quot;x&quot;;&quot;&quot;)" office:value-type="string" office:string-value="x">
            <text:p>x</text:p>
          </table:table-cell>
          <table:table-cell table:style-name="ce6" table:formula="of:=IF(MID([.$S249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249];8)" office:value-type="string" office:string-value="11110111">
            <text:p>111101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250];2)" office:value-type="string" office:string-value="0xF8">
            <text:p>0xF8</text:p>
          </table:table-cell>
          <table:table-cell table:style-name="ce2" office:value-type="float" office:value="248">
            <text:p>248</text:p>
          </table:table-cell>
          <table:table-cell table:style-name="ce5" table:formula="of:=IF(MID([.$S250];1;1)=&quot;1&quot;;&quot;x&quot;;&quot;&quot;)" office:value-type="string" office:string-value="x">
            <text:p>x</text:p>
          </table:table-cell>
          <table:table-cell table:style-name="ce5" table:formula="of:=IF(MID([.$S250];2;1)=&quot;1&quot;;&quot;x&quot;;&quot;&quot;)" office:value-type="string" office:string-value="x">
            <text:p>x</text:p>
          </table:table-cell>
          <table:table-cell table:style-name="ce5" table:formula="of:=IF(MID([.$S250];3;1)=&quot;1&quot;;&quot;x&quot;;&quot;&quot;)" office:value-type="string" office:string-value="x">
            <text:p>x</text:p>
          </table:table-cell>
          <table:table-cell table:style-name="ce5" table:formula="of:=IF(MID([.$S250];4;1)=&quot;1&quot;;&quot;x&quot;;&quot;&quot;)" office:value-type="string" office:string-value="x">
            <text:p>x</text:p>
          </table:table-cell>
          <table:table-cell table:style-name="ce5" table:formula="of:=IF(MID([.$S250];5;1)=&quot;1&quot;;&quot;x&quot;;&quot;&quot;)" office:value-type="string" office:string-value="x">
            <text:p>x</text:p>
          </table:table-cell>
          <table:table-cell table:style-name="ce5" table:formula="of:=IF(MID([.$S250];6;1)=&quot;1&quot;;&quot;x&quot;;&quot;&quot;)">
            <text:p/>
          </table:table-cell>
          <table:table-cell table:style-name="ce5" table:formula="of:=IF(MID([.$S250];7;1)=&quot;1&quot;;&quot;x&quot;;&quot;&quot;)">
            <text:p/>
          </table:table-cell>
          <table:table-cell table:style-name="ce5" table:formula="of:=IF(MID([.$S250];8;1)=&quot;1&quot;;&quot;x&quot;;&quot;&quot;)">
            <text:p/>
          </table:table-cell>
          <table:table-cell table:number-columns-repeated="8"/>
          <table:table-cell table:formula="of:=DEC2BIN([.B250];8)" office:value-type="string" office:string-value="11111000">
            <text:p>11111000</text:p>
          </table:table-cell>
          <table:table-cell table:number-columns-repeated="1005"/>
        </table:table-row>
        <table:table-row table:style-name="ro3">
          <table:table-cell table:formula="of:=&quot;0x&quot;&amp;DEC2HEX([.B251];2)" office:value-type="string" office:string-value="0xF9">
            <text:p>0xF9</text:p>
          </table:table-cell>
          <table:table-cell office:value-type="float" office:value="249">
            <text:p>249</text:p>
          </table:table-cell>
          <table:table-cell table:style-name="ce6" table:formula="of:=IF(MID([.$S251];1;1)=&quot;1&quot;;&quot;x&quot;;&quot;&quot;)" office:value-type="string" office:string-value="x">
            <text:p>x</text:p>
          </table:table-cell>
          <table:table-cell table:style-name="ce6" table:formula="of:=IF(MID([.$S251];2;1)=&quot;1&quot;;&quot;x&quot;;&quot;&quot;)" office:value-type="string" office:string-value="x">
            <text:p>x</text:p>
          </table:table-cell>
          <table:table-cell table:style-name="ce6" table:formula="of:=IF(MID([.$S251];3;1)=&quot;1&quot;;&quot;x&quot;;&quot;&quot;)" office:value-type="string" office:string-value="x">
            <text:p>x</text:p>
          </table:table-cell>
          <table:table-cell table:style-name="ce6" table:formula="of:=IF(MID([.$S251];4;1)=&quot;1&quot;;&quot;x&quot;;&quot;&quot;)" office:value-type="string" office:string-value="x">
            <text:p>x</text:p>
          </table:table-cell>
          <table:table-cell table:style-name="ce6" table:formula="of:=IF(MID([.$S251];5;1)=&quot;1&quot;;&quot;x&quot;;&quot;&quot;)" office:value-type="string" office:string-value="x">
            <text:p>x</text:p>
          </table:table-cell>
          <table:table-cell table:style-name="ce6" table:formula="of:=IF(MID([.$S251];6;1)=&quot;1&quot;;&quot;x&quot;;&quot;&quot;)">
            <text:p/>
          </table:table-cell>
          <table:table-cell table:style-name="ce6" table:formula="of:=IF(MID([.$S251];7;1)=&quot;1&quot;;&quot;x&quot;;&quot;&quot;)">
            <text:p/>
          </table:table-cell>
          <table:table-cell table:style-name="ce6" table:formula="of:=IF(MID([.$S251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251];8)" office:value-type="string" office:string-value="11111001">
            <text:p>111110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252];2)" office:value-type="string" office:string-value="0xFA">
            <text:p>0xFA</text:p>
          </table:table-cell>
          <table:table-cell table:style-name="ce2" office:value-type="float" office:value="250">
            <text:p>250</text:p>
          </table:table-cell>
          <table:table-cell table:style-name="ce5" table:formula="of:=IF(MID([.$S252];1;1)=&quot;1&quot;;&quot;x&quot;;&quot;&quot;)" office:value-type="string" office:string-value="x">
            <text:p>x</text:p>
          </table:table-cell>
          <table:table-cell table:style-name="ce5" table:formula="of:=IF(MID([.$S252];2;1)=&quot;1&quot;;&quot;x&quot;;&quot;&quot;)" office:value-type="string" office:string-value="x">
            <text:p>x</text:p>
          </table:table-cell>
          <table:table-cell table:style-name="ce5" table:formula="of:=IF(MID([.$S252];3;1)=&quot;1&quot;;&quot;x&quot;;&quot;&quot;)" office:value-type="string" office:string-value="x">
            <text:p>x</text:p>
          </table:table-cell>
          <table:table-cell table:style-name="ce5" table:formula="of:=IF(MID([.$S252];4;1)=&quot;1&quot;;&quot;x&quot;;&quot;&quot;)" office:value-type="string" office:string-value="x">
            <text:p>x</text:p>
          </table:table-cell>
          <table:table-cell table:style-name="ce5" table:formula="of:=IF(MID([.$S252];5;1)=&quot;1&quot;;&quot;x&quot;;&quot;&quot;)" office:value-type="string" office:string-value="x">
            <text:p>x</text:p>
          </table:table-cell>
          <table:table-cell table:style-name="ce5" table:formula="of:=IF(MID([.$S252];6;1)=&quot;1&quot;;&quot;x&quot;;&quot;&quot;)">
            <text:p/>
          </table:table-cell>
          <table:table-cell table:style-name="ce5" table:formula="of:=IF(MID([.$S252];7;1)=&quot;1&quot;;&quot;x&quot;;&quot;&quot;)" office:value-type="string" office:string-value="x">
            <text:p>x</text:p>
          </table:table-cell>
          <table:table-cell table:style-name="ce5" table:formula="of:=IF(MID([.$S252];8;1)=&quot;1&quot;;&quot;x&quot;;&quot;&quot;)">
            <text:p/>
          </table:table-cell>
          <table:table-cell table:number-columns-repeated="8"/>
          <table:table-cell table:formula="of:=DEC2BIN([.B252];8)" office:value-type="string" office:string-value="11111010">
            <text:p>11111010</text:p>
          </table:table-cell>
          <table:table-cell table:number-columns-repeated="1005"/>
        </table:table-row>
        <table:table-row table:style-name="ro3">
          <table:table-cell table:formula="of:=&quot;0x&quot;&amp;DEC2HEX([.B253];2)" office:value-type="string" office:string-value="0xFB">
            <text:p>0xFB</text:p>
          </table:table-cell>
          <table:table-cell office:value-type="float" office:value="251">
            <text:p>251</text:p>
          </table:table-cell>
          <table:table-cell table:style-name="ce6" table:formula="of:=IF(MID([.$S253];1;1)=&quot;1&quot;;&quot;x&quot;;&quot;&quot;)" office:value-type="string" office:string-value="x">
            <text:p>x</text:p>
          </table:table-cell>
          <table:table-cell table:style-name="ce6" table:formula="of:=IF(MID([.$S253];2;1)=&quot;1&quot;;&quot;x&quot;;&quot;&quot;)" office:value-type="string" office:string-value="x">
            <text:p>x</text:p>
          </table:table-cell>
          <table:table-cell table:style-name="ce6" table:formula="of:=IF(MID([.$S253];3;1)=&quot;1&quot;;&quot;x&quot;;&quot;&quot;)" office:value-type="string" office:string-value="x">
            <text:p>x</text:p>
          </table:table-cell>
          <table:table-cell table:style-name="ce6" table:formula="of:=IF(MID([.$S253];4;1)=&quot;1&quot;;&quot;x&quot;;&quot;&quot;)" office:value-type="string" office:string-value="x">
            <text:p>x</text:p>
          </table:table-cell>
          <table:table-cell table:style-name="ce6" table:formula="of:=IF(MID([.$S253];5;1)=&quot;1&quot;;&quot;x&quot;;&quot;&quot;)" office:value-type="string" office:string-value="x">
            <text:p>x</text:p>
          </table:table-cell>
          <table:table-cell table:style-name="ce6" table:formula="of:=IF(MID([.$S253];6;1)=&quot;1&quot;;&quot;x&quot;;&quot;&quot;)">
            <text:p/>
          </table:table-cell>
          <table:table-cell table:style-name="ce6" table:formula="of:=IF(MID([.$S253];7;1)=&quot;1&quot;;&quot;x&quot;;&quot;&quot;)" office:value-type="string" office:string-value="x">
            <text:p>x</text:p>
          </table:table-cell>
          <table:table-cell table:style-name="ce6" table:formula="of:=IF(MID([.$S253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253];8)" office:value-type="string" office:string-value="11111011">
            <text:p>1111101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254];2)" office:value-type="string" office:string-value="0xFC">
            <text:p>0xFC</text:p>
          </table:table-cell>
          <table:table-cell table:style-name="ce2" office:value-type="float" office:value="252">
            <text:p>252</text:p>
          </table:table-cell>
          <table:table-cell table:style-name="ce5" table:formula="of:=IF(MID([.$S254];1;1)=&quot;1&quot;;&quot;x&quot;;&quot;&quot;)" office:value-type="string" office:string-value="x">
            <text:p>x</text:p>
          </table:table-cell>
          <table:table-cell table:style-name="ce5" table:formula="of:=IF(MID([.$S254];2;1)=&quot;1&quot;;&quot;x&quot;;&quot;&quot;)" office:value-type="string" office:string-value="x">
            <text:p>x</text:p>
          </table:table-cell>
          <table:table-cell table:style-name="ce5" table:formula="of:=IF(MID([.$S254];3;1)=&quot;1&quot;;&quot;x&quot;;&quot;&quot;)" office:value-type="string" office:string-value="x">
            <text:p>x</text:p>
          </table:table-cell>
          <table:table-cell table:style-name="ce5" table:formula="of:=IF(MID([.$S254];4;1)=&quot;1&quot;;&quot;x&quot;;&quot;&quot;)" office:value-type="string" office:string-value="x">
            <text:p>x</text:p>
          </table:table-cell>
          <table:table-cell table:style-name="ce5" table:formula="of:=IF(MID([.$S254];5;1)=&quot;1&quot;;&quot;x&quot;;&quot;&quot;)" office:value-type="string" office:string-value="x">
            <text:p>x</text:p>
          </table:table-cell>
          <table:table-cell table:style-name="ce5" table:formula="of:=IF(MID([.$S254];6;1)=&quot;1&quot;;&quot;x&quot;;&quot;&quot;)" office:value-type="string" office:string-value="x">
            <text:p>x</text:p>
          </table:table-cell>
          <table:table-cell table:style-name="ce5" table:formula="of:=IF(MID([.$S254];7;1)=&quot;1&quot;;&quot;x&quot;;&quot;&quot;)">
            <text:p/>
          </table:table-cell>
          <table:table-cell table:style-name="ce5" table:formula="of:=IF(MID([.$S254];8;1)=&quot;1&quot;;&quot;x&quot;;&quot;&quot;)">
            <text:p/>
          </table:table-cell>
          <table:table-cell table:number-columns-repeated="8"/>
          <table:table-cell table:formula="of:=DEC2BIN([.B254];8)" office:value-type="string" office:string-value="11111100">
            <text:p>11111100</text:p>
          </table:table-cell>
          <table:table-cell table:number-columns-repeated="1005"/>
        </table:table-row>
        <table:table-row table:style-name="ro3">
          <table:table-cell table:formula="of:=&quot;0x&quot;&amp;DEC2HEX([.B255];2)" office:value-type="string" office:string-value="0xFD">
            <text:p>0xFD</text:p>
          </table:table-cell>
          <table:table-cell office:value-type="float" office:value="253">
            <text:p>253</text:p>
          </table:table-cell>
          <table:table-cell table:style-name="ce6" table:formula="of:=IF(MID([.$S255];1;1)=&quot;1&quot;;&quot;x&quot;;&quot;&quot;)" office:value-type="string" office:string-value="x">
            <text:p>x</text:p>
          </table:table-cell>
          <table:table-cell table:style-name="ce6" table:formula="of:=IF(MID([.$S255];2;1)=&quot;1&quot;;&quot;x&quot;;&quot;&quot;)" office:value-type="string" office:string-value="x">
            <text:p>x</text:p>
          </table:table-cell>
          <table:table-cell table:style-name="ce6" table:formula="of:=IF(MID([.$S255];3;1)=&quot;1&quot;;&quot;x&quot;;&quot;&quot;)" office:value-type="string" office:string-value="x">
            <text:p>x</text:p>
          </table:table-cell>
          <table:table-cell table:style-name="ce6" table:formula="of:=IF(MID([.$S255];4;1)=&quot;1&quot;;&quot;x&quot;;&quot;&quot;)" office:value-type="string" office:string-value="x">
            <text:p>x</text:p>
          </table:table-cell>
          <table:table-cell table:style-name="ce6" table:formula="of:=IF(MID([.$S255];5;1)=&quot;1&quot;;&quot;x&quot;;&quot;&quot;)" office:value-type="string" office:string-value="x">
            <text:p>x</text:p>
          </table:table-cell>
          <table:table-cell table:style-name="ce6" table:formula="of:=IF(MID([.$S255];6;1)=&quot;1&quot;;&quot;x&quot;;&quot;&quot;)" office:value-type="string" office:string-value="x">
            <text:p>x</text:p>
          </table:table-cell>
          <table:table-cell table:style-name="ce6" table:formula="of:=IF(MID([.$S255];7;1)=&quot;1&quot;;&quot;x&quot;;&quot;&quot;)">
            <text:p/>
          </table:table-cell>
          <table:table-cell table:style-name="ce6" table:formula="of:=IF(MID([.$S255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255];8)" office:value-type="string" office:string-value="11111101">
            <text:p>11111101</text:p>
          </table:table-cell>
          <table:table-cell table:number-columns-repeated="1005"/>
        </table:table-row>
        <table:table-row table:style-name="ro3">
          <table:table-cell table:style-name="ce2" table:formula="of:=&quot;0x&quot;&amp;DEC2HEX([.B256];2)" office:value-type="string" office:string-value="0xFE">
            <text:p>0xFE</text:p>
          </table:table-cell>
          <table:table-cell table:style-name="ce2" office:value-type="float" office:value="254">
            <text:p>254</text:p>
          </table:table-cell>
          <table:table-cell table:style-name="ce5" table:formula="of:=IF(MID([.$S256];1;1)=&quot;1&quot;;&quot;x&quot;;&quot;&quot;)" office:value-type="string" office:string-value="x">
            <text:p>x</text:p>
          </table:table-cell>
          <table:table-cell table:style-name="ce5" table:formula="of:=IF(MID([.$S256];2;1)=&quot;1&quot;;&quot;x&quot;;&quot;&quot;)" office:value-type="string" office:string-value="x">
            <text:p>x</text:p>
          </table:table-cell>
          <table:table-cell table:style-name="ce5" table:formula="of:=IF(MID([.$S256];3;1)=&quot;1&quot;;&quot;x&quot;;&quot;&quot;)" office:value-type="string" office:string-value="x">
            <text:p>x</text:p>
          </table:table-cell>
          <table:table-cell table:style-name="ce5" table:formula="of:=IF(MID([.$S256];4;1)=&quot;1&quot;;&quot;x&quot;;&quot;&quot;)" office:value-type="string" office:string-value="x">
            <text:p>x</text:p>
          </table:table-cell>
          <table:table-cell table:style-name="ce5" table:formula="of:=IF(MID([.$S256];5;1)=&quot;1&quot;;&quot;x&quot;;&quot;&quot;)" office:value-type="string" office:string-value="x">
            <text:p>x</text:p>
          </table:table-cell>
          <table:table-cell table:style-name="ce5" table:formula="of:=IF(MID([.$S256];6;1)=&quot;1&quot;;&quot;x&quot;;&quot;&quot;)" office:value-type="string" office:string-value="x">
            <text:p>x</text:p>
          </table:table-cell>
          <table:table-cell table:style-name="ce5" table:formula="of:=IF(MID([.$S256];7;1)=&quot;1&quot;;&quot;x&quot;;&quot;&quot;)" office:value-type="string" office:string-value="x">
            <text:p>x</text:p>
          </table:table-cell>
          <table:table-cell table:style-name="ce5" table:formula="of:=IF(MID([.$S256];8;1)=&quot;1&quot;;&quot;x&quot;;&quot;&quot;)">
            <text:p/>
          </table:table-cell>
          <table:table-cell table:number-columns-repeated="8"/>
          <table:table-cell table:formula="of:=DEC2BIN([.B256];8)" office:value-type="string" office:string-value="11111110">
            <text:p>11111110</text:p>
          </table:table-cell>
          <table:table-cell table:number-columns-repeated="1005"/>
        </table:table-row>
        <table:table-row table:style-name="ro3">
          <table:table-cell table:formula="of:=&quot;0x&quot;&amp;DEC2HEX([.B257];2)" office:value-type="string" office:string-value="0xFF">
            <text:p>0xFF</text:p>
          </table:table-cell>
          <table:table-cell office:value-type="float" office:value="255">
            <text:p>255</text:p>
          </table:table-cell>
          <table:table-cell table:style-name="ce6" table:formula="of:=IF(MID([.$S257];1;1)=&quot;1&quot;;&quot;x&quot;;&quot;&quot;)" office:value-type="string" office:string-value="x">
            <text:p>x</text:p>
          </table:table-cell>
          <table:table-cell table:style-name="ce6" table:formula="of:=IF(MID([.$S257];2;1)=&quot;1&quot;;&quot;x&quot;;&quot;&quot;)" office:value-type="string" office:string-value="x">
            <text:p>x</text:p>
          </table:table-cell>
          <table:table-cell table:style-name="ce6" table:formula="of:=IF(MID([.$S257];3;1)=&quot;1&quot;;&quot;x&quot;;&quot;&quot;)" office:value-type="string" office:string-value="x">
            <text:p>x</text:p>
          </table:table-cell>
          <table:table-cell table:style-name="ce6" table:formula="of:=IF(MID([.$S257];4;1)=&quot;1&quot;;&quot;x&quot;;&quot;&quot;)" office:value-type="string" office:string-value="x">
            <text:p>x</text:p>
          </table:table-cell>
          <table:table-cell table:style-name="ce6" table:formula="of:=IF(MID([.$S257];5;1)=&quot;1&quot;;&quot;x&quot;;&quot;&quot;)" office:value-type="string" office:string-value="x">
            <text:p>x</text:p>
          </table:table-cell>
          <table:table-cell table:style-name="ce6" table:formula="of:=IF(MID([.$S257];6;1)=&quot;1&quot;;&quot;x&quot;;&quot;&quot;)" office:value-type="string" office:string-value="x">
            <text:p>x</text:p>
          </table:table-cell>
          <table:table-cell table:style-name="ce6" table:formula="of:=IF(MID([.$S257];7;1)=&quot;1&quot;;&quot;x&quot;;&quot;&quot;)" office:value-type="string" office:string-value="x">
            <text:p>x</text:p>
          </table:table-cell>
          <table:table-cell table:style-name="ce6" table:formula="of:=IF(MID([.$S257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257];8)" office:value-type="string" office:string-value="11111111">
            <text:p>11111111</text:p>
          </table:table-cell>
          <table:table-cell table:number-columns-repeated="1005"/>
        </table:table-row>
        <table:table-row table:style-name="ro2" table:number-rows-repeated="1048318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Tabelle1" table:target-range-address="'Groupobject 12 (Fehlercode)'.A1:'Groupobject 12 (Fehlercode)'.J6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it_5f_set" style:display-name="bit_set" style:family="table-cell" style:parent-style-name="Default">
      <style:table-cell-properties fo:background-color="#ffff6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04">04.12.2023</text:date>, <text:time>00:42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error_20_codes" style:display-name="PageStyle_error co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kdown-table" style:display-name="PageStyle_markdown-tabl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Win32 OpenOffice.org_project/4114m1$Build-9811</meta:generator>
    <meta:editing-duration>P0D</meta:editing-duration>
    <meta:editing-cycles>1</meta:editing-cycles>
    <meta:creation-date>2023-10-28T08:04:36.37</meta:creation-date>
    <meta:document-statistic meta:table-count="1" meta:cell-count="2829" meta:object-count="0"/>
  </office:meta>
</office:document-meta>
</file>